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3.23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1.93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Check_20_Cel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Check_20_Cell" style:data-style-name="N116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[T] = °C</text:p>
          </table:table-cell>
          <table:table-cell table:style-name="ce4" office:value-type="string" calcext:value-type="string">
            <text:p>[T] = K</text:p>
          </table:table-cell>
          <table:table-cell table:style-name="ce4" office:value-type="string" calcext:value-type="string">
            <text:p>[Rt] = Ohm</text:p>
          </table:table-cell>
          <table:table-cell table:style-name="ce4" office:value-type="string" calcext:value-type="string">
            <text:p>[U] = V</text:p>
          </table:table-cell>
          <table:table-cell table:style-name="ce9" office:value-type="string" calcext:value-type="string">
            <text:p>ADC</text:p>
          </table:table-cell>
          <table:table-cell table:style-name="ce12" table:number-columns-repeated="251"/>
          <table:table-cell table:number-columns-repeated="768"/>
        </table:table-row>
        <table:table-row table:style-name="ro2">
          <table:table-cell table:style-name="ce2" table:formula="of:=[.B2]-273" office:value-type="float" office:value="-10" calcext:value-type="float">
            <text:p>-10</text:p>
          </table:table-cell>
          <table:table-cell table:style-name="ce5" office:value-type="float" office:value="263" calcext:value-type="float">
            <text:p>263</text:p>
          </table:table-cell>
          <table:table-cell table:style-name="ce5" table:formula="of:=[.$H$3]*EXP([.$H$5]*((1/[.B2])-(1/[.$H$6])))" office:value-type="float" office:value="45693.8891015396" calcext:value-type="float">
            <text:p>45693.8891015396</text:p>
          </table:table-cell>
          <table:table-cell table:style-name="ce7" table:formula="of:=[.$H$4]*[.$H$2]/([.$H$3]+[.C2])" office:value-type="float" office:value="0.842224852160436" calcext:value-type="float">
            <text:p>0.8422248522</text:p>
          </table:table-cell>
          <table:table-cell table:style-name="ce10" table:formula="of:=1024*[.D2]/[.$H$7]" office:value-type="float" office:value="191.652944136064" calcext:value-type="float">
            <text:p>192</text:p>
          </table:table-cell>
          <table:table-cell table:style-name="ce6"/>
          <table:table-cell table:style-name="ce13" office:value-type="string" calcext:value-type="string">
            <text:p>Ub</text:p>
          </table:table-cell>
          <table:table-cell table:style-name="ce13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table:formula="of:=[.B3]-273" office:value-type="float" office:value="-9" calcext:value-type="float">
            <text:p>-9</text:p>
          </table:table-cell>
          <table:table-cell table:style-name="ce5" office:value-type="float" office:value="264" calcext:value-type="float">
            <text:p>264</text:p>
          </table:table-cell>
          <table:table-cell table:style-name="ce5" table:formula="of:=[.$H$3]*EXP([.$H$5]*((1/[.B3])-(1/[.$H$6])))" office:value-type="float" office:value="43522.7525153246" calcext:value-type="float">
            <text:p>43522.7525153246</text:p>
          </table:table-cell>
          <table:table-cell table:style-name="ce7" table:formula="of:=[.$H$4]*[.$H$2]/([.$H$3]+[.C3])" office:value-type="float" office:value="0.876325772097781" calcext:value-type="float">
            <text:p>0.8763257721</text:p>
          </table:table-cell>
          <table:table-cell table:style-name="ce10" table:formula="of:=1024*[.D3]/[.$H$7]" office:value-type="float" office:value="199.412797917362" calcext:value-type="float">
            <text:p>199</text:p>
          </table:table-cell>
          <table:table-cell table:style-name="ce6"/>
          <table:table-cell table:style-name="ce13" office:value-type="string" calcext:value-type="string">
            <text:p>Rt0</text:p>
          </table:table-cell>
          <table:table-cell table:style-name="ce13" office:value-type="float" office:value="10100" calcext:value-type="float">
            <text:p>10100</text:p>
          </table:table-cell>
          <table:table-cell table:number-columns-repeated="1016"/>
        </table:table-row>
        <table:table-row table:style-name="ro2">
          <table:table-cell table:style-name="ce2" table:formula="of:=[.B4]-273" office:value-type="float" office:value="-8" calcext:value-type="float">
            <text:p>-8</text:p>
          </table:table-cell>
          <table:table-cell table:style-name="ce5" office:value-type="float" office:value="265" calcext:value-type="float">
            <text:p>265</text:p>
          </table:table-cell>
          <table:table-cell table:style-name="ce5" table:formula="of:=[.$H$3]*EXP([.$H$5]*((1/[.B4])-(1/[.$H$6])))" office:value-type="float" office:value="41470.0104307998" calcext:value-type="float">
            <text:p>41470.0104307998</text:p>
          </table:table-cell>
          <table:table-cell table:style-name="ce7" table:formula="of:=[.$H$4]*[.$H$2]/([.$H$3]+[.C4])" office:value-type="float" office:value="0.911207882400097" calcext:value-type="float">
            <text:p>0.9112078824</text:p>
          </table:table-cell>
          <table:table-cell table:style-name="ce10" table:formula="of:=1024*[.D4]/[.$H$7]" office:value-type="float" office:value="207.350415906155" calcext:value-type="float">
            <text:p>207</text:p>
          </table:table-cell>
          <table:table-cell table:style-name="ce6"/>
          <table:table-cell table:style-name="ce13" office:value-type="string" calcext:value-type="string">
            <text:p>R1</text:p>
          </table:table-cell>
          <table:table-cell table:style-name="ce13" office:value-type="float" office:value="9590" calcext:value-type="float">
            <text:p>9590</text:p>
          </table:table-cell>
          <table:table-cell table:number-columns-repeated="1016"/>
        </table:table-row>
        <table:table-row table:style-name="ro2">
          <table:table-cell table:style-name="ce2" table:formula="of:=[.B5]-273" office:value-type="float" office:value="-7" calcext:value-type="float">
            <text:p>-7</text:p>
          </table:table-cell>
          <table:table-cell table:style-name="ce5" office:value-type="float" office:value="266" calcext:value-type="float">
            <text:p>266</text:p>
          </table:table-cell>
          <table:table-cell table:style-name="ce5" table:formula="of:=[.$H$3]*EXP([.$H$5]*((1/[.B5])-(1/[.$H$6])))" office:value-type="float" office:value="39528.4419414153" calcext:value-type="float">
            <text:p>39528.4419414153</text:p>
          </table:table-cell>
          <table:table-cell table:style-name="ce7" table:formula="of:=[.$H$4]*[.$H$2]/([.$H$3]+[.C5])" office:value-type="float" office:value="0.946856241335791" calcext:value-type="float">
            <text:p>0.9468562413</text:p>
          </table:table-cell>
          <table:table-cell table:style-name="ce10" table:formula="of:=1024*[.D5]/[.$H$7]" office:value-type="float" office:value="215.462398028411" calcext:value-type="float">
            <text:p>215</text:p>
          </table:table-cell>
          <table:table-cell table:style-name="ce6"/>
          <table:table-cell table:style-name="ce13" office:value-type="string" calcext:value-type="string">
            <text:p>B</text:p>
          </table:table-cell>
          <table:table-cell table:style-name="ce13" office:value-type="float" office:value="3380" calcext:value-type="float">
            <text:p>3380</text:p>
          </table:table-cell>
          <table:table-cell table:number-columns-repeated="1016"/>
        </table:table-row>
        <table:table-row table:style-name="ro2">
          <table:table-cell table:style-name="ce2" table:formula="of:=[.B6]-273" office:value-type="float" office:value="-6" calcext:value-type="float">
            <text:p>-6</text:p>
          </table:table-cell>
          <table:table-cell table:style-name="ce5" office:value-type="float" office:value="267" calcext:value-type="float">
            <text:p>267</text:p>
          </table:table-cell>
          <table:table-cell table:style-name="ce5" table:formula="of:=[.$H$3]*EXP([.$H$5]*((1/[.B6])-(1/[.$H$6])))" office:value-type="float" office:value="37691.3104036766" calcext:value-type="float">
            <text:p>37691.3104036766</text:p>
          </table:table-cell>
          <table:table-cell table:style-name="ce7" table:formula="of:=[.$H$4]*[.$H$2]/([.$H$3]+[.C6])" office:value-type="float" office:value="0.983254060269186" calcext:value-type="float">
            <text:p>0.9832540603</text:p>
          </table:table-cell>
          <table:table-cell table:style-name="ce10" table:formula="of:=1024*[.D6]/[.$H$7]" office:value-type="float" office:value="223.74492393681" calcext:value-type="float">
            <text:p>224</text:p>
          </table:table-cell>
          <table:table-cell table:style-name="ce6"/>
          <table:table-cell table:style-name="ce13" office:value-type="string" calcext:value-type="string">
            <text:p>T0</text:p>
          </table:table-cell>
          <table:table-cell table:style-name="ce13" table:formula="of:=25+273" office:value-type="float" office:value="298" calcext:value-type="float">
            <text:p>298</text:p>
          </table:table-cell>
          <table:table-cell table:number-columns-repeated="1016"/>
        </table:table-row>
        <table:table-row table:style-name="ro2">
          <table:table-cell table:style-name="ce2" table:formula="of:=[.B7]-273" office:value-type="float" office:value="-5" calcext:value-type="float">
            <text:p>-5</text:p>
          </table:table-cell>
          <table:table-cell table:style-name="ce5" office:value-type="float" office:value="268" calcext:value-type="float">
            <text:p>268</text:p>
          </table:table-cell>
          <table:table-cell table:style-name="ce5" table:formula="of:=[.$H$3]*EXP([.$H$5]*((1/[.B7])-(1/[.$H$6])))" office:value-type="float" office:value="35952.3281611819" calcext:value-type="float">
            <text:p>35952.3281611819</text:p>
          </table:table-cell>
          <table:table-cell table:style-name="ce7" table:formula="of:=[.$H$4]*[.$H$2]/([.$H$3]+[.C7])" office:value-type="float" office:value="1.02038272279162" calcext:value-type="float">
            <text:p>1.0203827228</text:p>
          </table:table-cell>
          <table:table-cell table:style-name="ce10" table:formula="of:=1024*[.D7]/[.$H$7]" office:value-type="float" office:value="232.193757364138" calcext:value-type="float">
            <text:p>232</text:p>
          </table:table-cell>
          <table:table-cell table:style-name="ce6"/>
          <table:table-cell table:style-name="ce13" office:value-type="string" calcext:value-type="string">
            <text:p>Uref</text:p>
          </table:table-cell>
          <table:table-cell table:style-name="ce13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table:formula="of:=[.B8]-273" office:value-type="float" office:value="-4" calcext:value-type="float">
            <text:p>-4</text:p>
          </table:table-cell>
          <table:table-cell table:style-name="ce5" office:value-type="float" office:value="269" calcext:value-type="float">
            <text:p>269</text:p>
          </table:table-cell>
          <table:table-cell table:style-name="ce5" table:formula="of:=[.$H$3]*EXP([.$H$5]*((1/[.B8])-(1/[.$H$6])))" office:value-type="float" office:value="34305.6240339176" calcext:value-type="float">
            <text:p>34305.6240339176</text:p>
          </table:table-cell>
          <table:table-cell table:style-name="ce7" table:formula="of:=[.$H$4]*[.$H$2]/([.$H$3]+[.C8])" office:value-type="float" office:value="1.05822181361774" calcext:value-type="float">
            <text:p>1.0582218136</text:p>
          </table:table-cell>
          <table:table-cell table:style-name="ce10" table:formula="of:=1024*[.D8]/[.$H$7]" office:value-type="float" office:value="240.804252698793" calcext:value-type="float">
            <text:p>24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]-273" office:value-type="float" office:value="-3" calcext:value-type="float">
            <text:p>-3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[.$H$3]*EXP([.$H$5]*((1/[.B9])-(1/[.$H$6])))" office:value-type="float" office:value="32745.7133412579" calcext:value-type="float">
            <text:p>32745.7133412579</text:p>
          </table:table-cell>
          <table:table-cell table:style-name="ce7" table:formula="of:=[.$H$4]*[.$H$2]/([.$H$3]+[.C9])" office:value-type="float" office:value="1.09674915727801" calcext:value-type="float">
            <text:p>1.0967491573</text:p>
          </table:table-cell>
          <table:table-cell table:style-name="ce10" table:formula="of:=1024*[.D9]/[.$H$7]" office:value-type="float" office:value="249.571363789486" calcext:value-type="float">
            <text:p>25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]-273" office:value-type="float" office:value="-2" calcext:value-type="float">
            <text:p>-2</text:p>
          </table:table-cell>
          <table:table-cell table:style-name="ce5" office:value-type="float" office:value="271" calcext:value-type="float">
            <text:p>271</text:p>
          </table:table-cell>
          <table:table-cell table:style-name="ce5" table:formula="of:=[.$H$3]*EXP([.$H$5]*((1/[.B10])-(1/[.$H$6])))" office:value-type="float" office:value="31267.4702477025" calcext:value-type="float">
            <text:p>31267.4702477025</text:p>
          </table:table-cell>
          <table:table-cell table:style-name="ce7" table:formula="of:=[.$H$4]*[.$H$2]/([.$H$3]+[.C10])" office:value-type="float" office:value="1.13594086654622" calcext:value-type="float">
            <text:p>1.1359408665</text:p>
          </table:table-cell>
          <table:table-cell table:style-name="ce10" table:formula="of:=1024*[.D10]/[.$H$7]" office:value-type="float" office:value="258.489654965183" calcext:value-type="float">
            <text:p>25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]-273" office:value-type="float" office:value="-1" calcext:value-type="float">
            <text:p>-1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formula="of:=[.$H$3]*EXP([.$H$5]*((1/[.B11])-(1/[.$H$6])))" office:value-type="float" office:value="29866.1022390431" calcext:value-type="float">
            <text:p>29866.1022390431</text:p>
          </table:table-cell>
          <table:table-cell table:style-name="ce7" table:formula="of:=[.$H$4]*[.$H$2]/([.$H$3]+[.C11])" office:value-type="float" office:value="1.17577140044681" calcext:value-type="float">
            <text:p>1.1757714004</text:p>
          </table:table-cell>
          <table:table-cell table:style-name="ce10" table:formula="of:=1024*[.D11]/[.$H$7]" office:value-type="float" office:value="267.553314235007" calcext:value-type="float">
            <text:p>26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]-273" office:value-type="float" office:value="0" calcext:value-type="float">
            <text:p>0</text:p>
          </table:table-cell>
          <table:table-cell table:style-name="ce5" office:value-type="float" office:value="273" calcext:value-type="float">
            <text:p>273</text:p>
          </table:table-cell>
          <table:table-cell table:style-name="ce5" table:formula="of:=[.$H$3]*EXP([.$H$5]*((1/[.B12])-(1/[.$H$6])))" office:value-type="float" office:value="28537.126553557" calcext:value-type="float">
            <text:p>28537.126553557</text:p>
          </table:table-cell>
          <table:table-cell table:style-name="ce7" table:formula="of:=[.$H$4]*[.$H$2]/([.$H$3]+[.C12])" office:value-type="float" office:value="1.21621363159248" calcext:value-type="float">
            <text:p>1.2162136316</text:p>
          </table:table-cell>
          <table:table-cell table:style-name="ce10" table:formula="of:=1024*[.D12]/[.$H$7]" office:value-type="float" office:value="276.756168611268" calcext:value-type="float">
            <text:p>27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3]-273" office:value-type="float" office:value="1" calcext:value-type="float">
            <text:p>1</text:p>
          </table:table-cell>
          <table:table-cell table:style-name="ce5" office:value-type="float" office:value="274" calcext:value-type="float">
            <text:p>274</text:p>
          </table:table-cell>
          <table:table-cell table:style-name="ce5" table:formula="of:=[.$H$3]*EXP([.$H$5]*((1/[.B13])-(1/[.$H$6])))" office:value-type="float" office:value="27276.34840817" calcext:value-type="float">
            <text:p>27276.34840817</text:p>
          </table:table-cell>
          <table:table-cell table:style-name="ce7" table:formula="of:=[.$H$4]*[.$H$2]/([.$H$3]+[.C13])" office:value-type="float" office:value="1.25723892250877" calcext:value-type="float">
            <text:p>1.2572389225</text:p>
          </table:table-cell>
          <table:table-cell table:style-name="ce10" table:formula="of:=1024*[.D13]/[.$H$7]" office:value-type="float" office:value="286.091701477551" calcext:value-type="float">
            <text:p>28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4]-273" office:value-type="float" office:value="2" calcext:value-type="float">
            <text:p>2</text:p>
          </table:table-cell>
          <table:table-cell table:style-name="ce5" office:value-type="float" office:value="275" calcext:value-type="float">
            <text:p>275</text:p>
          </table:table-cell>
          <table:table-cell table:style-name="ce5" table:formula="of:=[.$H$3]*EXP([.$H$5]*((1/[.B14])-(1/[.$H$6])))" office:value-type="float" office:value="26079.8408734495" calcext:value-type="float">
            <text:p>26079.8408734495</text:p>
          </table:table-cell>
          <table:table-cell table:style-name="ce7" table:formula="of:=[.$H$4]*[.$H$2]/([.$H$3]+[.C14])" office:value-type="float" office:value="1.2988172105114" calcext:value-type="float">
            <text:p>1.2988172105</text:p>
          </table:table-cell>
          <table:table-cell table:style-name="ce10" table:formula="of:=1024*[.D14]/[.$H$7]" office:value-type="float" office:value="295.553071903039" calcext:value-type="float">
            <text:p>29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5]-273" office:value-type="float" office:value="3" calcext:value-type="float">
            <text:p>3</text:p>
          </table:table-cell>
          <table:table-cell table:style-name="ce5" office:value-type="float" office:value="276" calcext:value-type="float">
            <text:p>276</text:p>
          </table:table-cell>
          <table:table-cell table:style-name="ce5" table:formula="of:=[.$H$3]*EXP([.$H$5]*((1/[.B15])-(1/[.$H$6])))" office:value-type="float" office:value="24943.926263933" calcext:value-type="float">
            <text:p>24943.926263933</text:p>
          </table:table-cell>
          <table:table-cell table:style-name="ce7" table:formula="of:=[.$H$4]*[.$H$2]/([.$H$3]+[.C15])" office:value-type="float" office:value="1.34091710061503" calcext:value-type="float">
            <text:p>1.3409171006</text:p>
          </table:table-cell>
          <table:table-cell table:style-name="ce10" table:formula="of:=1024*[.D15]/[.$H$7]" office:value-type="float" office:value="305.133135784399" calcext:value-type="float">
            <text:p>30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6]-273" office:value-type="float" office:value="4" calcext:value-type="float">
            <text:p>4</text:p>
          </table:table-cell>
          <table:table-cell table:style-name="ce5" office:value-type="float" office:value="277" calcext:value-type="float">
            <text:p>277</text:p>
          </table:table-cell>
          <table:table-cell table:style-name="ce5" table:formula="of:=[.$H$3]*EXP([.$H$5]*((1/[.B16])-(1/[.$H$6])))" office:value-type="float" office:value="23865.1589217804" calcext:value-type="float">
            <text:p>23865.1589217804</text:p>
          </table:table-cell>
          <table:table-cell table:style-name="ce7" table:formula="of:=[.$H$4]*[.$H$2]/([.$H$3]+[.C16])" office:value-type="float" office:value="1.38350596586983" calcext:value-type="float">
            <text:p>1.3835059659</text:p>
          </table:table-cell>
          <table:table-cell table:style-name="ce10" table:formula="of:=1024*[.D16]/[.$H$7]" office:value-type="float" office:value="314.824468677934" calcext:value-type="float">
            <text:p>31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7]-273" office:value-type="float" office:value="5" calcext:value-type="float">
            <text:p>5</text:p>
          </table:table-cell>
          <table:table-cell table:style-name="ce5" office:value-type="float" office:value="278" calcext:value-type="float">
            <text:p>278</text:p>
          </table:table-cell>
          <table:table-cell table:style-name="ce5" table:formula="of:=[.$H$3]*EXP([.$H$5]*((1/[.B17])-(1/[.$H$6])))" office:value-type="float" office:value="22840.3092821824" calcext:value-type="float">
            <text:p>22840.3092821824</text:p>
          </table:table-cell>
          <table:table-cell table:style-name="ce7" table:formula="of:=[.$H$4]*[.$H$2]/([.$H$3]+[.C17])" office:value-type="float" office:value="1.42655005444705" calcext:value-type="float">
            <text:p>1.4265500544</text:p>
          </table:table-cell>
          <table:table-cell table:style-name="ce10" table:formula="of:=1024*[.D17]/[.$H$7]" office:value-type="float" office:value="324.619390167506" calcext:value-type="float">
            <text:p>32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8]-273" office:value-type="float" office:value="6" calcext:value-type="float">
            <text:p>6</text:p>
          </table:table-cell>
          <table:table-cell table:style-name="ce5" office:value-type="float" office:value="279" calcext:value-type="float">
            <text:p>279</text:p>
          </table:table-cell>
          <table:table-cell table:style-name="ce5" table:formula="of:=[.$H$3]*EXP([.$H$5]*((1/[.B18])-(1/[.$H$6])))" office:value-type="float" office:value="21866.3491184498" calcext:value-type="float">
            <text:p>21866.3491184498</text:p>
          </table:table-cell>
          <table:table-cell table:style-name="ce7" table:formula="of:=[.$H$4]*[.$H$2]/([.$H$3]+[.C18])" office:value-type="float" office:value="1.4700146027273" calcext:value-type="float">
            <text:p>1.4700146027</text:p>
          </table:table-cell>
          <table:table-cell table:style-name="ce10" table:formula="of:=1024*[.D18]/[.$H$7]" office:value-type="float" office:value="334.509989598389" calcext:value-type="float">
            <text:p>33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9]-273" office:value-type="float" office:value="7" calcext:value-type="float">
            <text:p>7</text:p>
          </table:table-cell>
          <table:table-cell table:style-name="ce5" office:value-type="float" office:value="280" calcext:value-type="float">
            <text:p>280</text:p>
          </table:table-cell>
          <table:table-cell table:style-name="ce5" table:formula="of:=[.$H$3]*EXP([.$H$5]*((1/[.B19])-(1/[.$H$6])))" office:value-type="float" office:value="20940.4378733538" calcext:value-type="float">
            <text:p>20940.4378733538</text:p>
          </table:table-cell>
          <table:table-cell table:style-name="ce7" table:formula="of:=[.$H$4]*[.$H$2]/([.$H$3]+[.C19])" office:value-type="float" office:value="1.51386395358613" calcext:value-type="float">
            <text:p>1.5138639536</text:p>
          </table:table-cell>
          <table:table-cell table:style-name="ce10" table:formula="of:=1024*[.D19]/[.$H$7]" office:value-type="float" office:value="344.488152993821" calcext:value-type="float">
            <text:p>34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0]-273" office:value-type="float" office:value="8" calcext:value-type="float">
            <text:p>8</text:p>
          </table:table-cell>
          <table:table-cell table:style-name="ce5" office:value-type="float" office:value="281" calcext:value-type="float">
            <text:p>281</text:p>
          </table:table-cell>
          <table:table-cell table:style-name="ce5" table:formula="of:=[.$H$3]*EXP([.$H$5]*((1/[.B20])-(1/[.$H$6])))" office:value-type="float" office:value="20059.9099911519" calcext:value-type="float">
            <text:p>20059.9099911519</text:p>
          </table:table-cell>
          <table:table-cell table:style-name="ce7" table:formula="of:=[.$H$4]*[.$H$2]/([.$H$3]+[.C20])" office:value-type="float" office:value="1.55806167902311" calcext:value-type="float">
            <text:p>1.558061679</text:p>
          </table:table-cell>
          <table:table-cell table:style-name="ce10" table:formula="of:=1024*[.D20]/[.$H$7]" office:value-type="float" office:value="354.545590959925" calcext:value-type="float">
            <text:p>35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1]-273" office:value-type="float" office:value="9" calcext:value-type="float">
            <text:p>9</text:p>
          </table:table-cell>
          <table:table-cell table:style-name="ce5" office:value-type="float" office:value="282" calcext:value-type="float">
            <text:p>282</text:p>
          </table:table-cell>
          <table:table-cell table:style-name="ce5" table:formula="of:=[.$H$3]*EXP([.$H$5]*((1/[.B21])-(1/[.$H$6])))" office:value-type="float" office:value="19222.2631719022" calcext:value-type="float">
            <text:p>19222.2631719022</text:p>
          </table:table-cell>
          <table:table-cell table:style-name="ce7" table:formula="of:=[.$H$4]*[.$H$2]/([.$H$3]+[.C21])" office:value-type="float" office:value="1.60257070624169" calcext:value-type="float">
            <text:p>1.6025707062</text:p>
          </table:table-cell>
          <table:table-cell table:style-name="ce10" table:formula="of:=1024*[.D21]/[.$H$7]" office:value-type="float" office:value="364.673867375887" calcext:value-type="float">
            <text:p>36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2]-273" office:value-type="float" office:value="10" calcext:value-type="float">
            <text:p>10</text:p>
          </table:table-cell>
          <table:table-cell table:style-name="ce5" office:value-type="float" office:value="283" calcext:value-type="float">
            <text:p>283</text:p>
          </table:table-cell>
          <table:table-cell table:style-name="ce5" table:formula="of:=[.$H$3]*EXP([.$H$5]*((1/[.B22])-(1/[.$H$6])))" office:value-type="float" office:value="18425.1474762006" calcext:value-type="float">
            <text:p>18425.1474762006</text:p>
          </table:table-cell>
          <table:table-cell table:style-name="ce7" table:formula="of:=[.$H$4]*[.$H$2]/([.$H$3]+[.C22])" office:value-type="float" office:value="1.64735344626022" calcext:value-type="float">
            <text:p>1.6473534463</text:p>
          </table:table-cell>
          <table:table-cell table:style-name="ce10" table:formula="of:=1024*[.D22]/[.$H$7]" office:value-type="float" office:value="374.864428660103" calcext:value-type="float">
            <text:p>37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3]-273" office:value-type="float" office:value="11" calcext:value-type="float">
            <text:p>11</text:p>
          </table:table-cell>
          <table:table-cell table:style-name="ce5" office:value-type="float" office:value="284" calcext:value-type="float">
            <text:p>284</text:p>
          </table:table-cell>
          <table:table-cell table:style-name="ce5" table:formula="of:=[.$H$3]*EXP([.$H$5]*((1/[.B23])-(1/[.$H$6])))" office:value-type="float" office:value="17666.3552144315" calcext:value-type="float">
            <text:p>17666.3552144315</text:p>
          </table:table-cell>
          <table:table-cell table:style-name="ce7" table:formula="of:=[.$H$4]*[.$H$2]/([.$H$3]+[.C23])" office:value-type="float" office:value="1.69237192411832" calcext:value-type="float">
            <text:p>1.6923719241</text:p>
          </table:table-cell>
          <table:table-cell table:style-name="ce10" table:formula="of:=1024*[.D23]/[.$H$7]" office:value-type="float" office:value="385.108633399368" calcext:value-type="float">
            <text:p>38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4]-273" office:value-type="float" office:value="12" calcext:value-type="float">
            <text:p>12</text:p>
          </table:table-cell>
          <table:table-cell table:style-name="ce5" office:value-type="float" office:value="285" calcext:value-type="float">
            <text:p>285</text:p>
          </table:table-cell>
          <table:table-cell table:style-name="ce5" table:formula="of:=[.$H$3]*EXP([.$H$5]*((1/[.B24])-(1/[.$H$6])))" office:value-type="float" office:value="16943.8115600556" calcext:value-type="float">
            <text:p>16943.8115600556</text:p>
          </table:table-cell>
          <table:table-cell table:style-name="ce7" table:formula="of:=[.$H$4]*[.$H$2]/([.$H$3]+[.C24])" office:value-type="float" office:value="1.73758790973854" calcext:value-type="float">
            <text:p>1.7375879097</text:p>
          </table:table-cell>
          <table:table-cell table:style-name="ce10" table:formula="of:=1024*[.D24]/[.$H$7]" office:value-type="float" office:value="395.39778212717" calcext:value-type="float">
            <text:p>39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5]-273" office:value-type="float" office:value="13" calcext:value-type="float">
            <text:p>13</text:p>
          </table:table-cell>
          <table:table-cell table:style-name="ce5" office:value-type="float" office:value="286" calcext:value-type="float">
            <text:p>286</text:p>
          </table:table-cell>
          <table:table-cell table:style-name="ce5" table:formula="of:=[.$H$3]*EXP([.$H$5]*((1/[.B25])-(1/[.$H$6])))" office:value-type="float" office:value="16255.5658314195" calcext:value-type="float">
            <text:p>16255.5658314195</text:p>
          </table:table-cell>
          <table:table-cell table:style-name="ce7" table:formula="of:=[.$H$4]*[.$H$2]/([.$H$3]+[.C25])" office:value-type="float" office:value="1.78296304851024" calcext:value-type="float">
            <text:p>1.7829630485</text:p>
          </table:table-cell>
          <table:table-cell table:style-name="ce10" table:formula="of:=1024*[.D25]/[.$H$7]" office:value-type="float" office:value="405.723147038774" calcext:value-type="float">
            <text:p>40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6]-273" office:value-type="float" office:value="14" calcext:value-type="float">
            <text:p>14</text:p>
          </table:table-cell>
          <table:table-cell table:style-name="ce5" office:value-type="float" office:value="287" calcext:value-type="float">
            <text:p>287</text:p>
          </table:table-cell>
          <table:table-cell table:style-name="ce5" table:formula="of:=[.$H$3]*EXP([.$H$5]*((1/[.B26])-(1/[.$H$6])))" office:value-type="float" office:value="15599.7833910992" calcext:value-type="float">
            <text:p>15599.7833910992</text:p>
          </table:table-cell>
          <table:table-cell table:style-name="ce7" table:formula="of:=[.$H$4]*[.$H$2]/([.$H$3]+[.C26])" office:value-type="float" office:value="1.82845899068063" calcext:value-type="float">
            <text:p>1.8284589907</text:p>
          </table:table-cell>
          <table:table-cell table:style-name="ce10" table:formula="of:=1024*[.D26]/[.$H$7]" office:value-type="float" office:value="416.076001434881" calcext:value-type="float">
            <text:p>41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7]-273" office:value-type="float" office:value="15" calcext:value-type="float">
            <text:p>15</text:p>
          </table:table-cell>
          <table:table-cell table:style-name="ce5" office:value-type="float" office:value="288" calcext:value-type="float">
            <text:p>288</text:p>
          </table:table-cell>
          <table:table-cell table:style-name="ce5" table:formula="of:=[.$H$3]*EXP([.$H$5]*((1/[.B27])-(1/[.$H$6])))" office:value-type="float" office:value="14974.7381159286" calcext:value-type="float">
            <text:p>14974.7381159286</text:p>
          </table:table-cell>
          <table:table-cell table:style-name="ce7" table:formula="of:=[.$H$4]*[.$H$2]/([.$H$3]+[.C27])" office:value-type="float" office:value="1.87403751866701" calcext:value-type="float">
            <text:p>1.8740375187</text:p>
          </table:table-cell>
          <table:table-cell table:style-name="ce10" table:formula="of:=1024*[.D27]/[.$H$7]" office:value-type="float" office:value="426.447648692227" calcext:value-type="float">
            <text:p>42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8]-273" office:value-type="float" office:value="16" calcext:value-type="float">
            <text:p>16</text:p>
          </table:table-cell>
          <table:table-cell table:style-name="ce5" office:value-type="float" office:value="289" calcext:value-type="float">
            <text:p>289</text:p>
          </table:table-cell>
          <table:table-cell table:style-name="ce5" table:formula="of:=[.$H$3]*EXP([.$H$5]*((1/[.B28])-(1/[.$H$6])))" office:value-type="float" office:value="14378.8053946481" calcext:value-type="float">
            <text:p>14378.8053946481</text:p>
          </table:table-cell>
          <table:table-cell table:style-name="ce7" table:formula="of:=[.$H$4]*[.$H$2]/([.$H$3]+[.C28])" office:value-type="float" office:value="1.91966067144248" calcext:value-type="float">
            <text:p>1.9196606714</text:p>
          </table:table-cell>
          <table:table-cell table:style-name="ce10" table:formula="of:=1024*[.D28]/[.$H$7]" office:value-type="float" office:value="436.829450568245" calcext:value-type="float">
            <text:p>43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9]-273" office:value-type="float" office:value="17" calcext:value-type="float">
            <text:p>17</text:p>
          </table:table-cell>
          <table:table-cell table:style-name="ce5" office:value-type="float" office:value="290" calcext:value-type="float">
            <text:p>290</text:p>
          </table:table-cell>
          <table:table-cell table:style-name="ce5" table:formula="of:=[.$H$3]*EXP([.$H$5]*((1/[.B29])-(1/[.$H$6])))" office:value-type="float" office:value="13810.4556135637" calcext:value-type="float">
            <text:p>13810.4556135637</text:p>
          </table:table-cell>
          <table:table-cell table:style-name="ce7" table:formula="of:=[.$H$4]*[.$H$2]/([.$H$3]+[.C29])" office:value-type="float" office:value="1.96529086519553" calcext:value-type="float">
            <text:p>1.9652908652</text:p>
          </table:table-cell>
          <table:table-cell table:style-name="ce10" table:formula="of:=1024*[.D29]/[.$H$7]" office:value-type="float" office:value="447.212854657828" calcext:value-type="float">
            <text:p>44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0]-273" office:value-type="float" office:value="18" calcext:value-type="float">
            <text:p>18</text:p>
          </table:table-cell>
          <table:table-cell table:style-name="ce5" office:value-type="float" office:value="291" calcext:value-type="float">
            <text:p>291</text:p>
          </table:table-cell>
          <table:table-cell table:style-name="ce5" table:formula="of:=[.$H$3]*EXP([.$H$5]*((1/[.B30])-(1/[.$H$6])))" office:value-type="float" office:value="13268.2480937769" calcext:value-type="float">
            <text:p>13268.2480937769</text:p>
          </table:table-cell>
          <table:table-cell table:style-name="ce7" table:formula="of:=[.$H$4]*[.$H$2]/([.$H$3]+[.C30])" office:value-type="float" office:value="2.01089100951962" calcext:value-type="float">
            <text:p>2.0108910095</text:p>
          </table:table-cell>
          <table:table-cell table:style-name="ce10" table:formula="of:=1024*[.D30]/[.$H$7]" office:value-type="float" office:value="457.58942083291" calcext:value-type="float">
            <text:p>45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1]-273" office:value-type="float" office:value="19" calcext:value-type="float">
            <text:p>19</text:p>
          </table:table-cell>
          <table:table-cell table:style-name="ce5" office:value-type="float" office:value="292" calcext:value-type="float">
            <text:p>292</text:p>
          </table:table-cell>
          <table:table-cell table:style-name="ce5" table:formula="of:=[.$H$3]*EXP([.$H$5]*((1/[.B31])-(1/[.$H$6])))" office:value-type="float" office:value="12750.825446439" calcext:value-type="float">
            <text:p>12750.825446439</text:p>
          </table:table-cell>
          <table:table-cell table:style-name="ce7" table:formula="of:=[.$H$4]*[.$H$2]/([.$H$3]+[.C31])" office:value-type="float" office:value="2.05642461845172" calcext:value-type="float">
            <text:p>2.0564246185</text:p>
          </table:table-cell>
          <table:table-cell table:style-name="ce10" table:formula="of:=1024*[.D31]/[.$H$7]" office:value-type="float" office:value="467.950846509902" calcext:value-type="float">
            <text:p>46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2]-273" office:value-type="float" office:value="20" calcext:value-type="float">
            <text:p>20</text:p>
          </table:table-cell>
          <table:table-cell table:style-name="ce5" office:value-type="float" office:value="293" calcext:value-type="float">
            <text:p>293</text:p>
          </table:table-cell>
          <table:table-cell table:style-name="ce5" table:formula="of:=[.$H$3]*EXP([.$H$5]*((1/[.B32])-(1/[.$H$6])))" office:value-type="float" office:value="12256.9083151388" calcext:value-type="float">
            <text:p>12256.9083151388</text:p>
          </table:table-cell>
          <table:table-cell table:style-name="ce7" table:formula="of:=[.$H$4]*[.$H$2]/([.$H$3]+[.C32])" office:value-type="float" office:value="2.10185591574755" calcext:value-type="float">
            <text:p>2.1018559157</text:p>
          </table:table-cell>
          <table:table-cell table:style-name="ce10" table:formula="of:=1024*[.D32]/[.$H$7]" office:value-type="float" office:value="478.288990605665" calcext:value-type="float">
            <text:p>47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3]-273" office:value-type="float" office:value="21" calcext:value-type="float">
            <text:p>21</text:p>
          </table:table-cell>
          <table:table-cell table:style-name="ce5" office:value-type="float" office:value="294" calcext:value-type="float">
            <text:p>294</text:p>
          </table:table-cell>
          <table:table-cell table:style-name="ce5" table:formula="of:=[.$H$3]*EXP([.$H$5]*((1/[.B33])-(1/[.$H$6])))" office:value-type="float" office:value="11785.2904769632" calcext:value-type="float">
            <text:p>11785.2904769632</text:p>
          </table:table-cell>
          <table:table-cell table:style-name="ce7" table:formula="of:=[.$H$4]*[.$H$2]/([.$H$3]+[.C33])" office:value-type="float" office:value="2.14714993385459" calcext:value-type="float">
            <text:p>2.1471499339</text:p>
          </table:table-cell>
          <table:table-cell table:style-name="ce10" table:formula="of:=1024*[.D33]/[.$H$7]" office:value-type="float" office:value="488.595896059356" calcext:value-type="float">
            <text:p>48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4]-273" office:value-type="float" office:value="22" calcext:value-type="float">
            <text:p>22</text:p>
          </table:table-cell>
          <table:table-cell table:style-name="ce5" office:value-type="float" office:value="295" calcext:value-type="float">
            <text:p>295</text:p>
          </table:table-cell>
          <table:table-cell table:style-name="ce5" table:formula="of:=[.$H$3]*EXP([.$H$5]*((1/[.B34])-(1/[.$H$6])))" office:value-type="float" office:value="11334.8342759982" calcext:value-type="float">
            <text:p>11334.8342759982</text:p>
          </table:table-cell>
          <table:table-cell table:style-name="ce7" table:formula="of:=[.$H$4]*[.$H$2]/([.$H$3]+[.C34])" office:value-type="float" office:value="2.19227260612033" calcext:value-type="float">
            <text:p>2.1922726061</text:p>
          </table:table-cell>
          <table:table-cell table:style-name="ce10" table:formula="of:=1024*[.D34]/[.$H$7]" office:value-type="float" office:value="498.863810814938" calcext:value-type="float">
            <text:p>49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5]-273" office:value-type="float" office:value="23" calcext:value-type="float">
            <text:p>23</text:p>
          </table:table-cell>
          <table:table-cell table:style-name="ce5" office:value-type="float" office:value="296" calcext:value-type="float">
            <text:p>296</text:p>
          </table:table-cell>
          <table:table-cell table:style-name="ce5" table:formula="of:=[.$H$3]*EXP([.$H$5]*((1/[.B35])-(1/[.$H$6])))" office:value-type="float" office:value="10904.4663650819" calcext:value-type="float">
            <text:p>10904.4663650819</text:p>
          </table:table-cell>
          <table:table-cell table:style-name="ce7" table:formula="of:=[.$H$4]*[.$H$2]/([.$H$3]+[.C35])" office:value-type="float" office:value="2.23719085185227" calcext:value-type="float">
            <text:p>2.2371908519</text:p>
          </table:table-cell>
          <table:table-cell table:style-name="ce10" table:formula="of:=1024*[.D35]/[.$H$7]" office:value-type="float" office:value="509.08520717705" calcext:value-type="float">
            <text:p>50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6]-273" office:value-type="float" office:value="24" calcext:value-type="float">
            <text:p>24</text:p>
          </table:table-cell>
          <table:table-cell table:style-name="ce5" office:value-type="float" office:value="297" calcext:value-type="float">
            <text:p>297</text:p>
          </table:table-cell>
          <table:table-cell table:style-name="ce5" table:formula="of:=[.$H$3]*EXP([.$H$5]*((1/[.B36])-(1/[.$H$6])))" office:value-type="float" office:value="10493.1737334956" calcext:value-type="float">
            <text:p>10493.1737334956</text:p>
          </table:table-cell>
          <table:table-cell table:style-name="ce7" table:formula="of:=[.$H$4]*[.$H$2]/([.$H$3]+[.C36])" office:value-type="float" office:value="2.28187265392548" calcext:value-type="float">
            <text:p>2.2818726539</text:p>
          </table:table-cell>
          <table:table-cell table:style-name="ce10" table:formula="of:=1024*[.D36]/[.$H$7]" office:value-type="float" office:value="519.252799471042" calcext:value-type="float">
            <text:p>51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7]-273" office:value-type="float" office:value="25" calcext:value-type="float">
            <text:p>25</text:p>
          </table:table-cell>
          <table:table-cell table:style-name="ce5" office:value-type="float" office:value="298" calcext:value-type="float">
            <text:p>298</text:p>
          </table:table-cell>
          <table:table-cell table:style-name="ce5" table:formula="of:=[.$H$3]*EXP([.$H$5]*((1/[.B37])-(1/[.$H$6])))" office:value-type="float" office:value="10100" calcext:value-type="float">
            <text:p>10100</text:p>
          </table:table-cell>
          <table:table-cell table:style-name="ce7" table:formula="of:=[.$H$4]*[.$H$2]/([.$H$3]+[.C37])" office:value-type="float" office:value="2.32628712871287" calcext:value-type="float">
            <text:p>2.3262871287</text:p>
          </table:table-cell>
          <table:table-cell table:style-name="ce10" table:formula="of:=1024*[.D37]/[.$H$7]" office:value-type="float" office:value="529.359559955996" calcext:value-type="float">
            <text:p>5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8]-273" office:value-type="float" office:value="26" calcext:value-type="float">
            <text:p>26</text:p>
          </table:table-cell>
          <table:table-cell table:style-name="ce5" office:value-type="float" office:value="299" calcext:value-type="float">
            <text:p>299</text:p>
          </table:table-cell>
          <table:table-cell table:style-name="ce5" table:formula="of:=[.$H$3]*EXP([.$H$5]*((1/[.B38])-(1/[.$H$6])))" office:value-type="float" office:value="9724.04195220428" calcext:value-type="float">
            <text:p>9724.0419522043</text:p>
          </table:table-cell>
          <table:table-cell table:style-name="ce7" table:formula="of:=[.$H$4]*[.$H$2]/([.$H$3]+[.C38])" office:value-type="float" office:value="2.37040458819121" calcext:value-type="float">
            <text:p>2.3704045882</text:p>
          </table:table-cell>
          <table:table-cell table:style-name="ce10" table:formula="of:=1024*[.D38]/[.$H$7]" office:value-type="float" office:value="539.398732957288" calcext:value-type="float">
            <text:p>53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9]-273" office:value-type="float" office:value="27" calcext:value-type="float">
            <text:p>27</text:p>
          </table:table-cell>
          <table:table-cell table:style-name="ce5" office:value-type="float" office:value="300" calcext:value-type="float">
            <text:p>300</text:p>
          </table:table-cell>
          <table:table-cell table:style-name="ce5" table:formula="of:=[.$H$3]*EXP([.$H$5]*((1/[.B39])-(1/[.$H$6])))" office:value-type="float" office:value="9364.44631470662" calcext:value-type="float">
            <text:p>9364.4463147066</text:p>
          </table:table-cell>
          <table:table-cell table:style-name="ce7" table:formula="of:=[.$H$4]*[.$H$2]/([.$H$3]+[.C39])" office:value-type="float" office:value="2.41419659415101" calcext:value-type="float">
            <text:p>2.4141965942</text:p>
          </table:table-cell>
          <table:table-cell table:style-name="ce10" table:formula="of:=1024*[.D39]/[.$H$7]" office:value-type="float" office:value="549.363847202364" calcext:value-type="float">
            <text:p>54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0]-273" office:value-type="float" office:value="28" calcext:value-type="float">
            <text:p>28</text:p>
          </table:table-cell>
          <table:table-cell table:style-name="ce5" office:value-type="float" office:value="301" calcext:value-type="float">
            <text:p>301</text:p>
          </table:table-cell>
          <table:table-cell table:style-name="ce5" table:formula="of:=[.$H$3]*EXP([.$H$5]*((1/[.B40])-(1/[.$H$6])))" office:value-type="float" office:value="9020.40672977989" calcext:value-type="float">
            <text:p>9020.4067297799</text:p>
          </table:table-cell>
          <table:table-cell table:style-name="ce7" table:formula="of:=[.$H$4]*[.$H$2]/([.$H$3]+[.C40])" office:value-type="float" office:value="2.45763600451092" calcext:value-type="float">
            <text:p>2.4576360045</text:p>
          </table:table-cell>
          <table:table-cell table:style-name="ce10" table:formula="of:=1024*[.D40]/[.$H$7]" office:value-type="float" office:value="559.248726359819" calcext:value-type="float">
            <text:p>55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1]-273" office:value-type="float" office:value="29" calcext:value-type="float">
            <text:p>29</text:p>
          </table:table-cell>
          <table:table-cell table:style-name="ce5" office:value-type="float" office:value="302" calcext:value-type="float">
            <text:p>302</text:p>
          </table:table-cell>
          <table:table-cell table:style-name="ce5" table:formula="of:=[.$H$3]*EXP([.$H$5]*((1/[.B41])-(1/[.$H$6])))" office:value-type="float" office:value="8691.16093560256" calcext:value-type="float">
            <text:p>8691.1609356026</text:p>
          </table:table-cell>
          <table:table-cell table:style-name="ce7" table:formula="of:=[.$H$4]*[.$H$2]/([.$H$3]+[.C41])" office:value-type="float" office:value="2.50069701180457" calcext:value-type="float">
            <text:p>2.5006970118</text:p>
          </table:table-cell>
          <table:table-cell table:style-name="ce10" table:formula="of:=1024*[.D41]/[.$H$7]" office:value-type="float" office:value="569.047497797306" calcext:value-type="float">
            <text:p>56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2]-273" office:value-type="float" office:value="30" calcext:value-type="float">
            <text:p>30</text:p>
          </table:table-cell>
          <table:table-cell table:style-name="ce5" office:value-type="float" office:value="303" calcext:value-type="float">
            <text:p>303</text:p>
          </table:table-cell>
          <table:table-cell table:style-name="ce5" table:formula="of:=[.$H$3]*EXP([.$H$5]*((1/[.B42])-(1/[.$H$6])))" office:value-type="float" office:value="8375.98812816338" calcext:value-type="float">
            <text:p>8375.9881281634</text:p>
          </table:table-cell>
          <table:table-cell table:style-name="ce7" table:formula="of:=[.$H$4]*[.$H$2]/([.$H$3]+[.C42])" office:value-type="float" office:value="2.54335517397148" calcext:value-type="float">
            <text:p>2.543355174</text:p>
          </table:table-cell>
          <table:table-cell table:style-name="ce10" table:formula="of:=1024*[.D42]/[.$H$7]" office:value-type="float" office:value="578.754599588177" calcext:value-type="float">
            <text:p>57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3]-273" office:value-type="float" office:value="31" calcext:value-type="float">
            <text:p>31</text:p>
          </table:table-cell>
          <table:table-cell table:style-name="ce5" office:value-type="float" office:value="304" calcext:value-type="float">
            <text:p>304</text:p>
          </table:table-cell>
          <table:table-cell table:style-name="ce5" table:formula="of:=[.$H$3]*EXP([.$H$5]*((1/[.B43])-(1/[.$H$6])))" office:value-type="float" office:value="8074.20649400697" calcext:value-type="float">
            <text:p>8074.206494007</text:p>
          </table:table-cell>
          <table:table-cell table:style-name="ce7" table:formula="of:=[.$H$4]*[.$H$2]/([.$H$3]+[.C43])" office:value-type="float" office:value="2.58558743764112" calcext:value-type="float">
            <text:p>2.5855874376</text:p>
          </table:table-cell>
          <table:table-cell table:style-name="ce10" table:formula="of:=1024*[.D43]/[.$H$7]" office:value-type="float" office:value="588.364785809889" calcext:value-type="float">
            <text:p>5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4]-273" office:value-type="float" office:value="32" calcext:value-type="float">
            <text:p>32</text:p>
          </table:table-cell>
          <table:table-cell table:style-name="ce5" office:value-type="float" office:value="305" calcext:value-type="float">
            <text:p>305</text:p>
          </table:table-cell>
          <table:table-cell table:style-name="ce5" table:formula="of:=[.$H$3]*EXP([.$H$5]*((1/[.B44])-(1/[.$H$6])))" office:value-type="float" office:value="7785.17090194336" calcext:value-type="float">
            <text:p>7785.1709019434</text:p>
          </table:table-cell>
          <table:table-cell table:style-name="ce7" table:formula="of:=[.$H$4]*[.$H$2]/([.$H$3]+[.C44])" office:value-type="float" office:value="2.62737215415113" calcext:value-type="float">
            <text:p>2.6273721542</text:p>
          </table:table-cell>
          <table:table-cell table:style-name="ce10" table:formula="of:=1024*[.D44]/[.$H$7]" office:value-type="float" office:value="597.873130189057" calcext:value-type="float">
            <text:p>59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5]-273" office:value-type="float" office:value="33" calcext:value-type="float">
            <text:p>33</text:p>
          </table:table-cell>
          <table:table-cell table:style-name="ce5" office:value-type="float" office:value="306" calcext:value-type="float">
            <text:p>306</text:p>
          </table:table-cell>
          <table:table-cell table:style-name="ce5" table:formula="of:=[.$H$3]*EXP([.$H$5]*((1/[.B45])-(1/[.$H$6])))" office:value-type="float" office:value="7508.27074272514" calcext:value-type="float">
            <text:p>7508.2707427252</text:p>
          </table:table-cell>
          <table:table-cell table:style-name="ce7" table:formula="of:=[.$H$4]*[.$H$2]/([.$H$3]+[.C45])" office:value-type="float" office:value="2.66868908858721" calcext:value-type="float">
            <text:p>2.6686890886</text:p>
          </table:table-cell>
          <table:table-cell table:style-name="ce10" table:formula="of:=1024*[.D45]/[.$H$7]" office:value-type="float" office:value="607.275028158512" calcext:value-type="float">
            <text:p>60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6]-273" office:value-type="float" office:value="34" calcext:value-type="float">
            <text:p>34</text:p>
          </table:table-cell>
          <table:table-cell table:style-name="ce5" office:value-type="float" office:value="307" calcext:value-type="float">
            <text:p>307</text:p>
          </table:table-cell>
          <table:table-cell table:style-name="ce5" table:formula="of:=[.$H$3]*EXP([.$H$5]*((1/[.B46])-(1/[.$H$6])))" office:value-type="float" office:value="7242.92790650699" calcext:value-type="float">
            <text:p>7242.927906507</text:p>
          </table:table-cell>
          <table:table-cell table:style-name="ce7" table:formula="of:=[.$H$4]*[.$H$2]/([.$H$3]+[.C46])" office:value-type="float" office:value="2.70951942217145" calcext:value-type="float">
            <text:p>2.7095194222</text:p>
          </table:table-cell>
          <table:table-cell table:style-name="ce10" table:formula="of:=1024*[.D46]/[.$H$7]" office:value-type="float" office:value="616.566197400793" calcext:value-type="float">
            <text:p>61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7]-273" office:value-type="float" office:value="35" calcext:value-type="float">
            <text:p>35</text:p>
          </table:table-cell>
          <table:table-cell table:style-name="ce5" office:value-type="float" office:value="308" calcext:value-type="float">
            <text:p>308</text:p>
          </table:table-cell>
          <table:table-cell table:style-name="ce5" table:formula="of:=[.$H$3]*EXP([.$H$5]*((1/[.B47])-(1/[.$H$6])))" office:value-type="float" office:value="6988.59488865036" calcext:value-type="float">
            <text:p>6988.5948886504</text:p>
          </table:table-cell>
          <table:table-cell table:style-name="ce7" table:formula="of:=[.$H$4]*[.$H$2]/([.$H$3]+[.C47])" office:value-type="float" office:value="2.7498457483599" calcext:value-type="float">
            <text:p>2.7498457484</text:p>
          </table:table-cell>
          <table:table-cell table:style-name="ce10" table:formula="of:=1024*[.D47]/[.$H$7]" office:value-type="float" office:value="625.742676960121" calcext:value-type="float">
            <text:p>626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2" table:formula="of:=[.B48]-273" office:value-type="float" office:value="36" calcext:value-type="float">
            <text:p>36</text:p>
          </table:table-cell>
          <table:table-cell table:style-name="ce5" office:value-type="float" office:value="309" calcext:value-type="float">
            <text:p>309</text:p>
          </table:table-cell>
          <table:table-cell table:style-name="ce5" table:formula="of:=[.$H$3]*EXP([.$H$5]*((1/[.B48])-(1/[.$H$6])))" office:value-type="float" office:value="6744.75301512534" calcext:value-type="float">
            <text:p>6744.7530151253</text:p>
          </table:table-cell>
          <table:table-cell table:style-name="ce7" table:formula="of:=[.$H$4]*[.$H$2]/([.$H$3]+[.C48])" office:value-type="float" office:value="2.78965206303741" calcext:value-type="float">
            <text:p>2.789652063</text:p>
          </table:table-cell>
          <table:table-cell table:style-name="ce10" table:formula="of:=1024*[.D48]/[.$H$7]" office:value-type="float" office:value="634.800825011179" calcext:value-type="float">
            <text:p>63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9]-273" office:value-type="float" office:value="37" calcext:value-type="float">
            <text:p>37</text:p>
          </table:table-cell>
          <table:table-cell table:style-name="ce5" office:value-type="float" office:value="310" calcext:value-type="float">
            <text:p>310</text:p>
          </table:table-cell>
          <table:table-cell table:style-name="ce5" table:formula="of:=[.$H$3]*EXP([.$H$5]*((1/[.B49])-(1/[.$H$6])))" office:value-type="float" office:value="6510.91077939821" calcext:value-type="float">
            <text:p>6510.9107793982</text:p>
          </table:table-cell>
          <table:table-cell table:style-name="ce7" table:formula="of:=[.$H$4]*[.$H$2]/([.$H$3]+[.C49])" office:value-type="float" office:value="2.82892374921915" calcext:value-type="float">
            <text:p>2.8289237492</text:p>
          </table:table-cell>
          <table:table-cell table:style-name="ce10" table:formula="of:=1024*[.D49]/[.$H$7]" office:value-type="float" office:value="643.737315377869" calcext:value-type="float">
            <text:p>64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0]-273" office:value-type="float" office:value="38" calcext:value-type="float">
            <text:p>38</text:p>
          </table:table-cell>
          <table:table-cell table:style-name="ce5" office:value-type="float" office:value="311" calcext:value-type="float">
            <text:p>311</text:p>
          </table:table-cell>
          <table:table-cell table:style-name="ce5" table:formula="of:=[.$H$3]*EXP([.$H$5]*((1/[.B50])-(1/[.$H$6])))" office:value-type="float" office:value="6286.60228327987" calcext:value-type="float">
            <text:p>6286.6022832799</text:p>
          </table:table-cell>
          <table:table-cell table:style-name="ce7" table:formula="of:=[.$H$4]*[.$H$2]/([.$H$3]+[.C50])" office:value-type="float" office:value="2.867647556684" calcext:value-type="float">
            <text:p>2.8676475567</text:p>
          </table:table-cell>
          <table:table-cell table:style-name="ce10" table:formula="of:=1024*[.D50]/[.$H$7]" office:value-type="float" office:value="652.549132898759" calcext:value-type="float">
            <text:p>65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1]-273" office:value-type="float" office:value="39" calcext:value-type="float">
            <text:p>39</text:p>
          </table:table-cell>
          <table:table-cell table:style-name="ce5" office:value-type="float" office:value="312" calcext:value-type="float">
            <text:p>312</text:p>
          </table:table-cell>
          <table:table-cell table:style-name="ce5" table:formula="of:=[.$H$3]*EXP([.$H$5]*((1/[.B51])-(1/[.$H$6])))" office:value-type="float" office:value="6071.38577475247" calcext:value-type="float">
            <text:p>6071.3857747525</text:p>
          </table:table-cell>
          <table:table-cell table:style-name="ce7" table:formula="of:=[.$H$4]*[.$H$2]/([.$H$3]+[.C51])" office:value-type="float" office:value="2.90581157697472" calcext:value-type="float">
            <text:p>2.905811577</text:p>
          </table:table-cell>
          <table:table-cell table:style-name="ce10" table:formula="of:=1024*[.D51]/[.$H$7]" office:value-type="float" office:value="661.233567738247" calcext:value-type="float">
            <text:p>66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2]-273" office:value-type="float" office:value="40" calcext:value-type="float">
            <text:p>40</text:p>
          </table:table-cell>
          <table:table-cell table:style-name="ce5" office:value-type="float" office:value="313" calcext:value-type="float">
            <text:p>313</text:p>
          </table:table-cell>
          <table:table-cell table:style-name="ce5" table:formula="of:=[.$H$3]*EXP([.$H$5]*((1/[.B52])-(1/[.$H$6])))" office:value-type="float" office:value="5864.84227629209" calcext:value-type="float">
            <text:p>5864.8422762921</text:p>
          </table:table-cell>
          <table:table-cell table:style-name="ce7" table:formula="of:=[.$H$4]*[.$H$2]/([.$H$3]+[.C52])" office:value-type="float" office:value="2.94340521420509" calcext:value-type="float">
            <text:p>2.9434052142</text:p>
          </table:table-cell>
          <table:table-cell table:style-name="ce10" table:formula="of:=1024*[.D52]/[.$H$7]" office:value-type="float" office:value="669.788208743559" calcext:value-type="float">
            <text:p>67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3]-273" office:value-type="float" office:value="41" calcext:value-type="float">
            <text:p>41</text:p>
          </table:table-cell>
          <table:table-cell table:style-name="ce5" office:value-type="float" office:value="314" calcext:value-type="float">
            <text:p>314</text:p>
          </table:table-cell>
          <table:table-cell table:style-name="ce5" table:formula="of:=[.$H$3]*EXP([.$H$5]*((1/[.B53])-(1/[.$H$6])))" office:value-type="float" office:value="5666.57429766767" calcext:value-type="float">
            <text:p>5666.5742976677</text:p>
          </table:table-cell>
          <table:table-cell table:style-name="ce7" table:formula="of:=[.$H$4]*[.$H$2]/([.$H$3]+[.C53])" office:value-type="float" office:value="2.98041915211419" calcext:value-type="float">
            <text:p>2.9804191521</text:p>
          </table:table-cell>
          <table:table-cell table:style-name="ce10" table:formula="of:=1024*[.D53]/[.$H$7]" office:value-type="float" office:value="678.210935947761" calcext:value-type="float">
            <text:p>67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4]-273" office:value-type="float" office:value="42" calcext:value-type="float">
            <text:p>42</text:p>
          </table:table-cell>
          <table:table-cell table:style-name="ce5" office:value-type="float" office:value="315" calcext:value-type="float">
            <text:p>315</text:p>
          </table:table-cell>
          <table:table-cell table:style-name="ce5" table:formula="of:=[.$H$3]*EXP([.$H$5]*((1/[.B54])-(1/[.$H$6])))" office:value-type="float" office:value="5476.20462762404" calcext:value-type="float">
            <text:p>5476.2046276241</text:p>
          </table:table-cell>
          <table:table-cell table:style-name="ce7" table:formula="of:=[.$H$4]*[.$H$2]/([.$H$3]+[.C54])" office:value-type="float" office:value="3.01684531780371" calcext:value-type="float">
            <text:p>3.0168453178</text:p>
          </table:table-cell>
          <table:table-cell table:style-name="ce10" table:formula="of:=1024*[.D54]/[.$H$7]" office:value-type="float" office:value="686.499912317999" calcext:value-type="float">
            <text:p>68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5]-273" office:value-type="float" office:value="43" calcext:value-type="float">
            <text:p>43</text:p>
          </table:table-cell>
          <table:table-cell table:style-name="ce5" office:value-type="float" office:value="316" calcext:value-type="float">
            <text:p>316</text:p>
          </table:table-cell>
          <table:table-cell table:style-name="ce5" table:formula="of:=[.$H$3]*EXP([.$H$5]*((1/[.B55])-(1/[.$H$6])))" office:value-type="float" office:value="5293.37519925179" calcext:value-type="float">
            <text:p>5293.3751992518</text:p>
          </table:table-cell>
          <table:table-cell table:style-name="ce7" table:formula="of:=[.$H$4]*[.$H$2]/([.$H$3]+[.C55])" office:value-type="float" office:value="3.05267684258642" calcext:value-type="float">
            <text:p>3.0526768426</text:p>
          </table:table-cell>
          <table:table-cell table:style-name="ce10" table:formula="of:=1024*[.D55]/[.$H$7]" office:value-type="float" office:value="694.653574846331" calcext:value-type="float">
            <text:p>69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6]-273" office:value-type="float" office:value="44" calcext:value-type="float">
            <text:p>44</text:p>
          </table:table-cell>
          <table:table-cell table:style-name="ce5" office:value-type="float" office:value="317" calcext:value-type="float">
            <text:p>317</text:p>
          </table:table-cell>
          <table:table-cell table:style-name="ce5" table:formula="of:=[.$H$3]*EXP([.$H$5]*((1/[.B56])-(1/[.$H$6])))" office:value-type="float" office:value="5117.74602421263" calcext:value-type="float">
            <text:p>5117.7460242126</text:p>
          </table:table-cell>
          <table:table-cell table:style-name="ce7" table:formula="of:=[.$H$4]*[.$H$2]/([.$H$3]+[.C56])" office:value-type="float" office:value="3.08790802036212" calcext:value-type="float">
            <text:p>3.0879080204</text:p>
          </table:table-cell>
          <table:table-cell table:style-name="ce10" table:formula="of:=1024*[.D56]/[.$H$7]" office:value-type="float" office:value="702.670625077959" calcext:value-type="float">
            <text:p>70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7]-273" office:value-type="float" office:value="45" calcext:value-type="float">
            <text:p>45</text:p>
          </table:table-cell>
          <table:table-cell table:style-name="ce5" office:value-type="float" office:value="318" calcext:value-type="float">
            <text:p>318</text:p>
          </table:table-cell>
          <table:table-cell table:style-name="ce5" table:formula="of:=[.$H$3]*EXP([.$H$5]*((1/[.B57])-(1/[.$H$6])))" office:value-type="float" office:value="4948.99419132696" calcext:value-type="float">
            <text:p>4948.994191327</text:p>
          </table:table-cell>
          <table:table-cell table:style-name="ce7" table:formula="of:=[.$H$4]*[.$H$2]/([.$H$3]+[.C57])" office:value-type="float" office:value="3.12253426392322" calcext:value-type="float">
            <text:p>3.1225342639</text:p>
          </table:table-cell>
          <table:table-cell table:style-name="ce10" table:formula="of:=1024*[.D57]/[.$H$7]" office:value-type="float" office:value="710.550019168307" calcext:value-type="float">
            <text:p>71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8]-273" office:value-type="float" office:value="46" calcext:value-type="float">
            <text:p>46</text:p>
          </table:table-cell>
          <table:table-cell table:style-name="ce5" office:value-type="float" office:value="319" calcext:value-type="float">
            <text:p>319</text:p>
          </table:table-cell>
          <table:table-cell table:style-name="ce5" table:formula="of:=[.$H$3]*EXP([.$H$5]*((1/[.B58])-(1/[.$H$6])))" office:value-type="float" office:value="4786.8129253435" calcext:value-type="float">
            <text:p>4786.8129253435</text:p>
          </table:table-cell>
          <table:table-cell table:style-name="ce7" table:formula="of:=[.$H$4]*[.$H$2]/([.$H$3]+[.C58])" office:value-type="float" office:value="3.15655205957495" calcext:value-type="float">
            <text:p>3.1565520596</text:p>
          </table:table-cell>
          <table:table-cell table:style-name="ce10" table:formula="of:=1024*[.D58]/[.$H$7]" office:value-type="float" office:value="718.29095755661" calcext:value-type="float">
            <text:p>71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9]-273" office:value-type="float" office:value="47" calcext:value-type="float">
            <text:p>47</text:p>
          </table:table-cell>
          <table:table-cell table:style-name="ce5" office:value-type="float" office:value="320" calcext:value-type="float">
            <text:p>320</text:p>
          </table:table-cell>
          <table:table-cell table:style-name="ce5" table:formula="of:=[.$H$3]*EXP([.$H$5]*((1/[.B59])-(1/[.$H$6])))" office:value-type="float" office:value="4630.91070200099" calcext:value-type="float">
            <text:p>4630.910702001</text:p>
          </table:table-cell>
          <table:table-cell table:style-name="ce7" table:formula="of:=[.$H$4]*[.$H$2]/([.$H$3]+[.C59])" office:value-type="float" office:value="3.18995892043639" calcext:value-type="float">
            <text:p>3.1899589204</text:p>
          </table:table-cell>
          <table:table-cell table:style-name="ce10" table:formula="of:=1024*[.D59]/[.$H$7]" office:value-type="float" office:value="725.892874339304" calcext:value-type="float">
            <text:p>72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0]-273" office:value-type="float" office:value="48" calcext:value-type="float">
            <text:p>48</text:p>
          </table:table-cell>
          <table:table-cell table:style-name="ce5" office:value-type="float" office:value="321" calcext:value-type="float">
            <text:p>321</text:p>
          </table:table-cell>
          <table:table-cell table:style-name="ce5" table:formula="of:=[.$H$3]*EXP([.$H$5]*((1/[.B60])-(1/[.$H$6])))" office:value-type="float" office:value="4481.01041576009" calcext:value-type="float">
            <text:p>4481.0104157601</text:p>
          </table:table-cell>
          <table:table-cell table:style-name="ce7" table:formula="of:=[.$H$4]*[.$H$2]/([.$H$3]+[.C60])" office:value-type="float" office:value="3.22275333876788" calcext:value-type="float">
            <text:p>3.2227533388</text:p>
          </table:table-cell>
          <table:table-cell table:style-name="ce10" table:formula="of:=1024*[.D60]/[.$H$7]" office:value-type="float" office:value="733.355426421846" calcext:value-type="float">
            <text:p>73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1]-273" office:value-type="float" office:value="49" calcext:value-type="float">
            <text:p>49</text:p>
          </table:table-cell>
          <table:table-cell table:style-name="ce5" office:value-type="float" office:value="322" calcext:value-type="float">
            <text:p>322</text:p>
          </table:table-cell>
          <table:table-cell table:style-name="ce5" table:formula="of:=[.$H$3]*EXP([.$H$5]*((1/[.B61])-(1/[.$H$6])))" office:value-type="float" office:value="4336.84859683319" calcext:value-type="float">
            <text:p>4336.8485968332</text:p>
          </table:table-cell>
          <table:table-cell table:style-name="ce7" table:formula="of:=[.$H$4]*[.$H$2]/([.$H$3]+[.C61])" office:value-type="float" office:value="3.2549347376482" calcext:value-type="float">
            <text:p>3.2549347376</text:p>
          </table:table-cell>
          <table:table-cell table:style-name="ce10" table:formula="of:=1024*[.D61]/[.$H$7]" office:value-type="float" office:value="740.678482522612" calcext:value-type="float">
            <text:p>74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2]-273" office:value-type="float" office:value="50" calcext:value-type="float">
            <text:p>50</text:p>
          </table:table-cell>
          <table:table-cell table:style-name="ce5" office:value-type="float" office:value="323" calcext:value-type="float">
            <text:p>323</text:p>
          </table:table-cell>
          <table:table-cell table:style-name="ce5" table:formula="of:=[.$H$3]*EXP([.$H$5]*((1/[.B62])-(1/[.$H$6])))" office:value-type="float" office:value="4198.17467436997" calcext:value-type="float">
            <text:p>4198.17467437</text:p>
          </table:table-cell>
          <table:table-cell table:style-name="ce7" table:formula="of:=[.$H$4]*[.$H$2]/([.$H$3]+[.C62])" office:value-type="float" office:value="3.28650342230279" calcext:value-type="float">
            <text:p>3.2865034223</text:p>
          </table:table-cell>
          <table:table-cell table:style-name="ce10" table:formula="of:=1024*[.D62]/[.$H$7]" office:value-type="float" office:value="747.862112097346" calcext:value-type="float">
            <text:p>74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3]-273" office:value-type="float" office:value="51" calcext:value-type="float">
            <text:p>51</text:p>
          </table:table-cell>
          <table:table-cell table:style-name="ce5" office:value-type="float" office:value="324" calcext:value-type="float">
            <text:p>324</text:p>
          </table:table-cell>
          <table:table-cell table:style-name="ce5" table:formula="of:=[.$H$3]*EXP([.$H$5]*((1/[.B63])-(1/[.$H$6])))" office:value-type="float" office:value="4064.75028287065" calcext:value-type="float">
            <text:p>4064.7502828707</text:p>
          </table:table-cell>
          <table:table-cell table:style-name="ce7" table:formula="of:=[.$H$4]*[.$H$2]/([.$H$3]+[.C63])" office:value-type="float" office:value="3.31746053136044" calcext:value-type="float">
            <text:p>3.3174605314</text:p>
          </table:table-cell>
          <table:table-cell table:style-name="ce10" table:formula="of:=1024*[.D63]/[.$H$7]" office:value-type="float" office:value="754.906574247353" calcext:value-type="float">
            <text:p>75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4]-273" office:value-type="float" office:value="52" calcext:value-type="float">
            <text:p>52</text:p>
          </table:table-cell>
          <table:table-cell table:style-name="ce5" office:value-type="float" office:value="325" calcext:value-type="float">
            <text:p>325</text:p>
          </table:table-cell>
          <table:table-cell table:style-name="ce5" table:formula="of:=[.$H$3]*EXP([.$H$5]*((1/[.B64])-(1/[.$H$6])))" office:value-type="float" office:value="3936.34860909783" calcext:value-type="float">
            <text:p>3936.3486090978</text:p>
          </table:table-cell>
          <table:table-cell table:style-name="ce7" table:formula="of:=[.$H$4]*[.$H$2]/([.$H$3]+[.C64])" office:value-type="float" office:value="3.34780798829278" calcext:value-type="float">
            <text:p>3.3478079883</text:p>
          </table:table-cell>
          <table:table-cell table:style-name="ce10" table:formula="of:=1024*[.D64]/[.$H$7]" office:value-type="float" office:value="761.812306669291" calcext:value-type="float">
            <text:p>76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5]-273" office:value-type="float" office:value="53" calcext:value-type="float">
            <text:p>53</text:p>
          </table:table-cell>
          <table:table-cell table:style-name="ce5" office:value-type="float" office:value="326" calcext:value-type="float">
            <text:p>326</text:p>
          </table:table-cell>
          <table:table-cell table:style-name="ce5" table:formula="of:=[.$H$3]*EXP([.$H$5]*((1/[.B65])-(1/[.$H$6])))" office:value-type="float" office:value="3812.75377694111" calcext:value-type="float">
            <text:p>3812.7537769411</text:p>
          </table:table-cell>
          <table:table-cell table:style-name="ce7" table:formula="of:=[.$H$4]*[.$H$2]/([.$H$3]+[.C65])" office:value-type="float" office:value="3.37754845326757" calcext:value-type="float">
            <text:p>3.3775484533</text:p>
          </table:table-cell>
          <table:table-cell table:style-name="ce10" table:formula="of:=1024*[.D65]/[.$H$7]" office:value-type="float" office:value="768.579914699109" calcext:value-type="float">
            <text:p>76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6]-273" office:value-type="float" office:value="54" calcext:value-type="float">
            <text:p>54</text:p>
          </table:table-cell>
          <table:table-cell table:style-name="ce5" office:value-type="float" office:value="327" calcext:value-type="float">
            <text:p>327</text:p>
          </table:table-cell>
          <table:table-cell table:style-name="ce5" table:formula="of:=[.$H$3]*EXP([.$H$5]*((1/[.B66])-(1/[.$H$6])))" office:value-type="float" office:value="3693.76026786056" calcext:value-type="float">
            <text:p>3693.7602678606</text:p>
          </table:table-cell>
          <table:table-cell table:style-name="ce7" table:formula="of:=[.$H$4]*[.$H$2]/([.$H$3]+[.C66])" office:value-type="float" office:value="3.40668527562343" calcext:value-type="float">
            <text:p>3.4066852756</text:p>
          </table:table-cell>
          <table:table-cell table:style-name="ce10" table:formula="of:=1024*[.D66]/[.$H$7]" office:value-type="float" office:value="775.21016049742" calcext:value-type="float">
            <text:p>77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7]-273" office:value-type="float" office:value="55" calcext:value-type="float">
            <text:p>55</text:p>
          </table:table-cell>
          <table:table-cell table:style-name="ce5" office:value-type="float" office:value="328" calcext:value-type="float">
            <text:p>328</text:p>
          </table:table-cell>
          <table:table-cell table:style-name="ce5" table:formula="of:=[.$H$3]*EXP([.$H$5]*((1/[.B67])-(1/[.$H$6])))" office:value-type="float" office:value="3579.17237469332" calcext:value-type="float">
            <text:p>3579.1723746933</text:p>
          </table:table-cell>
          <table:table-cell table:style-name="ce7" table:formula="of:=[.$H$4]*[.$H$2]/([.$H$3]+[.C67])" office:value-type="float" office:value="3.43522244715141" calcext:value-type="float">
            <text:p>3.4352224472</text:p>
          </table:table-cell>
          <table:table-cell table:style-name="ce10" table:formula="of:=1024*[.D67]/[.$H$7]" office:value-type="float" office:value="781.703952418455" calcext:value-type="float">
            <text:p>78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8]-273" office:value-type="float" office:value="56" calcext:value-type="float">
            <text:p>56</text:p>
          </table:table-cell>
          <table:table-cell table:style-name="ce5" office:value-type="float" office:value="329" calcext:value-type="float">
            <text:p>329</text:p>
          </table:table-cell>
          <table:table-cell table:style-name="ce5" table:formula="of:=[.$H$3]*EXP([.$H$5]*((1/[.B68])-(1/[.$H$6])))" office:value-type="float" office:value="3468.80368675529" calcext:value-type="float">
            <text:p>3468.8036867553</text:p>
          </table:table-cell>
          <table:table-cell table:style-name="ce7" table:formula="of:=[.$H$4]*[.$H$2]/([.$H$3]+[.C68])" office:value-type="float" office:value="3.4631645563469" calcext:value-type="float">
            <text:p>3.4631645563</text:p>
          </table:table-cell>
          <table:table-cell table:style-name="ce10" table:formula="of:=1024*[.D68]/[.$H$7]" office:value-type="float" office:value="788.062334599827" calcext:value-type="float">
            <text:p>7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9]-273" office:value-type="float" office:value="57" calcext:value-type="float">
            <text:p>57</text:p>
          </table:table-cell>
          <table:table-cell table:style-name="ce5" office:value-type="float" office:value="330" calcext:value-type="float">
            <text:p>330</text:p>
          </table:table-cell>
          <table:table-cell table:style-name="ce5" table:formula="of:=[.$H$3]*EXP([.$H$5]*((1/[.B69])-(1/[.$H$6])))" office:value-type="float" office:value="3362.47660430696" calcext:value-type="float">
            <text:p>3362.476604307</text:p>
          </table:table-cell>
          <table:table-cell table:style-name="ce7" table:formula="of:=[.$H$4]*[.$H$2]/([.$H$3]+[.C69])" office:value-type="float" office:value="3.49051674377406" calcext:value-type="float">
            <text:p>3.4905167438</text:p>
          </table:table-cell>
          <table:table-cell table:style-name="ce10" table:formula="of:=1024*[.D69]/[.$H$7]" office:value-type="float" office:value="794.286476805475" calcext:value-type="float">
            <text:p>79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0]-273" office:value-type="float" office:value="58" calcext:value-type="float">
            <text:p>58</text:p>
          </table:table-cell>
          <table:table-cell table:style-name="ce5" office:value-type="float" office:value="331" calcext:value-type="float">
            <text:p>331</text:p>
          </table:table-cell>
          <table:table-cell table:style-name="ce5" table:formula="of:=[.$H$3]*EXP([.$H$5]*((1/[.B70])-(1/[.$H$6])))" office:value-type="float" office:value="3260.02188057967" calcext:value-type="float">
            <text:p>3260.0218805797</text:p>
          </table:table-cell>
          <table:table-cell table:style-name="ce7" table:formula="of:=[.$H$4]*[.$H$2]/([.$H$3]+[.C70])" office:value-type="float" office:value="3.51728465866563" calcext:value-type="float">
            <text:p>3.5172846587</text:p>
          </table:table-cell>
          <table:table-cell table:style-name="ce10" table:formula="of:=1024*[.D70]/[.$H$7]" office:value-type="float" office:value="800.37766454969" calcext:value-type="float">
            <text:p>80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1]-273" office:value-type="float" office:value="59" calcext:value-type="float">
            <text:p>59</text:p>
          </table:table-cell>
          <table:table-cell table:style-name="ce5" office:value-type="float" office:value="332" calcext:value-type="float">
            <text:p>332</text:p>
          </table:table-cell>
          <table:table-cell table:style-name="ce5" table:formula="of:=[.$H$3]*EXP([.$H$5]*((1/[.B71])-(1/[.$H$6])))" office:value-type="float" office:value="3161.27818967733" calcext:value-type="float">
            <text:p>3161.2781896773</text:p>
          </table:table-cell>
          <table:table-cell table:style-name="ce7" table:formula="of:=[.$H$4]*[.$H$2]/([.$H$3]+[.C71])" office:value-type="float" office:value="3.54347441686112" calcext:value-type="float">
            <text:p>3.5434744169</text:p>
          </table:table-cell>
          <table:table-cell table:style-name="ce10" table:formula="of:=1024*[.D71]/[.$H$7]" office:value-type="float" office:value="806.337289525731" calcext:value-type="float">
            <text:p>80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2]-273" office:value-type="float" office:value="60" calcext:value-type="float">
            <text:p>60</text:p>
          </table:table-cell>
          <table:table-cell table:style-name="ce5" office:value-type="float" office:value="333" calcext:value-type="float">
            <text:p>333</text:p>
          </table:table-cell>
          <table:table-cell table:style-name="ce5" table:formula="of:=[.$H$3]*EXP([.$H$5]*((1/[.B72])-(1/[.$H$6])))" office:value-type="float" office:value="3066.09171877848" calcext:value-type="float">
            <text:p>3066.0917187785</text:p>
          </table:table-cell>
          <table:table-cell table:style-name="ce7" table:formula="of:=[.$H$4]*[.$H$2]/([.$H$3]+[.C72])" office:value-type="float" office:value="3.56909256016938" calcext:value-type="float">
            <text:p>3.5690925602</text:p>
          </table:table-cell>
          <table:table-cell table:style-name="ce10" table:formula="of:=1024*[.D72]/[.$H$7]" office:value-type="float" office:value="812.166840358544" calcext:value-type="float">
            <text:p>81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3]-273" office:value-type="float" office:value="61" calcext:value-type="float">
            <text:p>61</text:p>
          </table:table-cell>
          <table:table-cell table:style-name="ce5" office:value-type="float" office:value="334" calcext:value-type="float">
            <text:p>334</text:p>
          </table:table-cell>
          <table:table-cell table:style-name="ce5" table:formula="of:=[.$H$3]*EXP([.$H$5]*((1/[.B73])-(1/[.$H$6])))" office:value-type="float" office:value="2974.31578316649" calcext:value-type="float">
            <text:p>2974.3157831665</text:p>
          </table:table-cell>
          <table:table-cell table:style-name="ce7" table:formula="of:=[.$H$4]*[.$H$2]/([.$H$3]+[.C73])" office:value-type="float" office:value="3.59414601722425" calcext:value-type="float">
            <text:p>3.5941460172</text:p>
          </table:table-cell>
          <table:table-cell table:style-name="ce10" table:formula="of:=1024*[.D73]/[.$H$7]" office:value-type="float" office:value="817.867893697252" calcext:value-type="float">
            <text:p>81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4]-273" office:value-type="float" office:value="62" calcext:value-type="float">
            <text:p>62</text:p>
          </table:table-cell>
          <table:table-cell table:style-name="ce5" office:value-type="float" office:value="335" calcext:value-type="float">
            <text:p>335</text:p>
          </table:table-cell>
          <table:table-cell table:style-name="ce5" table:formula="of:=[.$H$3]*EXP([.$H$5]*((1/[.B74])-(1/[.$H$6])))" office:value-type="float" office:value="2885.81046271062" calcext:value-type="float">
            <text:p>2885.8104627106</text:p>
          </table:table-cell>
          <table:table-cell table:style-name="ce7" table:formula="of:=[.$H$4]*[.$H$2]/([.$H$3]+[.C74])" office:value-type="float" office:value="3.61864206588699" calcext:value-type="float">
            <text:p>3.6186420659</text:p>
          </table:table-cell>
          <table:table-cell table:style-name="ce10" table:formula="of:=1024*[.D74]/[.$H$7]" office:value-type="float" office:value="823.442105659617" calcext:value-type="float">
            <text:p>82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5]-273" office:value-type="float" office:value="63" calcext:value-type="float">
            <text:p>63</text:p>
          </table:table-cell>
          <table:table-cell table:style-name="ce5" office:value-type="float" office:value="336" calcext:value-type="float">
            <text:p>336</text:p>
          </table:table-cell>
          <table:table-cell table:style-name="ce5" table:formula="of:=[.$H$3]*EXP([.$H$5]*((1/[.B75])-(1/[.$H$6])))" office:value-type="float" office:value="2800.44225851023" calcext:value-type="float">
            <text:p>2800.4422585102</text:p>
          </table:table-cell>
          <table:table-cell table:style-name="ce7" table:formula="of:=[.$H$4]*[.$H$2]/([.$H$3]+[.C75])" office:value-type="float" office:value="3.6425882972346" calcext:value-type="float">
            <text:p>3.6425882972</text:p>
          </table:table-cell>
          <table:table-cell table:style-name="ce10" table:formula="of:=1024*[.D75]/[.$H$7]" office:value-type="float" office:value="828.891203637384" calcext:value-type="float">
            <text:p>8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6]-273" office:value-type="float" office:value="64" calcext:value-type="float">
            <text:p>64</text:p>
          </table:table-cell>
          <table:table-cell table:style-name="ce5" office:value-type="float" office:value="337" calcext:value-type="float">
            <text:p>337</text:p>
          </table:table-cell>
          <table:table-cell table:style-name="ce5" table:formula="of:=[.$H$3]*EXP([.$H$5]*((1/[.B76])-(1/[.$H$6])))" office:value-type="float" office:value="2718.08376849637" calcext:value-type="float">
            <text:p>2718.0837684964</text:p>
          </table:table-cell>
          <table:table-cell table:style-name="ce7" table:formula="of:=[.$H$4]*[.$H$2]/([.$H$3]+[.C76])" office:value-type="float" office:value="3.66599258116038" calcext:value-type="float">
            <text:p>3.6659925812</text:p>
          </table:table-cell>
          <table:table-cell table:style-name="ce10" table:formula="of:=1024*[.D76]/[.$H$7]" office:value-type="float" office:value="834.216978468496" calcext:value-type="float">
            <text:p>83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7]-273" office:value-type="float" office:value="65" calcext:value-type="float">
            <text:p>65</text:p>
          </table:table-cell>
          <table:table-cell table:style-name="ce5" office:value-type="float" office:value="338" calcext:value-type="float">
            <text:p>338</text:p>
          </table:table-cell>
          <table:table-cell table:style-name="ce5" table:formula="of:=[.$H$3]*EXP([.$H$5]*((1/[.B77])-(1/[.$H$6])))" office:value-type="float" office:value="2638.61338086278" calcext:value-type="float">
            <text:p>2638.6133808628</text:p>
          </table:table-cell>
          <table:table-cell table:style-name="ce7" table:formula="of:=[.$H$4]*[.$H$2]/([.$H$3]+[.C77])" office:value-type="float" office:value="3.68886303360102" calcext:value-type="float">
            <text:p>3.6888630336</text:p>
          </table:table-cell>
          <table:table-cell table:style-name="ce10" table:formula="of:=1024*[.D77]/[.$H$7]" office:value-type="float" office:value="839.421276979431" calcext:value-type="float">
            <text:p>83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8]-273" office:value-type="float" office:value="66" calcext:value-type="float">
            <text:p>66</text:p>
          </table:table-cell>
          <table:table-cell table:style-name="ce5" office:value-type="float" office:value="339" calcext:value-type="float">
            <text:p>339</text:p>
          </table:table-cell>
          <table:table-cell table:style-name="ce5" table:formula="of:=[.$H$3]*EXP([.$H$5]*((1/[.B78])-(1/[.$H$6])))" office:value-type="float" office:value="2561.91498426979" calcext:value-type="float">
            <text:p>2561.9149842698</text:p>
          </table:table-cell>
          <table:table-cell table:style-name="ce7" table:formula="of:=[.$H$4]*[.$H$2]/([.$H$3]+[.C78])" office:value-type="float" office:value="3.71120798539384" calcext:value-type="float">
            <text:p>3.7112079854</text:p>
          </table:table-cell>
          <table:table-cell table:style-name="ce10" table:formula="of:=1024*[.D78]/[.$H$7]" office:value-type="float" office:value="844.50599489851" calcext:value-type="float">
            <text:p>84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9]-273" office:value-type="float" office:value="67" calcext:value-type="float">
            <text:p>67</text:p>
          </table:table-cell>
          <table:table-cell table:style-name="ce5" office:value-type="float" office:value="340" calcext:value-type="float">
            <text:p>340</text:p>
          </table:table-cell>
          <table:table-cell table:style-name="ce5" table:formula="of:=[.$H$3]*EXP([.$H$5]*((1/[.B79])-(1/[.$H$6])))" office:value-type="float" office:value="2487.87769383163" calcext:value-type="float">
            <text:p>2487.8776938316</text:p>
          </table:table-cell>
          <table:table-cell table:style-name="ce7" table:formula="of:=[.$H$4]*[.$H$2]/([.$H$3]+[.C79])" office:value-type="float" office:value="3.73303595275848" calcext:value-type="float">
            <text:p>3.7330359528</text:p>
          </table:table-cell>
          <table:table-cell table:style-name="ce10" table:formula="of:=1024*[.D79]/[.$H$7]" office:value-type="float" office:value="849.473070138819" calcext:value-type="float">
            <text:p>84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0]-273" office:value-type="float" office:value="68" calcext:value-type="float">
            <text:p>68</text:p>
          </table:table-cell>
          <table:table-cell table:style-name="ce5" office:value-type="float" office:value="341" calcext:value-type="float">
            <text:p>341</text:p>
          </table:table-cell>
          <table:table-cell table:style-name="ce5" table:formula="of:=[.$H$3]*EXP([.$H$5]*((1/[.B80])-(1/[.$H$6])))" office:value-type="float" office:value="2416.39559196048" calcext:value-type="float">
            <text:p>2416.3955919605</text:p>
          </table:table-cell>
          <table:table-cell table:style-name="ce7" table:formula="of:=[.$H$4]*[.$H$2]/([.$H$3]+[.C80])" office:value-type="float" office:value="3.75435560938831" calcext:value-type="float">
            <text:p>3.7543556094</text:p>
          </table:table-cell>
          <table:table-cell table:style-name="ce10" table:formula="of:=1024*[.D80]/[.$H$7]" office:value-type="float" office:value="854.324476447474" calcext:value-type="float">
            <text:p>85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1]-273" office:value-type="float" office:value="69" calcext:value-type="float">
            <text:p>69</text:p>
          </table:table-cell>
          <table:table-cell table:style-name="ce5" office:value-type="float" office:value="342" calcext:value-type="float">
            <text:p>342</text:p>
          </table:table-cell>
          <table:table-cell table:style-name="ce5" table:formula="of:=[.$H$3]*EXP([.$H$5]*((1/[.B81])-(1/[.$H$6])))" office:value-type="float" office:value="2347.3674831982" calcext:value-type="float">
            <text:p>2347.3674831982</text:p>
          </table:table-cell>
          <table:table-cell table:style-name="ce7" table:formula="of:=[.$H$4]*[.$H$2]/([.$H$3]+[.C81])" office:value-type="float" office:value="3.77517576012998" calcext:value-type="float">
            <text:p>3.7751757601</text:p>
          </table:table-cell>
          <table:table-cell table:style-name="ce10" table:formula="of:=1024*[.D81]/[.$H$7]" office:value-type="float" office:value="859.062217416246" calcext:value-type="float">
            <text:p>85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2]-273" office:value-type="float" office:value="70" calcext:value-type="float">
            <text:p>70</text:p>
          </table:table-cell>
          <table:table-cell table:style-name="ce5" office:value-type="float" office:value="343" calcext:value-type="float">
            <text:p>343</text:p>
          </table:table-cell>
          <table:table-cell table:style-name="ce5" table:formula="of:=[.$H$3]*EXP([.$H$5]*((1/[.B82])-(1/[.$H$6])))" office:value-type="float" office:value="2280.69666222178" calcext:value-type="float">
            <text:p>2280.6966622218</text:p>
          </table:table-cell>
          <table:table-cell table:style-name="ce7" table:formula="of:=[.$H$4]*[.$H$2]/([.$H$3]+[.C82])" office:value-type="float" office:value="3.79550531622243" calcext:value-type="float">
            <text:p>3.7955053162</text:p>
          </table:table-cell>
          <table:table-cell table:style-name="ce10" table:formula="of:=1024*[.D82]/[.$H$7]" office:value-type="float" office:value="863.688320847059" calcext:value-type="float">
            <text:p>86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3]-273" office:value-type="float" office:value="71" calcext:value-type="float">
            <text:p>71</text:p>
          </table:table-cell>
          <table:table-cell table:style-name="ce5" office:value-type="float" office:value="344" calcext:value-type="float">
            <text:p>344</text:p>
          </table:table-cell>
          <table:table-cell table:style-name="ce5" table:formula="of:=[.$H$3]*EXP([.$H$5]*((1/[.B83])-(1/[.$H$6])))" office:value-type="float" office:value="2216.29069425883" calcext:value-type="float">
            <text:p>2216.2906942588</text:p>
          </table:table-cell>
          <table:table-cell table:style-name="ce7" table:formula="of:=[.$H$4]*[.$H$2]/([.$H$3]+[.C83])" office:value-type="float" office:value="3.81535327206142" calcext:value-type="float">
            <text:p>3.8153532721</text:p>
          </table:table-cell>
          <table:table-cell table:style-name="ce10" table:formula="of:=1024*[.D83]/[.$H$7]" office:value-type="float" office:value="868.204833464642" calcext:value-type="float">
            <text:p>86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4]-273" office:value-type="float" office:value="72" calcext:value-type="float">
            <text:p>72</text:p>
          </table:table-cell>
          <table:table-cell table:style-name="ce5" office:value-type="float" office:value="345" calcext:value-type="float">
            <text:p>345</text:p>
          </table:table-cell>
          <table:table-cell table:style-name="ce5" table:formula="of:=[.$H$3]*EXP([.$H$5]*((1/[.B84])-(1/[.$H$6])))" office:value-type="float" office:value="2154.06120719694" calcext:value-type="float">
            <text:p>2154.0612071969</text:p>
          </table:table-cell>
          <table:table-cell table:style-name="ce7" table:formula="of:=[.$H$4]*[.$H$2]/([.$H$3]+[.C84])" office:value-type="float" office:value="3.83472868345081" calcext:value-type="float">
            <text:p>3.8347286835</text:p>
          </table:table-cell>
          <table:table-cell table:style-name="ce10" table:formula="of:=1024*[.D84]/[.$H$7]" office:value-type="float" office:value="872.613815967474" calcext:value-type="float">
            <text:p>87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5]-273" office:value-type="float" office:value="73" calcext:value-type="float">
            <text:p>73</text:p>
          </table:table-cell>
          <table:table-cell table:style-name="ce5" office:value-type="float" office:value="346" calcext:value-type="float">
            <text:p>346</text:p>
          </table:table-cell>
          <table:table-cell table:style-name="ce5" table:formula="of:=[.$H$3]*EXP([.$H$5]*((1/[.B85])-(1/[.$H$6])))" office:value-type="float" office:value="2093.92369471501" calcext:value-type="float">
            <text:p>2093.923694715</text:p>
          </table:table-cell>
          <table:table-cell table:style-name="ce7" table:formula="of:=[.$H$4]*[.$H$2]/([.$H$3]+[.C85])" office:value-type="float" office:value="3.85364064729768" calcext:value-type="float">
            <text:p>3.8536406473</text:p>
          </table:table-cell>
          <table:table-cell table:style-name="ce10" table:formula="of:=1024*[.D85]/[.$H$7]" office:value-type="float" office:value="876.917338407293" calcext:value-type="float">
            <text:p>87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6]-273" office:value-type="float" office:value="74" calcext:value-type="float">
            <text:p>74</text:p>
          </table:table-cell>
          <table:table-cell table:style-name="ce5" office:value-type="float" office:value="347" calcext:value-type="float">
            <text:p>347</text:p>
          </table:table-cell>
          <table:table-cell table:style-name="ce5" table:formula="of:=[.$H$3]*EXP([.$H$5]*((1/[.B86])-(1/[.$H$6])))" office:value-type="float" office:value="2035.7973298061" calcext:value-type="float">
            <text:p>2035.7973298061</text:p>
          </table:table-cell>
          <table:table-cell table:style-name="ce7" table:formula="of:=[.$H$4]*[.$H$2]/([.$H$3]+[.C86])" office:value-type="float" office:value="3.87209828270515" calcext:value-type="float">
            <text:p>3.8720982827</text:p>
          </table:table-cell>
          <table:table-cell table:style-name="ce10" table:formula="of:=1024*[.D86]/[.$H$7]" office:value-type="float" office:value="881.117475886684" calcext:value-type="float">
            <text:p>88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7]-273" office:value-type="float" office:value="75" calcext:value-type="float">
            <text:p>75</text:p>
          </table:table-cell>
          <table:table-cell table:style-name="ce5" office:value-type="float" office:value="348" calcext:value-type="float">
            <text:p>348</text:p>
          </table:table-cell>
          <table:table-cell table:style-name="ce5" table:formula="of:=[.$H$3]*EXP([.$H$5]*((1/[.B87])-(1/[.$H$6])))" office:value-type="float" office:value="1979.60478809976" calcext:value-type="float">
            <text:p>1979.6047880998</text:p>
          </table:table-cell>
          <table:table-cell table:style-name="ce7" table:formula="of:=[.$H$4]*[.$H$2]/([.$H$3]+[.C87])" office:value-type="float" office:value="3.8901107134145" calcext:value-type="float">
            <text:p>3.8901107134</text:p>
          </table:table-cell>
          <table:table-cell table:style-name="ce10" table:formula="of:=1024*[.D87]/[.$H$7]" office:value-type="float" office:value="885.216304563656" calcext:value-type="float">
            <text:p>88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8]-273" office:value-type="float" office:value="76" calcext:value-type="float">
            <text:p>76</text:p>
          </table:table-cell>
          <table:table-cell table:style-name="ce5" office:value-type="float" office:value="349" calcext:value-type="float">
            <text:p>349</text:p>
          </table:table-cell>
          <table:table-cell table:style-name="ce5" table:formula="of:=[.$H$3]*EXP([.$H$5]*((1/[.B88])-(1/[.$H$6])))" office:value-type="float" office:value="1925.27208042809" calcext:value-type="float">
            <text:p>1925.2720804281</text:p>
          </table:table-cell>
          <table:table-cell table:style-name="ce7" table:formula="of:=[.$H$4]*[.$H$2]/([.$H$3]+[.C88])" office:value-type="float" office:value="3.90768705154546" calcext:value-type="float">
            <text:p>3.9076870515</text:p>
          </table:table-cell>
          <table:table-cell table:style-name="ce10" table:formula="of:=1024*[.D88]/[.$H$7]" office:value-type="float" office:value="889.215897951679" calcext:value-type="float">
            <text:p>88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9]-273" office:value-type="float" office:value="77" calcext:value-type="float">
            <text:p>77</text:p>
          </table:table-cell>
          <table:table-cell table:style-name="ce5" office:value-type="float" office:value="350" calcext:value-type="float">
            <text:p>350</text:p>
          </table:table-cell>
          <table:table-cell table:style-name="ce5" table:formula="of:=[.$H$3]*EXP([.$H$5]*((1/[.B89])-(1/[.$H$6])))" office:value-type="float" office:value="1872.72839411347" calcext:value-type="float">
            <text:p>1872.7283941135</text:p>
          </table:table-cell>
          <table:table-cell table:style-name="ce7" table:formula="of:=[.$H$4]*[.$H$2]/([.$H$3]+[.C89])" office:value-type="float" office:value="3.92483638258291" calcext:value-type="float">
            <text:p>3.9248363826</text:p>
          </table:table-cell>
          <table:table-cell table:style-name="ce10" table:formula="of:=1024*[.D89]/[.$H$7]" office:value-type="float" office:value="893.118323503311" calcext:value-type="float">
            <text:p>89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0]-273" office:value-type="float" office:value="78" calcext:value-type="float">
            <text:p>78</text:p>
          </table:table-cell>
          <table:table-cell table:style-name="ce5" office:value-type="float" office:value="351" calcext:value-type="float">
            <text:p>351</text:p>
          </table:table-cell>
          <table:table-cell table:style-name="ce5" table:formula="of:=[.$H$3]*EXP([.$H$5]*((1/[.B90])-(1/[.$H$6])))" office:value-type="float" office:value="1821.90594248764" calcext:value-type="float">
            <text:p>1821.9059424877</text:p>
          </table:table-cell>
          <table:table-cell table:style-name="ce7" table:formula="of:=[.$H$4]*[.$H$2]/([.$H$3]+[.C90])" office:value-type="float" office:value="3.94156775155658" calcext:value-type="float">
            <text:p>3.9415677516</text:p>
          </table:table-cell>
          <table:table-cell table:style-name="ce10" table:formula="of:=1024*[.D90]/[.$H$7]" office:value-type="float" office:value="896.925639465319" calcext:value-type="float">
            <text:p>89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1]-273" office:value-type="float" office:value="79" calcext:value-type="float">
            <text:p>79</text:p>
          </table:table-cell>
          <table:table-cell table:style-name="ce5" office:value-type="float" office:value="352" calcext:value-type="float">
            <text:p>352</text:p>
          </table:table-cell>
          <table:table-cell table:style-name="ce5" table:formula="of:=[.$H$3]*EXP([.$H$5]*((1/[.B91])-(1/[.$H$6])))" office:value-type="float" office:value="1772.73982218102" calcext:value-type="float">
            <text:p>1772.739822181</text:p>
          </table:table-cell>
          <table:table-cell table:style-name="ce7" table:formula="of:=[.$H$4]*[.$H$2]/([.$H$3]+[.C91])" office:value-type="float" office:value="3.95789015036024" calcext:value-type="float">
            <text:p>3.9578901504</text:p>
          </table:table-cell>
          <table:table-cell table:style-name="ce10" table:formula="of:=1024*[.D91]/[.$H$7]" office:value-type="float" office:value="900.639891993085" calcext:value-type="float">
            <text:p>90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2]-273" office:value-type="float" office:value="80" calcext:value-type="float">
            <text:p>80</text:p>
          </table:table-cell>
          <table:table-cell table:style-name="ce5" office:value-type="float" office:value="353" calcext:value-type="float">
            <text:p>353</text:p>
          </table:table-cell>
          <table:table-cell table:style-name="ce5" table:formula="of:=[.$H$3]*EXP([.$H$5]*((1/[.B92])-(1/[.$H$6])))" office:value-type="float" office:value="1725.16787774922" calcext:value-type="float">
            <text:p>1725.1678777492</text:p>
          </table:table-cell>
          <table:table-cell table:style-name="ce7" table:formula="of:=[.$H$4]*[.$H$2]/([.$H$3]+[.C92])" office:value-type="float" office:value="3.9738125061565" calcext:value-type="float">
            <text:p>3.9738125062</text:p>
          </table:table-cell>
          <table:table-cell table:style-name="ce10" table:formula="of:=1024*[.D92]/[.$H$7]" office:value-type="float" office:value="904.263112512057" calcext:value-type="float">
            <text:p>90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3]-273" office:value-type="float" office:value="81" calcext:value-type="float">
            <text:p>81</text:p>
          </table:table-cell>
          <table:table-cell table:style-name="ce5" office:value-type="float" office:value="354" calcext:value-type="float">
            <text:p>354</text:p>
          </table:table-cell>
          <table:table-cell table:style-name="ce5" table:formula="of:=[.$H$3]*EXP([.$H$5]*((1/[.B93])-(1/[.$H$6])))" office:value-type="float" office:value="1679.1305732293" calcext:value-type="float">
            <text:p>1679.1305732293</text:p>
          </table:table-cell>
          <table:table-cell table:style-name="ce7" table:formula="of:=[.$H$4]*[.$H$2]/([.$H$3]+[.C93])" office:value-type="float" office:value="3.98934367081366" calcext:value-type="float">
            <text:p>3.9893436708</text:p>
          </table:table-cell>
          <table:table-cell table:style-name="ce10" table:formula="of:=1024*[.D93]/[.$H$7]" office:value-type="float" office:value="907.797315314042" calcext:value-type="float">
            <text:p>90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4]-273" office:value-type="float" office:value="82" calcext:value-type="float">
            <text:p>82</text:p>
          </table:table-cell>
          <table:table-cell table:style-name="ce5" office:value-type="float" office:value="355" calcext:value-type="float">
            <text:p>355</text:p>
          </table:table-cell>
          <table:table-cell table:style-name="ce5" table:formula="of:=[.$H$3]*EXP([.$H$5]*((1/[.B94])-(1/[.$H$6])))" office:value-type="float" office:value="1634.57087024269" calcext:value-type="float">
            <text:p>1634.5708702427</text:p>
          </table:table-cell>
          <table:table-cell table:style-name="ce7" table:formula="of:=[.$H$4]*[.$H$2]/([.$H$3]+[.C94])" office:value-type="float" office:value="4.0044924113214" calcext:value-type="float">
            <text:p>4.0044924113</text:p>
          </table:table-cell>
          <table:table-cell table:style-name="ce10" table:formula="of:=1024*[.D94]/[.$H$7]" office:value-type="float" office:value="911.244495376247" calcext:value-type="float">
            <text:p>91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5]-273" office:value-type="float" office:value="83" calcext:value-type="float">
            <text:p>83</text:p>
          </table:table-cell>
          <table:table-cell table:style-name="ce5" office:value-type="float" office:value="356" calcext:value-type="float">
            <text:p>356</text:p>
          </table:table-cell>
          <table:table-cell table:style-name="ce5" table:formula="of:=[.$H$3]*EXP([.$H$5]*((1/[.B95])-(1/[.$H$6])))" office:value-type="float" office:value="1591.43411228431" calcext:value-type="float">
            <text:p>1591.4341122843</text:p>
          </table:table-cell>
          <table:table-cell table:style-name="ce7" table:formula="of:=[.$H$4]*[.$H$2]/([.$H$3]+[.C95])" office:value-type="float" office:value="4.01926740113311" calcext:value-type="float">
            <text:p>4.0192674011</text:p>
          </table:table-cell>
          <table:table-cell table:style-name="ce10" table:formula="of:=1024*[.D95]/[.$H$7]" office:value-type="float" office:value="914.60662639118" calcext:value-type="float">
            <text:p>91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6]-273" office:value-type="float" office:value="84" calcext:value-type="float">
            <text:p>84</text:p>
          </table:table-cell>
          <table:table-cell table:style-name="ce5" office:value-type="float" office:value="357" calcext:value-type="float">
            <text:p>357</text:p>
          </table:table-cell>
          <table:table-cell table:style-name="ce5" table:formula="of:=[.$H$3]*EXP([.$H$5]*((1/[.B96])-(1/[.$H$6])))" office:value-type="float" office:value="1549.66791485887" calcext:value-type="float">
            <text:p>1549.6679148589</text:p>
          </table:table-cell>
          <table:table-cell table:style-name="ce7" table:formula="of:=[.$H$4]*[.$H$2]/([.$H$3]+[.C96])" office:value-type="float" office:value="4.03367721238338" calcext:value-type="float">
            <text:p>4.0336772124</text:p>
          </table:table-cell>
          <table:table-cell table:style-name="ce10" table:formula="of:=1024*[.D96]/[.$H$7]" office:value-type="float" office:value="917.885658995684" calcext:value-type="float">
            <text:p>91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7]-273" office:value-type="float" office:value="85" calcext:value-type="float">
            <text:p>85</text:p>
          </table:table-cell>
          <table:table-cell table:style-name="ce5" office:value-type="float" office:value="358" calcext:value-type="float">
            <text:p>358</text:p>
          </table:table-cell>
          <table:table-cell table:style-name="ce5" table:formula="of:=[.$H$3]*EXP([.$H$5]*((1/[.B97])-(1/[.$H$6])))" office:value-type="float" office:value="1509.22206114499" calcext:value-type="float">
            <text:p>1509.222061145</text:p>
          </table:table-cell>
          <table:table-cell table:style-name="ce7" table:formula="of:=[.$H$4]*[.$H$2]/([.$H$3]+[.C97])" office:value-type="float" office:value="4.0477303089304" calcext:value-type="float">
            <text:p>4.0477303089</text:p>
          </table:table-cell>
          <table:table-cell table:style-name="ce10" table:formula="of:=1024*[.D97]/[.$H$7]" office:value-type="float" office:value="921.083519187718" calcext:value-type="float">
            <text:p>92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8]-273" office:value-type="float" office:value="86" calcext:value-type="float">
            <text:p>86</text:p>
          </table:table-cell>
          <table:table-cell table:style-name="ce5" office:value-type="float" office:value="359" calcext:value-type="float">
            <text:p>359</text:p>
          </table:table-cell>
          <table:table-cell table:style-name="ce5" table:formula="of:=[.$H$3]*EXP([.$H$5]*((1/[.B98])-(1/[.$H$6])))" office:value-type="float" office:value="1470.04840288673" calcext:value-type="float">
            <text:p>1470.0484028867</text:p>
          </table:table-cell>
          <table:table-cell table:style-name="ce7" table:formula="of:=[.$H$4]*[.$H$2]/([.$H$3]+[.C98])" office:value-type="float" office:value="4.06143504017457" calcext:value-type="float">
            <text:p>4.0614350402</text:p>
          </table:table-cell>
          <table:table-cell table:style-name="ce10" table:formula="of:=1024*[.D98]/[.$H$7]" office:value-type="float" office:value="924.202106919725" calcext:value-type="float">
            <text:p>92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9]-273" office:value-type="float" office:value="87" calcext:value-type="float">
            <text:p>87</text:p>
          </table:table-cell>
          <table:table-cell table:style-name="ce5" office:value-type="float" office:value="360" calcext:value-type="float">
            <text:p>360</text:p>
          </table:table-cell>
          <table:table-cell table:style-name="ce5" table:formula="of:=[.$H$3]*EXP([.$H$5]*((1/[.B99])-(1/[.$H$6])))" office:value-type="float" office:value="1432.10076622949" calcext:value-type="float">
            <text:p>1432.1007662295</text:p>
          </table:table-cell>
          <table:table-cell table:style-name="ce7" table:formula="of:=[.$H$4]*[.$H$2]/([.$H$3]+[.C99])" office:value-type="float" office:value="4.07479963560569" calcext:value-type="float">
            <text:p>4.0747996356</text:p>
          </table:table-cell>
          <table:table-cell table:style-name="ce10" table:formula="of:=1024*[.D99]/[.$H$7]" office:value-type="float" office:value="927.243294857828" calcext:value-type="float">
            <text:p>92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0]-273" office:value-type="float" office:value="88" calcext:value-type="float">
            <text:p>88</text:p>
          </table:table-cell>
          <table:table-cell table:style-name="ce5" office:value-type="float" office:value="361" calcext:value-type="float">
            <text:p>361</text:p>
          </table:table-cell>
          <table:table-cell table:style-name="ce5" table:formula="of:=[.$H$3]*EXP([.$H$5]*((1/[.B100])-(1/[.$H$6])))" office:value-type="float" office:value="1395.33486223366" calcext:value-type="float">
            <text:p>1395.3348622337</text:p>
          </table:table-cell>
          <table:table-cell table:style-name="ce7" table:formula="of:=[.$H$4]*[.$H$2]/([.$H$3]+[.C100])" office:value-type="float" office:value="4.08783220003294" calcext:value-type="float">
            <text:p>4.0878322</text:p>
          </table:table-cell>
          <table:table-cell table:style-name="ce10" table:formula="of:=1024*[.D100]/[.$H$7]" office:value-type="float" office:value="930.208927296385" calcext:value-type="float">
            <text:p>93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1]-273" office:value-type="float" office:value="89" calcext:value-type="float">
            <text:p>89</text:p>
          </table:table-cell>
          <table:table-cell table:style-name="ce5" office:value-type="float" office:value="362" calcext:value-type="float">
            <text:p>362</text:p>
          </table:table-cell>
          <table:table-cell table:style-name="ce5" table:formula="of:=[.$H$3]*EXP([.$H$5]*((1/[.B101])-(1/[.$H$6])))" office:value-type="float" office:value="1359.70820181497" calcext:value-type="float">
            <text:p>1359.708201815</text:p>
          </table:table-cell>
          <table:table-cell table:style-name="ce7" table:formula="of:=[.$H$4]*[.$H$2]/([.$H$3]+[.C101])" office:value-type="float" office:value="4.10054070945346" calcext:value-type="float">
            <text:p>4.1005407095</text:p>
          </table:table-cell>
          <table:table-cell table:style-name="ce10" table:formula="of:=1024*[.D101]/[.$H$7]" office:value-type="float" office:value="933.100819217854" calcext:value-type="float">
            <text:p>93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2]-273" office:value-type="float" office:value="90" calcext:value-type="float">
            <text:p>90</text:p>
          </table:table-cell>
          <table:table-cell table:style-name="ce5" office:value-type="float" office:value="363" calcext:value-type="float">
            <text:p>363</text:p>
          </table:table-cell>
          <table:table-cell table:style-name="ce5" table:formula="of:=[.$H$3]*EXP([.$H$5]*((1/[.B102])-(1/[.$H$6])))" office:value-type="float" office:value="1325.1800148747" calcext:value-type="float">
            <text:p>1325.1800148747</text:p>
          </table:table-cell>
          <table:table-cell table:style-name="ce7" table:formula="of:=[.$H$4]*[.$H$2]/([.$H$3]+[.C102])" office:value-type="float" office:value="4.11293300751685" calcext:value-type="float">
            <text:p>4.1129330075</text:p>
          </table:table-cell>
          <table:table-cell table:style-name="ce10" table:formula="of:=1024*[.D102]/[.$H$7]" office:value-type="float" office:value="935.920755488279" calcext:value-type="float">
            <text:p>93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3]-273" office:value-type="float" office:value="91" calcext:value-type="float">
            <text:p>91</text:p>
          </table:table-cell>
          <table:table-cell table:style-name="ce5" office:value-type="float" office:value="364" calcext:value-type="float">
            <text:p>364</text:p>
          </table:table-cell>
          <table:table-cell table:style-name="ce5" table:formula="of:=[.$H$3]*EXP([.$H$5]*((1/[.B103])-(1/[.$H$6])))" office:value-type="float" office:value="1291.71117339675" calcext:value-type="float">
            <text:p>1291.7111733968</text:p>
          </table:table-cell>
          <table:table-cell table:style-name="ce7" table:formula="of:=[.$H$4]*[.$H$2]/([.$H$3]+[.C103])" office:value-type="float" office:value="4.12501680254489" calcext:value-type="float">
            <text:p>4.1250168025</text:p>
          </table:table-cell>
          <table:table-cell table:style-name="ce10" table:formula="of:=1024*[.D103]/[.$H$7]" office:value-type="float" office:value="938.670490179105" calcext:value-type="float">
            <text:p>93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4]-273" office:value-type="float" office:value="92" calcext:value-type="float">
            <text:p>92</text:p>
          </table:table-cell>
          <table:table-cell table:style-name="ce5" office:value-type="float" office:value="365" calcext:value-type="float">
            <text:p>365</text:p>
          </table:table-cell>
          <table:table-cell table:style-name="ce5" table:formula="of:=[.$H$3]*EXP([.$H$5]*((1/[.B104])-(1/[.$H$6])))" office:value-type="float" office:value="1259.26411830118" calcext:value-type="float">
            <text:p>1259.2641183012</text:p>
          </table:table-cell>
          <table:table-cell table:style-name="ce7" table:formula="of:=[.$H$4]*[.$H$2]/([.$H$3]+[.C104])" office:value-type="float" office:value="4.13679966506736" calcext:value-type="float">
            <text:p>4.1367996651</text:p>
          </table:table-cell>
          <table:table-cell table:style-name="ce10" table:formula="of:=1024*[.D104]/[.$H$7]" office:value-type="float" office:value="941.351746006439" calcext:value-type="float">
            <text:p>94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5]-273" office:value-type="float" office:value="93" calcext:value-type="float">
            <text:p>9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formula="of:=[.$H$3]*EXP([.$H$5]*((1/[.B105])-(1/[.$H$6])))" office:value-type="float" office:value="1227.8027898557" calcext:value-type="float">
            <text:p>1227.8027898557</text:p>
          </table:table-cell>
          <table:table-cell table:style-name="ce7" table:formula="of:=[.$H$4]*[.$H$2]/([.$H$3]+[.C105])" office:value-type="float" office:value="4.14828902583663" calcext:value-type="float">
            <text:p>4.1482890258</text:p>
          </table:table-cell>
          <table:table-cell table:style-name="ce10" table:formula="of:=1024*[.D105]/[.$H$7]" office:value-type="float" office:value="943.96621387927" calcext:value-type="float">
            <text:p>94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6]-273" office:value-type="float" office:value="94" calcext:value-type="float">
            <text:p>94</text:p>
          </table:table-cell>
          <table:table-cell table:style-name="ce5" office:value-type="float" office:value="367" calcext:value-type="float">
            <text:p>367</text:p>
          </table:table-cell>
          <table:table-cell table:style-name="ce5" table:formula="of:=[.$H$3]*EXP([.$H$5]*((1/[.B106])-(1/[.$H$6])))" office:value-type="float" office:value="1197.29256145814" calcext:value-type="float">
            <text:p>1197.2925614581</text:p>
          </table:table-cell>
          <table:table-cell table:style-name="ce7" table:formula="of:=[.$H$4]*[.$H$2]/([.$H$3]+[.C106])" office:value-type="float" office:value="4.1594921742856" calcext:value-type="float">
            <text:p>4.1594921743</text:p>
          </table:table-cell>
          <table:table-cell table:style-name="ce10" table:formula="of:=1024*[.D106]/[.$H$7]" office:value-type="float" office:value="946.515552548544" calcext:value-type="float">
            <text:p>94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7]-273" office:value-type="float" office:value="95" calcext:value-type="float">
            <text:p>95</text:p>
          </table:table-cell>
          <table:table-cell table:style-name="ce5" office:value-type="float" office:value="368" calcext:value-type="float">
            <text:p>368</text:p>
          </table:table-cell>
          <table:table-cell table:style-name="ce5" table:formula="of:=[.$H$3]*EXP([.$H$5]*((1/[.B107])-(1/[.$H$6])))" office:value-type="float" office:value="1167.70017661312" calcext:value-type="float">
            <text:p>1167.7001766131</text:p>
          </table:table-cell>
          <table:table-cell table:style-name="ce7" table:formula="of:=[.$H$4]*[.$H$2]/([.$H$3]+[.C107])" office:value-type="float" office:value="4.17041625739501" calcext:value-type="float">
            <text:p>4.1704162574</text:p>
          </table:table-cell>
          <table:table-cell table:style-name="ce10" table:formula="of:=1024*[.D107]/[.$H$7]" office:value-type="float" office:value="949.001388349442" calcext:value-type="float">
            <text:p>94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8]-273" office:value-type="float" office:value="96" calcext:value-type="float">
            <text:p>96</text:p>
          </table:table-cell>
          <table:table-cell table:style-name="ce5" office:value-type="float" office:value="369" calcext:value-type="float">
            <text:p>369</text:p>
          </table:table-cell>
          <table:table-cell table:style-name="ce5" table:formula="of:=[.$H$3]*EXP([.$H$5]*((1/[.B108])-(1/[.$H$6])))" office:value-type="float" office:value="1138.9936889364" calcext:value-type="float">
            <text:p>1138.9936889364</text:p>
          </table:table-cell>
          <table:table-cell table:style-name="ce7" table:formula="of:=[.$H$4]*[.$H$2]/([.$H$3]+[.C108])" office:value-type="float" office:value="4.18106827893832" calcext:value-type="float">
            <text:p>4.1810682789</text:p>
          </table:table-cell>
          <table:table-cell table:style-name="ce10" table:formula="of:=1024*[.D108]/[.$H$7]" office:value-type="float" office:value="951.425315029521" calcext:value-type="float">
            <text:p>95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9]-273" office:value-type="float" office:value="97" calcext:value-type="float">
            <text:p>97</text:p>
          </table:table-cell>
          <table:table-cell table:style-name="ce5" office:value-type="float" office:value="370" calcext:value-type="float">
            <text:p>370</text:p>
          </table:table-cell>
          <table:table-cell table:style-name="ce5" table:formula="of:=[.$H$3]*EXP([.$H$5]*((1/[.B109])-(1/[.$H$6])))" office:value-type="float" office:value="1111.14240502945" calcext:value-type="float">
            <text:p>1111.1424050295</text:p>
          </table:table-cell>
          <table:table-cell table:style-name="ce7" table:formula="of:=[.$H$4]*[.$H$2]/([.$H$3]+[.C109])" office:value-type="float" office:value="4.19145509907352" calcext:value-type="float">
            <text:p>4.1914550991</text:p>
          </table:table-cell>
          <table:table-cell table:style-name="ce10" table:formula="of:=1024*[.D109]/[.$H$7]" office:value-type="float" office:value="953.78889365584" calcext:value-type="float">
            <text:p>95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0]-273" office:value-type="float" office:value="98" calcext:value-type="float">
            <text:p>98</text:p>
          </table:table-cell>
          <table:table-cell table:style-name="ce5" office:value-type="float" office:value="371" calcext:value-type="float">
            <text:p>371</text:p>
          </table:table-cell>
          <table:table-cell table:style-name="ce5" table:formula="of:=[.$H$3]*EXP([.$H$5]*((1/[.B110])-(1/[.$H$6])))" office:value-type="float" office:value="1084.11683007579" calcext:value-type="float">
            <text:p>1084.1168300758</text:p>
          </table:table-cell>
          <table:table-cell table:style-name="ce7" table:formula="of:=[.$H$4]*[.$H$2]/([.$H$3]+[.C110])" office:value-type="float" office:value="4.2015834342533" calcext:value-type="float">
            <text:p>4.2015834343</text:p>
          </table:table-cell>
          <table:table-cell table:style-name="ce10" table:formula="of:=1024*[.D110]/[.$H$7]" office:value-type="float" office:value="956.093652594529" calcext:value-type="float">
            <text:p>95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1]-273" office:value-type="float" office:value="99" calcext:value-type="float">
            <text:p>99</text:p>
          </table:table-cell>
          <table:table-cell table:style-name="ce5" office:value-type="float" office:value="372" calcext:value-type="float">
            <text:p>372</text:p>
          </table:table-cell>
          <table:table-cell table:style-name="ce5" table:formula="of:=[.$H$3]*EXP([.$H$5]*((1/[.B111])-(1/[.$H$6])))" office:value-type="float" office:value="1057.88861601875" calcext:value-type="float">
            <text:p>1057.8886160188</text:p>
          </table:table-cell>
          <table:table-cell table:style-name="ce7" table:formula="of:=[.$H$4]*[.$H$2]/([.$H$3]+[.C111])" office:value-type="float" office:value="4.21145985742658" calcext:value-type="float">
            <text:p>4.2114598574</text:p>
          </table:table-cell>
          <table:table-cell table:style-name="ce10" table:formula="of:=1024*[.D111]/[.$H$7]" office:value-type="float" office:value="958.341087556627" calcext:value-type="float">
            <text:p>95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2]-273" office:value-type="float" office:value="100" calcext:value-type="float">
            <text:p>100</text:p>
          </table:table-cell>
          <table:table-cell table:style-name="ce5" office:value-type="float" office:value="373" calcext:value-type="float">
            <text:p>373</text:p>
          </table:table-cell>
          <table:table-cell table:style-name="ce5" table:formula="of:=[.$H$3]*EXP([.$H$5]*((1/[.B112])-(1/[.$H$6])))" office:value-type="float" office:value="1032.43051218805" calcext:value-type="float">
            <text:p>1032.4305121881</text:p>
          </table:table-cell>
          <table:table-cell table:style-name="ce7" table:formula="of:=[.$H$4]*[.$H$2]/([.$H$3]+[.C112])" office:value-type="float" office:value="4.2210907985056" calcext:value-type="float">
            <text:p>4.2210907985</text:p>
          </table:table-cell>
          <table:table-cell table:style-name="ce10" table:formula="of:=1024*[.D112]/[.$H$7]" office:value-type="float" office:value="960.532661704386" calcext:value-type="float">
            <text:p>96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3]-273" office:value-type="float" office:value="101" calcext:value-type="float">
            <text:p>101</text:p>
          </table:table-cell>
          <table:table-cell table:style-name="ce5" office:value-type="float" office:value="374" calcext:value-type="float">
            <text:p>374</text:p>
          </table:table-cell>
          <table:table-cell table:style-name="ce5" table:formula="of:=[.$H$3]*EXP([.$H$5]*((1/[.B113])-(1/[.$H$6])))" office:value-type="float" office:value="1007.7163182501" calcext:value-type="float">
            <text:p>1007.7163182501</text:p>
          </table:table-cell>
          <table:table-cell table:style-name="ce7" table:formula="of:=[.$H$4]*[.$H$2]/([.$H$3]+[.C113])" office:value-type="float" office:value="4.23048254507484" calcext:value-type="float">
            <text:p>4.2304825451</text:p>
          </table:table-cell>
          <table:table-cell table:style-name="ce10" table:formula="of:=1024*[.D113]/[.$H$7]" office:value-type="float" office:value="962.669805812585" calcext:value-type="float">
            <text:p>96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4]-273" office:value-type="float" office:value="102" calcext:value-type="float">
            <text:p>102</text:p>
          </table:table-cell>
          <table:table-cell table:style-name="ce5" office:value-type="float" office:value="375" calcext:value-type="float">
            <text:p>375</text:p>
          </table:table-cell>
          <table:table-cell table:style-name="ce5" table:formula="of:=[.$H$3]*EXP([.$H$5]*((1/[.B114])-(1/[.$H$6])))" office:value-type="float" office:value="983.720839363551" calcext:value-type="float">
            <text:p>983.7208393636</text:p>
          </table:table-cell>
          <table:table-cell table:style-name="ce7" table:formula="of:=[.$H$4]*[.$H$2]/([.$H$3]+[.C114])" office:value-type="float" office:value="4.239641243319" calcext:value-type="float">
            <text:p>4.2396412433</text:p>
          </table:table-cell>
          <table:table-cell table:style-name="ce10" table:formula="of:=1024*[.D114]/[.$H$7]" office:value-type="float" office:value="964.753918479701" calcext:value-type="float">
            <text:p>96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5]-273" office:value-type="float" office:value="103" calcext:value-type="float">
            <text:p>103</text:p>
          </table:table-cell>
          <table:table-cell table:style-name="ce5" office:value-type="float" office:value="376" calcext:value-type="float">
            <text:p>376</text:p>
          </table:table-cell>
          <table:table-cell table:style-name="ce5" table:formula="of:=[.$H$3]*EXP([.$H$5]*((1/[.B115])-(1/[.$H$6])))" office:value-type="float" office:value="960.419843428232" calcext:value-type="float">
            <text:p>960.4198434282</text:p>
          </table:table-cell>
          <table:table-cell table:style-name="ce7" table:formula="of:=[.$H$4]*[.$H$2]/([.$H$3]+[.C115])" office:value-type="float" office:value="4.24857289914909" calcext:value-type="float">
            <text:p>4.2485728991</text:p>
          </table:table-cell>
          <table:table-cell table:style-name="ce10" table:formula="of:=1024*[.D115]/[.$H$7]" office:value-type="float" office:value="966.786366384148" calcext:value-type="float">
            <text:p>96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6]-273" office:value-type="float" office:value="104" calcext:value-type="float">
            <text:p>104</text:p>
          </table:table-cell>
          <table:table-cell table:style-name="ce5" office:value-type="float" office:value="377" calcext:value-type="float">
            <text:p>377</text:p>
          </table:table-cell>
          <table:table-cell table:style-name="ce5" table:formula="of:=[.$H$3]*EXP([.$H$5]*((1/[.B116])-(1/[.$H$6])))" office:value-type="float" office:value="937.790020321743" calcext:value-type="float">
            <text:p>937.7900203217</text:p>
          </table:table-cell>
          <table:table-cell table:style-name="ce7" table:formula="of:=[.$H$4]*[.$H$2]/([.$H$3]+[.C116])" office:value-type="float" office:value="4.25728337950664" calcext:value-type="float">
            <text:p>4.2572833795</text:p>
          </table:table-cell>
          <table:table-cell table:style-name="ce10" table:formula="of:=1024*[.D116]/[.$H$7]" office:value-type="float" office:value="968.768484581066" calcext:value-type="float">
            <text:p>96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7]-273" office:value-type="float" office:value="105" calcext:value-type="float">
            <text:p>105</text:p>
          </table:table-cell>
          <table:table-cell table:style-name="ce5" office:value-type="float" office:value="378" calcext:value-type="float">
            <text:p>378</text:p>
          </table:table-cell>
          <table:table-cell table:style-name="ce5" table:formula="of:=[.$H$3]*EXP([.$H$5]*((1/[.B117])-(1/[.$H$6])))" office:value-type="float" office:value="915.808943023593" calcext:value-type="float">
            <text:p>915.8089430236</text:p>
          </table:table-cell>
          <table:table-cell table:style-name="ce7" table:formula="of:=[.$H$4]*[.$H$2]/([.$H$3]+[.C117])" office:value-type="float" office:value="4.26577841382768" calcext:value-type="float">
            <text:p>4.2657784138</text:p>
          </table:table-cell>
          <table:table-cell table:style-name="ce10" table:formula="of:=1024*[.D117]/[.$H$7]" office:value-type="float" office:value="970.701576835455" calcext:value-type="float">
            <text:p>97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8]-273" office:value-type="float" office:value="106" calcext:value-type="float">
            <text:p>106</text:p>
          </table:table-cell>
          <table:table-cell table:style-name="ce5" office:value-type="float" office:value="379" calcext:value-type="float">
            <text:p>379</text:p>
          </table:table-cell>
          <table:table-cell table:style-name="ce5" table:formula="of:=[.$H$3]*EXP([.$H$5]*((1/[.B118])-(1/[.$H$6])))" office:value-type="float" office:value="894.455030532283" calcext:value-type="float">
            <text:p>894.4550305323</text:p>
          </table:table-cell>
          <table:table-cell table:style-name="ce7" table:formula="of:=[.$H$4]*[.$H$2]/([.$H$3]+[.C118])" office:value-type="float" office:value="4.27406359564918" calcext:value-type="float">
            <text:p>4.2740635956</text:p>
          </table:table-cell>
          <table:table-cell table:style-name="ce10" table:formula="of:=1024*[.D118]/[.$H$7]" office:value-type="float" office:value="972.586915987724" calcext:value-type="float">
            <text:p>97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9]-273" office:value-type="float" office:value="107" calcext:value-type="float">
            <text:p>107</text:p>
          </table:table-cell>
          <table:table-cell table:style-name="ce5" office:value-type="float" office:value="380" calcext:value-type="float">
            <text:p>380</text:p>
          </table:table-cell>
          <table:table-cell table:style-name="ce5" table:formula="of:=[.$H$3]*EXP([.$H$5]*((1/[.B119])-(1/[.$H$6])))" office:value-type="float" office:value="873.707512485773" calcext:value-type="float">
            <text:p>873.7075124858</text:p>
          </table:table-cell>
          <table:table-cell table:style-name="ce7" table:formula="of:=[.$H$4]*[.$H$2]/([.$H$3]+[.C119])" office:value-type="float" office:value="4.28214438434177" calcext:value-type="float">
            <text:p>4.2821443843</text:p>
          </table:table-cell>
          <table:table-cell table:style-name="ce10" table:formula="of:=1024*[.D119]/[.$H$7]" office:value-type="float" office:value="974.425744347993" calcext:value-type="float">
            <text:p>97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0]-273" office:value-type="float" office:value="108" calcext:value-type="float">
            <text:p>108</text:p>
          </table:table-cell>
          <table:table-cell table:style-name="ce5" office:value-type="float" office:value="381" calcext:value-type="float">
            <text:p>381</text:p>
          </table:table-cell>
          <table:table-cell table:style-name="ce5" table:formula="of:=[.$H$3]*EXP([.$H$5]*((1/[.B120])-(1/[.$H$6])))" office:value-type="float" office:value="853.546395400617" calcext:value-type="float">
            <text:p>853.5463954006</text:p>
          </table:table-cell>
          <table:table-cell table:style-name="ce7" table:formula="of:=[.$H$4]*[.$H$2]/([.$H$3]+[.C120])" office:value-type="float" office:value="4.29002610695395" calcext:value-type="float">
            <text:p>4.290026107</text:p>
          </table:table-cell>
          <table:table-cell table:style-name="ce10" table:formula="of:=1024*[.D120]/[.$H$7]" office:value-type="float" office:value="976.219274115744" calcext:value-type="float">
            <text:p>97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1]-273" office:value-type="float" office:value="109" calcext:value-type="float">
            <text:p>109</text:p>
          </table:table-cell>
          <table:table-cell table:style-name="ce5" office:value-type="float" office:value="382" calcext:value-type="float">
            <text:p>382</text:p>
          </table:table-cell>
          <table:table-cell table:style-name="ce5" table:formula="of:=[.$H$3]*EXP([.$H$5]*((1/[.B121])-(1/[.$H$6])))" office:value-type="float" office:value="833.952430449537" calcext:value-type="float">
            <text:p>833.9524304495</text:p>
          </table:table-cell>
          <table:table-cell table:style-name="ce7" table:formula="of:=[.$H$4]*[.$H$2]/([.$H$3]+[.C121])" office:value-type="float" office:value="4.29771396015375" calcext:value-type="float">
            <text:p>4.2977139602</text:p>
          </table:table-cell>
          <table:table-cell table:style-name="ce10" table:formula="of:=1024*[.D121]/[.$H$7]" office:value-type="float" office:value="977.968687821653" calcext:value-type="float">
            <text:p>97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2]-273" office:value-type="float" office:value="110" calcext:value-type="float">
            <text:p>110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$H$3]*EXP([.$H$5]*((1/[.B122])-(1/[.$H$6])))" office:value-type="float" office:value="814.907082701519" calcext:value-type="float">
            <text:p>814.9070827015</text:p>
          </table:table-cell>
          <table:table-cell table:style-name="ce7" table:formula="of:=[.$H$4]*[.$H$2]/([.$H$3]+[.C122])" office:value-type="float" office:value="4.30521301225492" calcext:value-type="float">
            <text:p>4.3052130123</text:p>
          </table:table-cell>
          <table:table-cell table:style-name="ce10" table:formula="of:=1024*[.D122]/[.$H$7]" office:value-type="float" office:value="979.675138788676" calcext:value-type="float">
            <text:p>98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3]-273" office:value-type="float" office:value="111" calcext:value-type="float">
            <text:p>111</text:p>
          </table:table-cell>
          <table:table-cell table:style-name="ce5" office:value-type="float" office:value="384" calcext:value-type="float">
            <text:p>384</text:p>
          </table:table-cell>
          <table:table-cell table:style-name="ce5" table:formula="of:=[.$H$3]*EXP([.$H$5]*((1/[.B123])-(1/[.$H$6])))" office:value-type="float" office:value="796.392501752508" calcext:value-type="float">
            <text:p>796.3925017525</text:p>
          </table:table-cell>
          <table:table-cell table:style-name="ce7" table:formula="of:=[.$H$4]*[.$H$2]/([.$H$3]+[.C123])" office:value-type="float" office:value="4.31252820531587" calcext:value-type="float">
            <text:p>4.3125282053</text:p>
          </table:table-cell>
          <table:table-cell table:style-name="ce10" table:formula="of:=1024*[.D123]/[.$H$7]" office:value-type="float" office:value="981.339751609655" calcext:value-type="float">
            <text:p>98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4]-273" office:value-type="float" office:value="112" calcext:value-type="float">
            <text:p>112</text:p>
          </table:table-cell>
          <table:table-cell table:style-name="ce5" office:value-type="float" office:value="385" calcext:value-type="float">
            <text:p>385</text:p>
          </table:table-cell>
          <table:table-cell table:style-name="ce5" table:formula="of:=[.$H$3]*EXP([.$H$5]*((1/[.B124])-(1/[.$H$6])))" office:value-type="float" office:value="778.391493678594" calcext:value-type="float">
            <text:p>778.3914936786</text:p>
          </table:table-cell>
          <table:table-cell table:style-name="ce7" table:formula="of:=[.$H$4]*[.$H$2]/([.$H$3]+[.C124])" office:value-type="float" office:value="4.3196643573001" calcext:value-type="float">
            <text:p>4.3196643573</text:p>
          </table:table-cell>
          <table:table-cell table:style-name="ce10" table:formula="of:=1024*[.D124]/[.$H$7]" office:value-type="float" office:value="982.963622638956" calcext:value-type="float">
            <text:p>98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5]-273" office:value-type="float" office:value="113" calcext:value-type="float">
            <text:p>113</text:p>
          </table:table-cell>
          <table:table-cell table:style-name="ce5" office:value-type="float" office:value="386" calcext:value-type="float">
            <text:p>386</text:p>
          </table:table-cell>
          <table:table-cell table:style-name="ce5" table:formula="of:=[.$H$3]*EXP([.$H$5]*((1/[.B125])-(1/[.$H$6])))" office:value-type="float" office:value="760.887494247172" calcext:value-type="float">
            <text:p>760.8874942472</text:p>
          </table:table-cell>
          <table:table-cell table:style-name="ce7" table:formula="of:=[.$H$4]*[.$H$2]/([.$H$3]+[.C125])" office:value-type="float" office:value="4.32662616428817" calcext:value-type="float">
            <text:p>4.3266261643</text:p>
          </table:table-cell>
          <table:table-cell table:style-name="ce10" table:formula="of:=1024*[.D125]/[.$H$7]" office:value-type="float" office:value="984.547820495797" calcext:value-type="float">
            <text:p>98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6]-273" office:value-type="float" office:value="114" calcext:value-type="float">
            <text:p>114</text:p>
          </table:table-cell>
          <table:table-cell table:style-name="ce5" office:value-type="float" office:value="387" calcext:value-type="float">
            <text:p>387</text:p>
          </table:table-cell>
          <table:table-cell table:style-name="ce5" table:formula="of:=[.$H$3]*EXP([.$H$5]*((1/[.B126])-(1/[.$H$6])))" office:value-type="float" office:value="743.864543324928" calcext:value-type="float">
            <text:p>743.8645433249</text:p>
          </table:table-cell>
          <table:table-cell table:style-name="ce7" table:formula="of:=[.$H$4]*[.$H$2]/([.$H$3]+[.C126])" office:value-type="float" office:value="4.3334182027316" calcext:value-type="float">
            <text:p>4.3334182027</text:p>
          </table:table-cell>
          <table:table-cell table:style-name="ce10" table:formula="of:=1024*[.D126]/[.$H$7]" office:value-type="float" office:value="986.093386577146" calcext:value-type="float">
            <text:p>98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7]-273" office:value-type="float" office:value="115" calcext:value-type="float">
            <text:p>1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table:formula="of:=[.$H$3]*EXP([.$H$5]*((1/[.B127])-(1/[.$H$6])))" office:value-type="float" office:value="727.307260424706" calcext:value-type="float">
            <text:p>727.3072604247</text:p>
          </table:table-cell>
          <table:table-cell table:style-name="ce7" table:formula="of:=[.$H$4]*[.$H$2]/([.$H$3]+[.C127])" office:value-type="float" office:value="4.34004493174019" calcext:value-type="float">
            <text:p>4.3400449317</text:p>
          </table:table-cell>
          <table:table-cell table:style-name="ce10" table:formula="of:=1024*[.D127]/[.$H$7]" office:value-type="float" office:value="987.601335578212" calcext:value-type="float">
            <text:p>9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8]-273" office:value-type="float" office:value="116" calcext:value-type="float">
            <text:p>116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formula="of:=[.$H$3]*EXP([.$H$5]*((1/[.B128])-(1/[.$H$6])))" office:value-type="float" office:value="711.200821336329" calcext:value-type="float">
            <text:p>711.2008213363</text:p>
          </table:table-cell>
          <table:table-cell table:style-name="ce7" table:formula="of:=[.$H$4]*[.$H$2]/([.$H$3]+[.C128])" office:value-type="float" office:value="4.34651069539486" calcext:value-type="float">
            <text:p>4.3465106954</text:p>
          </table:table-cell>
          <table:table-cell table:style-name="ce10" table:formula="of:=1024*[.D128]/[.$H$7]" office:value-type="float" office:value="989.07265601874" calcext:value-type="float">
            <text:p>98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9]-273" office:value-type="float" office:value="117" calcext:value-type="float">
            <text:p>117</text:p>
          </table:table-cell>
          <table:table-cell table:style-name="ce5" office:value-type="float" office:value="390" calcext:value-type="float">
            <text:p>390</text:p>
          </table:table-cell>
          <table:table-cell table:style-name="ce5" table:formula="of:=[.$H$3]*EXP([.$H$5]*((1/[.B129])-(1/[.$H$6])))" office:value-type="float" office:value="695.530935789293" calcext:value-type="float">
            <text:p>695.5309357893</text:p>
          </table:table-cell>
          <table:table-cell table:style-name="ce7" table:formula="of:=[.$H$4]*[.$H$2]/([.$H$3]+[.C129])" office:value-type="float" office:value="4.35281972507861" calcext:value-type="float">
            <text:p>4.3528197251</text:p>
          </table:table-cell>
          <table:table-cell table:style-name="ce10" table:formula="of:=1024*[.D129]/[.$H$7]" office:value-type="float" office:value="990.508310773444" calcext:value-type="float">
            <text:p>99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30]-273" office:value-type="float" office:value="118" calcext:value-type="float">
            <text:p>118</text:p>
          </table:table-cell>
          <table:table-cell table:style-name="ce5" office:value-type="float" office:value="391" calcext:value-type="float">
            <text:p>391</text:p>
          </table:table-cell>
          <table:table-cell table:style-name="ce5" table:formula="of:=[.$H$3]*EXP([.$H$5]*((1/[.B130])-(1/[.$H$6])))" office:value-type="float" office:value="680.283826097922" calcext:value-type="float">
            <text:p>680.2838260979</text:p>
          </table:table-cell>
          <table:table-cell table:style-name="ce7" table:formula="of:=[.$H$4]*[.$H$2]/([.$H$3]+[.C130])" office:value-type="float" office:value="4.35897614181918" calcext:value-type="float">
            <text:p>4.3589761418</text:p>
          </table:table-cell>
          <table:table-cell table:style-name="ce10" table:formula="of:=1024*[.D130]/[.$H$7]" office:value-type="float" office:value="991.909237605075" calcext:value-type="float">
            <text:p>992</text:p>
          </table:table-cell>
          <table:table-cell table:number-columns-repeated="1019"/>
        </table:table-row>
        <table:table-row table:style-name="ro2">
          <table:table-cell table:style-name="ce2" table:formula="of:=[.B131]-273" office:value-type="float" office:value="119" calcext:value-type="float">
            <text:p>119</text:p>
          </table:table-cell>
          <table:table-cell table:style-name="ce5" office:value-type="float" office:value="392" calcext:value-type="float">
            <text:p>392</text:p>
          </table:table-cell>
          <table:table-cell table:style-name="ce5" table:formula="of:=[.$H$3]*EXP([.$H$5]*((1/[.B131])-(1/[.$H$6])))" office:value-type="float" office:value="665.446206742178" calcext:value-type="float">
            <text:p>665.4462067422</text:p>
          </table:table-cell>
          <table:table-cell table:style-name="ce7" table:formula="of:=[.$H$4]*[.$H$2]/([.$H$3]+[.C131])" office:value-type="float" office:value="4.36498395863708" calcext:value-type="float">
            <text:p>4.3649839586</text:p>
          </table:table-cell>
          <table:table-cell table:style-name="ce10" table:formula="of:=1024*[.D131]/[.$H$7]" office:value-type="float" office:value="993.276349698749" calcext:value-type="float">
            <text:p>993</text:p>
          </table:table-cell>
          <table:table-cell table:number-columns-repeated="1019"/>
        </table:table-row>
        <table:table-row table:style-name="ro2">
          <table:table-cell table:style-name="ce2" table:formula="of:=[.B132]-273" office:value-type="float" office:value="120" calcext:value-type="float">
            <text:p>120</text:p>
          </table:table-cell>
          <table:table-cell table:style-name="ce5" office:value-type="float" office:value="393" calcext:value-type="float">
            <text:p>393</text:p>
          </table:table-cell>
          <table:table-cell table:style-name="ce5" table:formula="of:=[.$H$3]*EXP([.$H$5]*((1/[.B132])-(1/[.$H$6])))" office:value-type="float" office:value="651.005264839638" calcext:value-type="float">
            <text:p>651.0052648396</text:p>
          </table:table-cell>
          <table:table-cell table:style-name="ce7" table:formula="of:=[.$H$4]*[.$H$2]/([.$H$3]+[.C132])" office:value-type="float" office:value="4.37084708289378" calcext:value-type="float">
            <text:p>4.3708470829</text:p>
          </table:table-cell>
          <table:table-cell table:style-name="ce10" table:formula="of:=1024*[.D132]/[.$H$7]" office:value-type="float" office:value="994.610536196273" calcext:value-type="float">
            <text:p>995</text:p>
          </table:table-cell>
          <table:table-cell table:number-columns-repeated="1019"/>
        </table:table-row>
        <table:table-row table:style-name="ro2">
          <table:table-cell table:style-name="ce2" table:formula="of:=[.B133]-273" office:value-type="float" office:value="121" calcext:value-type="float">
            <text:p>121</text:p>
          </table:table-cell>
          <table:table-cell table:style-name="ce5" office:value-type="float" office:value="394" calcext:value-type="float">
            <text:p>394</text:p>
          </table:table-cell>
          <table:table-cell table:style-name="ce5" table:formula="of:=[.$H$3]*EXP([.$H$5]*((1/[.B133])-(1/[.$H$6])))" office:value-type="float" office:value="636.948641466468" calcext:value-type="float">
            <text:p>636.9486414665</text:p>
          </table:table-cell>
          <table:table-cell table:style-name="ce7" table:formula="of:=[.$H$4]*[.$H$2]/([.$H$3]+[.C133])" office:value-type="float" office:value="4.37656931863482" calcext:value-type="float">
            <text:p>4.3765693186</text:p>
          </table:table-cell>
          <table:table-cell table:style-name="ce10" table:formula="of:=1024*[.D133]/[.$H$7]" office:value-type="float" office:value="995.912662729347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134]-273" office:value-type="float" office:value="122" calcext:value-type="float">
            <text:p>122</text:p>
          </table:table-cell>
          <table:table-cell table:style-name="ce5" office:value-type="float" office:value="395" calcext:value-type="float">
            <text:p>395</text:p>
          </table:table-cell>
          <table:table-cell table:style-name="ce5" table:formula="of:=[.$H$3]*EXP([.$H$5]*((1/[.B134])-(1/[.$H$6])))" office:value-type="float" office:value="623.264413787405" calcext:value-type="float">
            <text:p>623.2644137874</text:p>
          </table:table-cell>
          <table:table-cell table:style-name="ce7" table:formula="of:=[.$H$4]*[.$H$2]/([.$H$3]+[.C134])" office:value-type="float" office:value="4.38215436892347" calcext:value-type="float">
            <text:p>4.3821543689</text:p>
          </table:table-cell>
          <table:table-cell table:style-name="ce10" table:formula="of:=1024*[.D134]/[.$H$7]" office:value-type="float" office:value="997.183571950584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135]-273" office:value-type="float" office:value="123" calcext:value-type="float">
            <text:p>123</text:p>
          </table:table-cell>
          <table:table-cell table:style-name="ce5" office:value-type="float" office:value="396" calcext:value-type="float">
            <text:p>396</text:p>
          </table:table-cell>
          <table:table-cell table:style-name="ce5" table:formula="of:=[.$H$3]*EXP([.$H$5]*((1/[.B135])-(1/[.$H$6])))" office:value-type="float" office:value="609.941077956676" calcext:value-type="float">
            <text:p>609.9410779567</text:p>
          </table:table-cell>
          <table:table-cell table:style-name="ce7" table:formula="of:=[.$H$4]*[.$H$2]/([.$H$3]+[.C135])" office:value-type="float" office:value="4.38760583816072" calcext:value-type="float">
            <text:p>4.3876058382</text:p>
          </table:table-cell>
          <table:table-cell table:style-name="ce10" table:formula="of:=1024*[.D135]/[.$H$7]" office:value-type="float" office:value="998.424084061461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136]-273" office:value-type="float" office:value="124" calcext:value-type="float">
            <text:p>124</text:p>
          </table:table-cell>
          <table:table-cell table:style-name="ce5" office:value-type="float" office:value="397" calcext:value-type="float">
            <text:p>397</text:p>
          </table:table-cell>
          <table:table-cell table:style-name="ce5" table:formula="of:=[.$H$3]*EXP([.$H$5]*((1/[.B136])-(1/[.$H$6])))" office:value-type="float" office:value="596.967532753849" calcext:value-type="float">
            <text:p>596.9675327538</text:p>
          </table:table-cell>
          <table:table-cell table:style-name="ce7" table:formula="of:=[.$H$4]*[.$H$2]/([.$H$3]+[.C136])" office:value-type="float" office:value="4.39292723438813" calcext:value-type="float">
            <text:p>4.3929272344</text:p>
          </table:table-cell>
          <table:table-cell table:style-name="ce10" table:formula="of:=1024*[.D136]/[.$H$7]" office:value-type="float" office:value="999.634997336322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137]-273" office:value-type="float" office:value="125" calcext:value-type="float">
            <text:p>125</text:p>
          </table:table-cell>
          <table:table-cell table:style-name="ce5" office:value-type="float" office:value="398" calcext:value-type="float">
            <text:p>398</text:p>
          </table:table-cell>
          <table:table-cell table:style-name="ce5" table:formula="of:=[.$H$3]*EXP([.$H$5]*((1/[.B137])-(1/[.$H$6])))" office:value-type="float" office:value="584.333063920309" calcext:value-type="float">
            <text:p>584.3330639203</text:p>
          </table:table-cell>
          <table:table-cell table:style-name="ce7" table:formula="of:=[.$H$4]*[.$H$2]/([.$H$3]+[.C137])" office:value-type="float" office:value="4.39812197157003" calcext:value-type="float">
            <text:p>4.3981219716</text:p>
          </table:table-cell>
          <table:table-cell table:style-name="ce10" table:formula="of:=1024*[.D137]/[.$H$7]" office:value-type="float" office:value="1000.81708864171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138]-273" office:value-type="float" office:value="126" calcext:value-type="float">
            <text:p>126</text:p>
          </table:table-cell>
          <table:table-cell table:style-name="ce5" office:value-type="float" office:value="399" calcext:value-type="float">
            <text:p>399</text:p>
          </table:table-cell>
          <table:table-cell table:style-name="ce5" table:formula="of:=[.$H$3]*EXP([.$H$5]*((1/[.B138])-(1/[.$H$6])))" office:value-type="float" office:value="572.027329163817" calcext:value-type="float">
            <text:p>572.0273291638</text:p>
          </table:table-cell>
          <table:table-cell table:style-name="ce7" table:formula="of:=[.$H$4]*[.$H$2]/([.$H$3]+[.C138])" office:value-type="float" office:value="4.40319337185223" calcext:value-type="float">
            <text:p>4.4031933719</text:p>
          </table:table-cell>
          <table:table-cell table:style-name="ce10" table:formula="of:=1024*[.D138]/[.$H$7]" office:value-type="float" office:value="1001.97111395037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139]-273" office:value-type="float" office:value="127" calcext:value-type="float">
            <text:p>127</text:p>
          </table:table-cell>
          <table:table-cell table:style-name="ce5" office:value-type="float" office:value="400" calcext:value-type="float">
            <text:p>400</text:p>
          </table:table-cell>
          <table:table-cell table:style-name="ce5" table:formula="of:=[.$H$3]*EXP([.$H$5]*((1/[.B139])-(1/[.$H$6])))" office:value-type="float" office:value="560.040343800258" calcext:value-type="float">
            <text:p>560.0403438003</text:p>
          </table:table-cell>
          <table:table-cell table:style-name="ce7" table:formula="of:=[.$H$4]*[.$H$2]/([.$H$3]+[.C139])" office:value-type="float" office:value="4.40814466779475" calcext:value-type="float">
            <text:p>4.4081446678</text:p>
          </table:table-cell>
          <table:table-cell table:style-name="ce10" table:formula="of:=1024*[.D139]/[.$H$7]" office:value-type="float" office:value="1003.09780884929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140]-273" office:value-type="float" office:value="128" calcext:value-type="float">
            <text:p>128</text:p>
          </table:table-cell>
          <table:table-cell table:style-name="ce5" office:value-type="float" office:value="401" calcext:value-type="float">
            <text:p>401</text:p>
          </table:table-cell>
          <table:table-cell table:style-name="ce5" table:formula="of:=[.$H$3]*EXP([.$H$5]*((1/[.B140])-(1/[.$H$6])))" office:value-type="float" office:value="548.362467003175" calcext:value-type="float">
            <text:p>548.3624670032</text:p>
          </table:table-cell>
          <table:table-cell table:style-name="ce7" table:formula="of:=[.$H$4]*[.$H$2]/([.$H$3]+[.C140])" office:value-type="float" office:value="4.41297900457599" calcext:value-type="float">
            <text:p>4.4129790046</text:p>
          </table:table-cell>
          <table:table-cell table:style-name="ce10" table:formula="of:=1024*[.D140]/[.$H$7]" office:value-type="float" office:value="1004.19788904129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141]-273" office:value-type="float" office:value="129" calcext:value-type="float">
            <text:p>129</text:p>
          </table:table-cell>
          <table:table-cell table:style-name="ce5" office:value-type="float" office:value="402" calcext:value-type="float">
            <text:p>402</text:p>
          </table:table-cell>
          <table:table-cell table:style-name="ce5" table:formula="of:=[.$H$3]*EXP([.$H$5]*((1/[.B141])-(1/[.$H$6])))" office:value-type="float" office:value="536.984388633183" calcext:value-type="float">
            <text:p>536.9843886332</text:p>
          </table:table-cell>
          <table:table-cell table:style-name="ce7" table:formula="of:=[.$H$4]*[.$H$2]/([.$H$3]+[.C141])" office:value-type="float" office:value="4.41769944216663" calcext:value-type="float">
            <text:p>4.4176994422</text:p>
          </table:table-cell>
          <table:table-cell table:style-name="ce10" table:formula="of:=1024*[.D141]/[.$H$7]" office:value-type="float" office:value="1005.2720508397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142]-273" office:value-type="float" office:value="130" calcext:value-type="float">
            <text:p>130</text:p>
          </table:table-cell>
          <table:table-cell table:style-name="ce5" office:value-type="float" office:value="403" calcext:value-type="float">
            <text:p>403</text:p>
          </table:table-cell>
          <table:table-cell table:style-name="ce5" table:formula="of:=[.$H$3]*EXP([.$H$5]*((1/[.B142])-(1/[.$H$6])))" office:value-type="float" office:value="525.897116620723" calcext:value-type="float">
            <text:p>525.8971166207</text:p>
          </table:table-cell>
          <table:table-cell table:style-name="ce7" table:formula="of:=[.$H$4]*[.$H$2]/([.$H$3]+[.C142])" office:value-type="float" office:value="4.42230895747127" calcext:value-type="float">
            <text:p>4.4223089575</text:p>
          </table:table-cell>
          <table:table-cell table:style-name="ce10" table:formula="of:=1024*[.D142]/[.$H$7]" office:value-type="float" office:value="1006.32097165569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143]-273" office:value-type="float" office:value="131" calcext:value-type="float">
            <text:p>131</text:p>
          </table:table-cell>
          <table:table-cell table:style-name="ce5" office:value-type="float" office:value="404" calcext:value-type="float">
            <text:p>404</text:p>
          </table:table-cell>
          <table:table-cell table:style-name="ce5" table:formula="of:=[.$H$3]*EXP([.$H$5]*((1/[.B143])-(1/[.$H$6])))" office:value-type="float" office:value="515.091964876916" calcext:value-type="float">
            <text:p>515.0919648769</text:p>
          </table:table-cell>
          <table:table-cell table:style-name="ce7" table:formula="of:=[.$H$4]*[.$H$2]/([.$H$3]+[.C143])" office:value-type="float" office:value="4.42681044643638" calcext:value-type="float">
            <text:p>4.4268104464</text:p>
          </table:table-cell>
          <table:table-cell table:style-name="ce10" table:formula="of:=1024*[.D143]/[.$H$7]" office:value-type="float" office:value="1007.34531047797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144]-273" office:value-type="float" office:value="132" calcext:value-type="float">
            <text:p>132</text:p>
          </table:table-cell>
          <table:table-cell table:style-name="ce5" office:value-type="float" office:value="405" calcext:value-type="float">
            <text:p>405</text:p>
          </table:table-cell>
          <table:table-cell table:style-name="ce5" table:formula="of:=[.$H$3]*EXP([.$H$5]*((1/[.B144])-(1/[.$H$6])))" office:value-type="float" office:value="504.560541708522" calcext:value-type="float">
            <text:p>504.5605417085</text:p>
          </table:table-cell>
          <table:table-cell table:style-name="ce7" table:formula="of:=[.$H$4]*[.$H$2]/([.$H$3]+[.C144])" office:value-type="float" office:value="4.43120672612325" calcext:value-type="float">
            <text:p>4.4312067261</text:p>
          </table:table-cell>
          <table:table-cell table:style-name="ce10" table:formula="of:=1024*[.D144]/[.$H$7]" office:value-type="float" office:value="1008.34570834449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145]-273" office:value-type="float" office:value="133" calcext:value-type="float">
            <text:p>133</text:p>
          </table:table-cell>
          <table:table-cell table:style-name="ce5" office:value-type="float" office:value="406" calcext:value-type="float">
            <text:p>406</text:p>
          </table:table-cell>
          <table:table-cell table:style-name="ce5" table:formula="of:=[.$H$3]*EXP([.$H$5]*((1/[.B145])-(1/[.$H$6])))" office:value-type="float" office:value="494.294738714206" calcext:value-type="float">
            <text:p>494.2947387142</text:p>
          </table:table-cell>
          <table:table-cell table:style-name="ce7" table:formula="of:=[.$H$4]*[.$H$2]/([.$H$3]+[.C145])" office:value-type="float" office:value="4.43550053674485" calcext:value-type="float">
            <text:p>4.4355005367</text:p>
          </table:table-cell>
          <table:table-cell table:style-name="ce10" table:formula="of:=1024*[.D145]/[.$H$7]" office:value-type="float" office:value="1009.32278880594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146]-273" office:value-type="float" office:value="134" calcext:value-type="float">
            <text:p>134</text:p>
          </table:table-cell>
          <table:table-cell table:style-name="ce5" office:value-type="float" office:value="407" calcext:value-type="float">
            <text:p>407</text:p>
          </table:table-cell>
          <table:table-cell table:style-name="ce5" table:formula="of:=[.$H$3]*EXP([.$H$5]*((1/[.B146])-(1/[.$H$6])))" office:value-type="float" office:value="484.286720140362" calcext:value-type="float">
            <text:p>484.2867201404</text:p>
          </table:table-cell>
          <table:table-cell table:style-name="ce7" table:formula="of:=[.$H$4]*[.$H$2]/([.$H$3]+[.C146])" office:value-type="float" office:value="4.43969454366565" calcext:value-type="float">
            <text:p>4.4396945437</text:p>
          </table:table-cell>
          <table:table-cell table:style-name="ce10" table:formula="of:=1024*[.D146]/[.$H$7]" office:value-type="float" office:value="1010.27715838081" calcext:value-type="float">
            <text:p>1010</text:p>
          </table:table-cell>
          <table:table-cell table:number-columns-repeated="1019"/>
        </table:table-row>
        <table:table-row table:style-name="ro2">
          <table:table-cell table:style-name="ce2" table:formula="of:=[.B147]-273" office:value-type="float" office:value="135" calcext:value-type="float">
            <text:p>135</text:p>
          </table:table-cell>
          <table:table-cell table:style-name="ce5" office:value-type="float" office:value="408" calcext:value-type="float">
            <text:p>408</text:p>
          </table:table-cell>
          <table:table-cell table:style-name="ce5" table:formula="of:=[.$H$3]*EXP([.$H$5]*((1/[.B147])-(1/[.$H$6])))" office:value-type="float" office:value="474.528912675887" calcext:value-type="float">
            <text:p>474.5289126759</text:p>
          </table:table-cell>
          <table:table-cell table:style-name="ce7" table:formula="of:=[.$H$4]*[.$H$2]/([.$H$3]+[.C147])" office:value-type="float" office:value="4.44379133936369" calcext:value-type="float">
            <text:p>4.4437913394</text:p>
          </table:table-cell>
          <table:table-cell table:style-name="ce10" table:formula="of:=1024*[.D147]/[.$H$7]" office:value-type="float" office:value="1011.20940700187" calcext:value-type="float">
            <text:p>1011</text:p>
          </table:table-cell>
          <table:table-cell table:number-columns-repeated="1019"/>
        </table:table-row>
        <table:table-row table:style-name="ro2">
          <table:table-cell table:style-name="ce2" table:formula="of:=[.B148]-273" office:value-type="float" office:value="136" calcext:value-type="float">
            <text:p>136</text:p>
          </table:table-cell>
          <table:table-cell table:style-name="ce5" office:value-type="float" office:value="409" calcext:value-type="float">
            <text:p>409</text:p>
          </table:table-cell>
          <table:table-cell table:style-name="ce5" table:formula="of:=[.$H$3]*EXP([.$H$5]*((1/[.B148])-(1/[.$H$6])))" office:value-type="float" office:value="465.013995666212" calcext:value-type="float">
            <text:p>465.0139956662</text:p>
          </table:table-cell>
          <table:table-cell table:style-name="ce7" table:formula="of:=[.$H$4]*[.$H$2]/([.$H$3]+[.C148])" office:value-type="float" office:value="4.44779344535424" calcext:value-type="float">
            <text:p>4.4477934454</text:p>
          </table:table-cell>
          <table:table-cell table:style-name="ce10" table:formula="of:=1024*[.D148]/[.$H$7]" office:value-type="float" office:value="1012.12010845394" calcext:value-type="float">
            <text:p>1012</text:p>
          </table:table-cell>
          <table:table-cell table:number-columns-repeated="1019"/>
        </table:table-row>
        <table:table-row table:style-name="ro2">
          <table:table-cell table:style-name="ce2" table:formula="of:=[.B149]-273" office:value-type="float" office:value="137" calcext:value-type="float">
            <text:p>137</text:p>
          </table:table-cell>
          <table:table-cell table:style-name="ce5" office:value-type="float" office:value="410" calcext:value-type="float">
            <text:p>410</text:p>
          </table:table-cell>
          <table:table-cell table:style-name="ce5" table:formula="of:=[.$H$3]*EXP([.$H$5]*((1/[.B149])-(1/[.$H$6])))" office:value-type="float" office:value="455.734891727907" calcext:value-type="float">
            <text:p>455.7348917279</text:p>
          </table:table-cell>
          <table:table-cell table:style-name="ce7" table:formula="of:=[.$H$4]*[.$H$2]/([.$H$3]+[.C149])" office:value-type="float" office:value="4.45170331407479" calcext:value-type="float">
            <text:p>4.4517033141</text:p>
          </table:table-cell>
          <table:table-cell table:style-name="ce10" table:formula="of:=1024*[.D149]/[.$H$7]" office:value-type="float" office:value="1013.0098208028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150]-273" office:value-type="float" office:value="138" calcext:value-type="float">
            <text:p>138</text:p>
          </table:table-cell>
          <table:table-cell table:style-name="ce5" office:value-type="float" office:value="411" calcext:value-type="float">
            <text:p>411</text:p>
          </table:table-cell>
          <table:table-cell table:style-name="ce5" table:formula="of:=[.$H$3]*EXP([.$H$5]*((1/[.B150])-(1/[.$H$6])))" office:value-type="float" office:value="446.684757746044" calcext:value-type="float">
            <text:p>446.684757746</text:p>
          </table:table-cell>
          <table:table-cell table:style-name="ce7" table:formula="of:=[.$H$4]*[.$H$2]/([.$H$3]+[.C150])" office:value-type="float" office:value="4.45552333073076" calcext:value-type="float">
            <text:p>4.4555233307</text:p>
          </table:table-cell>
          <table:table-cell table:style-name="ce10" table:formula="of:=1024*[.D150]/[.$H$7]" office:value-type="float" office:value="1013.87908681518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151]-273" office:value-type="float" office:value="139" calcext:value-type="float">
            <text:p>139</text:p>
          </table:table-cell>
          <table:table-cell table:style-name="ce5" office:value-type="float" office:value="412" calcext:value-type="float">
            <text:p>412</text:p>
          </table:table-cell>
          <table:table-cell table:style-name="ce5" table:formula="of:=[.$H$3]*EXP([.$H$5]*((1/[.B151])-(1/[.$H$6])))" office:value-type="float" office:value="437.856976237361" calcext:value-type="float">
            <text:p>437.8569762374</text:p>
          </table:table-cell>
          <table:table-cell table:style-name="ce7" table:formula="of:=[.$H$4]*[.$H$2]/([.$H$3]+[.C151])" office:value-type="float" office:value="4.45925581510204" calcext:value-type="float">
            <text:p>4.4592558151</text:p>
          </table:table-cell>
          <table:table-cell table:style-name="ce10" table:formula="of:=1024*[.D151]/[.$H$7]" office:value-type="float" office:value="1014.72843436989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152]-273" office:value-type="float" office:value="140" calcext:value-type="float">
            <text:p>140</text:p>
          </table:table-cell>
          <table:table-cell table:style-name="ce5" office:value-type="float" office:value="413" calcext:value-type="float">
            <text:p>413</text:p>
          </table:table-cell>
          <table:table-cell table:style-name="ce5" table:formula="of:=[.$H$3]*EXP([.$H$5]*((1/[.B152])-(1/[.$H$6])))" office:value-type="float" office:value="429.245147063084" calcext:value-type="float">
            <text:p>429.2451470631</text:p>
          </table:table-cell>
          <table:table-cell table:style-name="ce7" table:formula="of:=[.$H$4]*[.$H$2]/([.$H$3]+[.C152])" office:value-type="float" office:value="4.46290302331" calcext:value-type="float">
            <text:p>4.4629030233</text:p>
          </table:table-cell>
          <table:table-cell table:style-name="ce10" table:formula="of:=1024*[.D152]/[.$H$7]" office:value-type="float" office:value="1015.55837685988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153]-273" office:value-type="float" office:value="141" calcext:value-type="float">
            <text:p>141</text:p>
          </table:table-cell>
          <table:table-cell table:style-name="ce5" office:value-type="float" office:value="414" calcext:value-type="float">
            <text:p>414</text:p>
          </table:table-cell>
          <table:table-cell table:style-name="ce5" table:formula="of:=[.$H$3]*EXP([.$H$5]*((1/[.B153])-(1/[.$H$6])))" office:value-type="float" office:value="420.843079476026" calcext:value-type="float">
            <text:p>420.843079476</text:p>
          </table:table-cell>
          <table:table-cell table:style-name="ce7" table:formula="of:=[.$H$4]*[.$H$2]/([.$H$3]+[.C153])" office:value-type="float" office:value="4.46646714954524" calcext:value-type="float">
            <text:p>4.4664671495</text:p>
          </table:table-cell>
          <table:table-cell table:style-name="ce10" table:formula="of:=1024*[.D153]/[.$H$7]" office:value-type="float" office:value="1016.3694135854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154]-273" office:value-type="float" office:value="142" calcext:value-type="float">
            <text:p>142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formula="of:=[.$H$3]*EXP([.$H$5]*((1/[.B154])-(1/[.$H$6])))" office:value-type="float" office:value="412.644784487316" calcext:value-type="float">
            <text:p>412.6447844873</text:p>
          </table:table-cell>
          <table:table-cell table:style-name="ce7" table:formula="of:=[.$H$4]*[.$H$2]/([.$H$3]+[.C154])" office:value-type="float" office:value="4.46995032775586" calcext:value-type="float">
            <text:p>4.4699503278</text:p>
          </table:table-cell>
          <table:table-cell table:style-name="ce10" table:formula="of:=1024*[.D154]/[.$H$7]" office:value-type="float" office:value="1017.16203013822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155]-273" office:value-type="float" office:value="143" calcext:value-type="float">
            <text:p>143</text:p>
          </table:table-cell>
          <table:table-cell table:style-name="ce5" office:value-type="float" office:value="416" calcext:value-type="float">
            <text:p>416</text:p>
          </table:table-cell>
          <table:table-cell table:style-name="ce5" table:formula="of:=[.$H$3]*EXP([.$H$5]*((1/[.B155])-(1/[.$H$6])))" office:value-type="float" office:value="404.644467538797" calcext:value-type="float">
            <text:p>404.6444675388</text:p>
          </table:table-cell>
          <table:table-cell table:style-name="ce7" table:formula="of:=[.$H$4]*[.$H$2]/([.$H$3]+[.C155])" office:value-type="float" office:value="4.47335463329677" calcext:value-type="float">
            <text:p>4.4733546333</text:p>
          </table:table-cell>
          <table:table-cell table:style-name="ce10" table:formula="of:=1024*[.D155]/[.$H$7]" office:value-type="float" office:value="1017.93669877687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156]-273" office:value-type="float" office:value="144" calcext:value-type="float">
            <text:p>144</text:p>
          </table:table-cell>
          <table:table-cell table:style-name="ce5" office:value-type="float" office:value="417" calcext:value-type="float">
            <text:p>417</text:p>
          </table:table-cell>
          <table:table-cell table:style-name="ce5" table:formula="of:=[.$H$3]*EXP([.$H$5]*((1/[.B156])-(1/[.$H$6])))" office:value-type="float" office:value="396.836521467793" calcext:value-type="float">
            <text:p>396.8365214678</text:p>
          </table:table-cell>
          <table:table-cell table:style-name="ce7" table:formula="of:=[.$H$4]*[.$H$2]/([.$H$3]+[.C156])" office:value-type="float" office:value="4.47668208454" calcext:value-type="float">
            <text:p>4.4766820845</text:p>
          </table:table-cell>
          <table:table-cell table:style-name="ce10" table:formula="of:=1024*[.D156]/[.$H$7]" office:value-type="float" office:value="1018.6938787931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157]-273" office:value-type="float" office:value="145" calcext:value-type="float">
            <text:p>145</text:p>
          </table:table-cell>
          <table:table-cell table:style-name="ce5" office:value-type="float" office:value="418" calcext:value-type="float">
            <text:p>418</text:p>
          </table:table-cell>
          <table:table-cell table:style-name="ce5" table:formula="of:=[.$H$3]*EXP([.$H$5]*((1/[.B157])-(1/[.$H$6])))" office:value-type="float" office:value="389.215519751566" calcext:value-type="float">
            <text:p>389.2155197516</text:p>
          </table:table-cell>
          <table:table-cell table:style-name="ce7" table:formula="of:=[.$H$4]*[.$H$2]/([.$H$3]+[.C157])" office:value-type="float" office:value="4.47993464444641" calcext:value-type="float">
            <text:p>4.4799346444</text:p>
          </table:table-cell>
          <table:table-cell table:style-name="ce10" table:formula="of:=1024*[.D157]/[.$H$7]" office:value-type="float" office:value="1019.43401686958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158]-273" office:value-type="float" office:value="146" calcext:value-type="float">
            <text:p>146</text:p>
          </table:table-cell>
          <table:table-cell table:style-name="ce5" office:value-type="float" office:value="419" calcext:value-type="float">
            <text:p>419</text:p>
          </table:table-cell>
          <table:table-cell table:style-name="ce5" table:formula="of:=[.$H$3]*EXP([.$H$5]*((1/[.B158])-(1/[.$H$6])))" office:value-type="float" office:value="381.776210019378" calcext:value-type="float">
            <text:p>381.7762100194</text:p>
          </table:table-cell>
          <table:table-cell table:style-name="ce7" table:formula="of:=[.$H$4]*[.$H$2]/([.$H$3]+[.C158])" office:value-type="float" office:value="4.4831142220993" calcext:value-type="float">
            <text:p>4.4831142221</text:p>
          </table:table-cell>
          <table:table-cell table:style-name="ce10" table:formula="of:=1024*[.D158]/[.$H$7]" office:value-type="float" office:value="1020.15754742882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159]-273" office:value-type="float" office:value="147" calcext:value-type="float">
            <text:p>147</text:p>
          </table:table-cell>
          <table:table-cell table:style-name="ce5" office:value-type="float" office:value="420" calcext:value-type="float">
            <text:p>420</text:p>
          </table:table-cell>
          <table:table-cell table:style-name="ce5" table:formula="of:=[.$H$3]*EXP([.$H$5]*((1/[.B159])-(1/[.$H$6])))" office:value-type="float" office:value="374.513507820638" calcext:value-type="float">
            <text:p>374.5135078206</text:p>
          </table:table-cell>
          <table:table-cell table:style-name="ce7" table:formula="of:=[.$H$4]*[.$H$2]/([.$H$3]+[.C159])" office:value-type="float" office:value="4.48622267420008" calcext:value-type="float">
            <text:p>4.4862226742</text:p>
          </table:table-cell>
          <table:table-cell table:style-name="ce10" table:formula="of:=1024*[.D159]/[.$H$7]" office:value-type="float" office:value="1020.86489297353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160]-273" office:value-type="float" office:value="148" calcext:value-type="float">
            <text:p>148</text:p>
          </table:table-cell>
          <table:table-cell table:style-name="ce5" office:value-type="float" office:value="421" calcext:value-type="float">
            <text:p>421</text:p>
          </table:table-cell>
          <table:table-cell table:style-name="ce5" table:formula="of:=[.$H$3]*EXP([.$H$5]*((1/[.B160])-(1/[.$H$6])))" office:value-type="float" office:value="367.422490638138" calcext:value-type="float">
            <text:p>367.4224906381</text:p>
          </table:table-cell>
          <table:table-cell table:style-name="ce7" table:formula="of:=[.$H$4]*[.$H$2]/([.$H$3]+[.C160])" office:value-type="float" office:value="4.48926180652666" calcext:value-type="float">
            <text:p>4.4892618065</text:p>
          </table:table-cell>
          <table:table-cell table:style-name="ce10" table:formula="of:=1024*[.D160]/[.$H$7]" office:value-type="float" office:value="1021.55646441851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161]-273" office:value-type="float" office:value="149" calcext:value-type="float">
            <text:p>149</text:p>
          </table:table-cell>
          <table:table-cell table:style-name="ce5" office:value-type="float" office:value="422" calcext:value-type="float">
            <text:p>422</text:p>
          </table:table-cell>
          <table:table-cell table:style-name="ce5" table:formula="of:=[.$H$3]*EXP([.$H$5]*((1/[.B161])-(1/[.$H$6])))" office:value-type="float" office:value="360.498392135913" calcext:value-type="float">
            <text:p>360.4983921359</text:p>
          </table:table-cell>
          <table:table-cell table:style-name="ce7" table:formula="of:=[.$H$4]*[.$H$2]/([.$H$3]+[.C161])" office:value-type="float" office:value="4.49223337535498" calcext:value-type="float">
            <text:p>4.4922333754</text:p>
          </table:table-cell>
          <table:table-cell table:style-name="ce10" table:formula="of:=1024*[.D161]/[.$H$7]" office:value-type="float" office:value="1022.23266141411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162]-273" office:value-type="float" office:value="150" calcext:value-type="float">
            <text:p>150</text:p>
          </table:table-cell>
          <table:table-cell table:style-name="ce5" office:value-type="float" office:value="423" calcext:value-type="float">
            <text:p>423</text:p>
          </table:table-cell>
          <table:table-cell table:style-name="ce5" table:formula="of:=[.$H$3]*EXP([.$H$5]*((1/[.B162])-(1/[.$H$6])))" office:value-type="float" office:value="353.736596631712" calcext:value-type="float">
            <text:p>353.7365966317</text:p>
          </table:table-cell>
          <table:table-cell table:style-name="ce7" table:formula="of:=[.$H$4]*[.$H$2]/([.$H$3]+[.C162])" office:value-type="float" office:value="4.49513908884417" calcext:value-type="float">
            <text:p>4.4951390888</text:p>
          </table:table-cell>
          <table:table-cell table:style-name="ce10" table:formula="of:=1024*[.D162]/[.$H$7]" office:value-type="float" office:value="1022.89387266143" calcext:value-type="float">
            <text:p>1023</text:p>
          </table:table-cell>
          <table:table-cell table:number-columns-repeated="1019"/>
        </table:table-row>
        <table:table-row table:style-name="ro2">
          <table:table-cell table:style-name="ce2" table:formula="of:=[.B163]-273" office:value-type="float" office:value="151" calcext:value-type="float">
            <text:p>151</text:p>
          </table:table-cell>
          <table:table-cell table:style-name="ce5" office:value-type="float" office:value="424" calcext:value-type="float">
            <text:p>424</text:p>
          </table:table-cell>
          <table:table-cell table:style-name="ce5" table:formula="of:=[.$H$3]*EXP([.$H$5]*((1/[.B163])-(1/[.$H$6])))" office:value-type="float" office:value="347.13263378455" calcext:value-type="float">
            <text:p>347.1326337846</text:p>
          </table:table-cell>
          <table:table-cell table:style-name="ce7" table:formula="of:=[.$H$4]*[.$H$2]/([.$H$3]+[.C163])" office:value-type="float" office:value="4.49798060838605" calcext:value-type="float">
            <text:p>4.4979806084</text:p>
          </table:table-cell>
          <table:table-cell table:style-name="ce10" table:formula="of:=1024*[.D163]/[.$H$7]" office:value-type="float" office:value="1023.5404762194" calcext:value-type="float">
            <text:p>1024</text:p>
          </table:table-cell>
          <table:table-cell table:number-columns-repeated="1019"/>
        </table:table-row>
        <table:table-row table:style-name="ro2">
          <table:table-cell table:style-name="ce2" table:formula="of:=[.B164]-273" office:value-type="float" office:value="152" calcext:value-type="float">
            <text:p>152</text:p>
          </table:table-cell>
          <table:table-cell table:style-name="ce5" office:value-type="float" office:value="425" calcext:value-type="float">
            <text:p>425</text:p>
          </table:table-cell>
          <table:table-cell table:style-name="ce5" table:formula="of:=[.$H$3]*EXP([.$H$5]*((1/[.B164])-(1/[.$H$6])))" office:value-type="float" office:value="340.682173488245" calcext:value-type="float">
            <text:p>340.6821734882</text:p>
          </table:table-cell>
          <table:table-cell table:style-name="ce7" table:formula="of:=[.$H$4]*[.$H$2]/([.$H$3]+[.C164])" office:value-type="float" office:value="4.50075954991936" calcext:value-type="float">
            <text:p>4.5007595499</text:p>
          </table:table-cell>
          <table:table-cell table:style-name="ce10" table:formula="of:=1024*[.D164]/[.$H$7]" office:value-type="float" office:value="1024.17283980387" calcext:value-type="float">
            <text:p>1024</text:p>
          </table:table-cell>
          <table:table-cell table:number-columns-repeated="1019"/>
        </table:table-row>
        <table:table-row table:style-name="ro2">
          <table:table-cell table:style-name="ce2" table:formula="of:=[.B165]-273" office:value-type="float" office:value="153" calcext:value-type="float">
            <text:p>153</text:p>
          </table:table-cell>
          <table:table-cell table:style-name="ce5" office:value-type="float" office:value="426" calcext:value-type="float">
            <text:p>426</text:p>
          </table:table-cell>
          <table:table-cell table:style-name="ce5" table:formula="of:=[.$H$3]*EXP([.$H$5]*((1/[.B165])-(1/[.$H$6])))" office:value-type="float" office:value="334.381020962242" calcext:value-type="float">
            <text:p>334.3810209622</text:p>
          </table:table-cell>
          <table:table-cell table:style-name="ce7" table:formula="of:=[.$H$4]*[.$H$2]/([.$H$3]+[.C165])" office:value-type="float" office:value="4.50347748520943" calcext:value-type="float">
            <text:p>4.5034774852</text:p>
          </table:table-cell>
          <table:table-cell table:style-name="ce10" table:formula="of:=1024*[.D165]/[.$H$7]" office:value-type="float" office:value="1024.79132107877" calcext:value-type="float">
            <text:p>1025</text:p>
          </table:table-cell>
          <table:table-cell table:number-columns-repeated="1019"/>
        </table:table-row>
        <table:table-row table:style-name="ro2">
          <table:table-cell table:style-name="ce2" table:formula="of:=[.B166]-273" office:value-type="float" office:value="154" calcext:value-type="float">
            <text:p>154</text:p>
          </table:table-cell>
          <table:table-cell table:style-name="ce5" office:value-type="float" office:value="427" calcext:value-type="float">
            <text:p>427</text:p>
          </table:table-cell>
          <table:table-cell table:style-name="ce5" table:formula="of:=[.$H$3]*EXP([.$H$5]*((1/[.B166])-(1/[.$H$6])))" office:value-type="float" office:value="328.225112031445" calcext:value-type="float">
            <text:p>328.2251120314</text:p>
          </table:table-cell>
          <table:table-cell table:style-name="ce7" table:formula="of:=[.$H$4]*[.$H$2]/([.$H$3]+[.C166])" office:value-type="float" office:value="4.50613594309397" calcext:value-type="float">
            <text:p>4.5061359431</text:p>
          </table:table-cell>
          <table:table-cell table:style-name="ce10" table:formula="of:=1024*[.D166]/[.$H$7]" office:value-type="float" office:value="1025.39626793961" calcext:value-type="float">
            <text:p>1025</text:p>
          </table:table-cell>
          <table:table-cell table:number-columns-repeated="1019"/>
        </table:table-row>
        <table:table-row table:style-name="ro2">
          <table:table-cell table:style-name="ce2" table:formula="of:=[.B167]-273" office:value-type="float" office:value="155" calcext:value-type="float">
            <text:p>155</text:p>
          </table:table-cell>
          <table:table-cell table:style-name="ce5" office:value-type="float" office:value="428" calcext:value-type="float">
            <text:p>428</text:p>
          </table:table-cell>
          <table:table-cell table:style-name="ce5" table:formula="of:=[.$H$3]*EXP([.$H$5]*((1/[.B167])-(1/[.$H$6])))" office:value-type="float" office:value="322.210508587137" calcext:value-type="float">
            <text:p>322.2105085871</text:p>
          </table:table-cell>
          <table:table-cell table:style-name="ce7" table:formula="of:=[.$H$4]*[.$H$2]/([.$H$3]+[.C167])" office:value-type="float" office:value="4.50873641069549" calcext:value-type="float">
            <text:p>4.5087364107</text:p>
          </table:table-cell>
          <table:table-cell table:style-name="ce10" table:formula="of:=1024*[.D167]/[.$H$7]" office:value-type="float" office:value="1025.98801878937" calcext:value-type="float">
            <text:p>1026</text:p>
          </table:table-cell>
          <table:table-cell table:number-columns-repeated="1019"/>
        </table:table-row>
        <table:table-row table:style-name="ro2">
          <table:table-cell table:style-name="ce2" table:formula="of:=[.B168]-273" office:value-type="float" office:value="156" calcext:value-type="float">
            <text:p>156</text:p>
          </table:table-cell>
          <table:table-cell table:style-name="ce5" office:value-type="float" office:value="429" calcext:value-type="float">
            <text:p>429</text:p>
          </table:table-cell>
          <table:table-cell table:style-name="ce5" table:formula="of:=[.$H$3]*EXP([.$H$5]*((1/[.B168])-(1/[.$H$6])))" office:value-type="float" office:value="316.333394221426" calcext:value-type="float">
            <text:p>316.3333942214</text:p>
          </table:table-cell>
          <table:table-cell table:style-name="ce7" table:formula="of:=[.$H$4]*[.$H$2]/([.$H$3]+[.C168])" office:value-type="float" office:value="4.51128033460111" calcext:value-type="float">
            <text:p>4.5112803346</text:p>
          </table:table-cell>
          <table:table-cell table:style-name="ce10" table:formula="of:=1024*[.D168]/[.$H$7]" office:value-type="float" office:value="1026.56690280701" calcext:value-type="float">
            <text:p>1027</text:p>
          </table:table-cell>
          <table:table-cell table:number-columns-repeated="1019"/>
        </table:table-row>
        <table:table-row table:style-name="ro2">
          <table:table-cell table:style-name="ce2" table:formula="of:=[.B169]-273" office:value-type="float" office:value="157" calcext:value-type="float">
            <text:p>157</text:p>
          </table:table-cell>
          <table:table-cell table:style-name="ce5" office:value-type="float" office:value="430" calcext:value-type="float">
            <text:p>430</text:p>
          </table:table-cell>
          <table:table-cell table:style-name="ce5" table:formula="of:=[.$H$3]*EXP([.$H$5]*((1/[.B169])-(1/[.$H$6])))" office:value-type="float" office:value="310.590070028008" calcext:value-type="float">
            <text:p>310.590070028</text:p>
          </table:table-cell>
          <table:table-cell table:style-name="ce7" table:formula="of:=[.$H$4]*[.$H$2]/([.$H$3]+[.C169])" office:value-type="float" office:value="4.51376912201035" calcext:value-type="float">
            <text:p>4.513769122</text:p>
          </table:table-cell>
          <table:table-cell table:style-name="ce10" table:formula="of:=1024*[.D169]/[.$H$7]" office:value-type="float" office:value="1027.13324020858" calcext:value-type="float">
            <text:p>1027</text:p>
          </table:table-cell>
          <table:table-cell table:number-columns-repeated="1019"/>
        </table:table-row>
        <table:table-row table:style-name="ro2">
          <table:table-cell table:style-name="ce2" table:formula="of:=[.B170]-273" office:value-type="float" office:value="158" calcext:value-type="float">
            <text:p>158</text:p>
          </table:table-cell>
          <table:table-cell table:style-name="ce5" office:value-type="float" office:value="431" calcext:value-type="float">
            <text:p>431</text:p>
          </table:table-cell>
          <table:table-cell table:style-name="ce5" table:formula="of:=[.$H$3]*EXP([.$H$5]*((1/[.B170])-(1/[.$H$6])))" office:value-type="float" office:value="304.976950562346" calcext:value-type="float">
            <text:p>304.9769505623</text:p>
          </table:table-cell>
          <table:table-cell table:style-name="ce7" table:formula="of:=[.$H$4]*[.$H$2]/([.$H$3]+[.C170])" office:value-type="float" office:value="4.51620414185159" calcext:value-type="float">
            <text:p>4.5162041419</text:p>
          </table:table-cell>
          <table:table-cell table:style-name="ce10" table:formula="of:=1024*[.D170]/[.$H$7]" office:value-type="float" office:value="1027.68734250134" calcext:value-type="float">
            <text:p>1028</text:p>
          </table:table-cell>
          <table:table-cell table:number-columns-repeated="1019"/>
        </table:table-row>
        <table:table-row table:style-name="ro2">
          <table:table-cell table:style-name="ce2" table:formula="of:=[.B171]-273" office:value-type="float" office:value="159" calcext:value-type="float">
            <text:p>159</text:p>
          </table:table-cell>
          <table:table-cell table:style-name="ce5" office:value-type="float" office:value="432" calcext:value-type="float">
            <text:p>432</text:p>
          </table:table-cell>
          <table:table-cell table:style-name="ce5" table:formula="of:=[.$H$3]*EXP([.$H$5]*((1/[.B171])-(1/[.$H$6])))" office:value-type="float" office:value="299.490559954685" calcext:value-type="float">
            <text:p>299.4905599547</text:p>
          </table:table-cell>
          <table:table-cell table:style-name="ce7" table:formula="of:=[.$H$4]*[.$H$2]/([.$H$3]+[.C171])" office:value-type="float" office:value="4.51858672586792" calcext:value-type="float">
            <text:p>4.5185867259</text:p>
          </table:table-cell>
          <table:table-cell table:style-name="ce10" table:formula="of:=1024*[.D171]/[.$H$7]" office:value-type="float" office:value="1028.22951273083" calcext:value-type="float">
            <text:p>1028</text:p>
          </table:table-cell>
          <table:table-cell table:number-columns-repeated="1019"/>
        </table:table-row>
        <table:table-row table:style-name="ro2">
          <table:table-cell table:style-name="ce2" table:formula="of:=[.B172]-273" office:value-type="float" office:value="160" calcext:value-type="float">
            <text:p>160</text:p>
          </table:table-cell>
          <table:table-cell table:style-name="ce5" office:value-type="float" office:value="433" calcext:value-type="float">
            <text:p>433</text:p>
          </table:table-cell>
          <table:table-cell table:style-name="ce5" table:formula="of:=[.$H$3]*EXP([.$H$5]*((1/[.B172])-(1/[.$H$6])))" office:value-type="float" office:value="294.127528169608" calcext:value-type="float">
            <text:p>294.1275281696</text:p>
          </table:table-cell>
          <table:table-cell table:style-name="ce7" table:formula="of:=[.$H$4]*[.$H$2]/([.$H$3]+[.C172])" office:value-type="float" office:value="4.52091816967297" calcext:value-type="float">
            <text:p>4.5209181697</text:p>
          </table:table-cell>
          <table:table-cell table:style-name="ce10" table:formula="of:=1024*[.D172]/[.$H$7]" office:value-type="float" office:value="1028.76004572114" calcext:value-type="float">
            <text:p>1029</text:p>
          </table:table-cell>
          <table:table-cell table:number-columns-repeated="1019"/>
        </table:table-row>
        <table:table-row table:style-name="ro2">
          <table:table-cell table:style-name="ce2" table:formula="of:=[.B173]-273" office:value-type="float" office:value="161" calcext:value-type="float">
            <text:p>161</text:p>
          </table:table-cell>
          <table:table-cell table:style-name="ce5" office:value-type="float" office:value="434" calcext:value-type="float">
            <text:p>434</text:p>
          </table:table-cell>
          <table:table-cell table:style-name="ce5" table:formula="of:=[.$H$3]*EXP([.$H$5]*((1/[.B173])-(1/[.$H$6])))" office:value-type="float" office:value="288.884587406117" calcext:value-type="float">
            <text:p>288.8845874061</text:p>
          </table:table-cell>
          <table:table-cell table:style-name="ce7" table:formula="of:=[.$H$4]*[.$H$2]/([.$H$3]+[.C173])" office:value-type="float" office:value="4.52319973377745" calcext:value-type="float">
            <text:p>4.5231997338</text:p>
          </table:table-cell>
          <table:table-cell table:style-name="ce10" table:formula="of:=1024*[.D173]/[.$H$7]" office:value-type="float" office:value="1029.27922830847" calcext:value-type="float">
            <text:p>1029</text:p>
          </table:table-cell>
          <table:table-cell table:number-columns-repeated="1019"/>
        </table:table-row>
        <table:table-row table:style-name="ro2">
          <table:table-cell table:style-name="ce2" table:formula="of:=[.B174]-273" office:value-type="float" office:value="162" calcext:value-type="float">
            <text:p>162</text:p>
          </table:table-cell>
          <table:table-cell table:style-name="ce5" office:value-type="float" office:value="435" calcext:value-type="float">
            <text:p>435</text:p>
          </table:table-cell>
          <table:table-cell table:style-name="ce5" table:formula="of:=[.$H$3]*EXP([.$H$5]*((1/[.B174])-(1/[.$H$6])))" office:value-type="float" office:value="283.7585686325" calcext:value-type="float">
            <text:p>283.7585686325</text:p>
          </table:table-cell>
          <table:table-cell table:style-name="ce7" table:formula="of:=[.$H$4]*[.$H$2]/([.$H$3]+[.C174])" office:value-type="float" office:value="4.52543264458705" calcext:value-type="float">
            <text:p>4.5254326446</text:p>
          </table:table-cell>
          <table:table-cell table:style-name="ce10" table:formula="of:=1024*[.D174]/[.$H$7]" office:value-type="float" office:value="1029.78733956825" calcext:value-type="float">
            <text:p>1030</text:p>
          </table:table-cell>
          <table:table-cell table:number-columns-repeated="1019"/>
        </table:table-row>
        <table:table-row table:style-name="ro2">
          <table:table-cell table:style-name="ce2" table:formula="of:=[.B175]-273" office:value-type="float" office:value="163" calcext:value-type="float">
            <text:p>163</text:p>
          </table:table-cell>
          <table:table-cell table:style-name="ce5" office:value-type="float" office:value="436" calcext:value-type="float">
            <text:p>436</text:p>
          </table:table-cell>
          <table:table-cell table:style-name="ce5" table:formula="of:=[.$H$3]*EXP([.$H$5]*((1/[.B175])-(1/[.$H$6])))" office:value-type="float" office:value="278.746398250489" calcext:value-type="float">
            <text:p>278.7463982505</text:p>
          </table:table-cell>
          <table:table-cell table:style-name="ce7" table:formula="of:=[.$H$4]*[.$H$2]/([.$H$3]+[.C175])" office:value-type="float" office:value="4.5276180953724" calcext:value-type="float">
            <text:p>4.5276180954</text:p>
          </table:table-cell>
          <table:table-cell table:style-name="ce10" table:formula="of:=1024*[.D175]/[.$H$7]" office:value-type="float" office:value="1030.28465103585" calcext:value-type="float">
            <text:p>1030</text:p>
          </table:table-cell>
          <table:table-cell table:number-columns-repeated="1019"/>
        </table:table-row>
        <table:table-row table:style-name="ro2">
          <table:table-cell table:style-name="ce2" table:formula="of:=[.B176]-273" office:value-type="float" office:value="164" calcext:value-type="float">
            <text:p>164</text:p>
          </table:table-cell>
          <table:table-cell table:style-name="ce5" office:value-type="float" office:value="437" calcext:value-type="float">
            <text:p>437</text:p>
          </table:table-cell>
          <table:table-cell table:style-name="ce5" table:formula="of:=[.$H$3]*EXP([.$H$5]*((1/[.B176])-(1/[.$H$6])))" office:value-type="float" office:value="273.845094883451" calcext:value-type="float">
            <text:p>273.8450948835</text:p>
          </table:table-cell>
          <table:table-cell table:style-name="ce7" table:formula="of:=[.$H$4]*[.$H$2]/([.$H$3]+[.C176])" office:value-type="float" office:value="4.52975724721171" calcext:value-type="float">
            <text:p>4.5297572472</text:p>
          </table:table-cell>
          <table:table-cell table:style-name="ce10" table:formula="of:=1024*[.D176]/[.$H$7]" office:value-type="float" office:value="1030.77142692107" calcext:value-type="float">
            <text:p>1031</text:p>
          </table:table-cell>
          <table:table-cell table:number-columns-repeated="1019"/>
        </table:table-row>
        <table:table-row table:style-name="ro2">
          <table:table-cell table:style-name="ce2" table:formula="of:=[.B177]-273" office:value-type="float" office:value="165" calcext:value-type="float">
            <text:p>165</text:p>
          </table:table-cell>
          <table:table-cell table:style-name="ce5" office:value-type="float" office:value="438" calcext:value-type="float">
            <text:p>438</text:p>
          </table:table-cell>
          <table:table-cell table:style-name="ce5" table:formula="of:=[.$H$3]*EXP([.$H$5]*((1/[.B177])-(1/[.$H$6])))" office:value-type="float" office:value="269.051766283598" calcext:value-type="float">
            <text:p>269.0517662836</text:p>
          </table:table-cell>
          <table:table-cell table:style-name="ce7" table:formula="of:=[.$H$4]*[.$H$2]/([.$H$3]+[.C177])" office:value-type="float" office:value="4.53185122990684" calcext:value-type="float">
            <text:p>4.5318512299</text:p>
          </table:table-cell>
          <table:table-cell table:style-name="ce10" table:formula="of:=1024*[.D177]/[.$H$7]" office:value-type="float" office:value="1031.24792431658" calcext:value-type="float">
            <text:p>1031</text:p>
          </table:table-cell>
          <table:table-cell table:number-columns-repeated="1019"/>
        </table:table-row>
        <table:table-row table:style-name="ro2">
          <table:table-cell table:style-name="ce2" table:formula="of:=[.B178]-273" office:value-type="float" office:value="166" calcext:value-type="float">
            <text:p>166</text:p>
          </table:table-cell>
          <table:table-cell table:style-name="ce5" office:value-type="float" office:value="439" calcext:value-type="float">
            <text:p>439</text:p>
          </table:table-cell>
          <table:table-cell table:style-name="ce5" table:formula="of:=[.$H$3]*EXP([.$H$5]*((1/[.B178])-(1/[.$H$6])))" office:value-type="float" office:value="264.363606353415" calcext:value-type="float">
            <text:p>264.3636063534</text:p>
          </table:table-cell>
          <table:table-cell table:style-name="ce7" table:formula="of:=[.$H$4]*[.$H$2]/([.$H$3]+[.C178])" office:value-type="float" office:value="4.53390114287328" calcext:value-type="float">
            <text:p>4.5339011429</text:p>
          </table:table-cell>
          <table:table-cell table:style-name="ce10" table:formula="of:=1024*[.D178]/[.$H$7]" office:value-type="float" office:value="1031.7143934005" calcext:value-type="float">
            <text:p>1032</text:p>
          </table:table-cell>
          <table:table-cell table:number-columns-repeated="1019"/>
        </table:table-row>
        <table:table-row table:style-name="ro2">
          <table:table-cell table:style-name="ce2" table:formula="of:=[.B179]-273" office:value-type="float" office:value="167" calcext:value-type="float">
            <text:p>167</text:p>
          </table:table-cell>
          <table:table-cell table:style-name="ce5" office:value-type="float" office:value="440" calcext:value-type="float">
            <text:p>440</text:p>
          </table:table-cell>
          <table:table-cell table:style-name="ce5" table:formula="of:=[.$H$3]*EXP([.$H$5]*((1/[.B179])-(1/[.$H$6])))" office:value-type="float" office:value="259.777892276705" calcext:value-type="float">
            <text:p>259.7778922767</text:p>
          </table:table-cell>
          <table:table-cell table:style-name="ce7" table:formula="of:=[.$H$4]*[.$H$2]/([.$H$3]+[.C179])" office:value-type="float" office:value="4.53590805600496" calcext:value-type="float">
            <text:p>4.535908056</text:p>
          </table:table-cell>
          <table:table-cell table:style-name="ce10" table:formula="of:=1024*[.D179]/[.$H$7]" office:value-type="float" office:value="1032.17107763313" calcext:value-type="float">
            <text:p>1032</text:p>
          </table:table-cell>
          <table:table-cell table:number-columns-repeated="1019"/>
        </table:table-row>
        <table:table-row table:style-name="ro2">
          <table:table-cell table:style-name="ce2" table:formula="of:=[.B180]-273" office:value-type="float" office:value="168" calcext:value-type="float">
            <text:p>168</text:p>
          </table:table-cell>
          <table:table-cell table:style-name="ce5" office:value-type="float" office:value="441" calcext:value-type="float">
            <text:p>441</text:p>
          </table:table-cell>
          <table:table-cell table:style-name="ce5" table:formula="of:=[.$H$3]*EXP([.$H$5]*((1/[.B180])-(1/[.$H$6])))" office:value-type="float" office:value="255.291981754865" calcext:value-type="float">
            <text:p>255.2919817549</text:p>
          </table:table-cell>
          <table:table-cell table:style-name="ce7" table:formula="of:=[.$H$4]*[.$H$2]/([.$H$3]+[.C180])" office:value-type="float" office:value="4.53787301051425" calcext:value-type="float">
            <text:p>4.5378730105</text:p>
          </table:table-cell>
          <table:table-cell table:style-name="ce10" table:formula="of:=1024*[.D180]/[.$H$7]" office:value-type="float" office:value="1032.61821394813" calcext:value-type="float">
            <text:p>1033</text:p>
          </table:table-cell>
          <table:table-cell table:number-columns-repeated="1019"/>
        </table:table-row>
        <table:table-row table:style-name="ro2">
          <table:table-cell table:style-name="ce2" table:formula="of:=[.B181]-273" office:value-type="float" office:value="169" calcext:value-type="float">
            <text:p>169</text:p>
          </table:table-cell>
          <table:table-cell table:style-name="ce5" office:value-type="float" office:value="442" calcext:value-type="float">
            <text:p>442</text:p>
          </table:table-cell>
          <table:table-cell table:style-name="ce5" table:formula="of:=[.$H$3]*EXP([.$H$5]*((1/[.B181])-(1/[.$H$6])))" office:value-type="float" office:value="250.90331034419" calcext:value-type="float">
            <text:p>250.9033103442</text:p>
          </table:table-cell>
          <table:table-cell table:style-name="ce7" table:formula="of:=[.$H$4]*[.$H$2]/([.$H$3]+[.C181])" office:value-type="float" office:value="4.53979701974798" calcext:value-type="float">
            <text:p>4.5397970197</text:p>
          </table:table-cell>
          <table:table-cell table:style-name="ce10" table:formula="of:=1024*[.D181]/[.$H$7]" office:value-type="float" office:value="1033.05603293821" calcext:value-type="float">
            <text:p>1033</text:p>
          </table:table-cell>
          <table:table-cell table:number-columns-repeated="1019"/>
        </table:table-row>
        <table:table-row table:style-name="ro2">
          <table:table-cell table:style-name="ce2" table:formula="of:=[.B182]-273" office:value-type="float" office:value="170" calcext:value-type="float">
            <text:p>170</text:p>
          </table:table-cell>
          <table:table-cell table:style-name="ce5" office:value-type="float" office:value="443" calcext:value-type="float">
            <text:p>443</text:p>
          </table:table-cell>
          <table:table-cell table:style-name="ce5" table:formula="of:=[.$H$3]*EXP([.$H$5]*((1/[.B182])-(1/[.$H$6])))" office:value-type="float" office:value="246.609388890173" calcext:value-type="float">
            <text:p>246.6093888902</text:p>
          </table:table-cell>
          <table:table-cell table:style-name="ce7" table:formula="of:=[.$H$4]*[.$H$2]/([.$H$3]+[.C182])" office:value-type="float" office:value="4.54168106998002" calcext:value-type="float">
            <text:p>4.54168107</text:p>
          </table:table-cell>
          <table:table-cell table:style-name="ce10" table:formula="of:=1024*[.D182]/[.$H$7]" office:value-type="float" office:value="1033.48475903545" calcext:value-type="float">
            <text:p>1033</text:p>
          </table:table-cell>
          <table:table-cell table:number-columns-repeated="1019"/>
        </table:table-row>
        <table:table-row table:style-name="ro2">
          <table:table-cell table:style-name="ce2" table:formula="of:=[.B183]-273" office:value-type="float" office:value="171" calcext:value-type="float">
            <text:p>171</text:p>
          </table:table-cell>
          <table:table-cell table:style-name="ce5" office:value-type="float" office:value="444" calcext:value-type="float">
            <text:p>444</text:p>
          </table:table-cell>
          <table:table-cell table:style-name="ce5" table:formula="of:=[.$H$3]*EXP([.$H$5]*((1/[.B183])-(1/[.$H$6])))" office:value-type="float" office:value="242.407801054973" calcext:value-type="float">
            <text:p>242.407801055</text:p>
          </table:table-cell>
          <table:table-cell table:style-name="ce7" table:formula="of:=[.$H$4]*[.$H$2]/([.$H$3]+[.C183])" office:value-type="float" office:value="4.54352612118106" calcext:value-type="float">
            <text:p>4.5435261212</text:p>
          </table:table-cell>
          <table:table-cell table:style-name="ce10" table:formula="of:=1024*[.D183]/[.$H$7]" office:value-type="float" office:value="1033.90461068653" calcext:value-type="float">
            <text:p>1034</text:p>
          </table:table-cell>
          <table:table-cell table:number-columns-repeated="1019"/>
        </table:table-row>
        <table:table-row table:style-name="ro2">
          <table:table-cell table:style-name="ce2" table:formula="of:=[.B184]-273" office:value-type="float" office:value="172" calcext:value-type="float">
            <text:p>172</text:p>
          </table:table-cell>
          <table:table-cell table:style-name="ce5" office:value-type="float" office:value="445" calcext:value-type="float">
            <text:p>445</text:p>
          </table:table-cell>
          <table:table-cell table:style-name="ce5" table:formula="of:=[.$H$3]*EXP([.$H$5]*((1/[.B184])-(1/[.$H$6])))" office:value-type="float" office:value="238.296200934333" calcext:value-type="float">
            <text:p>238.2962009343</text:p>
          </table:table-cell>
          <table:table-cell table:style-name="ce7" table:formula="of:=[.$H$4]*[.$H$2]/([.$H$3]+[.C184])" office:value-type="float" office:value="4.54533310776617" calcext:value-type="float">
            <text:p>4.5453331078</text:p>
          </table:table-cell>
          <table:table-cell table:style-name="ce10" table:formula="of:=1024*[.D184]/[.$H$7]" office:value-type="float" office:value="1034.31580052279" calcext:value-type="float">
            <text:p>1034</text:p>
          </table:table-cell>
          <table:table-cell table:number-columns-repeated="1019"/>
        </table:table-row>
        <table:table-row table:style-name="ro2">
          <table:table-cell table:style-name="ce2" table:formula="of:=[.B185]-273" office:value-type="float" office:value="173" calcext:value-type="float">
            <text:p>173</text:p>
          </table:table-cell>
          <table:table-cell table:style-name="ce5" office:value-type="float" office:value="446" calcext:value-type="float">
            <text:p>446</text:p>
          </table:table-cell>
          <table:table-cell table:style-name="ce5" table:formula="of:=[.$H$3]*EXP([.$H$5]*((1/[.B185])-(1/[.$H$6])))" office:value-type="float" office:value="234.272310760458" calcext:value-type="float">
            <text:p>234.2723107605</text:p>
          </table:table-cell>
          <table:table-cell table:style-name="ce7" table:formula="of:=[.$H$4]*[.$H$2]/([.$H$3]+[.C185])" office:value-type="float" office:value="4.54710293932076" calcext:value-type="float">
            <text:p>4.5471029393</text:p>
          </table:table-cell>
          <table:table-cell table:style-name="ce10" table:formula="of:=1024*[.D185]/[.$H$7]" office:value-type="float" office:value="1034.71853552543" calcext:value-type="float">
            <text:p>1035</text:p>
          </table:table-cell>
          <table:table-cell table:number-columns-repeated="1019"/>
        </table:table-row>
        <table:table-row table:style-name="ro2">
          <table:table-cell table:style-name="ce2" table:formula="of:=[.B186]-273" office:value-type="float" office:value="174" calcext:value-type="float">
            <text:p>174</text:p>
          </table:table-cell>
          <table:table-cell table:style-name="ce5" office:value-type="float" office:value="447" calcext:value-type="float">
            <text:p>447</text:p>
          </table:table-cell>
          <table:table-cell table:style-name="ce5" table:formula="of:=[.$H$3]*EXP([.$H$5]*((1/[.B186])-(1/[.$H$6])))" office:value-type="float" office:value="230.333918687451" calcext:value-type="float">
            <text:p>230.3339186875</text:p>
          </table:table-cell>
          <table:table-cell table:style-name="ce7" table:formula="of:=[.$H$4]*[.$H$2]/([.$H$3]+[.C186])" office:value-type="float" office:value="4.54883650130552" calcext:value-type="float">
            <text:p>4.5488365013</text:p>
          </table:table-cell>
          <table:table-cell table:style-name="ce10" table:formula="of:=1024*[.D186]/[.$H$7]" office:value-type="float" office:value="1035.11301718597" calcext:value-type="float">
            <text:p>1035</text:p>
          </table:table-cell>
          <table:table-cell table:number-columns-repeated="1019"/>
        </table:table-row>
        <table:table-row table:style-name="ro2">
          <table:table-cell table:style-name="ce2" table:formula="of:=[.B187]-273" office:value-type="float" office:value="175" calcext:value-type="float">
            <text:p>175</text:p>
          </table:table-cell>
          <table:table-cell table:style-name="ce5" office:value-type="float" office:value="448" calcext:value-type="float">
            <text:p>448</text:p>
          </table:table-cell>
          <table:table-cell table:style-name="ce5" table:formula="of:=[.$H$3]*EXP([.$H$5]*((1/[.B187])-(1/[.$H$6])))" office:value-type="float" office:value="226.478876656082" calcext:value-type="float">
            <text:p>226.4788766561</text:p>
          </table:table-cell>
          <table:table-cell table:style-name="ce7" table:formula="of:=[.$H$4]*[.$H$2]/([.$H$3]+[.C187])" office:value-type="float" office:value="4.55053465574091" calcext:value-type="float">
            <text:p>4.5505346557</text:p>
          </table:table-cell>
          <table:table-cell table:style-name="ce10" table:formula="of:=1024*[.D187]/[.$H$7]" office:value-type="float" office:value="1035.49944166193" calcext:value-type="float">
            <text:p>1035</text:p>
          </table:table-cell>
          <table:table-cell table:number-columns-repeated="1019"/>
        </table:table-row>
        <table:table-row table:style-name="ro2">
          <table:table-cell table:style-name="ce2" table:formula="of:=[.B188]-273" office:value-type="float" office:value="176" calcext:value-type="float">
            <text:p>176</text:p>
          </table:table-cell>
          <table:table-cell table:style-name="ce5" office:value-type="float" office:value="449" calcext:value-type="float">
            <text:p>449</text:p>
          </table:table-cell>
          <table:table-cell table:style-name="ce5" table:formula="of:=[.$H$3]*EXP([.$H$5]*((1/[.B188])-(1/[.$H$6])))" office:value-type="float" office:value="222.705098334794" calcext:value-type="float">
            <text:p>222.7050983348</text:p>
          </table:table-cell>
          <table:table-cell table:style-name="ce7" table:formula="of:=[.$H$4]*[.$H$2]/([.$H$3]+[.C188])" office:value-type="float" office:value="4.55219824187173" calcext:value-type="float">
            <text:p>4.5521982419</text:p>
          </table:table-cell>
          <table:table-cell table:style-name="ce10" table:formula="of:=1024*[.D188]/[.$H$7]" office:value-type="float" office:value="1035.87799992814" calcext:value-type="float">
            <text:p>1036</text:p>
          </table:table-cell>
          <table:table-cell table:number-columns-repeated="1019"/>
        </table:table-row>
        <table:table-row table:style-name="ro2">
          <table:table-cell table:style-name="ce2" table:formula="of:=[.B189]-273" office:value-type="float" office:value="177" calcext:value-type="float">
            <text:p>177</text:p>
          </table:table-cell>
          <table:table-cell table:style-name="ce5" office:value-type="float" office:value="450" calcext:value-type="float">
            <text:p>450</text:p>
          </table:table-cell>
          <table:table-cell table:style-name="ce5" table:formula="of:=[.$H$3]*EXP([.$H$5]*((1/[.B189])-(1/[.$H$6])))" office:value-type="float" office:value="219.010557133974" calcext:value-type="float">
            <text:p>219.010557134</text:p>
          </table:table-cell>
          <table:table-cell table:style-name="ce7" table:formula="of:=[.$H$4]*[.$H$2]/([.$H$3]+[.C189])" office:value-type="float" office:value="4.55382807681238" calcext:value-type="float">
            <text:p>4.5538280768</text:p>
          </table:table-cell>
          <table:table-cell table:style-name="ce10" table:formula="of:=1024*[.D189]/[.$H$7]" office:value-type="float" office:value="1036.24887792353" calcext:value-type="float">
            <text:p>1036</text:p>
          </table:table-cell>
          <table:table-cell table:number-columns-repeated="1019"/>
        </table:table-row>
        <table:table-row table:style-name="ro2">
          <table:table-cell table:style-name="ce2" table:formula="of:=[.B190]-273" office:value-type="float" office:value="178" calcext:value-type="float">
            <text:p>178</text:p>
          </table:table-cell>
          <table:table-cell table:style-name="ce5" office:value-type="float" office:value="451" calcext:value-type="float">
            <text:p>451</text:p>
          </table:table-cell>
          <table:table-cell table:style-name="ce5" table:formula="of:=[.$H$3]*EXP([.$H$5]*((1/[.B190])-(1/[.$H$6])))" office:value-type="float" office:value="215.393284290661" calcext:value-type="float">
            <text:p>215.3932842907</text:p>
          </table:table-cell>
          <table:table-cell table:style-name="ce7" table:formula="of:=[.$H$4]*[.$H$2]/([.$H$3]+[.C190])" office:value-type="float" office:value="4.55542495617329" calcext:value-type="float">
            <text:p>4.5554249562</text:p>
          </table:table-cell>
          <table:table-cell table:style-name="ce10" table:formula="of:=1024*[.D190]/[.$H$7]" office:value-type="float" office:value="1036.61225669365" calcext:value-type="float">
            <text:p>1037</text:p>
          </table:table-cell>
          <table:table-cell table:number-columns-repeated="1019"/>
        </table:table-row>
        <table:table-row table:style-name="ro2">
          <table:table-cell table:style-name="ce2" table:formula="of:=[.B191]-273" office:value-type="float" office:value="179" calcext:value-type="float">
            <text:p>179</text:p>
          </table:table-cell>
          <table:table-cell table:style-name="ce5" office:value-type="float" office:value="452" calcext:value-type="float">
            <text:p>452</text:p>
          </table:table-cell>
          <table:table-cell table:style-name="ce5" table:formula="of:=[.$H$3]*EXP([.$H$5]*((1/[.B191])-(1/[.$H$6])))" office:value-type="float" office:value="211.851367020948" calcext:value-type="float">
            <text:p>211.8513670209</text:p>
          </table:table-cell>
          <table:table-cell table:style-name="ce7" table:formula="of:=[.$H$4]*[.$H$2]/([.$H$3]+[.C191])" office:value-type="float" office:value="4.55698965466911" calcext:value-type="float">
            <text:p>4.5569896547</text:p>
          </table:table-cell>
          <table:table-cell table:style-name="ce10" table:formula="of:=1024*[.D191]/[.$H$7]" office:value-type="float" office:value="1036.96831252915" calcext:value-type="float">
            <text:p>1037</text:p>
          </table:table-cell>
          <table:table-cell table:number-columns-repeated="1019"/>
        </table:table-row>
        <table:table-row table:style-name="ro2">
          <table:table-cell table:style-name="ce2" table:formula="of:=[.B192]-273" office:value-type="float" office:value="180" calcext:value-type="float">
            <text:p>180</text:p>
          </table:table-cell>
          <table:table-cell table:style-name="ce5" office:value-type="float" office:value="453" calcext:value-type="float">
            <text:p>453</text:p>
          </table:table-cell>
          <table:table-cell table:style-name="ce5" table:formula="of:=[.$H$3]*EXP([.$H$5]*((1/[.B192])-(1/[.$H$6])))" office:value-type="float" office:value="208.382946737484" calcext:value-type="float">
            <text:p>208.3829467375</text:p>
          </table:table-cell>
          <table:table-cell table:style-name="ce7" table:formula="of:=[.$H$4]*[.$H$2]/([.$H$3]+[.C192])" office:value-type="float" office:value="4.55852292670911" calcext:value-type="float">
            <text:p>4.5585229267</text:p>
          </table:table-cell>
          <table:table-cell table:style-name="ce10" table:formula="of:=1024*[.D192]/[.$H$7]" office:value-type="float" office:value="1037.31721710003" calcext:value-type="float">
            <text:p>1037</text:p>
          </table:table-cell>
          <table:table-cell table:number-columns-repeated="1019"/>
        </table:table-row>
        <table:table-row table:style-name="ro2">
          <table:table-cell table:style-name="ce2" table:formula="of:=[.B193]-273" office:value-type="float" office:value="181" calcext:value-type="float">
            <text:p>181</text:p>
          </table:table-cell>
          <table:table-cell table:style-name="ce5" office:value-type="float" office:value="454" calcext:value-type="float">
            <text:p>454</text:p>
          </table:table-cell>
          <table:table-cell table:style-name="ce5" table:formula="of:=[.$H$3]*EXP([.$H$5]*((1/[.B193])-(1/[.$H$6])))" office:value-type="float" office:value="204.98621732958" calcext:value-type="float">
            <text:p>204.9862173296</text:p>
          </table:table-cell>
          <table:table-cell table:style-name="ce7" table:formula="of:=[.$H$4]*[.$H$2]/([.$H$3]+[.C193])" office:value-type="float" office:value="4.56002550697027" calcext:value-type="float">
            <text:p>4.560025507</text:p>
          </table:table-cell>
          <table:table-cell table:style-name="ce10" table:formula="of:=1024*[.D193]/[.$H$7]" office:value-type="float" office:value="1037.65913758612" calcext:value-type="float">
            <text:p>1038</text:p>
          </table:table-cell>
          <table:table-cell table:number-columns-repeated="1019"/>
        </table:table-row>
        <table:table-row table:style-name="ro2">
          <table:table-cell table:style-name="ce2" table:formula="of:=[.B194]-273" office:value-type="float" office:value="182" calcext:value-type="float">
            <text:p>182</text:p>
          </table:table-cell>
          <table:table-cell table:style-name="ce5" office:value-type="float" office:value="455" calcext:value-type="float">
            <text:p>455</text:p>
          </table:table-cell>
          <table:table-cell table:style-name="ce5" table:formula="of:=[.$H$3]*EXP([.$H$5]*((1/[.B194])-(1/[.$H$6])))" office:value-type="float" office:value="201.6594235035" calcext:value-type="float">
            <text:p>201.6594235035</text:p>
          </table:table-cell>
          <table:table-cell table:style-name="ce7" table:formula="of:=[.$H$4]*[.$H$2]/([.$H$3]+[.C194])" office:value-type="float" office:value="4.56149811095374" calcext:value-type="float">
            <text:p>4.561498111</text:p>
          </table:table-cell>
          <table:table-cell table:style-name="ce10" table:formula="of:=1024*[.D194]/[.$H$7]" office:value-type="float" office:value="1037.9942368037" calcext:value-type="float">
            <text:p>1038</text:p>
          </table:table-cell>
          <table:table-cell table:number-columns-repeated="1019"/>
        </table:table-row>
        <table:table-row table:style-name="ro2">
          <table:table-cell table:style-name="ce2" table:formula="of:=[.B195]-273" office:value-type="float" office:value="183" calcext:value-type="float">
            <text:p>183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formula="of:=[.$H$3]*EXP([.$H$5]*((1/[.B195])-(1/[.$H$6])))" office:value-type="float" office:value="198.400859180666" calcext:value-type="float">
            <text:p>198.4008591807</text:p>
          </table:table-cell>
          <table:table-cell table:style-name="ce7" table:formula="of:=[.$H$4]*[.$H$2]/([.$H$3]+[.C195])" office:value-type="float" office:value="4.56294143552483" calcext:value-type="float">
            <text:p>4.5629414355</text:p>
          </table:table-cell>
          <table:table-cell table:style-name="ce10" table:formula="of:=1024*[.D195]/[.$H$7]" office:value-type="float" office:value="1038.32267332832" calcext:value-type="float">
            <text:p>1038</text:p>
          </table:table-cell>
          <table:table-cell table:number-columns-repeated="1019"/>
        </table:table-row>
        <table:table-row table:style-name="ro2">
          <table:table-cell table:style-name="ce2" table:formula="of:=[.B196]-273" office:value-type="float" office:value="184" calcext:value-type="float">
            <text:p>184</text:p>
          </table:table-cell>
          <table:table-cell table:style-name="ce5" office:value-type="float" office:value="457" calcext:value-type="float">
            <text:p>457</text:p>
          </table:table-cell>
          <table:table-cell table:style-name="ce5" table:formula="of:=[.$H$3]*EXP([.$H$5]*((1/[.B196])-(1/[.$H$6])))" office:value-type="float" office:value="195.208865951555" calcext:value-type="float">
            <text:p>195.2088659516</text:p>
          </table:table-cell>
          <table:table-cell table:style-name="ce7" table:formula="of:=[.$H$4]*[.$H$2]/([.$H$3]+[.C196])" office:value-type="float" office:value="4.56435615943735" calcext:value-type="float">
            <text:p>4.5643561594</text:p>
          </table:table-cell>
          <table:table-cell table:style-name="ce10" table:formula="of:=1024*[.D196]/[.$H$7]" office:value-type="float" office:value="1038.64460161419" calcext:value-type="float">
            <text:p>1039</text:p>
          </table:table-cell>
          <table:table-cell table:number-columns-repeated="1019"/>
        </table:table-row>
        <table:table-row table:style-name="ro2">
          <table:table-cell table:style-name="ce2" table:formula="of:=[.B197]-273" office:value-type="float" office:value="185" calcext:value-type="float">
            <text:p>185</text:p>
          </table:table-cell>
          <table:table-cell table:style-name="ce5" office:value-type="float" office:value="458" calcext:value-type="float">
            <text:p>458</text:p>
          </table:table-cell>
          <table:table-cell table:style-name="ce5" table:formula="of:=[.$H$3]*EXP([.$H$5]*((1/[.B197])-(1/[.$H$6])))" office:value-type="float" office:value="192.081831583189" calcext:value-type="float">
            <text:p>192.0818315832</text:p>
          </table:table-cell>
          <table:table-cell table:style-name="ce7" table:formula="of:=[.$H$4]*[.$H$2]/([.$H$3]+[.C197])" office:value-type="float" office:value="4.56574294384245" calcext:value-type="float">
            <text:p>4.5657429438</text:p>
          </table:table-cell>
          <table:table-cell table:style-name="ce10" table:formula="of:=1024*[.D197]/[.$H$7]" office:value-type="float" office:value="1038.96017210993" calcext:value-type="float">
            <text:p>1039</text:p>
          </table:table-cell>
          <table:table-cell table:number-columns-repeated="1019"/>
        </table:table-row>
        <table:table-row table:style-name="ro2">
          <table:table-cell table:style-name="ce2" table:formula="of:=[.B198]-273" office:value-type="float" office:value="186" calcext:value-type="float">
            <text:p>186</text:p>
          </table:table-cell>
          <table:table-cell table:style-name="ce5" office:value-type="float" office:value="459" calcext:value-type="float">
            <text:p>459</text:p>
          </table:table-cell>
          <table:table-cell table:style-name="ce5" table:formula="of:=[.$H$3]*EXP([.$H$5]*((1/[.B198])-(1/[.$H$6])))" office:value-type="float" office:value="189.018188578183" calcext:value-type="float">
            <text:p>189.0181885782</text:p>
          </table:table-cell>
          <table:table-cell table:style-name="ce7" table:formula="of:=[.$H$4]*[.$H$2]/([.$H$3]+[.C198])" office:value-type="float" office:value="4.56710243278262" calcext:value-type="float">
            <text:p>4.5671024328</text:p>
          </table:table-cell>
          <table:table-cell table:style-name="ce10" table:formula="of:=1024*[.D198]/[.$H$7]" office:value-type="float" office:value="1039.26953137098" calcext:value-type="float">
            <text:p>1039</text:p>
          </table:table-cell>
          <table:table-cell table:number-columns-repeated="1019"/>
        </table:table-row>
        <table:table-row table:style-name="ro2">
          <table:table-cell table:style-name="ce2" table:formula="of:=[.B199]-273" office:value-type="float" office:value="187" calcext:value-type="float">
            <text:p>187</text:p>
          </table:table-cell>
          <table:table-cell table:style-name="ce5" office:value-type="float" office:value="460" calcext:value-type="float">
            <text:p>460</text:p>
          </table:table-cell>
          <table:table-cell table:style-name="ce5" table:formula="of:=[.$H$3]*EXP([.$H$5]*((1/[.B199])-(1/[.$H$6])))" office:value-type="float" office:value="186.016412783411" calcext:value-type="float">
            <text:p>186.0164127834</text:p>
          </table:table-cell>
          <table:table-cell table:style-name="ce7" table:formula="of:=[.$H$4]*[.$H$2]/([.$H$3]+[.C199])" office:value-type="float" office:value="4.56843525367117" calcext:value-type="float">
            <text:p>4.5684352537</text:p>
          </table:table-cell>
          <table:table-cell table:style-name="ce10" table:formula="of:=1024*[.D199]/[.$H$7]" office:value-type="float" office:value="1039.57282216873" calcext:value-type="float">
            <text:p>1040</text:p>
          </table:table-cell>
          <table:table-cell table:number-columns-repeated="1019"/>
        </table:table-row>
        <table:table-row table:style-name="ro2">
          <table:table-cell table:style-name="ce2" table:formula="of:=[.B200]-273" office:value-type="float" office:value="188" calcext:value-type="float">
            <text:p>188</text:p>
          </table:table-cell>
          <table:table-cell table:style-name="ce5" office:value-type="float" office:value="461" calcext:value-type="float">
            <text:p>461</text:p>
          </table:table-cell>
          <table:table-cell table:style-name="ce5" table:formula="of:=[.$H$3]*EXP([.$H$5]*((1/[.B200])-(1/[.$H$6])))" office:value-type="float" office:value="183.075022046432" calcext:value-type="float">
            <text:p>183.0750220464</text:p>
          </table:table-cell>
          <table:table-cell table:style-name="ce7" table:formula="of:=[.$H$4]*[.$H$2]/([.$H$3]+[.C200])" office:value-type="float" office:value="4.56974201775767" calcext:value-type="float">
            <text:p>4.5697420178</text:p>
          </table:table-cell>
          <table:table-cell table:style-name="ce10" table:formula="of:=1024*[.D200]/[.$H$7]" office:value-type="float" office:value="1039.87018359641" calcext:value-type="float">
            <text:p>1040</text:p>
          </table:table-cell>
          <table:table-cell table:number-columns-repeated="1019"/>
        </table:table-row>
        <table:table-row table:style-name="ro2">
          <table:table-cell table:style-name="ce2" table:formula="of:=[.B201]-273" office:value-type="float" office:value="189" calcext:value-type="float">
            <text:p>189</text:p>
          </table:table-cell>
          <table:table-cell table:style-name="ce5" office:value-type="float" office:value="462" calcext:value-type="float">
            <text:p>462</text:p>
          </table:table-cell>
          <table:table-cell table:style-name="ce5" table:formula="of:=[.$H$3]*EXP([.$H$5]*((1/[.B201])-(1/[.$H$6])))" office:value-type="float" office:value="180.192574917878" calcext:value-type="float">
            <text:p>180.1925749179</text:p>
          </table:table-cell>
          <table:table-cell table:style-name="ce7" table:formula="of:=[.$H$4]*[.$H$2]/([.$H$3]+[.C201])" office:value-type="float" office:value="4.57102332057971" calcext:value-type="float">
            <text:p>4.5710233206</text:p>
          </table:table-cell>
          <table:table-cell table:style-name="ce10" table:formula="of:=1024*[.D201]/[.$H$7]" office:value-type="float" office:value="1040.16175117192" calcext:value-type="float">
            <text:p>1040</text:p>
          </table:table-cell>
          <table:table-cell table:number-columns-repeated="1019"/>
        </table:table-row>
        <table:table-row table:style-name="ro2">
          <table:table-cell table:style-name="ce2" table:formula="of:=[.B202]-273" office:value-type="float" office:value="190" calcext:value-type="float">
            <text:p>190</text:p>
          </table:table-cell>
          <table:table-cell table:style-name="ce5" office:value-type="float" office:value="463" calcext:value-type="float">
            <text:p>463</text:p>
          </table:table-cell>
          <table:table-cell table:style-name="ce5" table:formula="of:=[.$H$3]*EXP([.$H$5]*((1/[.B202])-(1/[.$H$6])))" office:value-type="float" office:value="177.367669398097" calcext:value-type="float">
            <text:p>177.3676693981</text:p>
          </table:table-cell>
          <table:table-cell table:style-name="ce7" table:formula="of:=[.$H$4]*[.$H$2]/([.$H$3]+[.C202])" office:value-type="float" office:value="4.5722797424014" calcext:value-type="float">
            <text:p>4.5722797424</text:p>
          </table:table-cell>
          <table:table-cell table:style-name="ce10" table:formula="of:=1024*[.D202]/[.$H$7]" office:value-type="float" office:value="1040.44765693756" calcext:value-type="float">
            <text:p>1040</text:p>
          </table:table-cell>
          <table:table-cell table:number-columns-repeated="1019"/>
        </table:table-row>
        <table:table-row table:style-name="ro2">
          <table:table-cell table:style-name="ce2" table:formula="of:=[.B203]-273" office:value-type="float" office:value="191" calcext:value-type="float">
            <text:p>191</text:p>
          </table:table-cell>
          <table:table-cell table:style-name="ce5" office:value-type="float" office:value="464" calcext:value-type="float">
            <text:p>464</text:p>
          </table:table-cell>
          <table:table-cell table:style-name="ce5" table:formula="of:=[.$H$3]*EXP([.$H$5]*((1/[.B203])-(1/[.$H$6])))" office:value-type="float" office:value="174.598941726401" calcext:value-type="float">
            <text:p>174.5989417264</text:p>
          </table:table-cell>
          <table:table-cell table:style-name="ce7" table:formula="of:=[.$H$4]*[.$H$2]/([.$H$3]+[.C203])" office:value-type="float" office:value="4.57351184863906" calcext:value-type="float">
            <text:p>4.5735118486</text:p>
          </table:table-cell>
          <table:table-cell table:style-name="ce10" table:formula="of:=1024*[.D203]/[.$H$7]" office:value-type="float" office:value="1040.72802955698" calcext:value-type="float">
            <text:p>1041</text:p>
          </table:table-cell>
          <table:table-cell table:number-columns-repeated="1019"/>
        </table:table-row>
        <table:table-row table:style-name="ro2">
          <table:table-cell table:style-name="ce2" table:formula="of:=[.B204]-273" office:value-type="float" office:value="192" calcext:value-type="float">
            <text:p>192</text:p>
          </table:table-cell>
          <table:table-cell table:style-name="ce5" office:value-type="float" office:value="465" calcext:value-type="float">
            <text:p>465</text:p>
          </table:table-cell>
          <table:table-cell table:style-name="ce5" table:formula="of:=[.$H$3]*EXP([.$H$5]*((1/[.B204])-(1/[.$H$6])))" office:value-type="float" office:value="171.885065211338" calcext:value-type="float">
            <text:p>171.8850652113</text:p>
          </table:table-cell>
          <table:table-cell table:style-name="ce7" table:formula="of:=[.$H$4]*[.$H$2]/([.$H$3]+[.C204])" office:value-type="float" office:value="4.57472019027436" calcext:value-type="float">
            <text:p>4.5747201903</text:p>
          </table:table-cell>
          <table:table-cell table:style-name="ce10" table:formula="of:=1024*[.D204]/[.$H$7]" office:value-type="float" office:value="1041.0029944091" calcext:value-type="float">
            <text:p>1041</text:p>
          </table:table-cell>
          <table:table-cell table:number-columns-repeated="1019"/>
        </table:table-row>
        <table:table-row table:style-name="ro2">
          <table:table-cell table:style-name="ce2" table:formula="of:=[.B205]-273" office:value-type="float" office:value="193" calcext:value-type="float">
            <text:p>193</text:p>
          </table:table-cell>
          <table:table-cell table:style-name="ce5" office:value-type="float" office:value="466" calcext:value-type="float">
            <text:p>466</text:p>
          </table:table-cell>
          <table:table-cell table:style-name="ce5" table:formula="of:=[.$H$3]*EXP([.$H$5]*((1/[.B205])-(1/[.$H$6])))" office:value-type="float" office:value="169.224749100469" calcext:value-type="float">
            <text:p>169.2247491005</text:p>
          </table:table-cell>
          <table:table-cell table:style-name="ce7" table:formula="of:=[.$H$4]*[.$H$2]/([.$H$3]+[.C205])" office:value-type="float" office:value="4.57590530425543" calcext:value-type="float">
            <text:p>4.5759053043</text:p>
          </table:table-cell>
          <table:table-cell table:style-name="ce10" table:formula="of:=1024*[.D205]/[.$H$7]" office:value-type="float" office:value="1041.27267367946" calcext:value-type="float">
            <text:p>1041</text:p>
          </table:table-cell>
          <table:table-cell table:number-columns-repeated="1019"/>
        </table:table-row>
        <table:table-row table:style-name="ro2">
          <table:table-cell table:style-name="ce2" table:formula="of:=[.B206]-273" office:value-type="float" office:value="194" calcext:value-type="float">
            <text:p>194</text:p>
          </table:table-cell>
          <table:table-cell table:style-name="ce5" office:value-type="float" office:value="467" calcext:value-type="float">
            <text:p>467</text:p>
          </table:table-cell>
          <table:table-cell table:style-name="ce5" table:formula="of:=[.$H$3]*EXP([.$H$5]*((1/[.B206])-(1/[.$H$6])))" office:value-type="float" office:value="166.616737488206" calcext:value-type="float">
            <text:p>166.6167374882</text:p>
          </table:table-cell>
          <table:table-cell table:style-name="ce7" table:formula="of:=[.$H$4]*[.$H$2]/([.$H$3]+[.C206])" office:value-type="float" office:value="4.57706771388611" calcext:value-type="float">
            <text:p>4.5770677139</text:p>
          </table:table-cell>
          <table:table-cell table:style-name="ce10" table:formula="of:=1024*[.D206]/[.$H$7]" office:value-type="float" office:value="1041.53718644875" calcext:value-type="float">
            <text:p>1042</text:p>
          </table:table-cell>
          <table:table-cell table:number-columns-repeated="1019"/>
        </table:table-row>
        <table:table-row table:style-name="ro2">
          <table:table-cell table:style-name="ce2" table:formula="of:=[.B207]-273" office:value-type="float" office:value="195" calcext:value-type="float">
            <text:p>195</text:p>
          </table:table-cell>
          <table:table-cell table:style-name="ce5" office:value-type="float" office:value="468" calcext:value-type="float">
            <text:p>468</text:p>
          </table:table-cell>
          <table:table-cell table:style-name="ce5" table:formula="of:=[.$H$3]*EXP([.$H$5]*((1/[.B207])-(1/[.$H$6])))" office:value-type="float" office:value="164.059808260293" calcext:value-type="float">
            <text:p>164.0598082603</text:p>
          </table:table-cell>
          <table:table-cell table:style-name="ce7" table:formula="of:=[.$H$4]*[.$H$2]/([.$H$3]+[.C207])" office:value-type="float" office:value="4.57820792920387" calcext:value-type="float">
            <text:p>4.5782079292</text:p>
          </table:table-cell>
          <table:table-cell table:style-name="ce10" table:formula="of:=1024*[.D207]/[.$H$7]" office:value-type="float" office:value="1041.79664877884" calcext:value-type="float">
            <text:p>1042</text:p>
          </table:table-cell>
          <table:table-cell table:number-columns-repeated="1019"/>
        </table:table-row>
        <table:table-row table:style-name="ro2">
          <table:table-cell table:style-name="ce2" table:formula="of:=[.B208]-273" office:value-type="float" office:value="196" calcext:value-type="float">
            <text:p>196</text:p>
          </table:table-cell>
          <table:table-cell table:style-name="ce5" office:value-type="float" office:value="469" calcext:value-type="float">
            <text:p>469</text:p>
          </table:table-cell>
          <table:table-cell table:style-name="ce5" table:formula="of:=[.$H$3]*EXP([.$H$5]*((1/[.B208])-(1/[.$H$6])))" office:value-type="float" office:value="161.552772073603" calcext:value-type="float">
            <text:p>161.5527720736</text:p>
          </table:table-cell>
          <table:table-cell table:style-name="ce7" table:formula="of:=[.$H$4]*[.$H$2]/([.$H$3]+[.C208])" office:value-type="float" office:value="4.57932644734665" calcext:value-type="float">
            <text:p>4.5793264473</text:p>
          </table:table-cell>
          <table:table-cell table:style-name="ce10" table:formula="of:=1024*[.D208]/[.$H$7]" office:value-type="float" office:value="1042.05117379622" calcext:value-type="float">
            <text:p>1042</text:p>
          </table:table-cell>
          <table:table-cell table:number-columns-repeated="1019"/>
        </table:table-row>
        <table:table-row table:style-name="ro2">
          <table:table-cell table:style-name="ce2" table:formula="of:=[.B209]-273" office:value-type="float" office:value="197" calcext:value-type="float">
            <text:p>197</text:p>
          </table:table-cell>
          <table:table-cell table:style-name="ce5" office:value-type="float" office:value="470" calcext:value-type="float">
            <text:p>470</text:p>
          </table:table-cell>
          <table:table-cell table:style-name="ce5" table:formula="of:=[.$H$3]*EXP([.$H$5]*((1/[.B209])-(1/[.$H$6])))" office:value-type="float" office:value="159.094471369964" calcext:value-type="float">
            <text:p>159.09447137</text:p>
          </table:table-cell>
          <table:table-cell table:style-name="ce7" table:formula="of:=[.$H$4]*[.$H$2]/([.$H$3]+[.C209])" office:value-type="float" office:value="4.58042375290896" calcext:value-type="float">
            <text:p>4.5804237529</text:p>
          </table:table-cell>
          <table:table-cell table:style-name="ce10" table:formula="of:=1024*[.D209]/[.$H$7]" office:value-type="float" office:value="1042.30087177306" calcext:value-type="float">
            <text:p>1042</text:p>
          </table:table-cell>
          <table:table-cell table:number-columns-repeated="1019"/>
        </table:table-row>
        <table:table-row table:style-name="ro2">
          <table:table-cell table:style-name="ce2" table:formula="of:=[.B210]-273" office:value-type="float" office:value="198" calcext:value-type="float">
            <text:p>198</text:p>
          </table:table-cell>
          <table:table-cell table:style-name="ce5" office:value-type="float" office:value="471" calcext:value-type="float">
            <text:p>471</text:p>
          </table:table-cell>
          <table:table-cell table:style-name="ce5" table:formula="of:=[.$H$3]*EXP([.$H$5]*((1/[.B210])-(1/[.$H$6])))" office:value-type="float" office:value="156.683779422751" calcext:value-type="float">
            <text:p>156.6837794228</text:p>
          </table:table-cell>
          <table:table-cell table:style-name="ce7" table:formula="of:=[.$H$4]*[.$H$2]/([.$H$3]+[.C210])" office:value-type="float" office:value="4.58150031828754" calcext:value-type="float">
            <text:p>4.5815003183</text:p>
          </table:table-cell>
          <table:table-cell table:style-name="ce10" table:formula="of:=1024*[.D210]/[.$H$7]" office:value-type="float" office:value="1042.54585020588" calcext:value-type="float">
            <text:p>1043</text:p>
          </table:table-cell>
          <table:table-cell table:number-columns-repeated="1019"/>
        </table:table-row>
        <table:table-row table:style-name="ro2">
          <table:table-cell table:style-name="ce2" table:formula="of:=[.B211]-273" office:value-type="float" office:value="199" calcext:value-type="float">
            <text:p>199</text:p>
          </table:table-cell>
          <table:table-cell table:style-name="ce5" office:value-type="float" office:value="472" calcext:value-type="float">
            <text:p>472</text:p>
          </table:table-cell>
          <table:table-cell table:style-name="ce5" table:formula="of:=[.$H$3]*EXP([.$H$5]*((1/[.B211])-(1/[.$H$6])))" office:value-type="float" office:value="154.319599415088" calcext:value-type="float">
            <text:p>154.3195994151</text:p>
          </table:table-cell>
          <table:table-cell table:style-name="ce7" table:formula="of:=[.$H$4]*[.$H$2]/([.$H$3]+[.C211])" office:value-type="float" office:value="4.58255660401694" calcext:value-type="float">
            <text:p>4.582556604</text:p>
          </table:table-cell>
          <table:table-cell table:style-name="ce10" table:formula="of:=1024*[.D211]/[.$H$7]" office:value-type="float" office:value="1042.78621389186" calcext:value-type="float">
            <text:p>1043</text:p>
          </table:table-cell>
          <table:table-cell table:number-columns-repeated="1019"/>
        </table:table-row>
        <table:table-row table:style-name="ro2">
          <table:table-cell table:style-name="ce2" table:formula="of:=[.B212]-273" office:value-type="float" office:value="200" calcext:value-type="float">
            <text:p>200</text:p>
          </table:table-cell>
          <table:table-cell table:style-name="ce5" office:value-type="float" office:value="473" calcext:value-type="float">
            <text:p>473</text:p>
          </table:table-cell>
          <table:table-cell table:style-name="ce5" table:formula="of:=[.$H$3]*EXP([.$H$5]*((1/[.B212])-(1/[.$H$6])))" office:value-type="float" office:value="152.000863548495" calcext:value-type="float">
            <text:p>152.0008635485</text:p>
          </table:table-cell>
          <table:table-cell table:style-name="ce7" table:formula="of:=[.$H$4]*[.$H$2]/([.$H$3]+[.C212])" office:value-type="float" office:value="4.58359305909531" calcext:value-type="float">
            <text:p>4.5835930591</text:p>
          </table:table-cell>
          <table:table-cell table:style-name="ce10" table:formula="of:=1024*[.D212]/[.$H$7]" office:value-type="float" office:value="1043.02206500302" calcext:value-type="float">
            <text:p>1043</text:p>
          </table:table-cell>
          <table:table-cell table:number-columns-repeated="1019"/>
        </table:table-row>
        <table:table-row table:style-name="ro2">
          <table:table-cell table:style-name="ce2" table:formula="of:=[.B213]-273" office:value-type="float" office:value="201" calcext:value-type="float">
            <text:p>201</text:p>
          </table:table-cell>
          <table:table-cell table:style-name="ce5" office:value-type="float" office:value="474" calcext:value-type="float">
            <text:p>474</text:p>
          </table:table-cell>
          <table:table-cell table:style-name="ce5" table:formula="of:=[.$H$3]*EXP([.$H$5]*((1/[.B213])-(1/[.$H$6])))" office:value-type="float" office:value="149.726532180882" calcext:value-type="float">
            <text:p>149.7265321809</text:p>
          </table:table-cell>
          <table:table-cell table:style-name="ce7" table:formula="of:=[.$H$4]*[.$H$2]/([.$H$3]+[.C213])" office:value-type="float" office:value="4.58461012130062" calcext:value-type="float">
            <text:p>4.5846101213</text:p>
          </table:table-cell>
          <table:table-cell table:style-name="ce10" table:formula="of:=1024*[.D213]/[.$H$7]" office:value-type="float" office:value="1043.25350315819" calcext:value-type="float">
            <text:p>1043</text:p>
          </table:table-cell>
          <table:table-cell table:number-columns-repeated="1019"/>
        </table:table-row>
        <table:table-row table:style-name="ro2">
          <table:table-cell table:style-name="ce2" table:formula="of:=[.B214]-273" office:value-type="float" office:value="202" calcext:value-type="float">
            <text:p>202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formula="of:=[.$H$3]*EXP([.$H$5]*((1/[.B214])-(1/[.$H$6])))" office:value-type="float" office:value="147.495592992848" calcext:value-type="float">
            <text:p>147.4955929928</text:p>
          </table:table-cell>
          <table:table-cell table:style-name="ce7" table:formula="of:=[.$H$4]*[.$H$2]/([.$H$3]+[.C214])" office:value-type="float" office:value="4.58560821749775" calcext:value-type="float">
            <text:p>4.5856082175</text:p>
          </table:table-cell>
          <table:table-cell table:style-name="ce10" table:formula="of:=1024*[.D214]/[.$H$7]" office:value-type="float" office:value="1043.48062549282" calcext:value-type="float">
            <text:p>1043</text:p>
          </table:table-cell>
          <table:table-cell table:number-columns-repeated="1019"/>
        </table:table-row>
        <table:table-row table:style-name="ro2">
          <table:table-cell table:style-name="ce2" table:formula="of:=[.B215]-273" office:value-type="float" office:value="203" calcext:value-type="float">
            <text:p>203</text:p>
          </table:table-cell>
          <table:table-cell table:style-name="ce5" office:value-type="float" office:value="476" calcext:value-type="float">
            <text:p>476</text:p>
          </table:table-cell>
          <table:table-cell table:style-name="ce5" table:formula="of:=[.$H$3]*EXP([.$H$5]*((1/[.B215])-(1/[.$H$6])))" office:value-type="float" office:value="145.307060181257" calcext:value-type="float">
            <text:p>145.3070601813</text:p>
          </table:table-cell>
          <table:table-cell table:style-name="ce7" table:formula="of:=[.$H$4]*[.$H$2]/([.$H$3]+[.C215])" office:value-type="float" office:value="4.58658776393654" calcext:value-type="float">
            <text:p>4.5865877639</text:p>
          </table:table-cell>
          <table:table-cell table:style-name="ce10" table:formula="of:=1024*[.D215]/[.$H$7]" office:value-type="float" office:value="1043.70352672689" calcext:value-type="float">
            <text:p>1044</text:p>
          </table:table-cell>
          <table:table-cell table:number-columns-repeated="1019"/>
        </table:table-row>
        <table:table-row table:style-name="ro2">
          <table:table-cell table:style-name="ce2" table:formula="of:=[.B216]-273" office:value-type="float" office:value="204" calcext:value-type="float">
            <text:p>204</text:p>
          </table:table-cell>
          <table:table-cell table:style-name="ce5" office:value-type="float" office:value="477" calcext:value-type="float">
            <text:p>477</text:p>
          </table:table-cell>
          <table:table-cell table:style-name="ce5" table:formula="of:=[.$H$3]*EXP([.$H$5]*((1/[.B216])-(1/[.$H$6])))" office:value-type="float" office:value="143.159973679121" calcext:value-type="float">
            <text:p>143.1599736791</text:p>
          </table:table-cell>
          <table:table-cell table:style-name="ce7" table:formula="of:=[.$H$4]*[.$H$2]/([.$H$3]+[.C216])" office:value-type="float" office:value="4.58754916654122" calcext:value-type="float">
            <text:p>4.5875491665</text:p>
          </table:table-cell>
          <table:table-cell table:style-name="ce10" table:formula="of:=1024*[.D216]/[.$H$7]" office:value-type="float" office:value="1043.92229923071" calcext:value-type="float">
            <text:p>1044</text:p>
          </table:table-cell>
          <table:table-cell table:number-columns-repeated="1019"/>
        </table:table-row>
        <table:table-row table:style-name="ro2">
          <table:table-cell table:style-name="ce2" table:formula="of:=[.B217]-273" office:value-type="float" office:value="205" calcext:value-type="float">
            <text:p>205</text:p>
          </table:table-cell>
          <table:table-cell table:style-name="ce5" office:value-type="float" office:value="478" calcext:value-type="float">
            <text:p>478</text:p>
          </table:table-cell>
          <table:table-cell table:style-name="ce5" table:formula="of:=[.$H$3]*EXP([.$H$5]*((1/[.B217])-(1/[.$H$6])))" office:value-type="float" office:value="141.05339840086" calcext:value-type="float">
            <text:p>141.0533984009</text:p>
          </table:table-cell>
          <table:table-cell table:style-name="ce7" table:formula="of:=[.$H$4]*[.$H$2]/([.$H$3]+[.C217])" office:value-type="float" office:value="4.58849282119139" calcext:value-type="float">
            <text:p>4.5884928212</text:p>
          </table:table-cell>
          <table:table-cell table:style-name="ce10" table:formula="of:=1024*[.D217]/[.$H$7]" office:value-type="float" office:value="1044.13703308888" calcext:value-type="float">
            <text:p>1044</text:p>
          </table:table-cell>
          <table:table-cell table:number-columns-repeated="1019"/>
        </table:table-row>
        <table:table-row table:style-name="ro2">
          <table:table-cell table:style-name="ce2" table:formula="of:=[.B218]-273" office:value-type="float" office:value="206" calcext:value-type="float">
            <text:p>206</text:p>
          </table:table-cell>
          <table:table-cell table:style-name="ce5" office:value-type="float" office:value="479" calcext:value-type="float">
            <text:p>479</text:p>
          </table:table-cell>
          <table:table-cell table:style-name="ce5" table:formula="of:=[.$H$3]*EXP([.$H$5]*((1/[.B218])-(1/[.$H$6])))" office:value-type="float" office:value="138.986423512022" calcext:value-type="float">
            <text:p>138.986423512</text:p>
          </table:table-cell>
          <table:table-cell table:style-name="ce7" table:formula="of:=[.$H$4]*[.$H$2]/([.$H$3]+[.C218])" office:value-type="float" office:value="4.58941911399487" calcext:value-type="float">
            <text:p>4.589419114</text:p>
          </table:table-cell>
          <table:table-cell table:style-name="ce10" table:formula="of:=1024*[.D218]/[.$H$7]" office:value-type="float" office:value="1044.34781616239" calcext:value-type="float">
            <text:p>1044</text:p>
          </table:table-cell>
          <table:table-cell table:number-columns-repeated="1019"/>
        </table:table-row>
        <table:table-row table:style-name="ro2">
          <table:table-cell table:style-name="ce2" table:formula="of:=[.B219]-273" office:value-type="float" office:value="207" calcext:value-type="float">
            <text:p>207</text:p>
          </table:table-cell>
          <table:table-cell table:style-name="ce5" office:value-type="float" office:value="480" calcext:value-type="float">
            <text:p>480</text:p>
          </table:table-cell>
          <table:table-cell table:style-name="ce5" table:formula="of:=[.$H$3]*EXP([.$H$5]*((1/[.B219])-(1/[.$H$6])))" office:value-type="float" office:value="136.95816172261" calcext:value-type="float">
            <text:p>136.9581617226</text:p>
          </table:table-cell>
          <table:table-cell table:style-name="ce7" table:formula="of:=[.$H$4]*[.$H$2]/([.$H$3]+[.C219])" office:value-type="float" office:value="4.59032842155258" calcext:value-type="float">
            <text:p>4.5903284216</text:p>
          </table:table-cell>
          <table:table-cell table:style-name="ce10" table:formula="of:=1024*[.D219]/[.$H$7]" office:value-type="float" office:value="1044.55473414885" calcext:value-type="float">
            <text:p>1045</text:p>
          </table:table-cell>
          <table:table-cell table:number-columns-repeated="1019"/>
        </table:table-row>
        <table:table-row table:style-name="ro2">
          <table:table-cell table:style-name="ce2" table:formula="of:=[.B220]-273" office:value-type="float" office:value="208" calcext:value-type="float">
            <text:p>208</text:p>
          </table:table-cell>
          <table:table-cell table:style-name="ce5" office:value-type="float" office:value="481" calcext:value-type="float">
            <text:p>481</text:p>
          </table:table-cell>
          <table:table-cell table:style-name="ce5" table:formula="of:=[.$H$3]*EXP([.$H$5]*((1/[.B220])-(1/[.$H$6])))" office:value-type="float" office:value="134.967748603179" calcext:value-type="float">
            <text:p>134.9677486032</text:p>
          </table:table-cell>
          <table:table-cell table:style-name="ce7" table:formula="of:=[.$H$4]*[.$H$2]/([.$H$3]+[.C220])" office:value-type="float" office:value="4.59122111121582" calcext:value-type="float">
            <text:p>4.5912211112</text:p>
          </table:table-cell>
          <table:table-cell table:style-name="ce10" table:formula="of:=1024*[.D220]/[.$H$7]" office:value-type="float" office:value="1044.75787064111" calcext:value-type="float">
            <text:p>1045</text:p>
          </table:table-cell>
          <table:table-cell table:number-columns-repeated="1019"/>
        </table:table-row>
        <table:table-row table:style-name="ro2">
          <table:table-cell table:style-name="ce2" table:formula="of:=[.B221]-273" office:value-type="float" office:value="209" calcext:value-type="float">
            <text:p>209</text:p>
          </table:table-cell>
          <table:table-cell table:style-name="ce5" office:value-type="float" office:value="482" calcext:value-type="float">
            <text:p>482</text:p>
          </table:table-cell>
          <table:table-cell table:style-name="ce5" table:formula="of:=[.$H$3]*EXP([.$H$5]*((1/[.B221])-(1/[.$H$6])))" office:value-type="float" office:value="133.014341922893" calcext:value-type="float">
            <text:p>133.0143419229</text:p>
          </table:table-cell>
          <table:table-cell table:style-name="ce7" table:formula="of:=[.$H$4]*[.$H$2]/([.$H$3]+[.C221])" office:value-type="float" office:value="4.59209754133599" calcext:value-type="float">
            <text:p>4.5920975413</text:p>
          </table:table-cell>
          <table:table-cell table:style-name="ce10" table:formula="of:=1024*[.D221]/[.$H$7]" office:value-type="float" office:value="1044.95730718401" calcext:value-type="float">
            <text:p>1045</text:p>
          </table:table-cell>
          <table:table-cell table:number-columns-repeated="1019"/>
        </table:table-row>
        <table:table-row table:style-name="ro2">
          <table:table-cell table:style-name="ce2" table:formula="of:=[.B222]-273" office:value-type="float" office:value="210" calcext:value-type="float">
            <text:p>210</text:p>
          </table:table-cell>
          <table:table-cell table:style-name="ce5" office:value-type="float" office:value="483" calcext:value-type="float">
            <text:p>483</text:p>
          </table:table-cell>
          <table:table-cell table:style-name="ce5" table:formula="of:=[.$H$3]*EXP([.$H$5]*((1/[.B222])-(1/[.$H$6])))" office:value-type="float" office:value="131.097121008794" calcext:value-type="float">
            <text:p>131.0971210088</text:p>
          </table:table-cell>
          <table:table-cell table:style-name="ce7" table:formula="of:=[.$H$4]*[.$H$2]/([.$H$3]+[.C222])" office:value-type="float" office:value="4.59295806150716" calcext:value-type="float">
            <text:p>4.5929580615</text:p>
          </table:table-cell>
          <table:table-cell table:style-name="ce10" table:formula="of:=1024*[.D222]/[.$H$7]" office:value-type="float" office:value="1045.15312332963" calcext:value-type="float">
            <text:p>1045</text:p>
          </table:table-cell>
          <table:table-cell table:number-columns-repeated="1019"/>
        </table:table-row>
        <table:table-row table:style-name="ro2">
          <table:table-cell table:style-name="ce2" table:formula="of:=[.B223]-273" office:value-type="float" office:value="211" calcext:value-type="float">
            <text:p>211</text:p>
          </table:table-cell>
          <table:table-cell table:style-name="ce5" office:value-type="float" office:value="484" calcext:value-type="float">
            <text:p>484</text:p>
          </table:table-cell>
          <table:table-cell table:style-name="ce5" table:formula="of:=[.$H$3]*EXP([.$H$5]*((1/[.B223])-(1/[.$H$6])))" office:value-type="float" office:value="129.215286125504" calcext:value-type="float">
            <text:p>129.2152861255</text:p>
          </table:table-cell>
          <table:table-cell table:style-name="ce7" table:formula="of:=[.$H$4]*[.$H$2]/([.$H$3]+[.C223])" office:value-type="float" office:value="4.59380301280165" calcext:value-type="float">
            <text:p>4.5938030128</text:p>
          </table:table-cell>
          <table:table-cell table:style-name="ce10" table:formula="of:=1024*[.D223]/[.$H$7]" office:value-type="float" office:value="1045.34539669086" calcext:value-type="float">
            <text:p>1045</text:p>
          </table:table-cell>
          <table:table-cell table:number-columns-repeated="1019"/>
        </table:table-row>
        <table:table-row table:style-name="ro2">
          <table:table-cell table:style-name="ce2" table:formula="of:=[.B224]-273" office:value-type="float" office:value="212" calcext:value-type="float">
            <text:p>212</text:p>
          </table:table-cell>
          <table:table-cell table:style-name="ce5" office:value-type="float" office:value="485" calcext:value-type="float">
            <text:p>485</text:p>
          </table:table-cell>
          <table:table-cell table:style-name="ce5" table:formula="of:=[.$H$3]*EXP([.$H$5]*((1/[.B224])-(1/[.$H$6])))" office:value-type="float" office:value="127.368057874691" calcext:value-type="float">
            <text:p>127.3680578747</text:p>
          </table:table-cell>
          <table:table-cell table:style-name="ce7" table:formula="of:=[.$H$4]*[.$H$2]/([.$H$3]+[.C224])" office:value-type="float" office:value="4.59463272799874" calcext:value-type="float">
            <text:p>4.594632728</text:p>
          </table:table-cell>
          <table:table-cell table:style-name="ce10" table:formula="of:=1024*[.D224]/[.$H$7]" office:value-type="float" office:value="1045.53420299349" calcext:value-type="float">
            <text:p>1046</text:p>
          </table:table-cell>
          <table:table-cell table:number-columns-repeated="1019"/>
        </table:table-row>
        <table:table-row table:style-name="ro2">
          <table:table-cell table:style-name="ce2" table:formula="of:=[.B225]-273" office:value-type="float" office:value="213" calcext:value-type="float">
            <text:p>213</text:p>
          </table:table-cell>
          <table:table-cell table:style-name="ce5" office:value-type="float" office:value="486" calcext:value-type="float">
            <text:p>486</text:p>
          </table:table-cell>
          <table:table-cell table:style-name="ce5" table:formula="of:=[.$H$3]*EXP([.$H$5]*((1/[.B225])-(1/[.$H$6])))" office:value-type="float" office:value="125.554676613572" calcext:value-type="float">
            <text:p>125.5546766136</text:p>
          </table:table-cell>
          <table:table-cell table:style-name="ce7" table:formula="of:=[.$H$4]*[.$H$2]/([.$H$3]+[.C225])" office:value-type="float" office:value="4.59544753180687" calcext:value-type="float">
            <text:p>4.5954475318</text:p>
          </table:table-cell>
          <table:table-cell table:style-name="ce10" table:formula="of:=1024*[.D225]/[.$H$7]" office:value-type="float" office:value="1045.71961612672" calcext:value-type="float">
            <text:p>1046</text:p>
          </table:table-cell>
          <table:table-cell table:number-columns-repeated="1019"/>
        </table:table-row>
        <table:table-row table:style-name="ro2">
          <table:table-cell table:style-name="ce2" table:formula="of:=[.B226]-273" office:value-type="float" office:value="214" calcext:value-type="float">
            <text:p>214</text:p>
          </table:table-cell>
          <table:table-cell table:style-name="ce5" office:value-type="float" office:value="487" calcext:value-type="float">
            <text:p>487</text:p>
          </table:table-cell>
          <table:table-cell table:style-name="ce5" table:formula="of:=[.$H$3]*EXP([.$H$5]*((1/[.B226])-(1/[.$H$6])))" office:value-type="float" office:value="123.774401891819" calcext:value-type="float">
            <text:p>123.7744018918</text:p>
          </table:table-cell>
          <table:table-cell table:style-name="ce7" table:formula="of:=[.$H$4]*[.$H$2]/([.$H$3]+[.C226])" office:value-type="float" office:value="4.59624774107934" calcext:value-type="float">
            <text:p>4.5962477411</text:p>
          </table:table-cell>
          <table:table-cell table:style-name="ce10" table:formula="of:=1024*[.D226]/[.$H$7]" office:value-type="float" office:value="1045.90170819228" calcext:value-type="float">
            <text:p>1046</text:p>
          </table:table-cell>
          <table:table-cell table:number-columns-repeated="1019"/>
        </table:table-row>
        <table:table-row table:style-name="ro2">
          <table:table-cell table:style-name="ce2" table:formula="of:=[.B227]-273" office:value-type="float" office:value="215" calcext:value-type="float">
            <text:p>215</text:p>
          </table:table-cell>
          <table:table-cell table:style-name="ce5" office:value-type="float" office:value="488" calcext:value-type="float">
            <text:p>488</text:p>
          </table:table-cell>
          <table:table-cell table:style-name="ce5" table:formula="of:=[.$H$3]*EXP([.$H$5]*((1/[.B227])-(1/[.$H$6])))" office:value-type="float" office:value="122.026511906222" calcext:value-type="float">
            <text:p>122.0265119062</text:p>
          </table:table-cell>
          <table:table-cell table:style-name="ce7" table:formula="of:=[.$H$4]*[.$H$2]/([.$H$3]+[.C227])" office:value-type="float" office:value="4.59703366502393" calcext:value-type="float">
            <text:p>4.597033665</text:p>
          </table:table-cell>
          <table:table-cell table:style-name="ce10" table:formula="of:=1024*[.D227]/[.$H$7]" office:value-type="float" office:value="1046.08054955211" calcext:value-type="float">
            <text:p>1046</text:p>
          </table:table-cell>
          <table:table-cell table:number-columns-repeated="1019"/>
        </table:table-row>
        <table:table-row table:style-name="ro2">
          <table:table-cell table:style-name="ce2" table:formula="of:=[.B228]-273" office:value-type="float" office:value="216" calcext:value-type="float">
            <text:p>216</text:p>
          </table:table-cell>
          <table:table-cell table:style-name="ce5" office:value-type="float" office:value="489" calcext:value-type="float">
            <text:p>489</text:p>
          </table:table-cell>
          <table:table-cell table:style-name="ce5" table:formula="of:=[.$H$3]*EXP([.$H$5]*((1/[.B228])-(1/[.$H$6])))" office:value-type="float" office:value="120.310302972493" calcext:value-type="float">
            <text:p>120.3103029725</text:p>
          </table:table-cell>
          <table:table-cell table:style-name="ce7" table:formula="of:=[.$H$4]*[.$H$2]/([.$H$3]+[.C228])" office:value-type="float" office:value="4.59780560540643" calcext:value-type="float">
            <text:p>4.5978056054</text:p>
          </table:table-cell>
          <table:table-cell table:style-name="ce10" table:formula="of:=1024*[.D228]/[.$H$7]" office:value-type="float" office:value="1046.25620887471" calcext:value-type="float">
            <text:p>1046</text:p>
          </table:table-cell>
          <table:table-cell table:number-columns-repeated="1019"/>
        </table:table-row>
        <table:table-row table:style-name="ro2">
          <table:table-cell table:style-name="ce2" table:formula="of:=[.B229]-273" office:value-type="float" office:value="217" calcext:value-type="float">
            <text:p>217</text:p>
          </table:table-cell>
          <table:table-cell table:style-name="ce5" office:value-type="float" office:value="490" calcext:value-type="float">
            <text:p>490</text:p>
          </table:table-cell>
          <table:table-cell table:style-name="ce5" table:formula="of:=[.$H$3]*EXP([.$H$5]*((1/[.B229])-(1/[.$H$6])))" office:value-type="float" office:value="118.625089013635" calcext:value-type="float">
            <text:p>118.6250890136</text:p>
          </table:table-cell>
          <table:table-cell table:style-name="ce7" table:formula="of:=[.$H$4]*[.$H$2]/([.$H$3]+[.C229])" office:value-type="float" office:value="4.59856385674835" calcext:value-type="float">
            <text:p>4.5985638567</text:p>
          </table:table-cell>
          <table:table-cell table:style-name="ce10" table:formula="of:=1024*[.D229]/[.$H$7]" office:value-type="float" office:value="1046.42875318007" calcext:value-type="float">
            <text:p>1046</text:p>
          </table:table-cell>
          <table:table-cell table:number-columns-repeated="1019"/>
        </table:table-row>
        <table:table-row table:style-name="ro2">
          <table:table-cell table:style-name="ce2" table:formula="of:=[.B230]-273" office:value-type="float" office:value="218" calcext:value-type="float">
            <text:p>218</text:p>
          </table:table-cell>
          <table:table-cell table:style-name="ce5" office:value-type="float" office:value="491" calcext:value-type="float">
            <text:p>491</text:p>
          </table:table-cell>
          <table:table-cell table:style-name="ce5" table:formula="of:=[.$H$3]*EXP([.$H$5]*((1/[.B230])-(1/[.$H$6])))" office:value-type="float" office:value="116.97020106429" calcext:value-type="float">
            <text:p>116.9702010643</text:p>
          </table:table-cell>
          <table:table-cell table:style-name="ce7" table:formula="of:=[.$H$4]*[.$H$2]/([.$H$3]+[.C230])" office:value-type="float" office:value="4.59930870651898" calcext:value-type="float">
            <text:p>4.5993087065</text:p>
          </table:table-cell>
          <table:table-cell table:style-name="ce10" table:formula="of:=1024*[.D230]/[.$H$7]" office:value-type="float" office:value="1046.59824788343" calcext:value-type="float">
            <text:p>1047</text:p>
          </table:table-cell>
          <table:table-cell table:number-columns-repeated="1019"/>
        </table:table-row>
        <table:table-row table:style-name="ro2">
          <table:table-cell table:style-name="ce2" table:formula="of:=[.B231]-273" office:value-type="float" office:value="219" calcext:value-type="float">
            <text:p>219</text:p>
          </table:table-cell>
          <table:table-cell table:style-name="ce5" office:value-type="float" office:value="492" calcext:value-type="float">
            <text:p>492</text:p>
          </table:table-cell>
          <table:table-cell table:style-name="ce5" table:formula="of:=[.$H$3]*EXP([.$H$5]*((1/[.B231])-(1/[.$H$6])))" office:value-type="float" office:value="115.344986790537" calcext:value-type="float">
            <text:p>115.3449867905</text:p>
          </table:table-cell>
          <table:table-cell table:style-name="ce7" table:formula="of:=[.$H$4]*[.$H$2]/([.$H$3]+[.C231])" office:value-type="float" office:value="4.60004043532197" calcext:value-type="float">
            <text:p>4.6000404353</text:p>
          </table:table-cell>
          <table:table-cell table:style-name="ce10" table:formula="of:=1024*[.D231]/[.$H$7]" office:value-type="float" office:value="1046.76475683771" calcext:value-type="float">
            <text:p>1047</text:p>
          </table:table-cell>
          <table:table-cell table:number-columns-repeated="1019"/>
        </table:table-row>
        <table:table-row table:style-name="ro2">
          <table:table-cell table:style-name="ce2" table:formula="of:=[.B232]-273" office:value-type="float" office:value="220" calcext:value-type="float">
            <text:p>220</text:p>
          </table:table-cell>
          <table:table-cell table:style-name="ce5" office:value-type="float" office:value="493" calcext:value-type="float">
            <text:p>493</text:p>
          </table:table-cell>
          <table:table-cell table:style-name="ce5" table:formula="of:=[.$H$3]*EXP([.$H$5]*((1/[.B232])-(1/[.$H$6])))" office:value-type="float" office:value="113.748810024606" calcext:value-type="float">
            <text:p>113.7488100246</text:p>
          </table:table-cell>
          <table:table-cell table:style-name="ce7" table:formula="of:=[.$H$4]*[.$H$2]/([.$H$3]+[.C232])" office:value-type="float" office:value="4.60075931707653" calcext:value-type="float">
            <text:p>4.6007593171</text:p>
          </table:table-cell>
          <table:table-cell table:style-name="ce10" table:formula="of:=1024*[.D232]/[.$H$7]" office:value-type="float" office:value="1046.92834237475" calcext:value-type="float">
            <text:p>1047</text:p>
          </table:table-cell>
          <table:table-cell table:number-columns-repeated="1019"/>
        </table:table-row>
        <table:table-row table:style-name="ro2">
          <table:table-cell table:style-name="ce2" table:formula="of:=[.B233]-273" office:value-type="float" office:value="221" calcext:value-type="float">
            <text:p>221</text:p>
          </table:table-cell>
          <table:table-cell table:style-name="ce5" office:value-type="float" office:value="494" calcext:value-type="float">
            <text:p>494</text:p>
          </table:table-cell>
          <table:table-cell table:style-name="ce5" table:formula="of:=[.$H$3]*EXP([.$H$5]*((1/[.B233])-(1/[.$H$6])))" office:value-type="float" office:value="112.181050313997" calcext:value-type="float">
            <text:p>112.181050314</text:p>
          </table:table-cell>
          <table:table-cell table:style-name="ce7" table:formula="of:=[.$H$4]*[.$H$2]/([.$H$3]+[.C233])" office:value-type="float" office:value="4.60146561919358" calcext:value-type="float">
            <text:p>4.6014656192</text:p>
          </table:table-cell>
          <table:table-cell table:style-name="ce10" table:formula="of:=1024*[.D233]/[.$H$7]" office:value-type="float" office:value="1047.08906534538" calcext:value-type="float">
            <text:p>1047</text:p>
          </table:table-cell>
          <table:table-cell table:number-columns-repeated="1019"/>
        </table:table-row>
        <table:table-row table:style-name="ro2">
          <table:table-cell table:style-name="ce2" table:formula="of:=[.B234]-273" office:value-type="float" office:value="222" calcext:value-type="float">
            <text:p>222</text:p>
          </table:table-cell>
          <table:table-cell table:style-name="ce5" office:value-type="float" office:value="495" calcext:value-type="float">
            <text:p>495</text:p>
          </table:table-cell>
          <table:table-cell table:style-name="ce5" table:formula="of:=[.$H$3]*EXP([.$H$5]*((1/[.B234])-(1/[.$H$6])))" office:value-type="float" office:value="110.641102484527" calcext:value-type="float">
            <text:p>110.6411024845</text:p>
          </table:table-cell>
          <table:table-cell table:style-name="ce7" table:formula="of:=[.$H$4]*[.$H$2]/([.$H$3]+[.C234])" office:value-type="float" office:value="4.60215960274677" calcext:value-type="float">
            <text:p>4.6021596027</text:p>
          </table:table-cell>
          <table:table-cell table:style-name="ce10" table:formula="of:=1024*[.D234]/[.$H$7]" office:value-type="float" office:value="1047.24698515838" calcext:value-type="float">
            <text:p>1047</text:p>
          </table:table-cell>
          <table:table-cell table:number-columns-repeated="1019"/>
        </table:table-row>
        <table:table-row table:style-name="ro2">
          <table:table-cell table:style-name="ce2" table:formula="of:=[.B235]-273" office:value-type="float" office:value="223" calcext:value-type="float">
            <text:p>223</text:p>
          </table:table-cell>
          <table:table-cell table:style-name="ce5" office:value-type="float" office:value="496" calcext:value-type="float">
            <text:p>496</text:p>
          </table:table-cell>
          <table:table-cell table:style-name="ce5" table:formula="of:=[.$H$3]*EXP([.$H$5]*((1/[.B235])-(1/[.$H$6])))" office:value-type="float" office:value="109.128376216827" calcext:value-type="float">
            <text:p>109.1283762168</text:p>
          </table:table-cell>
          <table:table-cell table:style-name="ce7" table:formula="of:=[.$H$4]*[.$H$2]/([.$H$3]+[.C235])" office:value-type="float" office:value="4.60284152263872" calcext:value-type="float">
            <text:p>4.6028415226</text:p>
          </table:table-cell>
          <table:table-cell table:style-name="ce10" table:formula="of:=1024*[.D235]/[.$H$7]" office:value-type="float" office:value="1047.40215981823" calcext:value-type="float">
            <text:p>1047</text:p>
          </table:table-cell>
          <table:table-cell table:number-columns-repeated="1019"/>
        </table:table-row>
        <table:table-row table:style-name="ro2">
          <table:table-cell table:style-name="ce2" table:formula="of:=[.B236]-273" office:value-type="float" office:value="224" calcext:value-type="float">
            <text:p>224</text:p>
          </table:table-cell>
          <table:table-cell table:style-name="ce5" office:value-type="float" office:value="497" calcext:value-type="float">
            <text:p>497</text:p>
          </table:table-cell>
          <table:table-cell table:style-name="ce5" table:formula="of:=[.$H$3]*EXP([.$H$5]*((1/[.B236])-(1/[.$H$6])))" office:value-type="float" office:value="107.642295635834" calcext:value-type="float">
            <text:p>107.6422956358</text:p>
          </table:table-cell>
          <table:table-cell table:style-name="ce7" table:formula="of:=[.$H$4]*[.$H$2]/([.$H$3]+[.C236])" office:value-type="float" office:value="4.60351162776251" calcext:value-type="float">
            <text:p>4.6035116278</text:p>
          </table:table-cell>
          <table:table-cell table:style-name="ce10" table:formula="of:=1024*[.D236]/[.$H$7]" office:value-type="float" office:value="1047.55464596196" calcext:value-type="float">
            <text:p>1048</text:p>
          </table:table-cell>
          <table:table-cell table:number-columns-repeated="1019"/>
        </table:table-row>
        <table:table-row table:style-name="ro2">
          <table:table-cell table:style-name="ce2" table:formula="of:=[.B237]-273" office:value-type="float" office:value="225" calcext:value-type="float">
            <text:p>225</text:p>
          </table:table-cell>
          <table:table-cell table:style-name="ce5" office:value-type="float" office:value="498" calcext:value-type="float">
            <text:p>498</text:p>
          </table:table-cell>
          <table:table-cell table:style-name="ce5" table:formula="of:=[.$H$3]*EXP([.$H$5]*((1/[.B237])-(1/[.$H$6])))" office:value-type="float" office:value="106.182298912851" calcext:value-type="float">
            <text:p>106.1822989129</text:p>
          </table:table-cell>
          <table:table-cell table:style-name="ce7" table:formula="of:=[.$H$4]*[.$H$2]/([.$H$3]+[.C237])" office:value-type="float" office:value="4.60417016115864" calcext:value-type="float">
            <text:p>4.6041701612</text:p>
          </table:table-cell>
          <table:table-cell table:style-name="ce10" table:formula="of:=1024*[.D237]/[.$H$7]" office:value-type="float" office:value="1047.70449889477" calcext:value-type="float">
            <text:p>1048</text:p>
          </table:table-cell>
          <table:table-cell table:number-columns-repeated="1019"/>
        </table:table-row>
        <table:table-row table:style-name="ro2">
          <table:table-cell table:style-name="ce2" table:formula="of:=[.B238]-273" office:value-type="float" office:value="226" calcext:value-type="float">
            <text:p>226</text:p>
          </table:table-cell>
          <table:table-cell table:style-name="ce5" office:value-type="float" office:value="499" calcext:value-type="float">
            <text:p>499</text:p>
          </table:table-cell>
          <table:table-cell table:style-name="ce5" table:formula="of:=[.$H$3]*EXP([.$H$5]*((1/[.B238])-(1/[.$H$6])))" office:value-type="float" office:value="104.747837879748" calcext:value-type="float">
            <text:p>104.7478378797</text:p>
          </table:table-cell>
          <table:table-cell table:style-name="ce7" table:formula="of:=[.$H$4]*[.$H$2]/([.$H$3]+[.C238])" office:value-type="float" office:value="4.60481736016746" calcext:value-type="float">
            <text:p>4.6048173602</text:p>
          </table:table-cell>
          <table:table-cell table:style-name="ce10" table:formula="of:=1024*[.D238]/[.$H$7]" office:value-type="float" office:value="1047.85177262477" calcext:value-type="float">
            <text:p>1048</text:p>
          </table:table-cell>
          <table:table-cell table:number-columns-repeated="1019"/>
        </table:table-row>
        <table:table-row table:style-name="ro2">
          <table:table-cell table:style-name="ce2" table:formula="of:=[.B239]-273" office:value-type="float" office:value="227" calcext:value-type="float">
            <text:p>227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[.$H$3]*EXP([.$H$5]*((1/[.B239])-(1/[.$H$6])))" office:value-type="float" office:value="103.338377654894" calcext:value-type="float">
            <text:p>103.3383776549</text:p>
          </table:table-cell>
          <table:table-cell table:style-name="ce7" table:formula="of:=[.$H$4]*[.$H$2]/([.$H$3]+[.C239])" office:value-type="float" office:value="4.60545345657744" calcext:value-type="float">
            <text:p>4.6054534566</text:p>
          </table:table-cell>
          <table:table-cell table:style-name="ce10" table:formula="of:=1024*[.D239]/[.$H$7]" office:value-type="float" office:value="1047.99651989673" calcext:value-type="float">
            <text:p>1048</text:p>
          </table:table-cell>
          <table:table-cell table:number-columns-repeated="1019"/>
        </table:table-row>
        <table:table-row table:style-name="ro2">
          <table:table-cell table:style-name="ce2" table:formula="of:=[.B240]-273" office:value-type="float" office:value="228" calcext:value-type="float">
            <text:p>228</text:p>
          </table:table-cell>
          <table:table-cell table:style-name="ce5" office:value-type="float" office:value="501" calcext:value-type="float">
            <text:p>501</text:p>
          </table:table-cell>
          <table:table-cell table:style-name="ce5" table:formula="of:=[.$H$3]*EXP([.$H$5]*((1/[.B240])-(1/[.$H$6])))" office:value-type="float" office:value="101.953396280441" calcext:value-type="float">
            <text:p>101.9533962804</text:p>
          </table:table-cell>
          <table:table-cell table:style-name="ce7" table:formula="of:=[.$H$4]*[.$H$2]/([.$H$3]+[.C240])" office:value-type="float" office:value="4.60607867676915" calcext:value-type="float">
            <text:p>4.6060786768</text:p>
          </table:table-cell>
          <table:table-cell table:style-name="ce10" table:formula="of:=1024*[.D240]/[.$H$7]" office:value-type="float" office:value="1048.1387922248" calcext:value-type="float">
            <text:p>1048</text:p>
          </table:table-cell>
          <table:table-cell table:number-columns-repeated="1019"/>
        </table:table-row>
        <table:table-row table:style-name="ro2">
          <table:table-cell table:style-name="ce2" table:formula="of:=[.B241]-273" office:value-type="float" office:value="229" calcext:value-type="float">
            <text:p>229</text:p>
          </table:table-cell>
          <table:table-cell table:style-name="ce5" office:value-type="float" office:value="502" calcext:value-type="float">
            <text:p>502</text:p>
          </table:table-cell>
          <table:table-cell table:style-name="ce5" table:formula="of:=[.$H$3]*EXP([.$H$5]*((1/[.B241])-(1/[.$H$6])))" office:value-type="float" office:value="100.59238437058" calcext:value-type="float">
            <text:p>100.5923843706</text:p>
          </table:table-cell>
          <table:table-cell table:style-name="ce7" table:formula="of:=[.$H$4]*[.$H$2]/([.$H$3]+[.C241])" office:value-type="float" office:value="4.60669324185524" calcext:value-type="float">
            <text:p>4.6066932419</text:p>
          </table:table-cell>
          <table:table-cell table:style-name="ce10" table:formula="of:=1024*[.D241]/[.$H$7]" office:value-type="float" office:value="1048.27863992439" calcext:value-type="float">
            <text:p>1048</text:p>
          </table:table-cell>
          <table:table-cell table:number-columns-repeated="1019"/>
        </table:table-row>
        <table:table-row table:style-name="ro2">
          <table:table-cell table:style-name="ce2" table:formula="of:=[.B242]-273" office:value-type="float" office:value="230" calcext:value-type="float">
            <text:p>230</text:p>
          </table:table-cell>
          <table:table-cell table:style-name="ce5" office:value-type="float" office:value="503" calcext:value-type="float">
            <text:p>503</text:p>
          </table:table-cell>
          <table:table-cell table:style-name="ce5" table:formula="of:=[.$H$3]*EXP([.$H$5]*((1/[.B242])-(1/[.$H$6])))" office:value-type="float" office:value="99.2548447703926" calcext:value-type="float">
            <text:p>99.2548447704</text:p>
          </table:table-cell>
          <table:table-cell table:style-name="ce7" table:formula="of:=[.$H$4]*[.$H$2]/([.$H$3]+[.C242])" office:value-type="float" office:value="4.60729736781647" calcext:value-type="float">
            <text:p>4.6072973678</text:p>
          </table:table-cell>
          <table:table-cell table:style-name="ce10" table:formula="of:=1024*[.D242]/[.$H$7]" office:value-type="float" office:value="1048.41611214313" calcext:value-type="float">
            <text:p>1048</text:p>
          </table:table-cell>
          <table:table-cell table:number-columns-repeated="1019"/>
        </table:table-row>
        <table:table-row table:style-name="ro2">
          <table:table-cell table:style-name="ce2" table:formula="of:=[.B243]-273" office:value-type="float" office:value="231" calcext:value-type="float">
            <text:p>231</text:p>
          </table:table-cell>
          <table:table-cell table:style-name="ce5" office:value-type="float" office:value="504" calcext:value-type="float">
            <text:p>504</text:p>
          </table:table-cell>
          <table:table-cell table:style-name="ce5" table:formula="of:=[.$H$3]*EXP([.$H$5]*((1/[.B243])-(1/[.$H$6])))" office:value-type="float" office:value="97.9402922249694" calcext:value-type="float">
            <text:p>97.940292225</text:p>
          </table:table-cell>
          <table:table-cell table:style-name="ce7" table:formula="of:=[.$H$4]*[.$H$2]/([.$H$3]+[.C243])" office:value-type="float" office:value="4.60789126563395" calcext:value-type="float">
            <text:p>4.6078912656</text:p>
          </table:table-cell>
          <table:table-cell table:style-name="ce10" table:formula="of:=1024*[.D243]/[.$H$7]" office:value-type="float" office:value="1048.55125689093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44]-273" office:value-type="float" office:value="232" calcext:value-type="float">
            <text:p>232</text:p>
          </table:table-cell>
          <table:table-cell table:style-name="ce5" office:value-type="float" office:value="505" calcext:value-type="float">
            <text:p>505</text:p>
          </table:table-cell>
          <table:table-cell table:style-name="ce5" table:formula="of:=[.$H$3]*EXP([.$H$5]*((1/[.B244])-(1/[.$H$6])))" office:value-type="float" office:value="96.6482530584433" calcext:value-type="float">
            <text:p>96.6482530584</text:p>
          </table:table-cell>
          <table:table-cell table:style-name="ce7" table:formula="of:=[.$H$4]*[.$H$2]/([.$H$3]+[.C244])" office:value-type="float" office:value="4.6084751414177" calcext:value-type="float">
            <text:p>4.6084751414</text:p>
          </table:table-cell>
          <table:table-cell table:style-name="ce10" table:formula="of:=1024*[.D244]/[.$H$7]" office:value-type="float" office:value="1048.68412106927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45]-273" office:value-type="float" office:value="233" calcext:value-type="float">
            <text:p>233</text:p>
          </table:table-cell>
          <table:table-cell table:style-name="ce5" office:value-type="float" office:value="506" calcext:value-type="float">
            <text:p>506</text:p>
          </table:table-cell>
          <table:table-cell table:style-name="ce5" table:formula="of:=[.$H$3]*EXP([.$H$5]*((1/[.B245])-(1/[.$H$6])))" office:value-type="float" office:value="95.3782648626171" calcext:value-type="float">
            <text:p>95.3782648626</text:p>
          </table:table-cell>
          <table:table-cell table:style-name="ce7" table:formula="of:=[.$H$4]*[.$H$2]/([.$H$3]+[.C245])" office:value-type="float" office:value="4.60904919653152" calcext:value-type="float">
            <text:p>4.6090491965</text:p>
          </table:table-cell>
          <table:table-cell table:style-name="ce10" table:formula="of:=1024*[.D245]/[.$H$7]" office:value-type="float" office:value="1048.81475049962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46]-273" office:value-type="float" office:value="234" calcext:value-type="float">
            <text:p>234</text:p>
          </table:table-cell>
          <table:table-cell table:style-name="ce5" office:value-type="float" office:value="507" calcext:value-type="float">
            <text:p>507</text:p>
          </table:table-cell>
          <table:table-cell table:style-name="ce5" table:formula="of:=[.$H$3]*EXP([.$H$5]*((1/[.B246])-(1/[.$H$6])))" office:value-type="float" office:value="94.1298761948702" calcext:value-type="float">
            <text:p>94.1298761949</text:p>
          </table:table-cell>
          <table:table-cell table:style-name="ce7" table:formula="of:=[.$H$4]*[.$H$2]/([.$H$3]+[.C246])" office:value-type="float" office:value="4.60961362771456" calcext:value-type="float">
            <text:p>4.6096136277</text:p>
          </table:table-cell>
          <table:table-cell table:style-name="ce10" table:formula="of:=1024*[.D246]/[.$H$7]" office:value-type="float" office:value="1048.94318995105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47]-273" office:value-type="float" office:value="235" calcext:value-type="float">
            <text:p>235</text:p>
          </table:table-cell>
          <table:table-cell table:style-name="ce5" office:value-type="float" office:value="508" calcext:value-type="float">
            <text:p>508</text:p>
          </table:table-cell>
          <table:table-cell table:style-name="ce5" table:formula="of:=[.$H$3]*EXP([.$H$5]*((1/[.B247])-(1/[.$H$6])))" office:value-type="float" office:value="92.9026462850426" calcext:value-type="float">
            <text:p>92.902646285</text:p>
          </table:table-cell>
          <table:table-cell table:style-name="ce7" table:formula="of:=[.$H$4]*[.$H$2]/([.$H$3]+[.C247])" office:value-type="float" office:value="4.6101686271993" calcext:value-type="float">
            <text:p>4.6101686272</text:p>
          </table:table-cell>
          <table:table-cell table:style-name="ce10" table:formula="of:=1024*[.D247]/[.$H$7]" office:value-type="float" office:value="1049.06948316713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48]-273" office:value-type="float" office:value="236" calcext:value-type="float">
            <text:p>236</text:p>
          </table:table-cell>
          <table:table-cell table:style-name="ce5" office:value-type="float" office:value="509" calcext:value-type="float">
            <text:p>509</text:p>
          </table:table-cell>
          <table:table-cell table:style-name="ce5" table:formula="of:=[.$H$3]*EXP([.$H$5]*((1/[.B248])-(1/[.$H$6])))" office:value-type="float" office:value="91.696144751005" calcext:value-type="float">
            <text:p>91.696144751</text:p>
          </table:table-cell>
          <table:table-cell table:style-name="ce7" table:formula="of:=[.$H$4]*[.$H$2]/([.$H$3]+[.C248])" office:value-type="float" office:value="4.61071438282642" calcext:value-type="float">
            <text:p>4.6107143828</text:p>
          </table:table-cell>
          <table:table-cell table:style-name="ce10" table:formula="of:=1024*[.D248]/[.$H$7]" office:value-type="float" office:value="1049.19367289206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49]-273" office:value-type="float" office:value="237" calcext:value-type="float">
            <text:p>237</text:p>
          </table:table-cell>
          <table:table-cell table:style-name="ce5" office:value-type="float" office:value="510" calcext:value-type="float">
            <text:p>510</text:p>
          </table:table-cell>
          <table:table-cell table:style-name="ce5" table:formula="of:=[.$H$3]*EXP([.$H$5]*((1/[.B249])-(1/[.$H$6])))" office:value-type="float" office:value="90.5099513226307" calcext:value-type="float">
            <text:p>90.5099513226</text:p>
          </table:table-cell>
          <table:table-cell table:style-name="ce7" table:formula="of:=[.$H$4]*[.$H$2]/([.$H$3]+[.C249])" office:value-type="float" office:value="4.6112510781564" calcext:value-type="float">
            <text:p>4.6112510782</text:p>
          </table:table-cell>
          <table:table-cell table:style-name="ce10" table:formula="of:=1024*[.D249]/[.$H$7]" office:value-type="float" office:value="1049.31580089603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50]-273" office:value-type="float" office:value="238" calcext:value-type="float">
            <text:p>238</text:p>
          </table:table-cell>
          <table:table-cell table:style-name="ce5" office:value-type="float" office:value="511" calcext:value-type="float">
            <text:p>511</text:p>
          </table:table-cell>
          <table:table-cell table:style-name="ce5" table:formula="of:=[.$H$3]*EXP([.$H$5]*((1/[.B250])-(1/[.$H$6])))" office:value-type="float" office:value="89.3436555738995" calcext:value-type="float">
            <text:p>89.3436555739</text:p>
          </table:table-cell>
          <table:table-cell table:style-name="ce7" table:formula="of:=[.$H$4]*[.$H$2]/([.$H$3]+[.C250])" office:value-type="float" office:value="4.61177889257807" calcext:value-type="float">
            <text:p>4.6117788926</text:p>
          </table:table-cell>
          <table:table-cell table:style-name="ce10" table:formula="of:=1024*[.D250]/[.$H$7]" office:value-type="float" office:value="1049.43590799999" calcext:value-type="float">
            <text:p>1049</text:p>
          </table:table-cell>
          <table:table-cell table:number-columns-repeated="1019"/>
        </table:table-row>
        <table:table-row table:style-name="ro2">
          <table:table-cell table:style-name="ce2" table:formula="of:=[.B251]-273" office:value-type="float" office:value="239" calcext:value-type="float">
            <text:p>239</text:p>
          </table:table-cell>
          <table:table-cell table:style-name="ce5" office:value-type="float" office:value="512" calcext:value-type="float">
            <text:p>512</text:p>
          </table:table-cell>
          <table:table-cell table:style-name="ce5" table:formula="of:=[.$H$3]*EXP([.$H$5]*((1/[.B251])-(1/[.$H$6])))" office:value-type="float" office:value="88.1968566628718" calcext:value-type="float">
            <text:p>88.1968566629</text:p>
          </table:table-cell>
          <table:table-cell table:style-name="ce7" table:formula="of:=[.$H$4]*[.$H$2]/([.$H$3]+[.C251])" office:value-type="float" office:value="4.61229800141414" calcext:value-type="float">
            <text:p>4.6122980014</text:p>
          </table:table-cell>
          <table:table-cell table:style-name="ce10" table:formula="of:=1024*[.D251]/[.$H$7]" office:value-type="float" office:value="1049.55403409957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2]-273" office:value-type="float" office:value="240" calcext:value-type="float">
            <text:p>240</text:p>
          </table:table-cell>
          <table:table-cell table:style-name="ce5" office:value-type="float" office:value="513" calcext:value-type="float">
            <text:p>513</text:p>
          </table:table-cell>
          <table:table-cell table:style-name="ce5" table:formula="of:=[.$H$3]*EXP([.$H$5]*((1/[.B252])-(1/[.$H$6])))" office:value-type="float" office:value="87.0691630792768" calcext:value-type="float">
            <text:p>87.0691630793</text:p>
          </table:table-cell>
          <table:table-cell table:style-name="ce7" table:formula="of:=[.$H$4]*[.$H$2]/([.$H$3]+[.C252])" office:value-type="float" office:value="4.61280857602383" calcext:value-type="float">
            <text:p>4.612808576</text:p>
          </table:table-cell>
          <table:table-cell table:style-name="ce10" table:formula="of:=1024*[.D252]/[.$H$7]" office:value-type="float" office:value="1049.67021818853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3]-273" office:value-type="float" office:value="241" calcext:value-type="float">
            <text:p>241</text:p>
          </table:table-cell>
          <table:table-cell table:style-name="ce5" office:value-type="float" office:value="514" calcext:value-type="float">
            <text:p>514</text:p>
          </table:table-cell>
          <table:table-cell table:style-name="ce5" table:formula="of:=[.$H$3]*EXP([.$H$5]*((1/[.B253])-(1/[.$H$6])))" office:value-type="float" office:value="85.9601923994748" calcext:value-type="float">
            <text:p>85.9601923995</text:p>
          </table:table-cell>
          <table:table-cell table:style-name="ce7" table:formula="of:=[.$H$4]*[.$H$2]/([.$H$3]+[.C253])" office:value-type="float" office:value="4.61331078390269" calcext:value-type="float">
            <text:p>4.6133107839</text:p>
          </table:table-cell>
          <table:table-cell table:style-name="ce10" table:formula="of:=1024*[.D253]/[.$H$7]" office:value-type="float" office:value="1049.78449838141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4]-273" office:value-type="float" office:value="242" calcext:value-type="float">
            <text:p>242</text:p>
          </table:table-cell>
          <table:table-cell table:style-name="ce5" office:value-type="float" office:value="515" calcext:value-type="float">
            <text:p>515</text:p>
          </table:table-cell>
          <table:table-cell table:style-name="ce5" table:formula="of:=[.$H$3]*EXP([.$H$5]*((1/[.B254])-(1/[.$H$6])))" office:value-type="float" office:value="84.8695710485533" calcext:value-type="float">
            <text:p>84.8695710486</text:p>
          </table:table-cell>
          <table:table-cell table:style-name="ce7" table:formula="of:=[.$H$4]*[.$H$2]/([.$H$3]+[.C254])" office:value-type="float" office:value="4.61380478877965" calcext:value-type="float">
            <text:p>4.6138047888</text:p>
          </table:table-cell>
          <table:table-cell table:style-name="ce10" table:formula="of:=1024*[.D254]/[.$H$7]" office:value-type="float" office:value="1049.89691193564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5]-273" office:value-type="float" office:value="243" calcext:value-type="float">
            <text:p>243</text:p>
          </table:table-cell>
          <table:table-cell table:style-name="ce5" office:value-type="float" office:value="516" calcext:value-type="float">
            <text:p>516</text:p>
          </table:table-cell>
          <table:table-cell table:style-name="ce5" table:formula="of:=[.$H$3]*EXP([.$H$5]*((1/[.B255])-(1/[.$H$6])))" office:value-type="float" office:value="83.7969340693339" calcext:value-type="float">
            <text:p>83.7969340693</text:p>
          </table:table-cell>
          <table:table-cell table:style-name="ce7" table:formula="of:=[.$H$4]*[.$H$2]/([.$H$3]+[.C255])" office:value-type="float" office:value="4.61429075071148" calcext:value-type="float">
            <text:p>4.6142907507</text:p>
          </table:table-cell>
          <table:table-cell table:style-name="ce10" table:formula="of:=1024*[.D255]/[.$H$7]" office:value-type="float" office:value="1050.00749527301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6]-273" office:value-type="float" office:value="244" calcext:value-type="float">
            <text:p>244</text:p>
          </table:table-cell>
          <table:table-cell table:style-name="ce5" office:value-type="float" office:value="517" calcext:value-type="float">
            <text:p>517</text:p>
          </table:table-cell>
          <table:table-cell table:style-name="ce5" table:formula="of:=[.$H$3]*EXP([.$H$5]*((1/[.B256])-(1/[.$H$6])))" office:value-type="float" office:value="82.7419248980658" calcext:value-type="float">
            <text:p>82.7419248981</text:p>
          </table:table-cell>
          <table:table-cell table:style-name="ce7" table:formula="of:=[.$H$4]*[.$H$2]/([.$H$3]+[.C256])" office:value-type="float" office:value="4.61476882617453" calcext:value-type="float">
            <text:p>4.6147688262</text:p>
          </table:table-cell>
          <table:table-cell table:style-name="ce10" table:formula="of:=1024*[.D256]/[.$H$7]" office:value-type="float" office:value="1050.1162840006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7]-273" office:value-type="float" office:value="245" calcext:value-type="float">
            <text:p>245</text:p>
          </table:table-cell>
          <table:table-cell table:style-name="ce5" office:value-type="float" office:value="518" calcext:value-type="float">
            <text:p>518</text:p>
          </table:table-cell>
          <table:table-cell table:style-name="ce5" table:formula="of:=[.$H$3]*EXP([.$H$5]*((1/[.B257])-(1/[.$H$6])))" office:value-type="float" office:value="81.7041951465969" calcext:value-type="float">
            <text:p>81.7041951466</text:p>
          </table:table-cell>
          <table:table-cell table:style-name="ce7" table:formula="of:=[.$H$4]*[.$H$2]/([.$H$3]+[.C257])" office:value-type="float" office:value="4.61523916815415" calcext:value-type="float">
            <text:p>4.6152391682</text:p>
          </table:table-cell>
          <table:table-cell table:style-name="ce10" table:formula="of:=1024*[.D257]/[.$H$7]" office:value-type="float" office:value="1050.22331293108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8]-273" office:value-type="float" office:value="246" calcext:value-type="float">
            <text:p>246</text:p>
          </table:table-cell>
          <table:table-cell table:style-name="ce5" office:value-type="float" office:value="519" calcext:value-type="float">
            <text:p>519</text:p>
          </table:table-cell>
          <table:table-cell table:style-name="ce5" table:formula="of:=[.$H$3]*EXP([.$H$5]*((1/[.B258])-(1/[.$H$6])))" office:value-type="float" office:value="80.6834043908169" calcext:value-type="float">
            <text:p>80.6834043908</text:p>
          </table:table-cell>
          <table:table-cell table:style-name="ce7" table:formula="of:=[.$H$4]*[.$H$2]/([.$H$3]+[.C258])" office:value-type="float" office:value="4.61570192623152" calcext:value-type="float">
            <text:p>4.6157019262</text:p>
          </table:table-cell>
          <table:table-cell table:style-name="ce10" table:formula="of:=1024*[.D258]/[.$H$7]" office:value-type="float" office:value="1050.32861610246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59]-273" office:value-type="float" office:value="247" calcext:value-type="float">
            <text:p>247</text:p>
          </table:table-cell>
          <table:table-cell table:style-name="ce5" office:value-type="float" office:value="520" calcext:value-type="float">
            <text:p>520</text:p>
          </table:table-cell>
          <table:table-cell table:style-name="ce5" table:formula="of:=[.$H$3]*EXP([.$H$5]*((1/[.B259])-(1/[.$H$6])))" office:value-type="float" office:value="79.6792199651737" calcext:value-type="float">
            <text:p>79.6792199652</text:p>
          </table:table-cell>
          <table:table-cell table:style-name="ce7" table:formula="of:=[.$H$4]*[.$H$2]/([.$H$3]+[.C259])" office:value-type="float" office:value="4.61615724666821" calcext:value-type="float">
            <text:p>4.6161572467</text:p>
          </table:table-cell>
          <table:table-cell table:style-name="ce10" table:formula="of:=1024*[.D259]/[.$H$7]" office:value-type="float" office:value="1050.43222679739" calcext:value-type="float">
            <text:p>1050</text:p>
          </table:table-cell>
          <table:table-cell table:number-columns-repeated="1019"/>
        </table:table-row>
        <table:table-row table:style-name="ro2">
          <table:table-cell table:style-name="ce2" table:formula="of:=[.B260]-273" office:value-type="float" office:value="248" calcext:value-type="float">
            <text:p>248</text:p>
          </table:table-cell>
          <table:table-cell table:style-name="ce5" office:value-type="float" office:value="521" calcext:value-type="float">
            <text:p>521</text:p>
          </table:table-cell>
          <table:table-cell table:style-name="ce5" table:formula="of:=[.$H$3]*EXP([.$H$5]*((1/[.B260])-(1/[.$H$6])))" office:value-type="float" office:value="78.6913167630722" calcext:value-type="float">
            <text:p>78.6913167631</text:p>
          </table:table-cell>
          <table:table-cell table:style-name="ce7" table:formula="of:=[.$H$4]*[.$H$2]/([.$H$3]+[.C260])" office:value-type="float" office:value="4.61660527248837" calcext:value-type="float">
            <text:p>4.6166052725</text:p>
          </table:table-cell>
          <table:table-cell table:style-name="ce10" table:formula="of:=1024*[.D260]/[.$H$7]" office:value-type="float" office:value="1050.5341775618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1]-273" office:value-type="float" office:value="249" calcext:value-type="float">
            <text:p>249</text:p>
          </table:table-cell>
          <table:table-cell table:style-name="ce5" office:value-type="float" office:value="522" calcext:value-type="float">
            <text:p>522</text:p>
          </table:table-cell>
          <table:table-cell table:style-name="ce5" table:formula="of:=[.$H$3]*EXP([.$H$5]*((1/[.B261])-(1/[.$H$6])))" office:value-type="float" office:value="77.7193770429734" calcext:value-type="float">
            <text:p>77.719377043</text:p>
          </table:table-cell>
          <table:table-cell table:style-name="ce7" table:formula="of:=[.$H$4]*[.$H$2]/([.$H$3]+[.C261])" office:value-type="float" office:value="4.61704614355881" calcext:value-type="float">
            <text:p>4.6170461436</text:p>
          </table:table-cell>
          <table:table-cell table:style-name="ce10" table:formula="of:=1024*[.D261]/[.$H$7]" office:value-type="float" office:value="1050.63450022316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2]-273" office:value-type="float" office:value="250" calcext:value-type="float">
            <text:p>250</text:p>
          </table:table-cell>
          <table:table-cell table:style-name="ce5" office:value-type="float" office:value="523" calcext:value-type="float">
            <text:p>523</text:p>
          </table:table-cell>
          <table:table-cell table:style-name="ce5" table:formula="of:=[.$H$3]*EXP([.$H$5]*((1/[.B262])-(1/[.$H$6])))" office:value-type="float" office:value="76.7630902400109" calcext:value-type="float">
            <text:p>76.76309024</text:p>
          </table:table-cell>
          <table:table-cell table:style-name="ce7" table:formula="of:=[.$H$4]*[.$H$2]/([.$H$3]+[.C262])" office:value-type="float" office:value="4.61747999666677" calcext:value-type="float">
            <text:p>4.6174799967</text:p>
          </table:table-cell>
          <table:table-cell table:style-name="ce10" table:formula="of:=1024*[.D262]/[.$H$7]" office:value-type="float" office:value="1050.73322590817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3]-273" office:value-type="float" office:value="251" calcext:value-type="float">
            <text:p>251</text:p>
          </table:table-cell>
          <table:table-cell table:style-name="ce5" office:value-type="float" office:value="524" calcext:value-type="float">
            <text:p>524</text:p>
          </table:table-cell>
          <table:table-cell table:style-name="ce5" table:formula="of:=[.$H$3]*EXP([.$H$5]*((1/[.B263])-(1/[.$H$6])))" office:value-type="float" office:value="75.8221527829575" calcext:value-type="float">
            <text:p>75.822152783</text:p>
          </table:table-cell>
          <table:table-cell table:style-name="ce7" table:formula="of:=[.$H$4]*[.$H$2]/([.$H$3]+[.C263])" office:value-type="float" office:value="4.61790696559575" calcext:value-type="float">
            <text:p>4.6179069656</text:p>
          </table:table-cell>
          <table:table-cell table:style-name="ce10" table:formula="of:=1024*[.D263]/[.$H$7]" office:value-type="float" office:value="1050.83038506001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4]-273" office:value-type="float" office:value="252" calcext:value-type="float">
            <text:p>252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[.$H$3]*EXP([.$H$5]*((1/[.B264])-(1/[.$H$6])))" office:value-type="float" office:value="74.8962679163716" calcext:value-type="float">
            <text:p>74.8962679164</text:p>
          </table:table-cell>
          <table:table-cell table:style-name="ce7" table:formula="of:=[.$H$4]*[.$H$2]/([.$H$3]+[.C264])" office:value-type="float" office:value="4.61832718119915" calcext:value-type="float">
            <text:p>4.6183271812</text:p>
          </table:table-cell>
          <table:table-cell table:style-name="ce10" table:formula="of:=1024*[.D264]/[.$H$7]" office:value-type="float" office:value="1050.9260074551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5]-273" office:value-type="float" office:value="253" calcext:value-type="float">
            <text:p>253</text:p>
          </table:table-cell>
          <table:table-cell table:style-name="ce5" office:value-type="float" office:value="526" calcext:value-type="float">
            <text:p>526</text:p>
          </table:table-cell>
          <table:table-cell table:style-name="ce5" table:formula="of:=[.$H$3]*EXP([.$H$5]*((1/[.B265])-(1/[.$H$6])))" office:value-type="float" office:value="73.9851455277657" calcext:value-type="float">
            <text:p>73.9851455278</text:p>
          </table:table-cell>
          <table:table-cell table:style-name="ce7" table:formula="of:=[.$H$4]*[.$H$2]/([.$H$3]+[.C265])" office:value-type="float" office:value="4.61874077147204" calcext:value-type="float">
            <text:p>4.6187407715</text:p>
          </table:table-cell>
          <table:table-cell table:style-name="ce10" table:formula="of:=1024*[.D265]/[.$H$7]" office:value-type="float" office:value="1051.02012221942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6]-273" office:value-type="float" office:value="254" calcext:value-type="float">
            <text:p>254</text:p>
          </table:table-cell>
          <table:table-cell table:style-name="ce5" office:value-type="float" office:value="527" calcext:value-type="float">
            <text:p>527</text:p>
          </table:table-cell>
          <table:table-cell table:style-name="ce5" table:formula="of:=[.$H$3]*EXP([.$H$5]*((1/[.B266])-(1/[.$H$6])))" office:value-type="float" office:value="73.0885019796395" calcext:value-type="float">
            <text:p>73.0885019796</text:p>
          </table:table-cell>
          <table:table-cell table:style-name="ce7" table:formula="of:=[.$H$4]*[.$H$2]/([.$H$3]+[.C266])" office:value-type="float" office:value="4.61914786162096" calcext:value-type="float">
            <text:p>4.6191478616</text:p>
          </table:table-cell>
          <table:table-cell table:style-name="ce10" table:formula="of:=1024*[.D266]/[.$H$7]" office:value-type="float" office:value="1051.11275784441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7]-273" office:value-type="float" office:value="255" calcext:value-type="float">
            <text:p>255</text:p>
          </table:table-cell>
          <table:table-cell table:style-name="ce5" office:value-type="float" office:value="528" calcext:value-type="float">
            <text:p>528</text:p>
          </table:table-cell>
          <table:table-cell table:style-name="ce5" table:formula="of:=[.$H$3]*EXP([.$H$5]*((1/[.B267])-(1/[.$H$6])))" office:value-type="float" office:value="72.2060599462286" calcext:value-type="float">
            <text:p>72.2060599462</text:p>
          </table:table-cell>
          <table:table-cell table:style-name="ce7" table:formula="of:=[.$H$4]*[.$H$2]/([.$H$3]+[.C267])" office:value-type="float" office:value="4.61954857413185" calcext:value-type="float">
            <text:p>4.6195485741</text:p>
          </table:table-cell>
          <table:table-cell table:style-name="ce10" table:formula="of:=1024*[.D267]/[.$H$7]" office:value-type="float" office:value="1051.20394220245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8]-273" office:value-type="float" office:value="256" calcext:value-type="float">
            <text:p>256</text:p>
          </table:table-cell>
          <table:table-cell table:style-name="ce5" office:value-type="float" office:value="529" calcext:value-type="float">
            <text:p>529</text:p>
          </table:table-cell>
          <table:table-cell table:style-name="ce5" table:formula="of:=[.$H$3]*EXP([.$H$5]*((1/[.B268])-(1/[.$H$6])))" office:value-type="float" office:value="71.3375482548228" calcext:value-type="float">
            <text:p>71.3375482548</text:p>
          </table:table-cell>
          <table:table-cell table:style-name="ce7" table:formula="of:=[.$H$4]*[.$H$2]/([.$H$3]+[.C268])" office:value-type="float" office:value="4.61994302883622" calcext:value-type="float">
            <text:p>4.6199430288</text:p>
          </table:table-cell>
          <table:table-cell table:style-name="ce10" table:formula="of:=1024*[.D268]/[.$H$7]" office:value-type="float" office:value="1051.29370256184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69]-273" office:value-type="float" office:value="257" calcext:value-type="float">
            <text:p>257</text:p>
          </table:table-cell>
          <table:table-cell table:style-name="ce5" office:value-type="float" office:value="530" calcext:value-type="float">
            <text:p>530</text:p>
          </table:table-cell>
          <table:table-cell table:style-name="ce5" table:formula="of:=[.$H$3]*EXP([.$H$5]*((1/[.B269])-(1/[.$H$6])))" office:value-type="float" office:value="70.4827017315152" calcext:value-type="float">
            <text:p>70.4827017315</text:p>
          </table:table-cell>
          <table:table-cell table:style-name="ce7" table:formula="of:=[.$H$4]*[.$H$2]/([.$H$3]+[.C269])" office:value-type="float" office:value="4.62033134297547" calcext:value-type="float">
            <text:p>4.620331343</text:p>
          </table:table-cell>
          <table:table-cell table:style-name="ce10" table:formula="of:=1024*[.D269]/[.$H$7]" office:value-type="float" office:value="1051.38206560153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70]-273" office:value-type="float" office:value="258" calcext:value-type="float">
            <text:p>258</text:p>
          </table:table-cell>
          <table:table-cell table:style-name="ce5" office:value-type="float" office:value="531" calcext:value-type="float">
            <text:p>531</text:p>
          </table:table-cell>
          <table:table-cell table:style-name="ce5" table:formula="of:=[.$H$3]*EXP([.$H$5]*((1/[.B270])-(1/[.$H$6])))" office:value-type="float" office:value="69.6412610512447" calcext:value-type="float">
            <text:p>69.6412610512</text:p>
          </table:table-cell>
          <table:table-cell table:style-name="ce7" table:formula="of:=[.$H$4]*[.$H$2]/([.$H$3]+[.C270])" office:value-type="float" office:value="4.62071363126358" calcext:value-type="float">
            <text:p>4.6207136313</text:p>
          </table:table-cell>
          <table:table-cell table:style-name="ce10" table:formula="of:=1024*[.D270]/[.$H$7]" office:value-type="float" office:value="1051.46905742531" calcext:value-type="float">
            <text:p>1051</text:p>
          </table:table-cell>
          <table:table-cell table:number-columns-repeated="1019"/>
        </table:table-row>
        <table:table-row table:style-name="ro2">
          <table:table-cell table:style-name="ce2" table:formula="of:=[.B271]-273" office:value-type="float" office:value="259" calcext:value-type="float">
            <text:p>259</text:p>
          </table:table-cell>
          <table:table-cell table:style-name="ce5" office:value-type="float" office:value="532" calcext:value-type="float">
            <text:p>532</text:p>
          </table:table-cell>
          <table:table-cell table:style-name="ce5" table:formula="of:=[.$H$3]*EXP([.$H$5]*((1/[.B271])-(1/[.$H$6])))" office:value-type="float" office:value="68.8129725920029" calcext:value-type="float">
            <text:p>68.812972592</text:p>
          </table:table-cell>
          <table:table-cell table:style-name="ce7" table:formula="of:=[.$H$4]*[.$H$2]/([.$H$3]+[.C271])" office:value-type="float" office:value="4.62109000594807" calcext:value-type="float">
            <text:p>4.6210900059</text:p>
          </table:table-cell>
          <table:table-cell table:style-name="ce10" table:formula="of:=1024*[.D271]/[.$H$7]" office:value-type="float" office:value="1051.55470357574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2]-273" office:value-type="float" office:value="260" calcext:value-type="float">
            <text:p>260</text:p>
          </table:table-cell>
          <table:table-cell table:style-name="ce5" office:value-type="float" office:value="533" calcext:value-type="float">
            <text:p>533</text:p>
          </table:table-cell>
          <table:table-cell table:style-name="ce5" table:formula="of:=[.$H$3]*EXP([.$H$5]*((1/[.B272])-(1/[.$H$6])))" office:value-type="float" office:value="67.9975882930758" calcext:value-type="float">
            <text:p>67.9975882931</text:p>
          </table:table-cell>
          <table:table-cell table:style-name="ce7" table:formula="of:=[.$H$4]*[.$H$2]/([.$H$3]+[.C272])" office:value-type="float" office:value="4.62146057686944" calcext:value-type="float">
            <text:p>4.6214605769</text:p>
          </table:table-cell>
          <table:table-cell table:style-name="ce10" table:formula="of:=1024*[.D272]/[.$H$7]" office:value-type="float" office:value="1051.63902904762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3]-273" office:value-type="float" office:value="261" calcext:value-type="float">
            <text:p>261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[.$H$3]*EXP([.$H$5]*((1/[.B273])-(1/[.$H$6])))" office:value-type="float" office:value="67.1948655172016" calcext:value-type="float">
            <text:p>67.1948655172</text:p>
          </table:table-cell>
          <table:table-cell table:style-name="ce7" table:formula="of:=[.$H$4]*[.$H$2]/([.$H$3]+[.C273])" office:value-type="float" office:value="4.62182545151893" calcext:value-type="float">
            <text:p>4.6218254515</text:p>
          </table:table-cell>
          <table:table-cell table:style-name="ce10" table:formula="of:=1024*[.D273]/[.$H$7]" office:value-type="float" office:value="1051.7220583012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4]-273" office:value-type="float" office:value="262" calcext:value-type="float">
            <text:p>262</text:p>
          </table:table-cell>
          <table:table-cell table:style-name="ce5" office:value-type="float" office:value="535" calcext:value-type="float">
            <text:p>535</text:p>
          </table:table-cell>
          <table:table-cell table:style-name="ce5" table:formula="of:=[.$H$3]*EXP([.$H$5]*((1/[.B274])-(1/[.$H$6])))" office:value-type="float" office:value="66.4045669165221" calcext:value-type="float">
            <text:p>66.4045669165</text:p>
          </table:table-cell>
          <table:table-cell table:style-name="ce7" table:formula="of:=[.$H$4]*[.$H$2]/([.$H$3]+[.C274])" office:value-type="float" office:value="4.62218473509484" calcext:value-type="float">
            <text:p>4.6221847351</text:p>
          </table:table-cell>
          <table:table-cell table:style-name="ce10" table:formula="of:=1024*[.D274]/[.$H$7]" office:value-type="float" office:value="1051.80381527491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5]-273" office:value-type="float" office:value="263" calcext:value-type="float">
            <text:p>263</text:p>
          </table:table-cell>
          <table:table-cell table:style-name="ce5" office:value-type="float" office:value="536" calcext:value-type="float">
            <text:p>536</text:p>
          </table:table-cell>
          <table:table-cell table:style-name="ce5" table:formula="of:=[.$H$3]*EXP([.$H$5]*((1/[.B275])-(1/[.$H$6])))" office:value-type="float" office:value="65.6264603022158" calcext:value-type="float">
            <text:p>65.6264603022</text:p>
          </table:table-cell>
          <table:table-cell table:style-name="ce7" table:formula="of:=[.$H$4]*[.$H$2]/([.$H$3]+[.C275])" office:value-type="float" office:value="4.62253853055732" calcext:value-type="float">
            <text:p>4.6225385306</text:p>
          </table:table-cell>
          <table:table-cell table:style-name="ce10" table:formula="of:=1024*[.D275]/[.$H$7]" office:value-type="float" office:value="1051.88432339793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6]-273" office:value-type="float" office:value="264" calcext:value-type="float">
            <text:p>264</text:p>
          </table:table-cell>
          <table:table-cell table:style-name="ce5" office:value-type="float" office:value="537" calcext:value-type="float">
            <text:p>537</text:p>
          </table:table-cell>
          <table:table-cell table:style-name="ce5" table:formula="of:=[.$H$3]*EXP([.$H$5]*((1/[.B276])-(1/[.$H$6])))" office:value-type="float" office:value="64.8603185177014" calcext:value-type="float">
            <text:p>64.8603185177</text:p>
          </table:table-cell>
          <table:table-cell table:style-name="ce7" table:formula="of:=[.$H$4]*[.$H$2]/([.$H$3]+[.C276])" office:value-type="float" office:value="4.62288693868176" calcext:value-type="float">
            <text:p>4.6228869387</text:p>
          </table:table-cell>
          <table:table-cell table:style-name="ce10" table:formula="of:=1024*[.D276]/[.$H$7]" office:value-type="float" office:value="1051.96360560225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7]-273" office:value-type="float" office:value="265" calcext:value-type="float">
            <text:p>265</text:p>
          </table:table-cell>
          <table:table-cell table:style-name="ce5" office:value-type="float" office:value="538" calcext:value-type="float">
            <text:p>538</text:p>
          </table:table-cell>
          <table:table-cell table:style-name="ce5" table:formula="of:=[.$H$3]*EXP([.$H$5]*((1/[.B277])-(1/[.$H$6])))" office:value-type="float" office:value="64.1059193153029" calcext:value-type="float">
            <text:p>64.1059193153</text:p>
          </table:table-cell>
          <table:table-cell table:style-name="ce7" table:formula="of:=[.$H$4]*[.$H$2]/([.$H$3]+[.C277])" office:value-type="float" office:value="4.62323005811076" calcext:value-type="float">
            <text:p>4.6232300581</text:p>
          </table:table-cell>
          <table:table-cell table:style-name="ce10" table:formula="of:=1024*[.D277]/[.$H$7]" office:value-type="float" office:value="1052.04168433454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8]-273" office:value-type="float" office:value="266" calcext:value-type="float">
            <text:p>266</text:p>
          </table:table-cell>
          <table:table-cell table:style-name="ce5" office:value-type="float" office:value="539" calcext:value-type="float">
            <text:p>539</text:p>
          </table:table-cell>
          <table:table-cell table:style-name="ce5" table:formula="of:=[.$H$3]*EXP([.$H$5]*((1/[.B278])-(1/[.$H$6])))" office:value-type="float" office:value="63.3630452362752" calcext:value-type="float">
            <text:p>63.3630452363</text:p>
          </table:table-cell>
          <table:table-cell table:style-name="ce7" table:formula="of:=[.$H$4]*[.$H$2]/([.$H$3]+[.C278])" office:value-type="float" office:value="4.62356798540473" calcext:value-type="float">
            <text:p>4.6235679854</text:p>
          </table:table-cell>
          <table:table-cell table:style-name="ce10" table:formula="of:=1024*[.D278]/[.$H$7]" office:value-type="float" office:value="1052.11858156766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79]-273" office:value-type="float" office:value="267" calcext:value-type="float">
            <text:p>267</text:p>
          </table:table-cell>
          <table:table-cell table:style-name="ce5" office:value-type="float" office:value="540" calcext:value-type="float">
            <text:p>540</text:p>
          </table:table-cell>
          <table:table-cell table:style-name="ce5" table:formula="of:=[.$H$3]*EXP([.$H$5]*((1/[.B279])-(1/[.$H$6])))" office:value-type="float" office:value="62.6314834940867" calcext:value-type="float">
            <text:p>62.6314834941</text:p>
          </table:table-cell>
          <table:table-cell table:style-name="ce7" table:formula="of:=[.$H$4]*[.$H$2]/([.$H$3]+[.C279])" office:value-type="float" office:value="4.62390081509122" calcext:value-type="float">
            <text:p>4.6239008151</text:p>
          </table:table-cell>
          <table:table-cell table:style-name="ce10" table:formula="of:=1024*[.D279]/[.$H$7]" office:value-type="float" office:value="1052.19431881187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80]-273" office:value-type="float" office:value="268" calcext:value-type="float">
            <text:p>268</text:p>
          </table:table-cell>
          <table:table-cell table:style-name="ce5" office:value-type="float" office:value="541" calcext:value-type="float">
            <text:p>541</text:p>
          </table:table-cell>
          <table:table-cell table:style-name="ce5" table:formula="of:=[.$H$3]*EXP([.$H$5]*((1/[.B280])-(1/[.$H$6])))" office:value-type="float" office:value="61.9110258608654" calcext:value-type="float">
            <text:p>61.9110258609</text:p>
          </table:table-cell>
          <table:table-cell table:style-name="ce7" table:formula="of:=[.$H$4]*[.$H$2]/([.$H$3]+[.C280])" office:value-type="float" office:value="4.62422863971289" calcext:value-type="float">
            <text:p>4.6242286397</text:p>
          </table:table-cell>
          <table:table-cell table:style-name="ce10" table:formula="of:=1024*[.D280]/[.$H$7]" office:value-type="float" office:value="1052.26891712578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81]-273" office:value-type="float" office:value="269" calcext:value-type="float">
            <text:p>269</text:p>
          </table:table-cell>
          <table:table-cell table:style-name="ce5" office:value-type="float" office:value="542" calcext:value-type="float">
            <text:p>542</text:p>
          </table:table-cell>
          <table:table-cell table:style-name="ce5" table:formula="of:=[.$H$3]*EXP([.$H$5]*((1/[.B281])-(1/[.$H$6])))" office:value-type="float" office:value="61.2014685569109" calcext:value-type="float">
            <text:p>61.2014685569</text:p>
          </table:table-cell>
          <table:table-cell table:style-name="ce7" table:formula="of:=[.$H$4]*[.$H$2]/([.$H$3]+[.C281])" office:value-type="float" office:value="4.62455154987431" calcext:value-type="float">
            <text:p>4.6245515499</text:p>
          </table:table-cell>
          <table:table-cell table:style-name="ce10" table:formula="of:=1024*[.D281]/[.$H$7]" office:value-type="float" office:value="1052.34239712695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82]-273" office:value-type="float" office:value="270" calcext:value-type="float">
            <text:p>270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[.$H$3]*EXP([.$H$5]*((1/[.B282])-(1/[.$H$6])))" office:value-type="float" office:value="60.5026121431843" calcext:value-type="float">
            <text:p>60.5026121432</text:p>
          </table:table-cell>
          <table:table-cell table:style-name="ce7" table:formula="of:=[.$H$4]*[.$H$2]/([.$H$3]+[.C282])" office:value-type="float" office:value="4.62486963428752" calcext:value-type="float">
            <text:p>4.6248696343</text:p>
          </table:table-cell>
          <table:table-cell table:style-name="ce10" table:formula="of:=1024*[.D282]/[.$H$7]" office:value-type="float" office:value="1052.41477900231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83]-273" office:value-type="float" office:value="271" calcext:value-type="float">
            <text:p>271</text:p>
          </table:table-cell>
          <table:table-cell table:style-name="ce5" office:value-type="float" office:value="544" calcext:value-type="float">
            <text:p>544</text:p>
          </table:table-cell>
          <table:table-cell table:style-name="ce5" table:formula="of:=[.$H$3]*EXP([.$H$5]*((1/[.B283])-(1/[.$H$6])))" office:value-type="float" office:value="59.814261416686" calcext:value-type="float">
            <text:p>59.8142614167</text:p>
          </table:table-cell>
          <table:table-cell table:style-name="ce7" table:formula="of:=[.$H$4]*[.$H$2]/([.$H$3]+[.C283])" office:value-type="float" office:value="4.62518297981636" calcext:value-type="float">
            <text:p>4.6251829798</text:p>
          </table:table-cell>
          <table:table-cell table:style-name="ce10" table:formula="of:=1024*[.D283]/[.$H$7]" office:value-type="float" office:value="1052.48608251821" calcext:value-type="float">
            <text:p>1052</text:p>
          </table:table-cell>
          <table:table-cell table:number-columns-repeated="1019"/>
        </table:table-row>
        <table:table-row table:style-name="ro2">
          <table:table-cell table:style-name="ce2" table:formula="of:=[.B284]-273" office:value-type="float" office:value="272" calcext:value-type="float">
            <text:p>272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[.$H$3]*EXP([.$H$5]*((1/[.B284])-(1/[.$H$6])))" office:value-type="float" office:value="59.1362253086379" calcext:value-type="float">
            <text:p>59.1362253086</text:p>
          </table:table-cell>
          <table:table-cell table:style-name="ce7" table:formula="of:=[.$H$4]*[.$H$2]/([.$H$3]+[.C284])" office:value-type="float" office:value="4.62549167151978" calcext:value-type="float">
            <text:p>4.6254916715</text:p>
          </table:table-cell>
          <table:table-cell table:style-name="ce10" table:formula="of:=1024*[.D284]/[.$H$7]" office:value-type="float" office:value="1052.55632703028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85]-273" office:value-type="float" office:value="273" calcext:value-type="float">
            <text:p>27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[.$H$3]*EXP([.$H$5]*((1/[.B285])-(1/[.$H$6])))" office:value-type="float" office:value="58.4683167853856" calcext:value-type="float">
            <text:p>58.4683167854</text:p>
          </table:table-cell>
          <table:table-cell table:style-name="ce7" table:formula="of:=[.$H$4]*[.$H$2]/([.$H$3]+[.C285])" office:value-type="float" office:value="4.62579579269389" calcext:value-type="float">
            <text:p>4.6257957927</text:p>
          </table:table-cell>
          <table:table-cell table:style-name="ce10" table:formula="of:=1024*[.D285]/[.$H$7]" office:value-type="float" office:value="1052.62553149301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86]-273" office:value-type="float" office:value="274" calcext:value-type="float">
            <text:p>274</text:p>
          </table:table-cell>
          <table:table-cell table:style-name="ce5" office:value-type="float" office:value="547" calcext:value-type="float">
            <text:p>547</text:p>
          </table:table-cell>
          <table:table-cell table:style-name="ce5" table:formula="of:=[.$H$3]*EXP([.$H$5]*((1/[.B286])-(1/[.$H$6])))" office:value-type="float" office:value="57.8103527519431" calcext:value-type="float">
            <text:p>57.8103527519</text:p>
          </table:table-cell>
          <table:table-cell table:style-name="ce7" table:formula="of:=[.$H$4]*[.$H$2]/([.$H$3]+[.C286])" office:value-type="float" office:value="4.62609542491303" calcext:value-type="float">
            <text:p>4.6260954249</text:p>
          </table:table-cell>
          <table:table-cell table:style-name="ce10" table:formula="of:=1024*[.D286]/[.$H$7]" office:value-type="float" office:value="1052.6937144691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87]-273" office:value-type="float" office:value="275" calcext:value-type="float">
            <text:p>275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[.$H$3]*EXP([.$H$5]*((1/[.B287])-(1/[.$H$6])))" office:value-type="float" office:value="57.1621539581005" calcext:value-type="float">
            <text:p>57.1621539581</text:p>
          </table:table-cell>
          <table:table-cell table:style-name="ce7" table:formula="of:=[.$H$4]*[.$H$2]/([.$H$3]+[.C287])" office:value-type="float" office:value="4.62639064806977" calcext:value-type="float">
            <text:p>4.6263906481</text:p>
          </table:table-cell>
          <table:table-cell table:style-name="ce10" table:formula="of:=1024*[.D287]/[.$H$7]" office:value-type="float" office:value="1052.76089413854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88]-273" office:value-type="float" office:value="276" calcext:value-type="float">
            <text:p>276</text:p>
          </table:table-cell>
          <table:table-cell table:style-name="ce5" office:value-type="float" office:value="549" calcext:value-type="float">
            <text:p>549</text:p>
          </table:table-cell>
          <table:table-cell table:style-name="ce5" table:formula="of:=[.$H$3]*EXP([.$H$5]*((1/[.B288])-(1/[.$H$6])))" office:value-type="float" office:value="56.5235449070217" calcext:value-type="float">
            <text:p>56.523544907</text:p>
          </table:table-cell>
          <table:table-cell table:style-name="ce7" table:formula="of:=[.$H$4]*[.$H$2]/([.$H$3]+[.C288])" office:value-type="float" office:value="4.62668154041385" calcext:value-type="float">
            <text:p>4.6266815404</text:p>
          </table:table-cell>
          <table:table-cell table:style-name="ce10" table:formula="of:=1024*[.D288]/[.$H$7]" office:value-type="float" office:value="1052.82708830751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89]-273" office:value-type="float" office:value="277" calcext:value-type="float">
            <text:p>277</text:p>
          </table:table-cell>
          <table:table-cell table:style-name="ce5" office:value-type="float" office:value="550" calcext:value-type="float">
            <text:p>550</text:p>
          </table:table-cell>
          <table:table-cell table:style-name="ce5" table:formula="of:=[.$H$3]*EXP([.$H$5]*((1/[.B289])-(1/[.$H$6])))" office:value-type="float" office:value="55.8943537662579" calcext:value-type="float">
            <text:p>55.8943537663</text:p>
          </table:table-cell>
          <table:table-cell table:style-name="ce7" table:formula="of:=[.$H$4]*[.$H$2]/([.$H$3]+[.C289])" office:value-type="float" office:value="4.62696817859016" calcext:value-type="float">
            <text:p>4.6269681786</text:p>
          </table:table-cell>
          <table:table-cell table:style-name="ce10" table:formula="of:=1024*[.D289]/[.$H$7]" office:value-type="float" office:value="1052.89231441696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0]-273" office:value-type="float" office:value="278" calcext:value-type="float">
            <text:p>278</text:p>
          </table:table-cell>
          <table:table-cell table:style-name="ce5" office:value-type="float" office:value="551" calcext:value-type="float">
            <text:p>551</text:p>
          </table:table-cell>
          <table:table-cell table:style-name="ce5" table:formula="of:=[.$H$3]*EXP([.$H$5]*((1/[.B290])-(1/[.$H$6])))" office:value-type="float" office:value="55.2744122811092" calcext:value-type="float">
            <text:p>55.2744122811</text:p>
          </table:table-cell>
          <table:table-cell table:style-name="ce7" table:formula="of:=[.$H$4]*[.$H$2]/([.$H$3]+[.C290])" office:value-type="float" office:value="4.62725063767575" calcext:value-type="float">
            <text:p>4.6272506377</text:p>
          </table:table-cell>
          <table:table-cell table:style-name="ce10" table:formula="of:=1024*[.D290]/[.$H$7]" office:value-type="float" office:value="1052.9565895511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1]-273" office:value-type="float" office:value="279" calcext:value-type="float">
            <text:p>279</text:p>
          </table:table-cell>
          <table:table-cell table:style-name="ce5" office:value-type="float" office:value="552" calcext:value-type="float">
            <text:p>552</text:p>
          </table:table-cell>
          <table:table-cell table:style-name="ce5" table:formula="of:=[.$H$3]*EXP([.$H$5]*((1/[.B291])-(1/[.$H$6])))" office:value-type="float" office:value="54.6635556902633" calcext:value-type="float">
            <text:p>54.6635556903</text:p>
          </table:table-cell>
          <table:table-cell table:style-name="ce7" table:formula="of:=[.$H$4]*[.$H$2]/([.$H$3]+[.C291])" office:value-type="float" office:value="4.62752899121588" calcext:value-type="float">
            <text:p>4.6275289912</text:p>
          </table:table-cell>
          <table:table-cell table:style-name="ce10" table:formula="of:=1024*[.D291]/[.$H$7]" office:value-type="float" office:value="1053.01993044557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2]-273" office:value-type="float" office:value="280" calcext:value-type="float">
            <text:p>280</text:p>
          </table:table-cell>
          <table:table-cell table:style-name="ce5" office:value-type="float" office:value="553" calcext:value-type="float">
            <text:p>553</text:p>
          </table:table-cell>
          <table:table-cell table:style-name="ce5" table:formula="of:=[.$H$3]*EXP([.$H$5]*((1/[.B292])-(1/[.$H$6])))" office:value-type="float" office:value="54.0616226436482" calcext:value-type="float">
            <text:p>54.0616226436</text:p>
          </table:table-cell>
          <table:table-cell table:style-name="ce7" table:formula="of:=[.$H$4]*[.$H$2]/([.$H$3]+[.C292])" office:value-type="float" office:value="4.62780331125918" calcext:value-type="float">
            <text:p>4.6278033113</text:p>
          </table:table-cell>
          <table:table-cell table:style-name="ce10" table:formula="of:=1024*[.D292]/[.$H$7]" office:value-type="float" office:value="1053.08235349542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3]-273" office:value-type="float" office:value="281" calcext:value-type="float">
            <text:p>281</text:p>
          </table:table-cell>
          <table:table-cell table:style-name="ce5" office:value-type="float" office:value="554" calcext:value-type="float">
            <text:p>554</text:p>
          </table:table-cell>
          <table:table-cell table:style-name="ce5" table:formula="of:=[.$H$3]*EXP([.$H$5]*((1/[.B293])-(1/[.$H$6])))" office:value-type="float" office:value="53.4684551224336" calcext:value-type="float">
            <text:p>53.4684551224</text:p>
          </table:table-cell>
          <table:table-cell table:style-name="ce7" table:formula="of:=[.$H$4]*[.$H$2]/([.$H$3]+[.C293])" office:value-type="float" office:value="4.62807366839191" calcext:value-type="float">
            <text:p>4.6280736684</text:p>
          </table:table-cell>
          <table:table-cell table:style-name="ce10" table:formula="of:=1024*[.D293]/[.$H$7]" office:value-type="float" office:value="1053.14387476296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4]-273" office:value-type="float" office:value="282" calcext:value-type="float">
            <text:p>282</text:p>
          </table:table-cell>
          <table:table-cell table:style-name="ce5" office:value-type="float" office:value="555" calcext:value-type="float">
            <text:p>555</text:p>
          </table:table-cell>
          <table:table-cell table:style-name="ce5" table:formula="of:=[.$H$3]*EXP([.$H$5]*((1/[.B294])-(1/[.$H$6])))" office:value-type="float" office:value="52.8838983611196" calcext:value-type="float">
            <text:p>52.8838983611</text:p>
          </table:table-cell>
          <table:table-cell table:style-name="ce7" table:formula="of:=[.$H$4]*[.$H$2]/([.$H$3]+[.C294])" office:value-type="float" office:value="4.62834013177136" calcext:value-type="float">
            <text:p>4.6283401318</text:p>
          </table:table-cell>
          <table:table-cell table:style-name="ce10" table:formula="of:=1024*[.D294]/[.$H$7]" office:value-type="float" office:value="1053.2045099853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5]-273" office:value-type="float" office:value="283" calcext:value-type="float">
            <text:p>283</text:p>
          </table:table-cell>
          <table:table-cell table:style-name="ce5" office:value-type="float" office:value="556" calcext:value-type="float">
            <text:p>556</text:p>
          </table:table-cell>
          <table:table-cell table:style-name="ce5" table:formula="of:=[.$H$3]*EXP([.$H$5]*((1/[.B295])-(1/[.$H$6])))" office:value-type="float" office:value="52.3078007716539" calcext:value-type="float">
            <text:p>52.3078007717</text:p>
          </table:table-cell>
          <table:table-cell table:style-name="ce7" table:formula="of:=[.$H$4]*[.$H$2]/([.$H$3]+[.C295])" office:value-type="float" office:value="4.62860276915839" calcext:value-type="float">
            <text:p>4.6286027692</text:p>
          </table:table-cell>
          <table:table-cell table:style-name="ce10" table:formula="of:=1024*[.D295]/[.$H$7]" office:value-type="float" office:value="1053.26427458182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6]-273" office:value-type="float" office:value="284" calcext:value-type="float">
            <text:p>284</text:p>
          </table:table-cell>
          <table:table-cell table:style-name="ce5" office:value-type="float" office:value="557" calcext:value-type="float">
            <text:p>557</text:p>
          </table:table-cell>
          <table:table-cell table:style-name="ce5" table:formula="of:=[.$H$3]*EXP([.$H$5]*((1/[.B296])-(1/[.$H$6])))" office:value-type="float" office:value="51.7400138695172" calcext:value-type="float">
            <text:p>51.7400138695</text:p>
          </table:table-cell>
          <table:table-cell table:style-name="ce7" table:formula="of:=[.$H$4]*[.$H$2]/([.$H$3]+[.C296])" office:value-type="float" office:value="4.62886164694919" calcext:value-type="float">
            <text:p>4.6288616469</text:p>
          </table:table-cell>
          <table:table-cell table:style-name="ce10" table:formula="of:=1024*[.D296]/[.$H$7]" office:value-type="float" office:value="1053.32318366133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7]-273" office:value-type="float" office:value="285" calcext:value-type="float">
            <text:p>285</text:p>
          </table:table-cell>
          <table:table-cell table:style-name="ce5" office:value-type="float" office:value="558" calcext:value-type="float">
            <text:p>558</text:p>
          </table:table-cell>
          <table:table-cell table:style-name="ce5" table:formula="of:=[.$H$3]*EXP([.$H$5]*((1/[.B297])-(1/[.$H$6])))" office:value-type="float" office:value="51.1803922017231" calcext:value-type="float">
            <text:p>51.1803922017</text:p>
          </table:table-cell>
          <table:table-cell table:style-name="ce7" table:formula="of:=[.$H$4]*[.$H$2]/([.$H$3]+[.C297])" office:value-type="float" office:value="4.62911683020618" calcext:value-type="float">
            <text:p>4.6291168302</text:p>
          </table:table-cell>
          <table:table-cell table:style-name="ce10" table:formula="of:=1024*[.D297]/[.$H$7]" office:value-type="float" office:value="1053.38125202914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8]-273" office:value-type="float" office:value="286" calcext:value-type="float">
            <text:p>286</text:p>
          </table:table-cell>
          <table:table-cell table:style-name="ce5" office:value-type="float" office:value="559" calcext:value-type="float">
            <text:p>559</text:p>
          </table:table-cell>
          <table:table-cell table:style-name="ce5" table:formula="of:=[.$H$3]*EXP([.$H$5]*((1/[.B298])-(1/[.$H$6])))" office:value-type="float" office:value="50.6287932766775" calcext:value-type="float">
            <text:p>50.6287932767</text:p>
          </table:table-cell>
          <table:table-cell table:style-name="ce7" table:formula="of:=[.$H$4]*[.$H$2]/([.$H$3]+[.C298])" office:value-type="float" office:value="4.62936838268825" calcext:value-type="float">
            <text:p>4.6293683827</text:p>
          </table:table-cell>
          <table:table-cell table:style-name="ce10" table:formula="of:=1024*[.D298]/[.$H$7]" office:value-type="float" office:value="1053.43849419395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299]-273" office:value-type="float" office:value="287" calcext:value-type="float">
            <text:p>287</text:p>
          </table:table-cell>
          <table:table-cell table:style-name="ce5" office:value-type="float" office:value="560" calcext:value-type="float">
            <text:p>560</text:p>
          </table:table-cell>
          <table:table-cell table:style-name="ce5" table:formula="of:=[.$H$3]*EXP([.$H$5]*((1/[.B299])-(1/[.$H$6])))" office:value-type="float" office:value="50.0850774958431" calcext:value-type="float">
            <text:p>50.0850774958</text:p>
          </table:table-cell>
          <table:table-cell table:style-name="ce7" table:formula="of:=[.$H$4]*[.$H$2]/([.$H$3]+[.C299])" office:value-type="float" office:value="4.62961636688008" calcext:value-type="float">
            <text:p>4.6296163669</text:p>
          </table:table-cell>
          <table:table-cell table:style-name="ce10" table:formula="of:=1024*[.D299]/[.$H$7]" office:value-type="float" office:value="1053.49492437449" calcext:value-type="float">
            <text:p>1053</text:p>
          </table:table-cell>
          <table:table-cell table:number-columns-repeated="1019"/>
        </table:table-row>
        <table:table-row table:style-name="ro2">
          <table:table-cell table:style-name="ce2" table:formula="of:=[.B300]-273" office:value-type="float" office:value="288" calcext:value-type="float">
            <text:p>288</text:p>
          </table:table-cell>
          <table:table-cell table:style-name="ce5" office:value-type="float" office:value="561" calcext:value-type="float">
            <text:p>561</text:p>
          </table:table-cell>
          <table:table-cell table:style-name="ce5" table:formula="of:=[.$H$3]*EXP([.$H$5]*((1/[.B300])-(1/[.$H$6])))" office:value-type="float" office:value="49.5491080871602" calcext:value-type="float">
            <text:p>49.5491080872</text:p>
          </table:table-cell>
          <table:table-cell table:style-name="ce7" table:formula="of:=[.$H$4]*[.$H$2]/([.$H$3]+[.C300])" office:value-type="float" office:value="4.6298608440209" calcext:value-type="float">
            <text:p>4.629860844</text:p>
          </table:table-cell>
          <table:table-cell table:style-name="ce10" table:formula="of:=1024*[.D300]/[.$H$7]" office:value-type="float" office:value="1053.55055650609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1]-273" office:value-type="float" office:value="289" calcext:value-type="float">
            <text:p>289</text:p>
          </table:table-cell>
          <table:table-cell table:style-name="ce5" office:value-type="float" office:value="562" calcext:value-type="float">
            <text:p>562</text:p>
          </table:table-cell>
          <table:table-cell table:style-name="ce5" table:formula="of:=[.$H$3]*EXP([.$H$5]*((1/[.B301])-(1/[.$H$6])))" office:value-type="float" office:value="49.020751040173" calcext:value-type="float">
            <text:p>49.0207510402</text:p>
          </table:table-cell>
          <table:table-cell table:style-name="ce7" table:formula="of:=[.$H$4]*[.$H$2]/([.$H$3]+[.C301])" office:value-type="float" office:value="4.63010187413243" calcext:value-type="float">
            <text:p>4.6301018741</text:p>
          </table:table-cell>
          <table:table-cell table:style-name="ce10" table:formula="of:=1024*[.D301]/[.$H$7]" office:value-type="float" office:value="1053.60540424702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2]-273" office:value-type="float" office:value="290" calcext:value-type="float">
            <text:p>290</text:p>
          </table:table-cell>
          <table:table-cell table:style-name="ce5" office:value-type="float" office:value="563" calcext:value-type="float">
            <text:p>563</text:p>
          </table:table-cell>
          <table:table-cell table:style-name="ce5" table:formula="of:=[.$H$3]*EXP([.$H$5]*((1/[.B302])-(1/[.$H$6])))" office:value-type="float" office:value="48.4998750428134" calcext:value-type="float">
            <text:p>48.4998750428</text:p>
          </table:table-cell>
          <table:table-cell table:style-name="ce7" table:formula="of:=[.$H$4]*[.$H$2]/([.$H$3]+[.C302])" office:value-type="float" office:value="4.63033951604614" calcext:value-type="float">
            <text:p>4.630339516</text:p>
          </table:table-cell>
          <table:table-cell table:style-name="ce10" table:formula="of:=1024*[.D302]/[.$H$7]" office:value-type="float" office:value="1053.65948098472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3]-273" office:value-type="float" office:value="291" calcext:value-type="float">
            <text:p>291</text:p>
          </table:table-cell>
          <table:table-cell table:style-name="ce5" office:value-type="float" office:value="564" calcext:value-type="float">
            <text:p>564</text:p>
          </table:table-cell>
          <table:table-cell table:style-name="ce5" table:formula="of:=[.$H$3]*EXP([.$H$5]*((1/[.B303])-(1/[.$H$6])))" office:value-type="float" office:value="47.9863514197965" calcext:value-type="float">
            <text:p>47.9863514198</text:p>
          </table:table-cell>
          <table:table-cell table:style-name="ce7" table:formula="of:=[.$H$4]*[.$H$2]/([.$H$3]+[.C303])" office:value-type="float" office:value="4.63057382742987" calcext:value-type="float">
            <text:p>4.6305738274</text:p>
          </table:table-cell>
          <table:table-cell table:style-name="ce10" table:formula="of:=1024*[.D303]/[.$H$7]" office:value-type="float" office:value="1053.71279984182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4]-273" office:value-type="float" office:value="292" calcext:value-type="float">
            <text:p>292</text:p>
          </table:table-cell>
          <table:table-cell table:style-name="ce5" office:value-type="float" office:value="565" calcext:value-type="float">
            <text:p>565</text:p>
          </table:table-cell>
          <table:table-cell table:style-name="ce5" table:formula="of:=[.$H$3]*EXP([.$H$5]*((1/[.B304])-(1/[.$H$6])))" office:value-type="float" office:value="47.4800540725816" calcext:value-type="float">
            <text:p>47.4800540726</text:p>
          </table:table-cell>
          <table:table-cell table:style-name="ce7" table:formula="of:=[.$H$4]*[.$H$2]/([.$H$3]+[.C304])" office:value-type="float" office:value="4.63080486481377" calcext:value-type="float">
            <text:p>4.6308048648</text:p>
          </table:table-cell>
          <table:table-cell table:style-name="ce10" table:formula="of:=1024*[.D304]/[.$H$7]" office:value-type="float" office:value="1053.76537368207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5]-273" office:value-type="float" office:value="293" calcext:value-type="float">
            <text:p>293</text:p>
          </table:table-cell>
          <table:table-cell table:style-name="ce5" office:value-type="float" office:value="566" calcext:value-type="float">
            <text:p>566</text:p>
          </table:table-cell>
          <table:table-cell table:style-name="ce5" table:formula="of:=[.$H$3]*EXP([.$H$5]*((1/[.B305])-(1/[.$H$6])))" office:value-type="float" office:value="46.980859420856" calcext:value-type="float">
            <text:p>46.9808594209</text:p>
          </table:table-cell>
          <table:table-cell table:style-name="ce7" table:formula="of:=[.$H$4]*[.$H$2]/([.$H$3]+[.C305])" office:value-type="float" office:value="4.63103268361561" calcext:value-type="float">
            <text:p>4.6310326836</text:p>
          </table:table-cell>
          <table:table-cell table:style-name="ce10" table:formula="of:=1024*[.D305]/[.$H$7]" office:value-type="float" office:value="1053.81721511609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6]-273" office:value-type="float" office:value="294" calcext:value-type="float">
            <text:p>294</text:p>
          </table:table-cell>
          <table:table-cell table:style-name="ce5" office:value-type="float" office:value="567" calcext:value-type="float">
            <text:p>567</text:p>
          </table:table-cell>
          <table:table-cell table:style-name="ce5" table:formula="of:=[.$H$3]*EXP([.$H$5]*((1/[.B306])-(1/[.$H$6])))" office:value-type="float" office:value="46.4886463454987" calcext:value-type="float">
            <text:p>46.4886463455</text:p>
          </table:table-cell>
          <table:table-cell table:style-name="ce7" table:formula="of:=[.$H$4]*[.$H$2]/([.$H$3]+[.C306])" office:value-type="float" office:value="4.63125733816545" calcext:value-type="float">
            <text:p>4.6312573382</text:p>
          </table:table-cell>
          <table:table-cell table:style-name="ce10" table:formula="of:=1024*[.D306]/[.$H$7]" office:value-type="float" office:value="1053.86833650698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7]-273" office:value-type="float" office:value="295" calcext:value-type="float">
            <text:p>295</text:p>
          </table:table-cell>
          <table:table-cell table:style-name="ce5" office:value-type="float" office:value="568" calcext:value-type="float">
            <text:p>568</text:p>
          </table:table-cell>
          <table:table-cell table:style-name="ce5" table:formula="of:=[.$H$3]*EXP([.$H$5]*((1/[.B307])-(1/[.$H$6])))" office:value-type="float" office:value="46.0032961329826" calcext:value-type="float">
            <text:p>46.003296133</text:p>
          </table:table-cell>
          <table:table-cell table:style-name="ce7" table:formula="of:=[.$H$4]*[.$H$2]/([.$H$3]+[.C307])" office:value-type="float" office:value="4.63147888172972" calcext:value-type="float">
            <text:p>4.6314788817</text:p>
          </table:table-cell>
          <table:table-cell table:style-name="ce10" table:formula="of:=1024*[.D307]/[.$H$7]" office:value-type="float" office:value="1053.91874997583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8]-273" office:value-type="float" office:value="296" calcext:value-type="float">
            <text:p>296</text:p>
          </table:table-cell>
          <table:table-cell table:style-name="ce5" office:value-type="float" office:value="569" calcext:value-type="float">
            <text:p>569</text:p>
          </table:table-cell>
          <table:table-cell table:style-name="ce5" table:formula="of:=[.$H$3]*EXP([.$H$5]*((1/[.B308])-(1/[.$H$6])))" office:value-type="float" office:value="45.5246924211757" calcext:value-type="float">
            <text:p>45.5246924212</text:p>
          </table:table-cell>
          <table:table-cell table:style-name="ce7" table:formula="of:=[.$H$4]*[.$H$2]/([.$H$3]+[.C308])" office:value-type="float" office:value="4.63169736653471" calcext:value-type="float">
            <text:p>4.6316973665</text:p>
          </table:table-cell>
          <table:table-cell table:style-name="ce10" table:formula="of:=1024*[.D308]/[.$H$7]" office:value-type="float" office:value="1053.96846740701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09]-273" office:value-type="float" office:value="297" calcext:value-type="float">
            <text:p>297</text:p>
          </table:table-cell>
          <table:table-cell table:style-name="ce5" office:value-type="float" office:value="570" calcext:value-type="float">
            <text:p>570</text:p>
          </table:table-cell>
          <table:table-cell table:style-name="ce5" table:formula="of:=[.$H$3]*EXP([.$H$5]*((1/[.B309])-(1/[.$H$6])))" office:value-type="float" office:value="45.052721146503" calcext:value-type="float">
            <text:p>45.0527211465</text:p>
          </table:table-cell>
          <table:table-cell table:style-name="ce7" table:formula="of:=[.$H$4]*[.$H$2]/([.$H$3]+[.C309])" office:value-type="float" office:value="4.63191284378949" calcext:value-type="float">
            <text:p>4.6319128438</text:p>
          </table:table-cell>
          <table:table-cell table:style-name="ce10" table:formula="of:=1024*[.D309]/[.$H$7]" office:value-type="float" office:value="1054.01750045343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0]-273" office:value-type="float" office:value="298" calcext:value-type="float">
            <text:p>298</text:p>
          </table:table-cell>
          <table:table-cell table:style-name="ce5" office:value-type="float" office:value="571" calcext:value-type="float">
            <text:p>571</text:p>
          </table:table-cell>
          <table:table-cell table:style-name="ce5" table:formula="of:=[.$H$3]*EXP([.$H$5]*((1/[.B310])-(1/[.$H$6])))" office:value-type="float" office:value="44.5872704924303" calcext:value-type="float">
            <text:p>44.5872704924</text:p>
          </table:table-cell>
          <table:table-cell table:style-name="ce7" table:formula="of:=[.$H$4]*[.$H$2]/([.$H$3]+[.C310])" office:value-type="float" office:value="4.63212536370827" calcext:value-type="float">
            <text:p>4.6321253637</text:p>
          </table:table-cell>
          <table:table-cell table:style-name="ce10" table:formula="of:=1024*[.D310]/[.$H$7]" office:value-type="float" office:value="1054.06586054161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1]-273" office:value-type="float" office:value="299" calcext:value-type="float">
            <text:p>299</text:p>
          </table:table-cell>
          <table:table-cell table:style-name="ce5" office:value-type="float" office:value="572" calcext:value-type="float">
            <text:p>572</text:p>
          </table:table-cell>
          <table:table-cell table:style-name="ce5" table:formula="of:=[.$H$3]*EXP([.$H$5]*((1/[.B311])-(1/[.$H$6])))" office:value-type="float" office:value="44.1282308392349" calcext:value-type="float">
            <text:p>44.1282308392</text:p>
          </table:table-cell>
          <table:table-cell table:style-name="ce7" table:formula="of:=[.$H$4]*[.$H$2]/([.$H$3]+[.C311])" office:value-type="float" office:value="4.63233497553218" calcext:value-type="float">
            <text:p>4.6323349755</text:p>
          </table:table-cell>
          <table:table-cell table:style-name="ce10" table:formula="of:=1024*[.D311]/[.$H$7]" office:value-type="float" office:value="1054.11355887666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2]-273" office:value-type="float" office:value="300" calcext:value-type="float">
            <text:p>300</text:p>
          </table:table-cell>
          <table:table-cell table:style-name="ce5" office:value-type="float" office:value="573" calcext:value-type="float">
            <text:p>573</text:p>
          </table:table-cell>
          <table:table-cell table:style-name="ce5" table:formula="of:=[.$H$3]*EXP([.$H$5]*((1/[.B312])-(1/[.$H$6])))" office:value-type="float" office:value="43.6754947150275" calcext:value-type="float">
            <text:p>43.675494715</text:p>
          </table:table-cell>
          <table:table-cell table:style-name="ce7" table:formula="of:=[.$H$4]*[.$H$2]/([.$H$3]+[.C312])" office:value-type="float" office:value="4.63254172755062" calcext:value-type="float">
            <text:p>4.6325417276</text:p>
          </table:table-cell>
          <table:table-cell table:style-name="ce10" table:formula="of:=1024*[.D312]/[.$H$7]" office:value-type="float" office:value="1054.16060644707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3]-273" office:value-type="float" office:value="301" calcext:value-type="float">
            <text:p>301</text:p>
          </table:table-cell>
          <table:table-cell table:style-name="ce5" office:value-type="float" office:value="574" calcext:value-type="float">
            <text:p>574</text:p>
          </table:table-cell>
          <table:table-cell table:style-name="ce5" table:formula="of:=[.$H$3]*EXP([.$H$5]*((1/[.B313])-(1/[.$H$6])))" office:value-type="float" office:value="43.2289567479897" calcext:value-type="float">
            <text:p>43.228956748</text:p>
          </table:table-cell>
          <table:table-cell table:style-name="ce7" table:formula="of:=[.$H$4]*[.$H$2]/([.$H$3]+[.C313])" office:value-type="float" office:value="4.63274566712194" calcext:value-type="float">
            <text:p>4.6327456671</text:p>
          </table:table-cell>
          <table:table-cell table:style-name="ce10" table:formula="of:=1024*[.D313]/[.$H$7]" office:value-type="float" office:value="1054.20701402952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4]-273" office:value-type="float" office:value="302" calcext:value-type="float">
            <text:p>302</text:p>
          </table:table-cell>
          <table:table-cell table:style-name="ce5" office:value-type="float" office:value="575" calcext:value-type="float">
            <text:p>575</text:p>
          </table:table-cell>
          <table:table-cell table:style-name="ce5" table:formula="of:=[.$H$3]*EXP([.$H$5]*((1/[.B314])-(1/[.$H$6])))" office:value-type="float" office:value="42.7885136197967" calcext:value-type="float">
            <text:p>42.7885136198</text:p>
          </table:table-cell>
          <table:table-cell table:style-name="ce7" table:formula="of:=[.$H$4]*[.$H$2]/([.$H$3]+[.C314])" office:value-type="float" office:value="4.63294684069378" calcext:value-type="float">
            <text:p>4.6329468407</text:p>
          </table:table-cell>
          <table:table-cell table:style-name="ce10" table:formula="of:=1024*[.D314]/[.$H$7]" office:value-type="float" office:value="1054.25279219343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5]-273" office:value-type="float" office:value="303" calcext:value-type="float">
            <text:p>303</text:p>
          </table:table-cell>
          <table:table-cell table:style-name="ce5" office:value-type="float" office:value="576" calcext:value-type="float">
            <text:p>576</text:p>
          </table:table-cell>
          <table:table-cell table:style-name="ce5" table:formula="of:=[.$H$3]*EXP([.$H$5]*((1/[.B315])-(1/[.$H$6])))" office:value-type="float" office:value="42.3540640201899" calcext:value-type="float">
            <text:p>42.3540640202</text:p>
          </table:table-cell>
          <table:table-cell table:style-name="ce7" table:formula="of:=[.$H$4]*[.$H$2]/([.$H$3]+[.C315])" office:value-type="float" office:value="4.63314529382283" calcext:value-type="float">
            <text:p>4.6331452938</text:p>
          </table:table-cell>
          <table:table-cell table:style-name="ce10" table:formula="of:=1024*[.D315]/[.$H$7]" office:value-type="float" office:value="1054.29795130546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6]-273" office:value-type="float" office:value="304" calcext:value-type="float">
            <text:p>304</text:p>
          </table:table-cell>
          <table:table-cell table:style-name="ce5" office:value-type="float" office:value="577" calcext:value-type="float">
            <text:p>577</text:p>
          </table:table-cell>
          <table:table-cell table:style-name="ce5" table:formula="of:=[.$H$3]*EXP([.$H$5]*((1/[.B316])-(1/[.$H$6])))" office:value-type="float" office:value="41.9255086026701" calcext:value-type="float">
            <text:p>41.9255086027</text:p>
          </table:table-cell>
          <table:table-cell table:style-name="ce7" table:formula="of:=[.$H$4]*[.$H$2]/([.$H$3]+[.C316])" office:value-type="float" office:value="4.63334107119411" calcext:value-type="float">
            <text:p>4.6333410712</text:p>
          </table:table-cell>
          <table:table-cell table:style-name="ce10" table:formula="of:=1024*[.D316]/[.$H$7]" office:value-type="float" office:value="1054.34250153395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7]-273" office:value-type="float" office:value="305" calcext:value-type="float">
            <text:p>305</text:p>
          </table:table-cell>
          <table:table-cell table:style-name="ce5" office:value-type="float" office:value="578" calcext:value-type="float">
            <text:p>578</text:p>
          </table:table-cell>
          <table:table-cell table:style-name="ce5" table:formula="of:=[.$H$3]*EXP([.$H$5]*((1/[.B317])-(1/[.$H$6])))" office:value-type="float" office:value="41.5027499412803" calcext:value-type="float">
            <text:p>41.5027499413</text:p>
          </table:table-cell>
          <table:table-cell table:style-name="ce7" table:formula="of:=[.$H$4]*[.$H$2]/([.$H$3]+[.C317])" office:value-type="float" office:value="4.63353421663985" calcext:value-type="float">
            <text:p>4.6335342166</text:p>
          </table:table-cell>
          <table:table-cell table:style-name="ce10" table:formula="of:=1024*[.D317]/[.$H$7]" office:value-type="float" office:value="1054.38645285316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8]-273" office:value-type="float" office:value="306" calcext:value-type="float">
            <text:p>306</text:p>
          </table:table-cell>
          <table:table-cell table:style-name="ce5" office:value-type="float" office:value="579" calcext:value-type="float">
            <text:p>579</text:p>
          </table:table-cell>
          <table:table-cell table:style-name="ce5" table:formula="of:=[.$H$3]*EXP([.$H$5]*((1/[.B318])-(1/[.$H$6])))" office:value-type="float" office:value="41.0856924884486" calcext:value-type="float">
            <text:p>41.0856924884</text:p>
          </table:table-cell>
          <table:table-cell table:style-name="ce7" table:formula="of:=[.$H$4]*[.$H$2]/([.$H$3]+[.C318])" office:value-type="float" office:value="4.63372477315782" calcext:value-type="float">
            <text:p>4.6337247732</text:p>
          </table:table-cell>
          <table:table-cell table:style-name="ce10" table:formula="of:=1024*[.D318]/[.$H$7]" office:value-type="float" office:value="1054.42981504747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19]-273" office:value-type="float" office:value="307" calcext:value-type="float">
            <text:p>307</text:p>
          </table:table-cell>
          <table:table-cell table:style-name="ce5" office:value-type="float" office:value="580" calcext:value-type="float">
            <text:p>580</text:p>
          </table:table-cell>
          <table:table-cell table:style-name="ce5" table:formula="of:=[.$H$3]*EXP([.$H$5]*((1/[.B319])-(1/[.$H$6])))" office:value-type="float" office:value="40.6742425338625" calcext:value-type="float">
            <text:p>40.6742425339</text:p>
          </table:table-cell>
          <table:table-cell table:style-name="ce7" table:formula="of:=[.$H$4]*[.$H$2]/([.$H$3]+[.C319])" office:value-type="float" office:value="4.63391278292934" calcext:value-type="float">
            <text:p>4.6339127829</text:p>
          </table:table-cell>
          <table:table-cell table:style-name="ce10" table:formula="of:=1024*[.D319]/[.$H$7]" office:value-type="float" office:value="1054.47259771548" calcext:value-type="float">
            <text:p>1054</text:p>
          </table:table-cell>
          <table:table-cell table:number-columns-repeated="1019"/>
        </table:table-row>
        <table:table-row table:style-name="ro2">
          <table:table-cell table:style-name="ce2" table:formula="of:=[.B320]-273" office:value-type="float" office:value="308" calcext:value-type="float">
            <text:p>308</text:p>
          </table:table-cell>
          <table:table-cell table:style-name="ce5" office:value-type="float" office:value="581" calcext:value-type="float">
            <text:p>581</text:p>
          </table:table-cell>
          <table:table-cell table:style-name="ce5" table:formula="of:=[.$H$3]*EXP([.$H$5]*((1/[.B320])-(1/[.$H$6])))" office:value-type="float" office:value="40.2683081643474" calcext:value-type="float">
            <text:p>40.2683081643</text:p>
          </table:table-cell>
          <table:table-cell table:style-name="ce7" table:formula="of:=[.$H$4]*[.$H$2]/([.$H$3]+[.C320])" office:value-type="float" office:value="4.6340982873368" calcext:value-type="float">
            <text:p>4.6340982873</text:p>
          </table:table-cell>
          <table:table-cell table:style-name="ce10" table:formula="of:=1024*[.D320]/[.$H$7]" office:value-type="float" office:value="1054.51481027397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1]-273" office:value-type="float" office:value="309" calcext:value-type="float">
            <text:p>309</text:p>
          </table:table-cell>
          <table:table-cell table:style-name="ce5" office:value-type="float" office:value="582" calcext:value-type="float">
            <text:p>582</text:p>
          </table:table-cell>
          <table:table-cell table:style-name="ce5" table:formula="of:=[.$H$3]*EXP([.$H$5]*((1/[.B321])-(1/[.$H$6])))" office:value-type="float" office:value="39.8677992247215" calcext:value-type="float">
            <text:p>39.8677992247</text:p>
          </table:table-cell>
          <table:table-cell table:style-name="ce7" table:formula="of:=[.$H$4]*[.$H$2]/([.$H$3]+[.C321])" office:value-type="float" office:value="4.6342813269807" calcext:value-type="float">
            <text:p>4.634281327</text:p>
          </table:table-cell>
          <table:table-cell table:style-name="ce10" table:formula="of:=1024*[.D321]/[.$H$7]" office:value-type="float" office:value="1054.55646196183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2]-273" office:value-type="float" office:value="310" calcext:value-type="float">
            <text:p>310</text:p>
          </table:table-cell>
          <table:table-cell table:style-name="ce5" office:value-type="float" office:value="583" calcext:value-type="float">
            <text:p>583</text:p>
          </table:table-cell>
          <table:table-cell table:style-name="ce5" table:formula="of:=[.$H$3]*EXP([.$H$5]*((1/[.B322])-(1/[.$H$6])))" office:value-type="float" office:value="39.472627279602" calcext:value-type="float">
            <text:p>39.4726272796</text:p>
          </table:table-cell>
          <table:table-cell table:style-name="ce7" table:formula="of:=[.$H$4]*[.$H$2]/([.$H$3]+[.C322])" office:value-type="float" office:value="4.63446194169643" calcext:value-type="float">
            <text:p>4.6344619417</text:p>
          </table:table-cell>
          <table:table-cell table:style-name="ce10" table:formula="of:=1024*[.D322]/[.$H$7]" office:value-type="float" office:value="1054.59756184381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3]-273" office:value-type="float" office:value="311" calcext:value-type="float">
            <text:p>311</text:p>
          </table:table-cell>
          <table:table-cell table:style-name="ce5" office:value-type="float" office:value="584" calcext:value-type="float">
            <text:p>584</text:p>
          </table:table-cell>
          <table:table-cell table:style-name="ce5" table:formula="of:=[.$H$3]*EXP([.$H$5]*((1/[.B323])-(1/[.$H$6])))" office:value-type="float" office:value="39.0827055761356" calcext:value-type="float">
            <text:p>39.0827055761</text:p>
          </table:table-cell>
          <table:table-cell table:style-name="ce7" table:formula="of:=[.$H$4]*[.$H$2]/([.$H$3]+[.C323])" office:value-type="float" office:value="4.63464017057052" calcext:value-type="float">
            <text:p>4.6346401706</text:p>
          </table:table-cell>
          <table:table-cell table:style-name="ce10" table:formula="of:=1024*[.D323]/[.$H$7]" office:value-type="float" office:value="1054.63811881427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4]-273" office:value-type="float" office:value="312" calcext:value-type="float">
            <text:p>312</text:p>
          </table:table-cell>
          <table:table-cell table:style-name="ce5" office:value-type="float" office:value="585" calcext:value-type="float">
            <text:p>585</text:p>
          </table:table-cell>
          <table:table-cell table:style-name="ce5" table:formula="of:=[.$H$3]*EXP([.$H$5]*((1/[.B324])-(1/[.$H$6])))" office:value-type="float" office:value="38.697949007631" calcext:value-type="float">
            <text:p>38.6979490076</text:p>
          </table:table-cell>
          <table:table-cell table:style-name="ce7" table:formula="of:=[.$H$4]*[.$H$2]/([.$H$3]+[.C324])" office:value-type="float" office:value="4.6348160519566" calcext:value-type="float">
            <text:p>4.634816052</text:p>
          </table:table-cell>
          <table:table-cell table:style-name="ce10" table:formula="of:=1024*[.D324]/[.$H$7]" office:value-type="float" office:value="1054.67814160079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5]-273" office:value-type="float" office:value="313" calcext:value-type="float">
            <text:p>313</text:p>
          </table:table-cell>
          <table:table-cell table:style-name="ce5" office:value-type="float" office:value="586" calcext:value-type="float">
            <text:p>586</text:p>
          </table:table-cell>
          <table:table-cell table:style-name="ce5" table:formula="of:=[.$H$3]*EXP([.$H$5]*((1/[.B325])-(1/[.$H$6])))" office:value-type="float" office:value="38.3182740780668" calcext:value-type="float">
            <text:p>38.3182740781</text:p>
          </table:table-cell>
          <table:table-cell table:style-name="ce7" table:formula="of:=[.$H$4]*[.$H$2]/([.$H$3]+[.C325])" office:value-type="float" office:value="4.6349896234909" calcext:value-type="float">
            <text:p>4.6349896235</text:p>
          </table:table-cell>
          <table:table-cell table:style-name="ce10" table:formula="of:=1024*[.D325]/[.$H$7]" office:value-type="float" office:value="1054.71763876771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6]-273" office:value-type="float" office:value="314" calcext:value-type="float">
            <text:p>314</text:p>
          </table:table-cell>
          <table:table-cell table:style-name="ce5" office:value-type="float" office:value="587" calcext:value-type="float">
            <text:p>587</text:p>
          </table:table-cell>
          <table:table-cell table:style-name="ce5" table:formula="of:=[.$H$3]*EXP([.$H$5]*((1/[.B326])-(1/[.$H$6])))" office:value-type="float" office:value="37.9435988674536" calcext:value-type="float">
            <text:p>37.9435988675</text:p>
          </table:table-cell>
          <table:table-cell table:style-name="ce7" table:formula="of:=[.$H$4]*[.$H$2]/([.$H$3]+[.C326])" office:value-type="float" office:value="4.63516092210747" calcext:value-type="float">
            <text:p>4.6351609221</text:p>
          </table:table-cell>
          <table:table-cell table:style-name="ce10" table:formula="of:=1024*[.D326]/[.$H$7]" office:value-type="float" office:value="1054.75661871957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7]-273" office:value-type="float" office:value="315" calcext:value-type="float">
            <text:p>315</text:p>
          </table:table-cell>
          <table:table-cell table:style-name="ce5" office:value-type="float" office:value="588" calcext:value-type="float">
            <text:p>588</text:p>
          </table:table-cell>
          <table:table-cell table:style-name="ce5" table:formula="of:=[.$H$3]*EXP([.$H$5]*((1/[.B327])-(1/[.$H$6])))" office:value-type="float" office:value="37.5738429980267" calcext:value-type="float">
            <text:p>37.573842998</text:p>
          </table:table-cell>
          <table:table-cell table:style-name="ce7" table:formula="of:=[.$H$4]*[.$H$2]/([.$H$3]+[.C327])" office:value-type="float" office:value="4.63532998405299" calcext:value-type="float">
            <text:p>4.6353299841</text:p>
          </table:table-cell>
          <table:table-cell table:style-name="ce10" table:formula="of:=1024*[.D327]/[.$H$7]" office:value-type="float" office:value="1054.7950897045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8]-273" office:value-type="float" office:value="316" calcext:value-type="float">
            <text:p>316</text:p>
          </table:table-cell>
          <table:table-cell table:style-name="ce5" office:value-type="float" office:value="589" calcext:value-type="float">
            <text:p>589</text:p>
          </table:table-cell>
          <table:table-cell table:style-name="ce5" table:formula="of:=[.$H$3]*EXP([.$H$5]*((1/[.B328])-(1/[.$H$6])))" office:value-type="float" office:value="37.2089276012483" calcext:value-type="float">
            <text:p>37.2089276012</text:p>
          </table:table-cell>
          <table:table-cell table:style-name="ce7" table:formula="of:=[.$H$4]*[.$H$2]/([.$H$3]+[.C328])" office:value-type="float" office:value="4.63549684490121" calcext:value-type="float">
            <text:p>4.6354968449</text:p>
          </table:table-cell>
          <table:table-cell table:style-name="ce10" table:formula="of:=1024*[.D328]/[.$H$7]" office:value-type="float" office:value="1054.83305981752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29]-273" office:value-type="float" office:value="317" calcext:value-type="float">
            <text:p>317</text:p>
          </table:table-cell>
          <table:table-cell table:style-name="ce5" office:value-type="float" office:value="590" calcext:value-type="float">
            <text:p>590</text:p>
          </table:table-cell>
          <table:table-cell table:style-name="ce5" table:formula="of:=[.$H$3]*EXP([.$H$5]*((1/[.B329])-(1/[.$H$6])))" office:value-type="float" office:value="36.8487752855961" calcext:value-type="float">
            <text:p>36.8487752856</text:p>
          </table:table-cell>
          <table:table-cell table:style-name="ce7" table:formula="of:=[.$H$4]*[.$H$2]/([.$H$3]+[.C329])" office:value-type="float" office:value="4.63566153956717" calcext:value-type="float">
            <text:p>4.6356615396</text:p>
          </table:table-cell>
          <table:table-cell table:style-name="ce10" table:formula="of:=1024*[.D329]/[.$H$7]" office:value-type="float" office:value="1054.87053700373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0]-273" office:value-type="float" office:value="318" calcext:value-type="float">
            <text:p>318</text:p>
          </table:table-cell>
          <table:table-cell table:style-name="ce5" office:value-type="float" office:value="591" calcext:value-type="float">
            <text:p>591</text:p>
          </table:table-cell>
          <table:table-cell table:style-name="ce5" table:formula="of:=[.$H$3]*EXP([.$H$5]*((1/[.B330])-(1/[.$H$6])))" office:value-type="float" office:value="36.4933101051203" calcext:value-type="float">
            <text:p>36.4933101051</text:p>
          </table:table-cell>
          <table:table-cell table:style-name="ce7" table:formula="of:=[.$H$4]*[.$H$2]/([.$H$3]+[.C330])" office:value-type="float" office:value="4.63582410232091" calcext:value-type="float">
            <text:p>4.6358241023</text:p>
          </table:table-cell>
          <table:table-cell table:style-name="ce10" table:formula="of:=1024*[.D330]/[.$H$7]" office:value-type="float" office:value="1054.90752906147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1]-273" office:value-type="float" office:value="319" calcext:value-type="float">
            <text:p>319</text:p>
          </table:table-cell>
          <table:table-cell table:style-name="ce5" office:value-type="float" office:value="592" calcext:value-type="float">
            <text:p>592</text:p>
          </table:table-cell>
          <table:table-cell table:style-name="ce5" table:formula="of:=[.$H$3]*EXP([.$H$5]*((1/[.B331])-(1/[.$H$6])))" office:value-type="float" office:value="36.1424575287462" calcext:value-type="float">
            <text:p>36.1424575287</text:p>
          </table:table-cell>
          <table:table-cell table:style-name="ce7" table:formula="of:=[.$H$4]*[.$H$2]/([.$H$3]+[.C331])" office:value-type="float" office:value="4.63598456680104" calcext:value-type="float">
            <text:p>4.6359845668</text:p>
          </table:table-cell>
          <table:table-cell table:style-name="ce10" table:formula="of:=1024*[.D331]/[.$H$7]" office:value-type="float" office:value="1054.94404364539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2]-273" office:value-type="float" office:value="320" calcext:value-type="float">
            <text:p>320</text:p>
          </table:table-cell>
          <table:table-cell table:style-name="ce5" office:value-type="float" office:value="593" calcext:value-type="float">
            <text:p>593</text:p>
          </table:table-cell>
          <table:table-cell table:style-name="ce5" table:formula="of:=[.$H$3]*EXP([.$H$5]*((1/[.B332])-(1/[.$H$6])))" office:value-type="float" office:value="35.7961444103053" calcext:value-type="float">
            <text:p>35.7961444103</text:p>
          </table:table-cell>
          <table:table-cell table:style-name="ce7" table:formula="of:=[.$H$4]*[.$H$2]/([.$H$3]+[.C332])" office:value-type="float" office:value="4.63614296602785" calcext:value-type="float">
            <text:p>4.636142966</text:p>
          </table:table-cell>
          <table:table-cell table:style-name="ce10" table:formula="of:=1024*[.D332]/[.$H$7]" office:value-type="float" office:value="1054.98008826945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3]-273" office:value-type="float" office:value="321" calcext:value-type="float">
            <text:p>321</text:p>
          </table:table-cell>
          <table:table-cell table:style-name="ce5" office:value-type="float" office:value="594" calcext:value-type="float">
            <text:p>594</text:p>
          </table:table-cell>
          <table:table-cell table:style-name="ce5" table:formula="of:=[.$H$3]*EXP([.$H$5]*((1/[.B333])-(1/[.$H$6])))" office:value-type="float" office:value="35.4542989592737" calcext:value-type="float">
            <text:p>35.4542989593</text:p>
          </table:table-cell>
          <table:table-cell table:style-name="ce7" table:formula="of:=[.$H$4]*[.$H$2]/([.$H$3]+[.C333])" office:value-type="float" office:value="4.63629933241622" calcext:value-type="float">
            <text:p>4.6362993324</text:p>
          </table:table-cell>
          <table:table-cell table:style-name="ce10" table:formula="of:=1024*[.D333]/[.$H$7]" office:value-type="float" office:value="1055.01567030982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4]-273" office:value-type="float" office:value="322" calcext:value-type="float">
            <text:p>322</text:p>
          </table:table-cell>
          <table:table-cell table:style-name="ce5" office:value-type="float" office:value="595" calcext:value-type="float">
            <text:p>595</text:p>
          </table:table-cell>
          <table:table-cell table:style-name="ce5" table:formula="of:=[.$H$3]*EXP([.$H$5]*((1/[.B334])-(1/[.$H$6])))" office:value-type="float" office:value="35.1168507122011" calcext:value-type="float">
            <text:p>35.1168507122</text:p>
          </table:table-cell>
          <table:table-cell table:style-name="ce7" table:formula="of:=[.$H$4]*[.$H$2]/([.$H$3]+[.C334])" office:value-type="float" office:value="4.63645369778819" calcext:value-type="float">
            <text:p>4.6364536978</text:p>
          </table:table-cell>
          <table:table-cell table:style-name="ce10" table:formula="of:=1024*[.D334]/[.$H$7]" office:value-type="float" office:value="1055.0507970078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5]-273" office:value-type="float" office:value="323" calcext:value-type="float">
            <text:p>323</text:p>
          </table:table-cell>
          <table:table-cell table:style-name="ce5" office:value-type="float" office:value="596" calcext:value-type="float">
            <text:p>596</text:p>
          </table:table-cell>
          <table:table-cell table:style-name="ce5" table:formula="of:=[.$H$3]*EXP([.$H$5]*((1/[.B335])-(1/[.$H$6])))" office:value-type="float" office:value="34.7837305048119" calcext:value-type="float">
            <text:p>34.7837305048</text:p>
          </table:table-cell>
          <table:table-cell table:style-name="ce7" table:formula="of:=[.$H$4]*[.$H$2]/([.$H$3]+[.C335])" office:value-type="float" office:value="4.63660609338522" calcext:value-type="float">
            <text:p>4.6366060934</text:p>
          </table:table-cell>
          <table:table-cell table:style-name="ce10" table:formula="of:=1024*[.D335]/[.$H$7]" office:value-type="float" office:value="1055.08547547255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6]-273" office:value-type="float" office:value="324" calcext:value-type="float">
            <text:p>324</text:p>
          </table:table-cell>
          <table:table-cell table:style-name="ce5" office:value-type="float" office:value="597" calcext:value-type="float">
            <text:p>597</text:p>
          </table:table-cell>
          <table:table-cell table:style-name="ce5" table:formula="of:=[.$H$3]*EXP([.$H$5]*((1/[.B336])-(1/[.$H$6])))" office:value-type="float" office:value="34.4548704447603" calcext:value-type="float">
            <text:p>34.4548704448</text:p>
          </table:table-cell>
          <table:table-cell table:style-name="ce7" table:formula="of:=[.$H$4]*[.$H$2]/([.$H$3]+[.C336])" office:value-type="float" office:value="4.6367565498802" calcext:value-type="float">
            <text:p>4.6367565499</text:p>
          </table:table-cell>
          <table:table-cell table:style-name="ce10" table:formula="of:=1024*[.D336]/[.$H$7]" office:value-type="float" office:value="1055.11971268385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7]-273" office:value-type="float" office:value="325" calcext:value-type="float">
            <text:p>325</text:p>
          </table:table-cell>
          <table:table-cell table:style-name="ce5" office:value-type="float" office:value="598" calcext:value-type="float">
            <text:p>598</text:p>
          </table:table-cell>
          <table:table-cell table:style-name="ce5" table:formula="of:=[.$H$3]*EXP([.$H$5]*((1/[.B337])-(1/[.$H$6])))" office:value-type="float" office:value="34.1302038850235" calcext:value-type="float">
            <text:p>34.130203885</text:p>
          </table:table-cell>
          <table:table-cell table:style-name="ce7" table:formula="of:=[.$H$4]*[.$H$2]/([.$H$3]+[.C337])" office:value-type="float" office:value="4.63690509738917" calcext:value-type="float">
            <text:p>4.6369050974</text:p>
          </table:table-cell>
          <table:table-cell table:style-name="ce10" table:formula="of:=1024*[.D337]/[.$H$7]" office:value-type="float" office:value="1055.15351549478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8]-273" office:value-type="float" office:value="326" calcext:value-type="float">
            <text:p>326</text:p>
          </table:table-cell>
          <table:table-cell table:style-name="ce5" office:value-type="float" office:value="599" calcext:value-type="float">
            <text:p>599</text:p>
          </table:table-cell>
          <table:table-cell table:style-name="ce5" table:formula="of:=[.$H$3]*EXP([.$H$5]*((1/[.B338])-(1/[.$H$6])))" office:value-type="float" office:value="33.8096653979168" calcext:value-type="float">
            <text:p>33.8096653979</text:p>
          </table:table-cell>
          <table:table-cell table:style-name="ce7" table:formula="of:=[.$H$4]*[.$H$2]/([.$H$3]+[.C338])" office:value-type="float" office:value="4.63705176548279" calcext:value-type="float">
            <text:p>4.6370517655</text:p>
          </table:table-cell>
          <table:table-cell table:style-name="ce10" table:formula="of:=1024*[.D338]/[.$H$7]" office:value-type="float" office:value="1055.18689063431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39]-273" office:value-type="float" office:value="327" calcext:value-type="float">
            <text:p>327</text:p>
          </table:table-cell>
          <table:table-cell table:style-name="ce5" office:value-type="float" office:value="600" calcext:value-type="float">
            <text:p>600</text:p>
          </table:table-cell>
          <table:table-cell table:style-name="ce5" table:formula="of:=[.$H$3]*EXP([.$H$5]*((1/[.B339])-(1/[.$H$6])))" office:value-type="float" office:value="33.4931907497126" calcext:value-type="float">
            <text:p>33.4931907497</text:p>
          </table:table-cell>
          <table:table-cell table:style-name="ce7" table:formula="of:=[.$H$4]*[.$H$2]/([.$H$3]+[.C339])" office:value-type="float" office:value="4.63719658319753" calcext:value-type="float">
            <text:p>4.6371965832</text:p>
          </table:table-cell>
          <table:table-cell table:style-name="ce10" table:formula="of:=1024*[.D339]/[.$H$7]" office:value-type="float" office:value="1055.21984470984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0]-273" office:value-type="float" office:value="328" calcext:value-type="float">
            <text:p>328</text:p>
          </table:table-cell>
          <table:table-cell table:style-name="ce5" office:value-type="float" office:value="601" calcext:value-type="float">
            <text:p>601</text:p>
          </table:table-cell>
          <table:table-cell table:style-name="ce5" table:formula="of:=[.$H$3]*EXP([.$H$5]*((1/[.B340])-(1/[.$H$6])))" office:value-type="float" office:value="33.1807168758506" calcext:value-type="float">
            <text:p>33.1807168759</text:p>
          </table:table-cell>
          <table:table-cell table:style-name="ce7" table:formula="of:=[.$H$4]*[.$H$2]/([.$H$3]+[.C340])" office:value-type="float" office:value="4.63733957904658" calcext:value-type="float">
            <text:p>4.637339579</text:p>
          </table:table-cell>
          <table:table-cell table:style-name="ce10" table:formula="of:=1024*[.D340]/[.$H$7]" office:value-type="float" office:value="1055.25238420971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1]-273" office:value-type="float" office:value="329" calcext:value-type="float">
            <text:p>329</text:p>
          </table:table-cell>
          <table:table-cell table:style-name="ce5" office:value-type="float" office:value="602" calcext:value-type="float">
            <text:p>602</text:p>
          </table:table-cell>
          <table:table-cell table:style-name="ce5" table:formula="of:=[.$H$3]*EXP([.$H$5]*((1/[.B341])-(1/[.$H$6])))" office:value-type="float" office:value="32.8721818567219" calcext:value-type="float">
            <text:p>32.8721818567</text:p>
          </table:table-cell>
          <table:table-cell table:style-name="ce7" table:formula="of:=[.$H$4]*[.$H$2]/([.$H$3]+[.C341])" office:value-type="float" office:value="4.63748078103059" calcext:value-type="float">
            <text:p>4.637480781</text:p>
          </table:table-cell>
          <table:table-cell table:style-name="ce10" table:formula="of:=1024*[.D341]/[.$H$7]" office:value-type="float" office:value="1055.28451550563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2]-273" office:value-type="float" office:value="330" calcext:value-type="float">
            <text:p>330</text:p>
          </table:table-cell>
          <table:table-cell table:style-name="ce5" office:value-type="float" office:value="603" calcext:value-type="float">
            <text:p>603</text:p>
          </table:table-cell>
          <table:table-cell table:style-name="ce5" table:formula="of:=[.$H$3]*EXP([.$H$5]*((1/[.B342])-(1/[.$H$6])))" office:value-type="float" office:value="32.5675248940134" calcext:value-type="float">
            <text:p>32.567524894</text:p>
          </table:table-cell>
          <table:table-cell table:style-name="ce7" table:formula="of:=[.$H$4]*[.$H$2]/([.$H$3]+[.C342])" office:value-type="float" office:value="4.63762021664805" calcext:value-type="float">
            <text:p>4.6376202166</text:p>
          </table:table-cell>
          <table:table-cell table:style-name="ce10" table:formula="of:=1024*[.D342]/[.$H$7]" office:value-type="float" office:value="1055.31624485502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3]-273" office:value-type="float" office:value="331" calcext:value-type="float">
            <text:p>331</text:p>
          </table:table-cell>
          <table:table-cell table:style-name="ce5" office:value-type="float" office:value="604" calcext:value-type="float">
            <text:p>604</text:p>
          </table:table-cell>
          <table:table-cell table:style-name="ce5" table:formula="of:=[.$H$3]*EXP([.$H$5]*((1/[.B343])-(1/[.$H$6])))" office:value-type="float" office:value="32.2666862875978" calcext:value-type="float">
            <text:p>32.2666862876</text:p>
          </table:table-cell>
          <table:table-cell table:style-name="ce7" table:formula="of:=[.$H$4]*[.$H$2]/([.$H$3]+[.C343])" office:value-type="float" office:value="4.63775791290559" calcext:value-type="float">
            <text:p>4.6377579129</text:p>
          </table:table-cell>
          <table:table-cell table:style-name="ce10" table:formula="of:=1024*[.D343]/[.$H$7]" office:value-type="float" office:value="1055.34757840341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4]-273" office:value-type="float" office:value="332" calcext:value-type="float">
            <text:p>332</text:p>
          </table:table-cell>
          <table:table-cell table:style-name="ce5" office:value-type="float" office:value="605" calcext:value-type="float">
            <text:p>605</text:p>
          </table:table-cell>
          <table:table-cell table:style-name="ce5" table:formula="of:=[.$H$3]*EXP([.$H$5]*((1/[.B344])-(1/[.$H$6])))" office:value-type="float" office:value="31.9696074129557" calcext:value-type="float">
            <text:p>31.969607413</text:p>
          </table:table-cell>
          <table:table-cell table:style-name="ce7" table:formula="of:=[.$H$4]*[.$H$2]/([.$H$3]+[.C344])" office:value-type="float" office:value="4.63789389632787" calcext:value-type="float">
            <text:p>4.6378938963</text:p>
          </table:table-cell>
          <table:table-cell table:style-name="ce10" table:formula="of:=1024*[.D344]/[.$H$7]" office:value-type="float" office:value="1055.37852218661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5]-273" office:value-type="float" office:value="333" calcext:value-type="float">
            <text:p>333</text:p>
          </table:table-cell>
          <table:table-cell table:style-name="ce5" office:value-type="float" office:value="606" calcext:value-type="float">
            <text:p>606</text:p>
          </table:table-cell>
          <table:table-cell table:style-name="ce5" table:formula="of:=[.$H$3]*EXP([.$H$5]*((1/[.B345])-(1/[.$H$6])))" office:value-type="float" office:value="31.6762306991162" calcext:value-type="float">
            <text:p>31.6762306991</text:p>
          </table:table-cell>
          <table:table-cell table:style-name="ce7" table:formula="of:=[.$H$4]*[.$H$2]/([.$H$3]+[.C345])" office:value-type="float" office:value="4.63802819296738" calcext:value-type="float">
            <text:p>4.638028193</text:p>
          </table:table-cell>
          <table:table-cell table:style-name="ce10" table:formula="of:=1024*[.D345]/[.$H$7]" office:value-type="float" office:value="1055.40908213302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6]-273" office:value-type="float" office:value="334" calcext:value-type="float">
            <text:p>334</text:p>
          </table:table-cell>
          <table:table-cell table:style-name="ce5" office:value-type="float" office:value="607" calcext:value-type="float">
            <text:p>607</text:p>
          </table:table-cell>
          <table:table-cell table:style-name="ce5" table:formula="of:=[.$H$3]*EXP([.$H$5]*((1/[.B346])-(1/[.$H$6])))" office:value-type="float" office:value="31.3864996071021" calcext:value-type="float">
            <text:p>31.3864996071</text:p>
          </table:table-cell>
          <table:table-cell table:style-name="ce7" table:formula="of:=[.$H$4]*[.$H$2]/([.$H$3]+[.C346])" office:value-type="float" office:value="4.63816082841399" calcext:value-type="float">
            <text:p>4.6381608284</text:p>
          </table:table-cell>
          <table:table-cell table:style-name="ce10" table:formula="of:=1024*[.D346]/[.$H$7]" office:value-type="float" office:value="1055.43926406576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7]-273" office:value-type="float" office:value="335" calcext:value-type="float">
            <text:p>335</text:p>
          </table:table-cell>
          <table:table-cell table:style-name="ce5" office:value-type="float" office:value="608" calcext:value-type="float">
            <text:p>608</text:p>
          </table:table-cell>
          <table:table-cell table:style-name="ce5" table:formula="of:=[.$H$3]*EXP([.$H$5]*((1/[.B347])-(1/[.$H$6])))" office:value-type="float" office:value="31.100358608869" calcext:value-type="float">
            <text:p>31.1003586089</text:p>
          </table:table-cell>
          <table:table-cell table:style-name="ce7" table:formula="of:=[.$H$4]*[.$H$2]/([.$H$3]+[.C347])" office:value-type="float" office:value="4.63829182780423" calcext:value-type="float">
            <text:p>4.6382918278</text:p>
          </table:table-cell>
          <table:table-cell table:style-name="ce10" table:formula="of:=1024*[.D347]/[.$H$7]" office:value-type="float" office:value="1055.46907370478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8]-273" office:value-type="float" office:value="336" calcext:value-type="float">
            <text:p>336</text:p>
          </table:table-cell>
          <table:table-cell table:style-name="ce5" office:value-type="float" office:value="609" calcext:value-type="float">
            <text:p>609</text:p>
          </table:table-cell>
          <table:table-cell table:style-name="ce5" table:formula="of:=[.$H$3]*EXP([.$H$5]*((1/[.B348])-(1/[.$H$6])))" office:value-type="float" office:value="30.8177531667229" calcext:value-type="float">
            <text:p>30.8177531667</text:p>
          </table:table-cell>
          <table:table-cell table:style-name="ce7" table:formula="of:=[.$H$4]*[.$H$2]/([.$H$3]+[.C348])" office:value-type="float" office:value="4.63842121583042" calcext:value-type="float">
            <text:p>4.6384212158</text:p>
          </table:table-cell>
          <table:table-cell table:style-name="ce10" table:formula="of:=1024*[.D348]/[.$H$7]" office:value-type="float" office:value="1055.49851666897" calcext:value-type="float">
            <text:p>1055</text:p>
          </table:table-cell>
          <table:table-cell table:number-columns-repeated="1019"/>
        </table:table-row>
        <table:table-row table:style-name="ro2">
          <table:table-cell table:style-name="ce2" table:formula="of:=[.B349]-273" office:value-type="float" office:value="337" calcext:value-type="float">
            <text:p>337</text:p>
          </table:table-cell>
          <table:table-cell table:style-name="ce5" office:value-type="float" office:value="610" calcext:value-type="float">
            <text:p>610</text:p>
          </table:table-cell>
          <table:table-cell table:style-name="ce5" table:formula="of:=[.$H$3]*EXP([.$H$5]*((1/[.B349])-(1/[.$H$6])))" office:value-type="float" office:value="30.5386297132075" calcext:value-type="float">
            <text:p>30.5386297132</text:p>
          </table:table-cell>
          <table:table-cell table:style-name="ce7" table:formula="of:=[.$H$4]*[.$H$2]/([.$H$3]+[.C349])" office:value-type="float" office:value="4.6385490167496" calcext:value-type="float">
            <text:p>4.6385490167</text:p>
          </table:table-cell>
          <table:table-cell table:style-name="ce10" table:formula="of:=1024*[.D349]/[.$H$7]" office:value-type="float" office:value="1055.52759847813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0]-273" office:value-type="float" office:value="338" calcext:value-type="float">
            <text:p>338</text:p>
          </table:table-cell>
          <table:table-cell table:style-name="ce5" office:value-type="float" office:value="611" calcext:value-type="float">
            <text:p>611</text:p>
          </table:table-cell>
          <table:table-cell table:style-name="ce5" table:formula="of:=[.$H$3]*EXP([.$H$5]*((1/[.B350])-(1/[.$H$6])))" office:value-type="float" office:value="30.2629356314466" calcext:value-type="float">
            <text:p>30.2629356314</text:p>
          </table:table-cell>
          <table:table-cell table:style-name="ce7" table:formula="of:=[.$H$4]*[.$H$2]/([.$H$3]+[.C350])" office:value-type="float" office:value="4.63867525439219" calcext:value-type="float">
            <text:p>4.6386752544</text:p>
          </table:table-cell>
          <table:table-cell table:style-name="ce10" table:formula="of:=1024*[.D350]/[.$H$7]" office:value-type="float" office:value="1055.55632455502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1]-273" office:value-type="float" office:value="339" calcext:value-type="float">
            <text:p>339</text:p>
          </table:table-cell>
          <table:table-cell table:style-name="ce5" office:value-type="float" office:value="612" calcext:value-type="float">
            <text:p>612</text:p>
          </table:table-cell>
          <table:table-cell table:style-name="ce5" table:formula="of:=[.$H$3]*EXP([.$H$5]*((1/[.B351])-(1/[.$H$6])))" office:value-type="float" office:value="29.9906192359322" calcext:value-type="float">
            <text:p>29.9906192359</text:p>
          </table:table-cell>
          <table:table-cell table:style-name="ce7" table:formula="of:=[.$H$4]*[.$H$2]/([.$H$3]+[.C351])" office:value-type="float" office:value="4.63879995217057" calcext:value-type="float">
            <text:p>4.6387999522</text:p>
          </table:table-cell>
          <table:table-cell table:style-name="ce10" table:formula="of:=1024*[.D351]/[.$H$7]" office:value-type="float" office:value="1055.58470022726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2]-273" office:value-type="float" office:value="340" calcext:value-type="float">
            <text:p>340</text:p>
          </table:table-cell>
          <table:table-cell table:style-name="ce5" office:value-type="float" office:value="613" calcext:value-type="float">
            <text:p>613</text:p>
          </table:table-cell>
          <table:table-cell table:style-name="ce5" table:formula="of:=[.$H$3]*EXP([.$H$5]*((1/[.B352])-(1/[.$H$6])))" office:value-type="float" office:value="29.7216297537464" calcext:value-type="float">
            <text:p>29.7216297537</text:p>
          </table:table-cell>
          <table:table-cell table:style-name="ce7" table:formula="of:=[.$H$4]*[.$H$2]/([.$H$3]+[.C352])" office:value-type="float" office:value="4.63892313308735" calcext:value-type="float">
            <text:p>4.6389231331</text:p>
          </table:table-cell>
          <table:table-cell table:style-name="ce10" table:formula="of:=1024*[.D352]/[.$H$7]" office:value-type="float" office:value="1055.61273072921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3]-273" office:value-type="float" office:value="341" calcext:value-type="float">
            <text:p>341</text:p>
          </table:table-cell>
          <table:table-cell table:style-name="ce5" office:value-type="float" office:value="614" calcext:value-type="float">
            <text:p>614</text:p>
          </table:table-cell>
          <table:table-cell table:style-name="ce5" table:formula="of:=[.$H$3]*EXP([.$H$5]*((1/[.B353])-(1/[.$H$6])))" office:value-type="float" office:value="29.4559173062059" calcext:value-type="float">
            <text:p>29.4559173062</text:p>
          </table:table-cell>
          <table:table-cell table:style-name="ce7" table:formula="of:=[.$H$4]*[.$H$2]/([.$H$3]+[.C353])" office:value-type="float" office:value="4.63904481974355" calcext:value-type="float">
            <text:p>4.6390448197</text:p>
          </table:table-cell>
          <table:table-cell table:style-name="ce10" table:formula="of:=1024*[.D353]/[.$H$7]" office:value-type="float" office:value="1055.64042120387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4]-273" office:value-type="float" office:value="342" calcext:value-type="float">
            <text:p>342</text:p>
          </table:table-cell>
          <table:table-cell table:style-name="ce5" office:value-type="float" office:value="615" calcext:value-type="float">
            <text:p>615</text:p>
          </table:table-cell>
          <table:table-cell table:style-name="ce5" table:formula="of:=[.$H$3]*EXP([.$H$5]*((1/[.B354])-(1/[.$H$6])))" office:value-type="float" office:value="29.1934328909197" calcext:value-type="float">
            <text:p>29.1934328909</text:p>
          </table:table-cell>
          <table:table-cell table:style-name="ce7" table:formula="of:=[.$H$4]*[.$H$2]/([.$H$3]+[.C354])" office:value-type="float" office:value="4.63916503434653" calcext:value-type="float">
            <text:p>4.6391650343</text:p>
          </table:table-cell>
          <table:table-cell table:style-name="ce10" table:formula="of:=1024*[.D354]/[.$H$7]" office:value-type="float" office:value="1055.66777670463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5]-273" office:value-type="float" office:value="343" calcext:value-type="float">
            <text:p>343</text:p>
          </table:table-cell>
          <table:table-cell table:style-name="ce5" office:value-type="float" office:value="616" calcext:value-type="float">
            <text:p>616</text:p>
          </table:table-cell>
          <table:table-cell table:style-name="ce5" table:formula="of:=[.$H$3]*EXP([.$H$5]*((1/[.B355])-(1/[.$H$6])))" office:value-type="float" office:value="28.9341283642487" calcext:value-type="float">
            <text:p>28.9341283642</text:p>
          </table:table-cell>
          <table:table-cell table:style-name="ce7" table:formula="of:=[.$H$4]*[.$H$2]/([.$H$3]+[.C355])" office:value-type="float" office:value="4.6392837987178" calcext:value-type="float">
            <text:p>4.6392837987</text:p>
          </table:table-cell>
          <table:table-cell table:style-name="ce10" table:formula="of:=1024*[.D355]/[.$H$7]" office:value-type="float" office:value="1055.69480219712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6]-273" office:value-type="float" office:value="344" calcext:value-type="float">
            <text:p>344</text:p>
          </table:table-cell>
          <table:table-cell table:style-name="ce5" office:value-type="float" office:value="617" calcext:value-type="float">
            <text:p>617</text:p>
          </table:table-cell>
          <table:table-cell table:style-name="ce5" table:formula="of:=[.$H$3]*EXP([.$H$5]*((1/[.B356])-(1/[.$H$6])))" office:value-type="float" office:value="28.6779564241577" calcext:value-type="float">
            <text:p>28.6779564242</text:p>
          </table:table-cell>
          <table:table-cell table:style-name="ce7" table:formula="of:=[.$H$4]*[.$H$2]/([.$H$3]+[.C356])" office:value-type="float" office:value="4.63940113430063" calcext:value-type="float">
            <text:p>4.6394011343</text:p>
          </table:table-cell>
          <table:table-cell table:style-name="ce10" table:formula="of:=1024*[.D356]/[.$H$7]" office:value-type="float" office:value="1055.7215025608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7]-273" office:value-type="float" office:value="345" calcext:value-type="float">
            <text:p>345</text:p>
          </table:table-cell>
          <table:table-cell table:style-name="ce5" office:value-type="float" office:value="618" calcext:value-type="float">
            <text:p>618</text:p>
          </table:table-cell>
          <table:table-cell table:style-name="ce5" table:formula="of:=[.$H$3]*EXP([.$H$5]*((1/[.B357])-(1/[.$H$6])))" office:value-type="float" office:value="28.4248705934509" calcext:value-type="float">
            <text:p>28.4248705935</text:p>
          </table:table-cell>
          <table:table-cell table:style-name="ce7" table:formula="of:=[.$H$4]*[.$H$2]/([.$H$3]+[.C357])" office:value-type="float" office:value="4.6395170621675" calcext:value-type="float">
            <text:p>4.6395170622</text:p>
          </table:table-cell>
          <table:table-cell table:style-name="ce10" table:formula="of:=1024*[.D357]/[.$H$7]" office:value-type="float" office:value="1055.74788259101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8]-273" office:value-type="float" office:value="346" calcext:value-type="float">
            <text:p>346</text:p>
          </table:table-cell>
          <table:table-cell table:style-name="ce5" office:value-type="float" office:value="619" calcext:value-type="float">
            <text:p>619</text:p>
          </table:table-cell>
          <table:table-cell table:style-name="ce5" table:formula="of:=[.$H$3]*EXP([.$H$5]*((1/[.B358])-(1/[.$H$6])))" office:value-type="float" office:value="28.1748252033792" calcext:value-type="float">
            <text:p>28.1748252034</text:p>
          </table:table-cell>
          <table:table-cell table:style-name="ce7" table:formula="of:=[.$H$4]*[.$H$2]/([.$H$3]+[.C358])" office:value-type="float" office:value="4.63963160302739" calcext:value-type="float">
            <text:p>4.639631603</text:p>
          </table:table-cell>
          <table:table-cell table:style-name="ce10" table:formula="of:=1024*[.D358]/[.$H$7]" office:value-type="float" office:value="1055.77394700001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59]-273" office:value-type="float" office:value="347" calcext:value-type="float">
            <text:p>347</text:p>
          </table:table-cell>
          <table:table-cell table:style-name="ce5" office:value-type="float" office:value="620" calcext:value-type="float">
            <text:p>620</text:p>
          </table:table-cell>
          <table:table-cell table:style-name="ce5" table:formula="of:=[.$H$3]*EXP([.$H$5]*((1/[.B359])-(1/[.$H$6])))" office:value-type="float" office:value="27.9277753776133" calcext:value-type="float">
            <text:p>27.9277753776</text:p>
          </table:table-cell>
          <table:table-cell table:style-name="ce7" table:formula="of:=[.$H$4]*[.$H$2]/([.$H$3]+[.C359])" office:value-type="float" office:value="4.63974477723287" calcext:value-type="float">
            <text:p>4.6397447772</text:p>
          </table:table-cell>
          <table:table-cell table:style-name="ce10" table:formula="of:=1024*[.D359]/[.$H$7]" office:value-type="float" office:value="1055.79970041921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0]-273" office:value-type="float" office:value="348" calcext:value-type="float">
            <text:p>348</text:p>
          </table:table-cell>
          <table:table-cell table:style-name="ce5" office:value-type="float" office:value="621" calcext:value-type="float">
            <text:p>621</text:p>
          </table:table-cell>
          <table:table-cell table:style-name="ce5" table:formula="of:=[.$H$3]*EXP([.$H$5]*((1/[.B360])-(1/[.$H$6])))" office:value-type="float" office:value="27.6836770165711" calcext:value-type="float">
            <text:p>27.6836770166</text:p>
          </table:table-cell>
          <table:table-cell table:style-name="ce7" table:formula="of:=[.$H$4]*[.$H$2]/([.$H$3]+[.C360])" office:value-type="float" office:value="4.63985660478712" calcext:value-type="float">
            <text:p>4.6398566048</text:p>
          </table:table-cell>
          <table:table-cell table:style-name="ce10" table:formula="of:=1024*[.D360]/[.$H$7]" office:value-type="float" office:value="1055.8251474004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1]-273" office:value-type="float" office:value="349" calcext:value-type="float">
            <text:p>349</text:p>
          </table:table-cell>
          <table:table-cell table:style-name="ce5" office:value-type="float" office:value="622" calcext:value-type="float">
            <text:p>622</text:p>
          </table:table-cell>
          <table:table-cell table:style-name="ce5" table:formula="of:=[.$H$3]*EXP([.$H$5]*((1/[.B361])-(1/[.$H$6])))" office:value-type="float" office:value="27.4424867820914" calcext:value-type="float">
            <text:p>27.4424867821</text:p>
          </table:table-cell>
          <table:table-cell table:style-name="ce7" table:formula="of:=[.$H$4]*[.$H$2]/([.$H$3]+[.C361])" office:value-type="float" office:value="4.6399671053507" calcext:value-type="float">
            <text:p>4.6399671054</text:p>
          </table:table-cell>
          <table:table-cell table:style-name="ce10" table:formula="of:=1024*[.D361]/[.$H$7]" office:value-type="float" office:value="1055.85029241758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2]-273" office:value-type="float" office:value="350" calcext:value-type="float">
            <text:p>350</text:p>
          </table:table-cell>
          <table:table-cell table:style-name="ce5" office:value-type="float" office:value="623" calcext:value-type="float">
            <text:p>623</text:p>
          </table:table-cell>
          <table:table-cell table:style-name="ce5" table:formula="of:=[.$H$3]*EXP([.$H$5]*((1/[.B362])-(1/[.$H$6])))" office:value-type="float" office:value="27.204162082447" calcext:value-type="float">
            <text:p>27.2041620824</text:p>
          </table:table-cell>
          <table:table-cell table:style-name="ce7" table:formula="of:=[.$H$4]*[.$H$2]/([.$H$3]+[.C362])" office:value-type="float" office:value="4.64007629824827" calcext:value-type="float">
            <text:p>4.6400762982</text:p>
          </table:table-cell>
          <table:table-cell table:style-name="ce10" table:formula="of:=1024*[.D362]/[.$H$7]" office:value-type="float" office:value="1055.8751398680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3]-273" office:value-type="float" office:value="351" calcext:value-type="float">
            <text:p>351</text:p>
          </table:table-cell>
          <table:table-cell table:style-name="ce5" office:value-type="float" office:value="624" calcext:value-type="float">
            <text:p>624</text:p>
          </table:table-cell>
          <table:table-cell table:style-name="ce5" table:formula="of:=[.$H$3]*EXP([.$H$5]*((1/[.B363])-(1/[.$H$6])))" office:value-type="float" office:value="26.9686610576861" calcext:value-type="float">
            <text:p>26.9686610577</text:p>
          </table:table-cell>
          <table:table-cell table:style-name="ce7" table:formula="of:=[.$H$4]*[.$H$2]/([.$H$3]+[.C363])" office:value-type="float" office:value="4.64018420247507" calcext:value-type="float">
            <text:p>4.6401842025</text:p>
          </table:table-cell>
          <table:table-cell table:style-name="ce10" table:formula="of:=1024*[.D363]/[.$H$7]" office:value-type="float" office:value="1055.89969407433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4]-273" office:value-type="float" office:value="352" calcext:value-type="float">
            <text:p>352</text:p>
          </table:table-cell>
          <table:table-cell table:style-name="ce5" office:value-type="float" office:value="625" calcext:value-type="float">
            <text:p>625</text:p>
          </table:table-cell>
          <table:table-cell table:style-name="ce5" table:formula="of:=[.$H$3]*EXP([.$H$5]*((1/[.B364])-(1/[.$H$6])))" office:value-type="float" office:value="26.7359425652968" calcext:value-type="float">
            <text:p>26.7359425653</text:p>
          </table:table-cell>
          <table:table-cell table:style-name="ce7" table:formula="of:=[.$H$4]*[.$H$2]/([.$H$3]+[.C364])" office:value-type="float" office:value="4.64029083670333" calcext:value-type="float">
            <text:p>4.6402908367</text:p>
          </table:table-cell>
          <table:table-cell table:style-name="ce10" table:formula="of:=1024*[.D364]/[.$H$7]" office:value-type="float" office:value="1055.92395928538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5]-273" office:value-type="float" office:value="353" calcext:value-type="float">
            <text:p>353</text:p>
          </table:table-cell>
          <table:table-cell table:style-name="ce5" office:value-type="float" office:value="626" calcext:value-type="float">
            <text:p>626</text:p>
          </table:table-cell>
          <table:table-cell table:style-name="ce5" table:formula="of:=[.$H$3]*EXP([.$H$5]*((1/[.B365])-(1/[.$H$6])))" office:value-type="float" office:value="26.5059661661848" calcext:value-type="float">
            <text:p>26.5059661662</text:p>
          </table:table-cell>
          <table:table-cell table:style-name="ce7" table:formula="of:=[.$H$4]*[.$H$2]/([.$H$3]+[.C365])" office:value-type="float" office:value="4.6403962192885" calcext:value-type="float">
            <text:p>4.6403962193</text:p>
          </table:table-cell>
          <table:table-cell table:style-name="ce10" table:formula="of:=1024*[.D365]/[.$H$7]" office:value-type="float" office:value="1055.94793967809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6]-273" office:value-type="float" office:value="354" calcext:value-type="float">
            <text:p>354</text:p>
          </table:table-cell>
          <table:table-cell table:style-name="ce5" office:value-type="float" office:value="627" calcext:value-type="float">
            <text:p>627</text:p>
          </table:table-cell>
          <table:table-cell table:style-name="ce5" table:formula="of:=[.$H$3]*EXP([.$H$5]*((1/[.B366])-(1/[.$H$6])))" office:value-type="float" office:value="26.2786921109585" calcext:value-type="float">
            <text:p>26.278692111</text:p>
          </table:table-cell>
          <table:table-cell table:style-name="ce7" table:formula="of:=[.$H$4]*[.$H$2]/([.$H$3]+[.C366])" office:value-type="float" office:value="4.64050036827538" calcext:value-type="float">
            <text:p>4.6405003683</text:p>
          </table:table-cell>
          <table:table-cell table:style-name="ce10" table:formula="of:=1024*[.D366]/[.$H$7]" office:value-type="float" office:value="1055.97163935866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7]-273" office:value-type="float" office:value="355" calcext:value-type="float">
            <text:p>355</text:p>
          </table:table-cell>
          <table:table-cell table:style-name="ce5" office:value-type="float" office:value="628" calcext:value-type="float">
            <text:p>628</text:p>
          </table:table-cell>
          <table:table-cell table:style-name="ce5" table:formula="of:=[.$H$3]*EXP([.$H$5]*((1/[.B367])-(1/[.$H$6])))" office:value-type="float" office:value="26.0540813265126" calcext:value-type="float">
            <text:p>26.0540813265</text:p>
          </table:table-cell>
          <table:table-cell table:style-name="ce7" table:formula="of:=[.$H$4]*[.$H$2]/([.$H$3]+[.C367])" office:value-type="float" office:value="4.64060330140407" calcext:value-type="float">
            <text:p>4.6406033014</text:p>
          </table:table-cell>
          <table:table-cell table:style-name="ce10" table:formula="of:=1024*[.D367]/[.$H$7]" office:value-type="float" office:value="1055.9950623639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8]-273" office:value-type="float" office:value="356" calcext:value-type="float">
            <text:p>356</text:p>
          </table:table-cell>
          <table:table-cell table:style-name="ce5" office:value-type="float" office:value="629" calcext:value-type="float">
            <text:p>629</text:p>
          </table:table-cell>
          <table:table-cell table:style-name="ce5" table:formula="of:=[.$H$3]*EXP([.$H$5]*((1/[.B368])-(1/[.$H$6])))" office:value-type="float" office:value="25.8320954029034" calcext:value-type="float">
            <text:p>25.8320954029</text:p>
          </table:table-cell>
          <table:table-cell table:style-name="ce7" table:formula="of:=[.$H$4]*[.$H$2]/([.$H$3]+[.C368])" office:value-type="float" office:value="4.64070503611587" calcext:value-type="float">
            <text:p>4.6407050361</text:p>
          </table:table-cell>
          <table:table-cell table:style-name="ce10" table:formula="of:=1024*[.D368]/[.$H$7]" office:value-type="float" office:value="1056.01821266281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69]-273" office:value-type="float" office:value="357" calcext:value-type="float">
            <text:p>357</text:p>
          </table:table-cell>
          <table:table-cell table:style-name="ce5" office:value-type="float" office:value="630" calcext:value-type="float">
            <text:p>630</text:p>
          </table:table-cell>
          <table:table-cell table:style-name="ce5" table:formula="of:=[.$H$3]*EXP([.$H$5]*((1/[.B369])-(1/[.$H$6])))" office:value-type="float" office:value="25.6126965805099" calcext:value-type="float">
            <text:p>25.6126965805</text:p>
          </table:table-cell>
          <table:table-cell table:style-name="ce7" table:formula="of:=[.$H$4]*[.$H$2]/([.$H$3]+[.C369])" office:value-type="float" office:value="4.64080558955896" calcext:value-type="float">
            <text:p>4.6408055896</text:p>
          </table:table-cell>
          <table:table-cell table:style-name="ce10" table:formula="of:=1024*[.D369]/[.$H$7]" office:value-type="float" office:value="1056.04109415742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0]-273" office:value-type="float" office:value="358" calcext:value-type="float">
            <text:p>358</text:p>
          </table:table-cell>
          <table:table-cell table:style-name="ce5" office:value-type="float" office:value="631" calcext:value-type="float">
            <text:p>631</text:p>
          </table:table-cell>
          <table:table-cell table:style-name="ce5" table:formula="of:=[.$H$3]*EXP([.$H$5]*((1/[.B370])-(1/[.$H$6])))" office:value-type="float" office:value="25.395847737472" calcext:value-type="float">
            <text:p>25.3958477375</text:p>
          </table:table-cell>
          <table:table-cell table:style-name="ce7" table:formula="of:=[.$H$4]*[.$H$2]/([.$H$3]+[.C370])" office:value-type="float" office:value="4.64090497859401" calcext:value-type="float">
            <text:p>4.6409049786</text:p>
          </table:table-cell>
          <table:table-cell table:style-name="ce10" table:formula="of:=1024*[.D370]/[.$H$7]" office:value-type="float" office:value="1056.063710684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1]-273" office:value-type="float" office:value="359" calcext:value-type="float">
            <text:p>359</text:p>
          </table:table-cell>
          <table:table-cell table:style-name="ce5" office:value-type="float" office:value="632" calcext:value-type="float">
            <text:p>632</text:p>
          </table:table-cell>
          <table:table-cell table:style-name="ce5" table:formula="of:=[.$H$3]*EXP([.$H$5]*((1/[.B371])-(1/[.$H$6])))" office:value-type="float" office:value="25.1815123774009" calcext:value-type="float">
            <text:p>25.1815123774</text:p>
          </table:table-cell>
          <table:table-cell table:style-name="ce7" table:formula="of:=[.$H$4]*[.$H$2]/([.$H$3]+[.C371])" office:value-type="float" office:value="4.64100321979971" calcext:value-type="float">
            <text:p>4.6410032198</text:p>
          </table:table-cell>
          <table:table-cell table:style-name="ce10" table:formula="of:=1024*[.D371]/[.$H$7]" office:value-type="float" office:value="1056.08606601664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2]-273" office:value-type="float" office:value="360" calcext:value-type="float">
            <text:p>360</text:p>
          </table:table-cell>
          <table:table-cell table:style-name="ce5" office:value-type="float" office:value="633" calcext:value-type="float">
            <text:p>633</text:p>
          </table:table-cell>
          <table:table-cell table:style-name="ce5" table:formula="of:=[.$H$3]*EXP([.$H$5]*((1/[.B372])-(1/[.$H$6])))" office:value-type="float" office:value="24.9696546173543" calcext:value-type="float">
            <text:p>24.9696546174</text:p>
          </table:table-cell>
          <table:table-cell table:style-name="ce7" table:formula="of:=[.$H$4]*[.$H$2]/([.$H$3]+[.C372])" office:value-type="float" office:value="4.64110032947806" calcext:value-type="float">
            <text:p>4.6411003295</text:p>
          </table:table-cell>
          <table:table-cell table:style-name="ce10" table:formula="of:=1024*[.D372]/[.$H$7]" office:value-type="float" office:value="1056.1081638634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3]-273" office:value-type="float" office:value="361" calcext:value-type="float">
            <text:p>361</text:p>
          </table:table-cell>
          <table:table-cell table:style-name="ce5" office:value-type="float" office:value="634" calcext:value-type="float">
            <text:p>634</text:p>
          </table:table-cell>
          <table:table-cell table:style-name="ce5" table:formula="of:=[.$H$3]*EXP([.$H$5]*((1/[.B373])-(1/[.$H$6])))" office:value-type="float" office:value="24.7602391760699" calcext:value-type="float">
            <text:p>24.7602391761</text:p>
          </table:table-cell>
          <table:table-cell table:style-name="ce7" table:formula="of:=[.$H$4]*[.$H$2]/([.$H$3]+[.C373])" office:value-type="float" office:value="4.64119632365971" calcext:value-type="float">
            <text:p>4.6411963237</text:p>
          </table:table-cell>
          <table:table-cell table:style-name="ce10" table:formula="of:=1024*[.D373]/[.$H$7]" office:value-type="float" office:value="1056.13000787279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4]-273" office:value-type="float" office:value="362" calcext:value-type="float">
            <text:p>362</text:p>
          </table:table-cell>
          <table:table-cell table:style-name="ce5" office:value-type="float" office:value="635" calcext:value-type="float">
            <text:p>635</text:p>
          </table:table-cell>
          <table:table-cell table:style-name="ce5" table:formula="of:=[.$H$3]*EXP([.$H$5]*((1/[.B374])-(1/[.$H$6])))" office:value-type="float" office:value="24.5532313624518" calcext:value-type="float">
            <text:p>24.5532313625</text:p>
          </table:table-cell>
          <table:table-cell table:style-name="ce7" table:formula="of:=[.$H$4]*[.$H$2]/([.$H$3]+[.C374])" office:value-type="float" office:value="4.64129121810903" calcext:value-type="float">
            <text:p>4.6412912181</text:p>
          </table:table-cell>
          <table:table-cell table:style-name="ce10" table:formula="of:=1024*[.D374]/[.$H$7]" office:value-type="float" office:value="1056.15160163192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5]-273" office:value-type="float" office:value="363" calcext:value-type="float">
            <text:p>363</text:p>
          </table:table-cell>
          <table:table-cell table:style-name="ce5" office:value-type="float" office:value="636" calcext:value-type="float">
            <text:p>636</text:p>
          </table:table-cell>
          <table:table-cell table:style-name="ce5" table:formula="of:=[.$H$3]*EXP([.$H$5]*((1/[.B375])-(1/[.$H$6])))" office:value-type="float" office:value="24.3485970643035" calcext:value-type="float">
            <text:p>24.3485970643</text:p>
          </table:table-cell>
          <table:table-cell table:style-name="ce7" table:formula="of:=[.$H$4]*[.$H$2]/([.$H$3]+[.C375])" office:value-type="float" office:value="4.6413850283292" calcext:value-type="float">
            <text:p>4.6413850283</text:p>
          </table:table-cell>
          <table:table-cell table:style-name="ce10" table:formula="of:=1024*[.D375]/[.$H$7]" office:value-type="float" office:value="1056.17294866869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6]-273" office:value-type="float" office:value="364" calcext:value-type="float">
            <text:p>364</text:p>
          </table:table-cell>
          <table:table-cell table:style-name="ce5" office:value-type="float" office:value="637" calcext:value-type="float">
            <text:p>637</text:p>
          </table:table-cell>
          <table:table-cell table:style-name="ce5" table:formula="of:=[.$H$3]*EXP([.$H$5]*((1/[.B376])-(1/[.$H$6])))" office:value-type="float" office:value="24.1463027373014" calcext:value-type="float">
            <text:p>24.1463027373</text:p>
          </table:table-cell>
          <table:table-cell table:style-name="ce7" table:formula="of:=[.$H$4]*[.$H$2]/([.$H$3]+[.C376])" office:value-type="float" office:value="4.64147776956709" calcext:value-type="float">
            <text:p>4.6414777696</text:p>
          </table:table-cell>
          <table:table-cell table:style-name="ce10" table:formula="of:=1024*[.D376]/[.$H$7]" office:value-type="float" office:value="1056.1940524526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7]-273" office:value-type="float" office:value="365" calcext:value-type="float">
            <text:p>365</text:p>
          </table:table-cell>
          <table:table-cell table:style-name="ce5" office:value-type="float" office:value="638" calcext:value-type="float">
            <text:p>638</text:p>
          </table:table-cell>
          <table:table-cell table:style-name="ce5" table:formula="of:=[.$H$3]*EXP([.$H$5]*((1/[.B377])-(1/[.$H$6])))" office:value-type="float" office:value="23.9463153942036" calcext:value-type="float">
            <text:p>23.9463153942</text:p>
          </table:table-cell>
          <table:table-cell table:style-name="ce7" table:formula="of:=[.$H$4]*[.$H$2]/([.$H$3]+[.C377])" office:value-type="float" office:value="4.64156945681811" calcext:value-type="float">
            <text:p>4.6415694568</text:p>
          </table:table-cell>
          <table:table-cell table:style-name="ce10" table:formula="of:=1024*[.D377]/[.$H$7]" office:value-type="float" office:value="1056.21491639594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8]-273" office:value-type="float" office:value="366" calcext:value-type="float">
            <text:p>366</text:p>
          </table:table-cell>
          <table:table-cell table:style-name="ce5" office:value-type="float" office:value="639" calcext:value-type="float">
            <text:p>639</text:p>
          </table:table-cell>
          <table:table-cell table:style-name="ce5" table:formula="of:=[.$H$3]*EXP([.$H$5]*((1/[.B378])-(1/[.$H$6])))" office:value-type="float" office:value="23.748602594288" calcext:value-type="float">
            <text:p>23.7486025943</text:p>
          </table:table-cell>
          <table:table-cell table:style-name="ce7" table:formula="of:=[.$H$4]*[.$H$2]/([.$H$3]+[.C378])" office:value-type="float" office:value="4.64166010483095" calcext:value-type="float">
            <text:p>4.6416601048</text:p>
          </table:table-cell>
          <table:table-cell table:style-name="ce10" table:formula="of:=1024*[.D378]/[.$H$7]" office:value-type="float" office:value="1056.23554385487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79]-273" office:value-type="float" office:value="367" calcext:value-type="float">
            <text:p>367</text:p>
          </table:table-cell>
          <table:table-cell table:style-name="ce5" office:value-type="float" office:value="640" calcext:value-type="float">
            <text:p>640</text:p>
          </table:table-cell>
          <table:table-cell table:style-name="ce5" table:formula="of:=[.$H$3]*EXP([.$H$5]*((1/[.B379])-(1/[.$H$6])))" office:value-type="float" office:value="23.5531324330147" calcext:value-type="float">
            <text:p>23.553132433</text:p>
          </table:table-cell>
          <table:table-cell table:style-name="ce7" table:formula="of:=[.$H$4]*[.$H$2]/([.$H$3]+[.C379])" office:value-type="float" office:value="4.64174972811216" calcext:value-type="float">
            <text:p>4.6417497281</text:p>
          </table:table-cell>
          <table:table-cell table:style-name="ce10" table:formula="of:=1024*[.D379]/[.$H$7]" office:value-type="float" office:value="1056.25593813041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0]-273" office:value-type="float" office:value="368" calcext:value-type="float">
            <text:p>368</text:p>
          </table:table-cell>
          <table:table-cell table:style-name="ce5" office:value-type="float" office:value="641" calcext:value-type="float">
            <text:p>641</text:p>
          </table:table-cell>
          <table:table-cell table:style-name="ce5" table:formula="of:=[.$H$3]*EXP([.$H$5]*((1/[.B380])-(1/[.$H$6])))" office:value-type="float" office:value="23.3598735319072" calcext:value-type="float">
            <text:p>23.3598735319</text:p>
          </table:table-cell>
          <table:table-cell table:style-name="ce7" table:formula="of:=[.$H$4]*[.$H$2]/([.$H$3]+[.C380])" office:value-type="float" office:value="4.64183834093072" calcext:value-type="float">
            <text:p>4.6418383409</text:p>
          </table:table-cell>
          <table:table-cell table:style-name="ce10" table:formula="of:=1024*[.D380]/[.$H$7]" office:value-type="float" office:value="1056.27610246957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1]-273" office:value-type="float" office:value="369" calcext:value-type="float">
            <text:p>369</text:p>
          </table:table-cell>
          <table:table-cell table:style-name="ce5" office:value-type="float" office:value="642" calcext:value-type="float">
            <text:p>642</text:p>
          </table:table-cell>
          <table:table-cell table:style-name="ce5" table:formula="of:=[.$H$3]*EXP([.$H$5]*((1/[.B381])-(1/[.$H$6])))" office:value-type="float" office:value="23.1687950286479" calcext:value-type="float">
            <text:p>23.1687950286</text:p>
          </table:table-cell>
          <table:table-cell table:style-name="ce7" table:formula="of:=[.$H$4]*[.$H$2]/([.$H$3]+[.C381])" office:value-type="float" office:value="4.64192595732244" calcext:value-type="float">
            <text:p>4.6419259573</text:p>
          </table:table-cell>
          <table:table-cell table:style-name="ce10" table:formula="of:=1024*[.D381]/[.$H$7]" office:value-type="float" office:value="1056.29604006626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2]-273" office:value-type="float" office:value="370" calcext:value-type="float">
            <text:p>370</text:p>
          </table:table-cell>
          <table:table-cell table:style-name="ce5" office:value-type="float" office:value="643" calcext:value-type="float">
            <text:p>643</text:p>
          </table:table-cell>
          <table:table-cell table:style-name="ce5" table:formula="of:=[.$H$3]*EXP([.$H$5]*((1/[.B382])-(1/[.$H$6])))" office:value-type="float" office:value="22.979866567381" calcext:value-type="float">
            <text:p>22.9798665674</text:p>
          </table:table-cell>
          <table:table-cell table:style-name="ce7" table:formula="of:=[.$H$4]*[.$H$2]/([.$H$3]+[.C382])" office:value-type="float" office:value="4.64201259109431" calcext:value-type="float">
            <text:p>4.6420125911</text:p>
          </table:table-cell>
          <table:table-cell table:style-name="ce10" table:formula="of:=1024*[.D382]/[.$H$7]" office:value-type="float" office:value="1056.3157540623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3]-273" office:value-type="float" office:value="371" calcext:value-type="float">
            <text:p>371</text:p>
          </table:table-cell>
          <table:table-cell table:style-name="ce5" office:value-type="float" office:value="644" calcext:value-type="float">
            <text:p>644</text:p>
          </table:table-cell>
          <table:table-cell table:style-name="ce5" table:formula="of:=[.$H$3]*EXP([.$H$5]*((1/[.B383])-(1/[.$H$6])))" office:value-type="float" office:value="22.7930582892212" calcext:value-type="float">
            <text:p>22.7930582892</text:p>
          </table:table-cell>
          <table:table-cell table:style-name="ce7" table:formula="of:=[.$H$4]*[.$H$2]/([.$H$3]+[.C383])" office:value-type="float" office:value="4.64209825582877" calcext:value-type="float">
            <text:p>4.6420982558</text:p>
          </table:table-cell>
          <table:table-cell table:style-name="ce10" table:formula="of:=1024*[.D383]/[.$H$7]" office:value-type="float" office:value="1056.33524754859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4]-273" office:value-type="float" office:value="372" calcext:value-type="float">
            <text:p>372</text:p>
          </table:table-cell>
          <table:table-cell table:style-name="ce5" office:value-type="float" office:value="645" calcext:value-type="float">
            <text:p>645</text:p>
          </table:table-cell>
          <table:table-cell table:style-name="ce5" table:formula="of:=[.$H$3]*EXP([.$H$5]*((1/[.B384])-(1/[.$H$6])))" office:value-type="float" office:value="22.6083408229603" calcext:value-type="float">
            <text:p>22.608340823</text:p>
          </table:table-cell>
          <table:table-cell table:style-name="ce7" table:formula="of:=[.$H$4]*[.$H$2]/([.$H$3]+[.C384])" office:value-type="float" office:value="4.64218296488785" calcext:value-type="float">
            <text:p>4.6421829649</text:p>
          </table:table-cell>
          <table:table-cell table:style-name="ce10" table:formula="of:=1024*[.D384]/[.$H$7]" office:value-type="float" office:value="1056.35452356559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5]-273" office:value-type="float" office:value="373" calcext:value-type="float">
            <text:p>373</text:p>
          </table:table-cell>
          <table:table-cell table:style-name="ce5" office:value-type="float" office:value="646" calcext:value-type="float">
            <text:p>646</text:p>
          </table:table-cell>
          <table:table-cell table:style-name="ce5" table:formula="of:=[.$H$3]*EXP([.$H$5]*((1/[.B385])-(1/[.$H$6])))" office:value-type="float" office:value="22.4256852759687" calcext:value-type="float">
            <text:p>22.425685276</text:p>
          </table:table-cell>
          <table:table-cell table:style-name="ce7" table:formula="of:=[.$H$4]*[.$H$2]/([.$H$3]+[.C385])" office:value-type="float" office:value="4.64226673141724" calcext:value-type="float">
            <text:p>4.6422667314</text:p>
          </table:table-cell>
          <table:table-cell table:style-name="ce10" table:formula="of:=1024*[.D385]/[.$H$7]" office:value-type="float" office:value="1056.37358510472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6]-273" office:value-type="float" office:value="374" calcext:value-type="float">
            <text:p>374</text:p>
          </table:table-cell>
          <table:table-cell table:style-name="ce5" office:value-type="float" office:value="647" calcext:value-type="float">
            <text:p>647</text:p>
          </table:table-cell>
          <table:table-cell table:style-name="ce5" table:formula="of:=[.$H$3]*EXP([.$H$5]*((1/[.B386])-(1/[.$H$6])))" office:value-type="float" office:value="22.2450632252873" calcext:value-type="float">
            <text:p>22.2450632253</text:p>
          </table:table-cell>
          <table:table-cell table:style-name="ce7" table:formula="of:=[.$H$4]*[.$H$2]/([.$H$3]+[.C386])" office:value-type="float" office:value="4.64234956835031" calcext:value-type="float">
            <text:p>4.6423495684</text:p>
          </table:table-cell>
          <table:table-cell table:style-name="ce10" table:formula="of:=1024*[.D386]/[.$H$7]" office:value-type="float" office:value="1056.3924351090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7]-273" office:value-type="float" office:value="375" calcext:value-type="float">
            <text:p>375</text:p>
          </table:table-cell>
          <table:table-cell table:style-name="ce5" office:value-type="float" office:value="648" calcext:value-type="float">
            <text:p>648</text:p>
          </table:table-cell>
          <table:table-cell table:style-name="ce5" table:formula="of:=[.$H$3]*EXP([.$H$5]*((1/[.B387])-(1/[.$H$6])))" office:value-type="float" office:value="22.0664467089048" calcext:value-type="float">
            <text:p>22.0664467089</text:p>
          </table:table-cell>
          <table:table-cell table:style-name="ce7" table:formula="of:=[.$H$4]*[.$H$2]/([.$H$3]+[.C387])" office:value-type="float" office:value="4.642431488412" calcext:value-type="float">
            <text:p>4.6424314884</text:p>
          </table:table-cell>
          <table:table-cell table:style-name="ce10" table:formula="of:=1024*[.D387]/[.$H$7]" office:value-type="float" office:value="1056.4110764742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8]-273" office:value-type="float" office:value="376" calcext:value-type="float">
            <text:p>376</text:p>
          </table:table-cell>
          <table:table-cell table:style-name="ce5" office:value-type="float" office:value="649" calcext:value-type="float">
            <text:p>649</text:p>
          </table:table-cell>
          <table:table-cell table:style-name="ce5" table:formula="of:=[.$H$3]*EXP([.$H$5]*((1/[.B388])-(1/[.$H$6])))" office:value-type="float" office:value="21.8898082172165" calcext:value-type="float">
            <text:p>21.8898082172</text:p>
          </table:table-cell>
          <table:table-cell table:style-name="ce7" table:formula="of:=[.$H$4]*[.$H$2]/([.$H$3]+[.C388])" office:value-type="float" office:value="4.64251250412265" calcext:value-type="float">
            <text:p>4.6425125041</text:p>
          </table:table-cell>
          <table:table-cell table:style-name="ce10" table:formula="of:=1024*[.D388]/[.$H$7]" office:value-type="float" office:value="1056.42951204924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89]-273" office:value-type="float" office:value="377" calcext:value-type="float">
            <text:p>377</text:p>
          </table:table-cell>
          <table:table-cell table:style-name="ce5" office:value-type="float" office:value="650" calcext:value-type="float">
            <text:p>650</text:p>
          </table:table-cell>
          <table:table-cell table:style-name="ce5" table:formula="of:=[.$H$3]*EXP([.$H$5]*((1/[.B389])-(1/[.$H$6])))" office:value-type="float" office:value="21.7151206846603" calcext:value-type="float">
            <text:p>21.7151206847</text:p>
          </table:table-cell>
          <table:table-cell table:style-name="ce7" table:formula="of:=[.$H$4]*[.$H$2]/([.$H$3]+[.C389])" office:value-type="float" office:value="4.64259262780174" calcext:value-type="float">
            <text:p>4.6425926278</text:p>
          </table:table-cell>
          <table:table-cell table:style-name="ce10" table:formula="of:=1024*[.D389]/[.$H$7]" office:value-type="float" office:value="1056.44774463755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90]-273" office:value-type="float" office:value="378" calcext:value-type="float">
            <text:p>378</text:p>
          </table:table-cell>
          <table:table-cell table:style-name="ce5" office:value-type="float" office:value="651" calcext:value-type="float">
            <text:p>651</text:p>
          </table:table-cell>
          <table:table-cell table:style-name="ce5" table:formula="of:=[.$H$3]*EXP([.$H$5]*((1/[.B390])-(1/[.$H$6])))" office:value-type="float" office:value="21.5423574815262" calcext:value-type="float">
            <text:p>21.5423574815</text:p>
          </table:table-cell>
          <table:table-cell table:style-name="ce7" table:formula="of:=[.$H$4]*[.$H$2]/([.$H$3]+[.C390])" office:value-type="float" office:value="4.6426718715716" calcext:value-type="float">
            <text:p>4.6426718716</text:p>
          </table:table-cell>
          <table:table-cell table:style-name="ce10" table:formula="of:=1024*[.D390]/[.$H$7]" office:value-type="float" office:value="1056.46577699763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91]-273" office:value-type="float" office:value="379" calcext:value-type="float">
            <text:p>379</text:p>
          </table:table-cell>
          <table:table-cell table:style-name="ce5" office:value-type="float" office:value="652" calcext:value-type="float">
            <text:p>652</text:p>
          </table:table-cell>
          <table:table-cell table:style-name="ce5" table:formula="of:=[.$H$3]*EXP([.$H$5]*((1/[.B391])-(1/[.$H$6])))" office:value-type="float" office:value="21.3714924059349" calcext:value-type="float">
            <text:p>21.3714924059</text:p>
          </table:table-cell>
          <table:table-cell table:style-name="ce7" table:formula="of:=[.$H$4]*[.$H$2]/([.$H$3]+[.C391])" office:value-type="float" office:value="4.64275024736098" calcext:value-type="float">
            <text:p>4.6427502474</text:p>
          </table:table-cell>
          <table:table-cell table:style-name="ce10" table:formula="of:=1024*[.D391]/[.$H$7]" office:value-type="float" office:value="1056.48361184392" calcext:value-type="float">
            <text:p>1056</text:p>
          </table:table-cell>
          <table:table-cell table:number-columns-repeated="1019"/>
        </table:table-row>
        <table:table-row table:style-name="ro2">
          <table:table-cell table:style-name="ce2" table:formula="of:=[.B392]-273" office:value-type="float" office:value="380" calcext:value-type="float">
            <text:p>380</text:p>
          </table:table-cell>
          <table:table-cell table:style-name="ce5" office:value-type="float" office:value="653" calcext:value-type="float">
            <text:p>653</text:p>
          </table:table-cell>
          <table:table-cell table:style-name="ce5" table:formula="of:=[.$H$3]*EXP([.$H$5]*((1/[.B392])-(1/[.$H$6])))" office:value-type="float" office:value="21.2024996759815" calcext:value-type="float">
            <text:p>21.202499676</text:p>
          </table:table-cell>
          <table:table-cell table:style-name="ce7" table:formula="of:=[.$H$4]*[.$H$2]/([.$H$3]+[.C392])" office:value-type="float" office:value="4.64282776690856" calcext:value-type="float">
            <text:p>4.6428277669</text:p>
          </table:table-cell>
          <table:table-cell table:style-name="ce10" table:formula="of:=1024*[.D392]/[.$H$7]" office:value-type="float" office:value="1056.50125184764" calcext:value-type="float">
            <text:p>1057</text:p>
          </table:table-cell>
          <table:table-cell table:number-columns-repeated="1019"/>
        </table:table-row>
        <table:table-row table:style-name="ro2">
          <table:table-cell table:style-name="ce2" table:formula="of:=[.B393]-273" office:value-type="float" office:value="381" calcext:value-type="float">
            <text:p>381</text:p>
          </table:table-cell>
          <table:table-cell table:style-name="ce5" office:value-type="float" office:value="654" calcext:value-type="float">
            <text:p>654</text:p>
          </table:table-cell>
          <table:table-cell table:style-name="ce5" table:formula="of:=[.$H$3]*EXP([.$H$5]*((1/[.B393])-(1/[.$H$6])))" office:value-type="float" office:value="21.0353539220411" calcext:value-type="float">
            <text:p>21.035353922</text:p>
          </table:table-cell>
          <table:table-cell table:style-name="ce7" table:formula="of:=[.$H$4]*[.$H$2]/([.$H$3]+[.C393])" office:value-type="float" office:value="4.64290444176646" calcext:value-type="float">
            <text:p>4.6429044418</text:p>
          </table:table-cell>
          <table:table-cell table:style-name="ce10" table:formula="of:=1024*[.D393]/[.$H$7]" office:value-type="float" office:value="1056.51869963752" calcext:value-type="float">
            <text:p>1057</text:p>
          </table:table-cell>
          <table:table-cell table:number-columns-repeated="1019"/>
        </table:table-row>
        <table:table-row table:style-name="ro2">
          <table:table-cell table:style-name="ce2" table:formula="of:=[.B394]-273" office:value-type="float" office:value="382" calcext:value-type="float">
            <text:p>382</text:p>
          </table:table-cell>
          <table:table-cell table:style-name="ce5" office:value-type="float" office:value="655" calcext:value-type="float">
            <text:p>655</text:p>
          </table:table-cell>
          <table:table-cell table:style-name="ce5" table:formula="of:=[.$H$3]*EXP([.$H$5]*((1/[.B394])-(1/[.$H$6])))" office:value-type="float" office:value="20.8700301792327" calcext:value-type="float">
            <text:p>20.8700301792</text:p>
          </table:table-cell>
          <table:table-cell table:style-name="ce7" table:formula="of:=[.$H$4]*[.$H$2]/([.$H$3]+[.C394])" office:value-type="float" office:value="4.64298028330355" calcext:value-type="float">
            <text:p>4.6429802833</text:p>
          </table:table-cell>
          <table:table-cell table:style-name="ce10" table:formula="of:=1024*[.D394]/[.$H$7]" office:value-type="float" office:value="1056.53595780063" calcext:value-type="float">
            <text:p>1057</text:p>
          </table:table-cell>
          <table:table-cell table:number-columns-repeated="1019"/>
        </table:table-row>
        <table:table-row table:style-name="ro3" table:number-rows-repeated="629">
          <table:table-cell table:style-name="ce3"/>
          <table:table-cell table:style-name="ce6" table:number-columns-repeated="2"/>
          <table:table-cell table:style-name="ce8"/>
          <table:table-cell table:style-name="ce11"/>
          <table:table-cell table:number-columns-repeated="1019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4" office:value-type="float" office:value="-83.5916194979913" calcext:value-type="float">
            <text:p>-8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5.7082734678922" calcext:value-type="float">
            <text:p>-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0.9052384468116" calcext:value-type="float">
            <text:p>-7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7.3820554630516" calcext:value-type="float">
            <text:p>-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4.5795142494906" calcext:value-type="float">
            <text:p>-6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2.2423346087427" calcext:value-type="float">
            <text:p>-6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0.2317438453303" calcext:value-type="float">
            <text:p>-6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8.4636135879245" calcext:value-type="float">
            <text:p>-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6.8829592920951" calcext:value-type="float">
            <text:p>-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5.4518037889467" calcext:value-type="float">
            <text:p>-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4.1427815614051" calcext:value-type="float">
            <text:p>-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2.9355003829677" calcext:value-type="float">
            <text:p>-5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1.8143441391486" calcext:value-type="float">
            <text:p>-5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0.7670806584067" calcext:value-type="float">
            <text:p>-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9.7839440343735" calcext:value-type="float">
            <text:p>-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8.8570093382482" calcext:value-type="float">
            <text:p>-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979754377549" calcext:value-type="float">
            <text:p>-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1467449971648" calcext:value-type="float">
            <text:p>-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6.3534042647795" calcext:value-type="float">
            <text:p>-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5.5958400044487" calcext:value-type="float">
            <text:p>-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8707137883027" calcext:value-type="float">
            <text:p>-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1751399472263" calcext:value-type="float">
            <text:p>-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3.506606687957" calcext:value-type="float">
            <text:p>-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8629137389969" calcext:value-type="float">
            <text:p>-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2421225261004" calcext:value-type="float">
            <text:p>-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6425159651973" calcext:value-type="float">
            <text:p>-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0625657221968" calcext:value-type="float">
            <text:p>-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0.5009053309805" calcext:value-type="float">
            <text:p>-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9563079519443" calcext:value-type="float">
            <text:p>-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4276678393618" calcext:value-type="float">
            <text:p>-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9139847974255" calcext:value-type="float">
            <text:p>-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4143510631358" calcext:value-type="float">
            <text:p>-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9279401739168" calcext:value-type="float">
            <text:p>-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4539974692053" calcext:value-type="float">
            <text:p>-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9918319456517" calcext:value-type="float">
            <text:p>-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5408092402311" calcext:value-type="float">
            <text:p>-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1003455583716" calcext:value-type="float">
            <text:p>-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669902397957" calcext:value-type="float">
            <text:p>-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248981946872" calcext:value-type="float">
            <text:p>-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8371230531899" calcext:value-type="float">
            <text:p>-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4338976843402" calcext:value-type="float">
            <text:p>-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0389078055464" calcext:value-type="float">
            <text:p>-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6517826191649" calcext:value-type="float">
            <text:p>-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272176115848" calcext:value-type="float">
            <text:p>-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8997648960779" calcext:value-type="float">
            <text:p>-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5342462269204" calcext:value-type="float">
            <text:p>-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1753363040805" calcext:value-type="float">
            <text:p>-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822768693694" calcext:value-type="float">
            <text:p>-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476292931938" calcext:value-type="float">
            <text:p>-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135673263604" calcext:value-type="float">
            <text:p>-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800687503361" calcext:value-type="float">
            <text:p>-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4711260056191" calcext:value-type="float">
            <text:p>-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1467907307634" calcext:value-type="float">
            <text:p>-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8274943971046" calcext:value-type="float">
            <text:p>-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5130597092469" calcext:value-type="float">
            <text:p>-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2033186547336" calcext:value-type="float">
            <text:p>-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8981118618238" calcext:value-type="float">
            <text:p>-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5972880121145" calcext:value-type="float">
            <text:p>-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3007033024658" calcext:value-type="float">
            <text:p>-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0082209513308" calcext:value-type="float">
            <text:p>-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7197107451501" calcext:value-type="float">
            <text:p>-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4350486209604" calcext:value-type="float">
            <text:p>-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1541162817915" calcext:value-type="float">
            <text:p>-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8768008418003" calcext:value-type="float">
            <text:p>-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6029944984148" calcext:value-type="float">
            <text:p>-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3325942290528" calcext:value-type="float">
            <text:p>-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0655015102289" calcext:value-type="float">
            <text:p>-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8016220570908" calcext:value-type="float">
            <text:p>-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540865581621" calcext:value-type="float">
            <text:p>-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283145567918" calcext:value-type="float">
            <text:p>-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0283790631233" calcext:value-type="float">
            <text:p>-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7764864827024" calcext:value-type="float">
            <text:p>-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527391428909" calcext:value-type="float">
            <text:p>-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2810205213726" calcext:value-type="float">
            <text:p>-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0373032388479" calcext:value-type="float">
            <text:p>-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7961717712514" calcext:value-type="float">
            <text:p>-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5575608811921" calcext:value-type="float">
            <text:p>-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3214077742708" calcext:value-type="float">
            <text:p>-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0876519774891" calcext:value-type="float">
            <text:p>-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8562352251644" calcext:value-type="float">
            <text:p>-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6271013518005" calcext:value-type="float">
            <text:p>-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4001961914091" calcext:value-type="float">
            <text:p>-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1754674828208" calcext:value-type="float">
            <text:p>-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9528647805605" calcext:value-type="float">
            <text:p>-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7323393708996" calcext:value-type="float">
            <text:p>-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513844192726" calcext:value-type="float">
            <text:p>-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2973337629039" calcext:value-type="float">
            <text:p>-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0827641058191" calcext:value-type="float">
            <text:p>-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8700926868309" calcext:value-type="float">
            <text:p>-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6592783493733" calcext:value-type="float">
            <text:p>-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4502812554661" calcext:value-type="float">
            <text:p>-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2430628294163" calcext:value-type="float">
            <text:p>-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0375857045063" calcext:value-type="float">
            <text:p>-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8338136724799" calcext:value-type="float">
            <text:p>-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6317116356506" calcext:value-type="float">
            <text:p>-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431245561471" calcext:value-type="float">
            <text:p>-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2323824394125" calcext:value-type="float">
            <text:p>-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0350902400137" calcext:value-type="float">
            <text:p>-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8393378759708" calcext:value-type="float">
            <text:p>-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645095165144" calcext:value-type="float">
            <text:p>-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4523327953721" calcext:value-type="float">
            <text:p>-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2610222909873" calcext:value-type="float">
            <text:p>-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0711359809319" calcext:value-type="float">
            <text:p>-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8826469683877" calcext:value-type="float">
            <text:p>-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6955291018305" calcext:value-type="float">
            <text:p>-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5097569474301" calcext:value-type="float">
            <text:p>-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3253057627237" calcext:value-type="float">
            <text:p>-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142151471488" calcext:value-type="float">
            <text:p>-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9602706397501" calcext:value-type="float">
            <text:p>-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7796404528713" calcext:value-type="float">
            <text:p>-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6002386936491" calcext:value-type="float">
            <text:p>-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4220437213829" calcext:value-type="float">
            <text:p>-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2450344518515" calcext:value-type="float">
            <text:p>-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0691903381575" calcext:value-type="float">
            <text:p>-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8944913523906" calcext:value-type="float">
            <text:p>-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7209179680719" calcext:value-type="float">
            <text:p>-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5484511433348" calcext:value-type="float">
            <text:p>-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3770723048105" calcext:value-type="float">
            <text:p>-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2067633321788" calcext:value-type="float">
            <text:p>-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0375065433544" calcext:value-type="float">
            <text:p>-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8692846802749" calcext:value-type="float">
            <text:p>-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7020808952634" calcext:value-type="float">
            <text:p>-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5358787379375" calcext:value-type="float">
            <text:p>-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3706621426371" calcext:value-type="float">
            <text:p>-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2064154163482" calcext:value-type="float">
            <text:p>-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043123227099" calcext:value-type="float">
            <text:p>-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8807705928052" calcext:value-type="float">
            <text:p>-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7193428705447" calcext:value-type="float">
            <text:p>-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5588257462417" calcext:value-type="float">
            <text:p>-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3992052247419" calcext:value-type="float">
            <text:p>-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2404676202595" calcext:value-type="float">
            <text:p>-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0825995471822" calcext:value-type="float">
            <text:p>-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925587911215" calcext:value-type="float">
            <text:p>-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7694199008504" calcext:value-type="float">
            <text:p>-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6140829791486" calcext:value-type="float">
            <text:p>-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4595648758169" calcext:value-type="float">
            <text:p>-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3058535795713" calcext:value-type="float">
            <text:p>-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1529373307729" calcext:value-type="float">
            <text:p>-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0008046143233" calcext:value-type="float">
            <text:p>-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8494441528108" calcext:value-type="float">
            <text:p>-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6988448998953" calcext:value-type="float">
            <text:p>-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5489960339223" calcext:value-type="float">
            <text:p>-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3998869517575" calcext:value-type="float">
            <text:p>-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251507262831" calcext:value-type="float">
            <text:p>-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1038467833844" calcext:value-type="float">
            <text:p>-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9568955309116" calcext:value-type="float">
            <text:p>-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8106437187852" calcext:value-type="float">
            <text:p>-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6650817510621" calcext:value-type="float">
            <text:p>-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5202002174609" calcext:value-type="float">
            <text:p>-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3759898885027" calcext:value-type="float">
            <text:p>-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2324417108113" calcext:value-type="float">
            <text:p>-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0895468025659" calcext:value-type="float">
            <text:p>-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94729644909859" calcext:value-type="float">
            <text:p>-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80568209863344" calcext:value-type="float">
            <text:p>-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66469535816054" calcext:value-type="float">
            <text:p>-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52432798944039" calcext:value-type="float">
            <text:p>-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38457190513299" calcext:value-type="float">
            <text:p>-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24541916504751" calcext:value-type="float">
            <text:p>-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10686197250845" calcext:value-type="float">
            <text:p>-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96889267083293" calcext:value-type="float">
            <text:p>-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83150373991566" calcext:value-type="float">
            <text:p>-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69468779291776" calcext:value-type="float">
            <text:p>-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55843757305553" calcext:value-type="float">
            <text:p>-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42274595048497" calcext:value-type="float">
            <text:p>-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28760591927983" calcext:value-type="float">
            <text:p>-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15301059449865" calcext:value-type="float">
            <text:p>-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01895320933818" calcext:value-type="float">
            <text:p>-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88542711237051" calcext:value-type="float">
            <text:p>-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75242576486005" calcext:value-type="float">
            <text:p>-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61994273815844" calcext:value-type="float">
            <text:p>-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48797171117388" calcext:value-type="float">
            <text:p>-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35650646791362" calcext:value-type="float">
            <text:p>-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22554089509509" calcext:value-type="float">
            <text:p>-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09506897982578" calcext:value-type="float">
            <text:p>-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9650848073473" calcext:value-type="float">
            <text:p>-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83558255884248" calcext:value-type="float">
            <text:p>-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70655650930433" calcext:value-type="float">
            <text:p>-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57800102546241" calcext:value-type="float">
            <text:p>-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44991056376728" calcext:value-type="float">
            <text:p>-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32227966842925" calcext:value-type="float">
            <text:p>-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19510296951074" calcext:value-type="float">
            <text:p>-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06837518106988" calcext:value-type="float">
            <text:p>-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94209109935423" calcext:value-type="float">
            <text:p>-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81624560104234" calcext:value-type="float">
            <text:p>-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69083364153232" calcext:value-type="float">
            <text:p>-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56585025327536" calcext:value-type="float">
            <text:p>-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44129054415339" calcext:value-type="float">
            <text:p>-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31714969589831" calcext:value-type="float">
            <text:p>-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19342296255354" calcext:value-type="float">
            <text:p>-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07010566897401" calcext:value-type="float">
            <text:p>-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94719320936559" calcext:value-type="float">
            <text:p>-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8246810458615" calcext:value-type="float">
            <text:p>-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70256470713503" calcext:value-type="float">
            <text:p>-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58083978704741" calcext:value-type="float">
            <text:p>-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45950194332943" calcext:value-type="float">
            <text:p>-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33854689629658" calcext:value-type="float">
            <text:p>-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21797042759562" calcext:value-type="float">
            <text:p>-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09776837898249" calcext:value-type="float">
            <text:p>-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97793665113079" calcext:value-type="float">
            <text:p>-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85847120246842" calcext:value-type="float">
            <text:p>-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73936804804373" calcext:value-type="float">
            <text:p>-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6206232584185" calcext:value-type="float">
            <text:p>-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50223295858785" calcext:value-type="float">
            <text:p>-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38419332692632" calcext:value-type="float">
            <text:p>-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26650059415897" calcext:value-type="float">
            <text:p>-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14915104235678" calcext:value-type="float">
            <text:p>-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03214100395627" calcext:value-type="float">
            <text:p>-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9154668608021" calcext:value-type="float">
            <text:p>-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7991250432118" calcext:value-type="float">
            <text:p>-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68311202906273" calcext:value-type="float">
            <text:p>-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5674243429001" calcext:value-type="float">
            <text:p>-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45205855506549" calcext:value-type="float">
            <text:p>-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33701128084573" calcext:value-type="float">
            <text:p>-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22227917964091" calcext:value-type="float">
            <text:p>-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10785895415142" calcext:value-type="float">
            <text:p>-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99374734958406" calcext:value-type="float">
            <text:p>-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87994115287461" calcext:value-type="float">
            <text:p>-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76643719192964" calcext:value-type="float">
            <text:p>-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65323233488385" calcext:value-type="float">
            <text:p>-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54032348937488" calcext:value-type="float">
            <text:p>-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42770760183356" calcext:value-type="float">
            <text:p>-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31538165679007" calcext:value-type="float">
            <text:p>-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20334267619529" calcext:value-type="float">
            <text:p>-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0915877187573" calcext:value-type="float">
            <text:p>-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980113879291594" calcext:value-type="float">
            <text:p>-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868918288085922" calcext:value-type="float">
            <text:p>-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757998110278834" calcext:value-type="float">
            <text:p>-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647350545250902" calcext:value-type="float">
            <text:p>-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536972826030137" calcext:value-type="float">
            <text:p>-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426862218708607" calcext:value-type="float">
            <text:p>-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317016021872689" calcext:value-type="float">
            <text:p>-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207431566044306" calcext:value-type="float">
            <text:p>-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0981062131347699" calcext:value-type="float">
            <text:p>-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0109626440909096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119777582537552" calcext:value-type="float">
            <text:p>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228341149293556" calcext:value-type="float">
            <text:p>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336655862133" calcext:value-type="float">
            <text:p>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44472421000853" calcext:value-type="float">
            <text:p>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552548653533222" calcext:value-type="float">
            <text:p>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660131625453118" calcext:value-type="float">
            <text:p>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767475531110449" calcext:value-type="float">
            <text:p>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874582748896898" calcext:value-type="float">
            <text:p>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981455630698122" calcext:value-type="float">
            <text:p>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08809650232939" calcext:value-type="float">
            <text:p>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19450766396261" calcext:value-type="float">
            <text:p>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30069139054461" calcext:value-type="float">
            <text:p>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40664993220759" calcext:value-type="float">
            <text:p>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51238551467105" calcext:value-type="float">
            <text:p>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61790033963615" calcext:value-type="float">
            <text:p>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72319658517256" calcext:value-type="float">
            <text:p>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82827640609719" calcext:value-type="float">
            <text:p>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93314193434622" calcext:value-type="float">
            <text:p>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03779527933989" calcext:value-type="float">
            <text:p>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14223852833987" calcext:value-type="float">
            <text:p>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24647374680029" calcext:value-type="float">
            <text:p>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35050297871174" calcext:value-type="float">
            <text:p>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4543282469395" calcext:value-type="float">
            <text:p>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55795155355412" calcext:value-type="float">
            <text:p>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66137488015704" calcext:value-type="float">
            <text:p>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76460018819955" calcext:value-type="float">
            <text:p>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86762941929578" calcext:value-type="float">
            <text:p>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97046449553017" calcext:value-type="float">
            <text:p>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07310731975889" calcext:value-type="float">
            <text:p>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17555977590638" calcext:value-type="float">
            <text:p>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27782372925566" calcext:value-type="float">
            <text:p>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37990102673393" calcext:value-type="float">
            <text:p>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48179349719271" calcext:value-type="float">
            <text:p>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5835029516831" calcext:value-type="float">
            <text:p>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68503118372593" calcext:value-type="float">
            <text:p>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78637996957735" calcext:value-type="float">
            <text:p>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88755106848924" calcext:value-type="float">
            <text:p>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98854622296523" calcext:value-type="float">
            <text:p>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0893671590124" calcext:value-type="float">
            <text:p>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1900155863882" calcext:value-type="float">
            <text:p>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29049319884342" calcext:value-type="float">
            <text:p>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39080167436026" calcext:value-type="float">
            <text:p>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49094267538698" calcext:value-type="float">
            <text:p>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59091784906826" calcext:value-type="float">
            <text:p>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69072882747111" calcext:value-type="float">
            <text:p>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79037722780782" calcext:value-type="float">
            <text:p>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88986465265413" calcext:value-type="float">
            <text:p>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98919269016443" calcext:value-type="float">
            <text:p>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08836291428258" calcext:value-type="float">
            <text:p>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18737688495037" calcext:value-type="float">
            <text:p>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28623614831076" calcext:value-type="float">
            <text:p>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38494223690913" calcext:value-type="float">
            <text:p>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48349666989088" calcext:value-type="float">
            <text:p>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58190095319509" calcext:value-type="float">
            <text:p>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68015657974553" calcext:value-type="float">
            <text:p>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77826502963876" calcext:value-type="float">
            <text:p>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87622777032834" calcext:value-type="float">
            <text:p>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97404625680673" calcext:value-type="float">
            <text:p>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07172193178411" calcext:value-type="float">
            <text:p>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16925622586376" calcext:value-type="float">
            <text:p>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26665055771548" calcext:value-type="float">
            <text:p>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36390633424531" calcext:value-type="float">
            <text:p>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4610249507636" calcext:value-type="float">
            <text:p>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55800779114895" calcext:value-type="float">
            <text:p>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65485622801117" calcext:value-type="float">
            <text:p>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75157162285046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84815532621434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94460867785278" calcext:value-type="float">
            <text:p>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04093300687003" calcext:value-type="float">
            <text:p>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13712963187436" calcext:value-type="float">
            <text:p>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23319986112597" calcext:value-type="float">
            <text:p>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3291449926819" calcext:value-type="float">
            <text:p>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42496631453918" calcext:value-type="float">
            <text:p>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5206651047755" calcext:value-type="float">
            <text:p>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61624263168824" calcext:value-type="float">
            <text:p>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71170015393051" calcext:value-type="float">
            <text:p>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80703892064633" calcext:value-type="float">
            <text:p>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0226017160239" calcext:value-type="float">
            <text:p>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9736513731915" calcext:value-type="float">
            <text:p>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09235503919911" calcext:value-type="float">
            <text:p>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18723108965355" calcext:value-type="float">
            <text:p>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28199449222728" calcext:value-type="float">
            <text:p>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37664644172162" calcext:value-type="float">
            <text:p>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47118812431563" calcext:value-type="float">
            <text:p>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56562071768536" calcext:value-type="float">
            <text:p>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65994539112148" calcext:value-type="float">
            <text:p>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7541633056454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8482756141236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94228346138004" calcext:value-type="float">
            <text:p>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03618798430716" calcext:value-type="float">
            <text:p>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12999031197575" calcext:value-type="float">
            <text:p>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22369156574257" calcext:value-type="float">
            <text:p>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31729285935688" calcext:value-type="float">
            <text:p>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41079529906523" calcext:value-type="float">
            <text:p>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0419998371507" calcext:value-type="float">
            <text:p>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9750800485671" calcext:value-type="float">
            <text:p>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6907204468439" calcext:value-type="float">
            <text:p>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78383838693321" calcext:value-type="float">
            <text:p>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87686289538169" calcext:value-type="float">
            <text:p>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96979503554365" calcext:value-type="float">
            <text:p>1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0626358639658" calcext:value-type="float">
            <text:p>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1553864304811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2480477783019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3406209441107" calcext:value-type="float">
            <text:p>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433106958151" calcext:value-type="float">
            <text:p>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5255068443163" calcext:value-type="float">
            <text:p>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6178216202377" calcext:value-type="float">
            <text:p>1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7100522973707" calcext:value-type="float">
            <text:p>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021998810814" calcext:value-type="float">
            <text:p>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9426537073" calcext:value-type="float">
            <text:p>1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9862497597551" calcext:value-type="float">
            <text:p>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0781540357557" calcext:value-type="float">
            <text:p>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1699791805726" calcext:value-type="float">
            <text:p>1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2617261703684" calcext:value-type="float">
            <text:p>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353395975707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44498956163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536507887746" calcext:value-type="float">
            <text:p>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6279519082801" calcext:value-type="float">
            <text:p>1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7193225721778" calcext:value-type="float">
            <text:p>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8106208231647" calcext:value-type="float">
            <text:p>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01847599823" calcext:value-type="float">
            <text:p>1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930038356646" calcext:value-type="float">
            <text:p>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0840904592025" calcext:value-type="float">
            <text:p>1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1751083940215" calcext:value-type="float">
            <text:p>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2660585588492" calcext:value-type="float">
            <text:p>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3569418676245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4477592295663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5385115492415" calcext:value-type="float">
            <text:p>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6291997266312" calcext:value-type="float">
            <text:p>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7198246571973" calcext:value-type="float">
            <text:p>1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810387231948" calcext:value-type="float">
            <text:p>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008883375018" calcext:value-type="float">
            <text:p>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913288561521" calcext:value-type="float">
            <text:p>1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0817096659296" calcext:value-type="float">
            <text:p>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1720316406655" calcext:value-type="float">
            <text:p>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2622956500527" calcext:value-type="float">
            <text:p>1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3525025597074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4426532312289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5327485222597" calcext:value-type="float">
            <text:p>1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622789286545" calcext:value-type="float">
            <text:p>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7127763739902" calcext:value-type="float">
            <text:p>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027106307198" calcext:value-type="float">
            <text:p>1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925928991341" calcext:value-type="float">
            <text:p>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9824240179656" calcext:value-type="float">
            <text:p>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0722048223359" calcext:value-type="float">
            <text:p>1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1619361438106" calcext:value-type="float">
            <text:p>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2516188104539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3412536468837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4308414743251" calcext:value-type="float">
            <text:p>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5203831106635" calcext:value-type="float">
            <text:p>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098793704976" calcext:value-type="float">
            <text:p>1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993310651914" calcext:value-type="float">
            <text:p>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7887390029259" calcext:value-type="float">
            <text:p>1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8781039887509" calcext:value-type="float">
            <text:p>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9674268246348" calcext:value-type="float">
            <text:p>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0567083095156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1459492393501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2351504071638" calcext:value-type="float">
            <text:p>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3243126030993" calcext:value-type="float">
            <text:p>1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4134366144647" calcext:value-type="float">
            <text:p>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025232257817" calcext:value-type="float">
            <text:p>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915732188335" calcext:value-type="float">
            <text:p>1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6805873727111" calcext:value-type="float">
            <text:p>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7695664638606" calcext:value-type="float">
            <text:p>1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8585112661293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9474225508116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0363010866944" calcext:value-type="float">
            <text:p>1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1251476401025" calcext:value-type="float">
            <text:p>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2139629749429" calcext:value-type="float">
            <text:p>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027478527496" calcext:value-type="float">
            <text:p>1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915030327272" calcext:value-type="float">
            <text:p>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4802292717948" calcext:value-type="float">
            <text:p>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5689273246293" calcext:value-type="float">
            <text:p>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6575979437081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746241879352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8348598797675" calcext:value-type="float">
            <text:p>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9234526910882" calcext:value-type="float">
            <text:p>1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0120210574174" calcext:value-type="float">
            <text:p>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005657208687" calcext:value-type="float">
            <text:p>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890874216072" calcext:value-type="float">
            <text:p>1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2775868978903" calcext:value-type="float">
            <text:p>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3660648861083" calcext:value-type="float">
            <text:p>1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4545221208243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5429593348141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631377259106" calcext:value-type="float">
            <text:p>1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7197766230202" calcext:value-type="float">
            <text:p>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081581542074" calcext:value-type="float">
            <text:p>1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965225786881" calcext:value-type="float">
            <text:p>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9848706208911" calcext:value-type="float">
            <text:p>1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0732030036917" calcext:value-type="float">
            <text:p>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16152044845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2498236750483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3381134019293" calcext:value-type="float">
            <text:p>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4263903461332" calcext:value-type="float">
            <text:p>1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514655223335" calcext:value-type="float">
            <text:p>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029087478811" calcext:value-type="float">
            <text:p>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91151632827" calcext:value-type="float">
            <text:p>1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7793845899728" calcext:value-type="float">
            <text:p>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8676083299" calcext:value-type="float">
            <text:p>1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955823562008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0440309945497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1322313346673" calcext:value-type="float">
            <text:p>1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2204252884281" calcext:value-type="float">
            <text:p>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086135608601" calcext:value-type="float">
            <text:p>1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967968559867" calcext:value-type="float">
            <text:p>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4849758768626" calcext:value-type="float">
            <text:p>1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5731513256081" calcext:value-type="float">
            <text:p>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6613239034446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7494943107282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8376632469853" calcext:value-type="float">
            <text:p>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9258314109467" calcext:value-type="float">
            <text:p>1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0139995005812" calcext:value-type="float">
            <text:p>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021682131308" calcext:value-type="float">
            <text:p>2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903382451435" calcext:value-type="float">
            <text:p>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278510292508" calcext:value-type="float">
            <text:p>2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3666850504873" calcext:value-type="float">
            <text:p>2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4548632137519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5430454764137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6312325320594" calcext:value-type="float">
            <text:p>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7194250737836" calcext:value-type="float">
            <text:p>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076237942221" calcext:value-type="float">
            <text:p>2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95829385585" calcext:value-type="float">
            <text:p>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9840425396901" calcext:value-type="float">
            <text:p>2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0722639479948" calcext:value-type="float">
            <text:p>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1604943016301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2487342914329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3369846079784" calcext:value-type="float">
            <text:p>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4252459416131" calcext:value-type="float">
            <text:p>2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5135189824877" calcext:value-type="float">
            <text:p>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018044205885" calcext:value-type="float">
            <text:p>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901029457711" calcext:value-type="float">
            <text:p>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7784152477919" calcext:value-type="float">
            <text:p>2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8667420163409" calcext:value-type="float">
            <text:p>2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9550839410738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0434417116443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1318160177362" calcext:value-type="float">
            <text:p>2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2202075490959" calcext:value-type="float">
            <text:p>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086169955642" calcext:value-type="float">
            <text:p>2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970450471084" calcext:value-type="float">
            <text:p>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4854923938547" calcext:value-type="float">
            <text:p>2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5739597261201" calcext:value-type="float">
            <text:p>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6624477344444" calcext:value-type="float">
            <text:p>2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750957109622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839488542735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928042725184" calcext:value-type="float">
            <text:p>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01662034872" calcext:value-type="float">
            <text:p>2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05222105478" calcext:value-type="float">
            <text:p>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938486880075" calcext:value-type="float">
            <text:p>2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2825007893052" calcext:value-type="float">
            <text:p>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371179102847" calcext:value-type="float">
            <text:p>2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4598843226199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5486171431544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6373782595562" calcext:value-type="float">
            <text:p>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7261683675389" calcext:value-type="float">
            <text:p>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8149881634556" calcext:value-type="float">
            <text:p>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038383443316" calcext:value-type="float">
            <text:p>2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927196078962" calcext:value-type="float">
            <text:p>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0816326526153" calcext:value-type="float">
            <text:p>2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1705781777241" calcext:value-type="float">
            <text:p>2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2595568832585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3485694700884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4376166399501" calcext:value-type="float">
            <text:p>2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5266990954784" calcext:value-type="float">
            <text:p>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6158175402397" calcext:value-type="float">
            <text:p>2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049726787646" calcext:value-type="float">
            <text:p>2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941652165808" calcext:value-type="float">
            <text:p>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8833958602453" calcext:value-type="float">
            <text:p>2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9726653173782" calcext:value-type="float">
            <text:p>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0619742966954" calcext:value-type="float">
            <text:p>2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1513235080415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2407136624229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330145472042" calcext:value-type="float">
            <text:p>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4196196503294" calcext:value-type="float">
            <text:p>2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091369119781" calcext:value-type="float">
            <text:p>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986979729771" calcext:value-type="float">
            <text:p>2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6883035506448" calcext:value-type="float">
            <text:p>2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777954363663" calcext:value-type="float">
            <text:p>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8676511321111" calcext:value-type="float">
            <text:p>2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9573945774997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0471854228051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1370243925035" calcext:value-type="float">
            <text:p>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2269122126058" calcext:value-type="float">
            <text:p>2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3168496106919" calcext:value-type="float">
            <text:p>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06837315945" calcext:value-type="float">
            <text:p>2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968760591879" calcext:value-type="float">
            <text:p>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5869665729166" calcext:value-type="float">
            <text:p>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6771095913361" calcext:value-type="float">
            <text:p>2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7673058503958" calcext:value-type="float">
            <text:p>2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857556087825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947861043169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038221457824" calcext:value-type="float">
            <text:p>2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1286380750737" calcext:value-type="float">
            <text:p>2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2191116401258" calcext:value-type="float">
            <text:p>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3096429001483" calcext:value-type="float">
            <text:p>2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002326043058" calcext:value-type="float">
            <text:p>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908815037962" calcext:value-type="float">
            <text:p>2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5815903518887" calcext:value-type="float">
            <text:p>2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6723599039597" calcext:value-type="float">
            <text:p>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763190917531" calcext:value-type="float">
            <text:p>2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8540841523074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9450403702142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0360603354357" calcext:value-type="float">
            <text:p>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1271448144531" calcext:value-type="float">
            <text:p>2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2182945760832" calcext:value-type="float">
            <text:p>2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3095103915174" calcext:value-type="float">
            <text:p>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007930343603" calcext:value-type="float">
            <text:p>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92143280669" calcext:value-type="float">
            <text:p>2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5835619089932" calcext:value-type="float">
            <text:p>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6750497004143" calcext:value-type="float">
            <text:p>2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7666074385853" calcext:value-type="float">
            <text:p>2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8582359097721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949935902893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0417082095601" calcext:value-type="float">
            <text:p>2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1335536241202" calcext:value-type="float">
            <text:p>2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2254729436963" calcext:value-type="float">
            <text:p>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3174669682295" calcext:value-type="float">
            <text:p>2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4095365005206" calcext:value-type="float">
            <text:p>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016823462727" calcext:value-type="float">
            <text:p>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93905314134" calcext:value-type="float">
            <text:p>2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6862062157403" calcext:value-type="float">
            <text:p>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7785858657582" calcext:value-type="float">
            <text:p>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8710450819295" calcext:value-type="float">
            <text:p>2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9635846851142" calcext:value-type="float">
            <text:p>3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0562054993353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1489083518231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2416940730607" calcext:value-type="float">
            <text:p>3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3345634968284" calcext:value-type="float">
            <text:p>3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4275174602502" calcext:value-type="float">
            <text:p>3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5205568038394" calcext:value-type="float">
            <text:p>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6136823715456" calcext:value-type="float">
            <text:p>3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7068950108007" calcext:value-type="float">
            <text:p>3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001955725666" calcext:value-type="float">
            <text:p>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935849113825" calcext:value-type="float">
            <text:p>3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9870638854138" calcext:value-type="float">
            <text:p>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0806333564989" calcext:value-type="float">
            <text:p>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1742941901995" calcext:value-type="float">
            <text:p>3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2680472558494" calcext:value-type="float">
            <text:p>3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3618934266036" calcext:value-type="float">
            <text:p>3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4558335794893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5498685954558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6439993594262" calcext:value-type="float">
            <text:p>3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7382267603479" calcext:value-type="float">
            <text:p>3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8325516912456" calcext:value-type="float">
            <text:p>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926975049273" calcext:value-type="float">
            <text:p>3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0214977357661" calcext:value-type="float">
            <text:p>3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1161206562964" calcext:value-type="float">
            <text:p>3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2108447207248" calcext:value-type="float">
            <text:p>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3056708432563" calcext:value-type="float">
            <text:p>3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005999424944" calcext:value-type="float">
            <text:p>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956329414971" calcext:value-type="float">
            <text:p>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5907707678325" calcext:value-type="float">
            <text:p>3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6860143536356" calcext:value-type="float">
            <text:p>3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7813646356649" calcext:value-type="float">
            <text:p>3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876822555361" calcext:value-type="float">
            <text:p>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9723890589036" calcext:value-type="float">
            <text:p>3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068065097271" calcext:value-type="float">
            <text:p>3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1638516262997" calcext:value-type="float">
            <text:p>3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2597496067436" calcext:value-type="float">
            <text:p>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3557600043351" calcext:value-type="float">
            <text:p>3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4518837898463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5481219391506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6444754332852" calcext:value-type="float">
            <text:p>3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7409452585144" calcext:value-type="float">
            <text:p>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837532406393" calcext:value-type="float">
            <text:p>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9342378738311" calcext:value-type="float">
            <text:p>3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031062663159" calcext:value-type="float">
            <text:p>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128007782193" calcext:value-type="float">
            <text:p>3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225074244302" calcext:value-type="float">
            <text:p>3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3222630684744" calcext:value-type="float">
            <text:p>3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4195752793865" calcext:value-type="float">
            <text:p>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5170119074709" calcext:value-type="float">
            <text:p>3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6145739889856" calcext:value-type="float">
            <text:p>3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7122625660848" calcext:value-type="float">
            <text:p>3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8100786868895" calcext:value-type="float">
            <text:p>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908023405559" calcext:value-type="float">
            <text:p>3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0060977823641" calcext:value-type="float">
            <text:p>3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1043028837593" calcext:value-type="float">
            <text:p>3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2026397824582" calcext:value-type="float">
            <text:p>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011095575075" calcext:value-type="float">
            <text:p>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997132943635" calcext:value-type="float">
            <text:p>3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4984520849685" calcext:value-type="float">
            <text:p>3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597327027828" calcext:value-type="float">
            <text:p>3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69633922809" calcext:value-type="float">
            <text:p>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7954897976234" calcext:value-type="float">
            <text:p>3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894779855099" calcext:value-type="float">
            <text:p>3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9942105260705" calcext:value-type="float">
            <text:p>3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0937829430564" calcext:value-type="float">
            <text:p>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1934982456235" calcext:value-type="float">
            <text:p>3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2933575804705" calcext:value-type="float">
            <text:p>3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393362101514" calcext:value-type="float">
            <text:p>3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4935129699733" calcext:value-type="float">
            <text:p>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5938113544589" calcext:value-type="float">
            <text:p>3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6942584310594" calcext:value-type="float">
            <text:p>3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794855383432" calcext:value-type="float">
            <text:p>3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8956034028916" calcext:value-type="float">
            <text:p>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9965036885031" calcext:value-type="float">
            <text:p>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0975574471736" calcext:value-type="float">
            <text:p>3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1987658937461" calcext:value-type="float">
            <text:p>3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3001302510942" calcext:value-type="float">
            <text:p>3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4016517502181" calcext:value-type="float">
            <text:p>3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5033316303421" calcext:value-type="float">
            <text:p>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6051711390127" calcext:value-type="float">
            <text:p>3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7071715321981" calcext:value-type="float">
            <text:p>3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8093340743891" calcext:value-type="float">
            <text:p>3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9116600387018" calcext:value-type="float">
            <text:p>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0141507069802" calcext:value-type="float">
            <text:p>3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1168073699014" calcext:value-type="float">
            <text:p>3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2196313270815" calcext:value-type="float">
            <text:p>3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3226238871834" calcext:value-type="float">
            <text:p>3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425786368025" calcext:value-type="float">
            <text:p>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5291200966899" calcext:value-type="float">
            <text:p>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6326264096389" calcext:value-type="float">
            <text:p>3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7363066528228" calcext:value-type="float">
            <text:p>3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8401621817977" calcext:value-type="float">
            <text:p>3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9441943618401" calcext:value-type="float">
            <text:p>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0484045680653" calcext:value-type="float">
            <text:p>3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1527941855462" calcext:value-type="float">
            <text:p>3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2573646094339" calcext:value-type="float">
            <text:p>3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3621172450802" calcext:value-type="float">
            <text:p>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4670535081618" calcext:value-type="float">
            <text:p>3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5721748248051" calcext:value-type="float">
            <text:p>3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6774826317145" calcext:value-type="float">
            <text:p>3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7829783763009" calcext:value-type="float">
            <text:p>3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8886635168122" calcext:value-type="float">
            <text:p>3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9945395224665" calcext:value-type="float">
            <text:p>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100607873586" calcext:value-type="float">
            <text:p>4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2068700617334" calcext:value-type="float">
            <text:p>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3133275898496" calcext:value-type="float">
            <text:p>4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4199819723941" calcext:value-type="float">
            <text:p>4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5268347354867" calcext:value-type="float">
            <text:p>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6338874170514" calcext:value-type="float">
            <text:p>4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7411415669622" calcext:value-type="float">
            <text:p>4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848598747191" calcext:value-type="float">
            <text:p>4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9562605319578" calcext:value-type="float">
            <text:p>4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0641285078824" calcext:value-type="float">
            <text:p>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1722042741392" calcext:value-type="float">
            <text:p>4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280489442613" calcext:value-type="float">
            <text:p>4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3889856380583" calcext:value-type="float">
            <text:p>4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4976944982595" calcext:value-type="float">
            <text:p>4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6066176741947" calcext:value-type="float">
            <text:p>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7157568302014" calcext:value-type="float">
            <text:p>4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8251136441437" calcext:value-type="float">
            <text:p>4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9346898075834" calcext:value-type="float">
            <text:p>4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0444870259526" calcext:value-type="float">
            <text:p>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1545070187291" calcext:value-type="float">
            <text:p>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2647515196146" calcext:value-type="float">
            <text:p>4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3752222767147" calcext:value-type="float">
            <text:p>4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4859210527229" calcext:value-type="float">
            <text:p>4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5968496251058" calcext:value-type="float">
            <text:p>4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7080097862924" calcext:value-type="float">
            <text:p>4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8194033438653" calcext:value-type="float">
            <text:p>4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9310321207551" calcext:value-type="float">
            <text:p>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0428979554377" calcext:value-type="float">
            <text:p>4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1550027021347" calcext:value-type="float">
            <text:p>4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2673482310164" calcext:value-type="float">
            <text:p>4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3799364284084" calcext:value-type="float">
            <text:p>4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4927691970011" calcext:value-type="float">
            <text:p>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6058484560621" calcext:value-type="float">
            <text:p>4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7191761416525" calcext:value-type="float">
            <text:p>4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8327542068459" calcext:value-type="float">
            <text:p>4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9465846219513" calcext:value-type="float">
            <text:p>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0606693747387" calcext:value-type="float">
            <text:p>4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1750104706692" calcext:value-type="float">
            <text:p>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2896099331282" calcext:value-type="float">
            <text:p>4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4044698036617" calcext:value-type="float">
            <text:p>4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519592142217" calcext:value-type="float">
            <text:p>4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6349790273874" calcext:value-type="float">
            <text:p>4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7506325566599" calcext:value-type="float">
            <text:p>4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8665548466676" calcext:value-type="float">
            <text:p>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9827480334453" calcext:value-type="float">
            <text:p>4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0992142726905" calcext:value-type="float">
            <text:p>4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2159557400269" calcext:value-type="float">
            <text:p>4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3329746312737" calcext:value-type="float">
            <text:p>4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450273162718" calcext:value-type="float">
            <text:p>4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5678535713925" calcext:value-type="float">
            <text:p>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685718115357" calcext:value-type="float">
            <text:p>4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8038690739853" calcext:value-type="float">
            <text:p>4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9223087482556" calcext:value-type="float">
            <text:p>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0410394610472" calcext:value-type="float">
            <text:p>4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1600635574408" calcext:value-type="float">
            <text:p>4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2793834050242" calcext:value-type="float">
            <text:p>4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3990013942033" calcext:value-type="float">
            <text:p>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5189199385176" calcext:value-type="float">
            <text:p>4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6391414749625" calcext:value-type="float">
            <text:p>4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7596684643144" calcext:value-type="float">
            <text:p>4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8805033914642" calcext:value-type="float">
            <text:p>4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0016487657539" calcext:value-type="float">
            <text:p>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123107121321" calcext:value-type="float">
            <text:p>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2448810174469" calcext:value-type="float">
            <text:p>4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3669730389128" calcext:value-type="float">
            <text:p>4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4893857963605" calcext:value-type="float">
            <text:p>4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6121219266601" calcext:value-type="float">
            <text:p>4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7351840932836" calcext:value-type="float">
            <text:p>4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8585749866859" calcext:value-type="float">
            <text:p>4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9822973246906" calcext:value-type="float">
            <text:p>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1063538528844" calcext:value-type="float">
            <text:p>4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2307473450175" calcext:value-type="float">
            <text:p>4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3554806034108" calcext:value-type="float">
            <text:p>4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4805564593711" calcext:value-type="float">
            <text:p>4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6059777736126" calcext:value-type="float">
            <text:p>4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7317474366869" calcext:value-type="float">
            <text:p>4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8578683694197" calcext:value-type="float">
            <text:p>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9843435233562" calcext:value-type="float">
            <text:p>4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1111758812136" calcext:value-type="float">
            <text:p>4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238368457343" calcext:value-type="float">
            <text:p>4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3659242981977" calcext:value-type="float">
            <text:p>4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493846482812" calcext:value-type="float">
            <text:p>4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6221381232874" calcext:value-type="float">
            <text:p>4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7508023652885" calcext:value-type="float">
            <text:p>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8798423885472" calcext:value-type="float">
            <text:p>4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0092614073767" calcext:value-type="float">
            <text:p>5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1390626711951" calcext:value-type="float">
            <text:p>5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2692494650581" calcext:value-type="float">
            <text:p>5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3998251102023" calcext:value-type="float">
            <text:p>5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5307929645983" calcext:value-type="float">
            <text:p>5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6621564235138" calcext:value-type="float">
            <text:p>5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7939189200885" calcext:value-type="float">
            <text:p>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926083925918" calcext:value-type="float">
            <text:p>5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0586549516508" calcext:value-type="float">
            <text:p>5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1916355475951" calcext:value-type="float">
            <text:p>5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325029304338" calcext:value-type="float">
            <text:p>5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4588398533762" calcext:value-type="float">
            <text:p>5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5930708677593" calcext:value-type="float">
            <text:p>5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7277260627445" calcext:value-type="float">
            <text:p>5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8628091964661" calcext:value-type="float">
            <text:p>5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998324070615" calcext:value-type="float">
            <text:p>5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1342745311343" calcext:value-type="float">
            <text:p>5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2706644689271" calcext:value-type="float">
            <text:p>5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4074978205784" calcext:value-type="float">
            <text:p>5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5447785690914" calcext:value-type="float">
            <text:p>5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682510744639" calcext:value-type="float">
            <text:p>5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8206984253289" calcext:value-type="float">
            <text:p>5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9593457379855" calcext:value-type="float">
            <text:p>5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0984568589467" calcext:value-type="float">
            <text:p>5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2380360148769" calcext:value-type="float">
            <text:p>5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3780874835963" calcext:value-type="float">
            <text:p>5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5186155949277" calcext:value-type="float">
            <text:p>5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6596247315599" calcext:value-type="float">
            <text:p>5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8011193299295" calcext:value-type="float">
            <text:p>5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9431038811196" calcext:value-type="float">
            <text:p>5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085582931779" calcext:value-type="float">
            <text:p>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2285610850585" calcext:value-type="float">
            <text:p>5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372043001568" calcext:value-type="float">
            <text:p>5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5160334003534" calcext:value-type="float">
            <text:p>5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6605370598938" calcext:value-type="float">
            <text:p>5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8055588191195" calcext:value-type="float">
            <text:p>5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9511035784525" calcext:value-type="float">
            <text:p>5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0971763008678" calcext:value-type="float">
            <text:p>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243782012979" calcext:value-type="float">
            <text:p>5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3909258061457" calcext:value-type="float">
            <text:p>5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5386128376055" calcext:value-type="float">
            <text:p>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6868483316305" calcext:value-type="float">
            <text:p>5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8356375807091" calcext:value-type="float">
            <text:p>5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9849859467529" calcext:value-type="float">
            <text:p>5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1348988623306" calcext:value-type="float">
            <text:p>5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285381831929" calcext:value-type="float">
            <text:p>5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4364404332422" calcext:value-type="float">
            <text:p>5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5880803184884" calcext:value-type="float">
            <text:p>5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7403072157574" calcext:value-type="float">
            <text:p>5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8931269303874" calcext:value-type="float">
            <text:p>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0465453463728" calcext:value-type="float">
            <text:p>5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2005684278047" calcext:value-type="float">
            <text:p>5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3552022203428" calcext:value-type="float">
            <text:p>5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5104528527218" calcext:value-type="float">
            <text:p>5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6663265382924" calcext:value-type="float">
            <text:p>5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8228295765967" calcext:value-type="float">
            <text:p>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9799683549815" calcext:value-type="float">
            <text:p>5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1377493502475" calcext:value-type="float">
            <text:p>5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2961791303387" calcext:value-type="float">
            <text:p>5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4552643560694" calcext:value-type="float">
            <text:p>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615011782894" calcext:value-type="float">
            <text:p>5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7754282627167" calcext:value-type="float">
            <text:p>5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9365207457454" calcext:value-type="float">
            <text:p>5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0982962823899" calcext:value-type="float">
            <text:p>5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2607620252044" calcext:value-type="float">
            <text:p>5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4239252308787" calcext:value-type="float">
            <text:p>5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5877932622757" calcext:value-type="float">
            <text:p>5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7523735905196" calcext:value-type="float">
            <text:p>5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9176737971354" calcext:value-type="float">
            <text:p>5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0837015762394" calcext:value-type="float">
            <text:p>6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250464736786" calcext:value-type="float">
            <text:p>6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4179712048677" calcext:value-type="float">
            <text:p>6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5862290260749" calcext:value-type="float">
            <text:p>6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7552463679125" calcext:value-type="float">
            <text:p>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9250315222795" calcext:value-type="float">
            <text:p>6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0955929080092" calcext:value-type="float">
            <text:p>6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2669390734752" calcext:value-type="float">
            <text:p>6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4390786992644" calcext:value-type="float">
            <text:p>6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6120206009168" calcext:value-type="float">
            <text:p>6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7857737317379" calcext:value-type="float">
            <text:p>6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9603471856826" calcext:value-type="float">
            <text:p>6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1357502003154" calcext:value-type="float">
            <text:p>6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3119921598469" calcext:value-type="float">
            <text:p>6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4890825982513" calcext:value-type="float">
            <text:p>6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6670312024658" calcext:value-type="float">
            <text:p>6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8458478156754" calcext:value-type="float">
            <text:p>6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0255424406853" calcext:value-type="float">
            <text:p>6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2061252433837" calcext:value-type="float">
            <text:p>6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3876065562986" calcext:value-type="float">
            <text:p>6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5699968822518" calcext:value-type="float">
            <text:p>6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7533068981103" calcext:value-type="float">
            <text:p>6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937547458644" calcext:value-type="float">
            <text:p>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1227296004868" calcext:value-type="float">
            <text:p>6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3088645462098" calcext:value-type="float">
            <text:p>6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4959637085067" calcext:value-type="float">
            <text:p>6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6840386944974" calcext:value-type="float">
            <text:p>6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8731013101527" calcext:value-type="float">
            <text:p>6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0631635648444" calcext:value-type="float">
            <text:p>6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2542376760254" calcext:value-type="float">
            <text:p>6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4463360740434" calcext:value-type="float">
            <text:p>6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6394714070941" calcext:value-type="float">
            <text:p>6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833656546318" calcext:value-type="float">
            <text:p>6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028904591045" calcext:value-type="float">
            <text:p>6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2252288741935" calcext:value-type="float">
            <text:p>6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4226429678291" calcext:value-type="float">
            <text:p>6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621160688887" calcext:value-type="float">
            <text:p>6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8207961050662" calcext:value-type="float">
            <text:p>6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0215635409003" calcext:value-type="float">
            <text:p>6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2234775840114" calcext:value-type="float">
            <text:p>6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4265530915537" calcext:value-type="float">
            <text:p>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6308051968547" calcext:value-type="float">
            <text:p>6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8362493162599" calcext:value-type="float">
            <text:p>6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0429011561886" calcext:value-type="float">
            <text:p>6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2507767204102" calcext:value-type="float">
            <text:p>6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4598923175475" calcext:value-type="float">
            <text:p>6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6702645688164" calcext:value-type="float">
            <text:p>6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8819104160107" calcext:value-type="float">
            <text:p>6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0948471297409" calcext:value-type="float">
            <text:p>6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3090923179381" calcext:value-type="float">
            <text:p>6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5246639346313" calcext:value-type="float">
            <text:p>6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741580289011" calcext:value-type="float">
            <text:p>6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9598600547875" calcext:value-type="float">
            <text:p>7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1795222798577" calcext:value-type="float">
            <text:p>7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4005863962923" calcext:value-type="float">
            <text:p>7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6230722306542" calcext:value-type="float">
            <text:p>7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847000014665" calcext:value-type="float">
            <text:p>7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0723903962291" calcext:value-type="float">
            <text:p>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2992644508344" calcext:value-type="float">
            <text:p>7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5276436933413" calcext:value-type="float">
            <text:p>7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7575500901781" calcext:value-type="float">
            <text:p>7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9890060719596" calcext:value-type="float">
            <text:p>7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2220345465445" calcext:value-type="float">
            <text:p>7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4566589125532" calcext:value-type="float">
            <text:p>7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6929030733624" calcext:value-type="float">
            <text:p>7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9307914515986" calcext:value-type="float">
            <text:p>7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170349004151" calcext:value-type="float">
            <text:p>7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4116012377275" calcext:value-type="float">
            <text:p>7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6545742249749" calcext:value-type="float">
            <text:p>7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899294621191" calcext:value-type="float">
            <text:p>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1457896816516" calcext:value-type="float">
            <text:p>7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394087279583" calcext:value-type="float">
            <text:p>7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6442159248055" calcext:value-type="float">
            <text:p>7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8962047830805" calcext:value-type="float">
            <text:p>7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1500836961919" calcext:value-type="float">
            <text:p>7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4058832027962" calcext:value-type="float">
            <text:p>7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6636345600758" calcext:value-type="float">
            <text:p>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9233697662324" calcext:value-type="float">
            <text:p>7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1851215838621" calcext:value-type="float">
            <text:p>7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4489235642507" calcext:value-type="float">
            <text:p>7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7148100726346" calcext:value-type="float">
            <text:p>7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982816314473" calcext:value-type="float">
            <text:p>7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2529783627808" calcext:value-type="float">
            <text:p>7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5253331865715" calcext:value-type="float">
            <text:p>7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7999186804672" calcext:value-type="float">
            <text:p>7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0767736955326" calcext:value-type="float">
            <text:p>7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3559380713915" calcext:value-type="float">
            <text:p>7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6374526696932" calcext:value-type="float">
            <text:p>7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9213594089956" calcext:value-type="float">
            <text:p>7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2077013011365" calcext:value-type="float">
            <text:p>7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4965224891718" calcext:value-type="float">
            <text:p>7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7878682869587" calcext:value-type="float">
            <text:p>7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0817852204733" calcext:value-type="float">
            <text:p>8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3783210709499" calcext:value-type="float">
            <text:p>8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6775249199443" calcext:value-type="float">
            <text:p>8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9794471964177" calcext:value-type="float">
            <text:p>8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2841397259563" calcext:value-type="float">
            <text:p>8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5916557822404" calcext:value-type="float">
            <text:p>8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9020501408859" calcext:value-type="float">
            <text:p>8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2153791357926" calcext:value-type="float">
            <text:p>8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5317007181376" calcext:value-type="float">
            <text:p>8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8510745181655" calcext:value-type="float">
            <text:p>8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1735619099323" calcext:value-type="float">
            <text:p>8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4992260791756" calcext:value-type="float">
            <text:p>8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8281320944924" calcext:value-type="float">
            <text:p>8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1603469820181" calcext:value-type="float">
            <text:p>8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4959398038145" calcext:value-type="float">
            <text:p>8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8349817401892" calcext:value-type="float">
            <text:p>8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1775461761833" calcext:value-type="float">
            <text:p>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523708792484" calcext:value-type="float">
            <text:p>8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8735476610307" calcext:value-type="float">
            <text:p>8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2271433456117" calcext:value-type="float">
            <text:p>8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5845790077623" calcext:value-type="float">
            <text:p>8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9459405183027" calcext:value-type="float">
            <text:p>8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3113165748763" calcext:value-type="float">
            <text:p>8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6807988258812" calcext:value-type="float">
            <text:p>8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0544820012096" calcext:value-type="float">
            <text:p>8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4324640502509" calcext:value-type="float">
            <text:p>8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8148462876414" calcext:value-type="float">
            <text:p>8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2017335472891" calcext:value-type="float">
            <text:p>8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5932343452369" calcext:value-type="float">
            <text:p>8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9894610519796" calcext:value-type="float">
            <text:p>9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390530074895" calcext:value-type="float">
            <text:p>9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796562051506" calcext:value-type="float">
            <text:p>9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2076820543516" calcext:value-type="float">
            <text:p>9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6240198083063" calcext:value-type="float">
            <text:p>9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0457099212649" calcext:value-type="float">
            <text:p>9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4728921291814" calcext:value-type="float">
            <text:p>9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9057115565447" calcext:value-type="float">
            <text:p>9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3443189934631" calcext:value-type="float">
            <text:p>9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7888711906402" calcext:value-type="float">
            <text:p>9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2395311736353" calcext:value-type="float">
            <text:p>9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6964685779345" calcext:value-type="float">
            <text:p>9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1598600064985" calcext:value-type="float">
            <text:p>9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6298894116075" calcext:value-type="float">
            <text:p>9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1067485030037" calcext:value-type="float">
            <text:p>9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5906371845196" calcext:value-type="float">
            <text:p>9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0817640215968" calcext:value-type="float">
            <text:p>9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580346742342" calcext:value-type="float">
            <text:p>9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0866127750291" calcext:value-type="float">
            <text:p>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6007998252571" calcext:value-type="float">
            <text:p>9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1231564963067" calcext:value-type="float">
            <text:p>9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6539429566092" calcext:value-type="float">
            <text:p>9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193431658662" calcext:value-type="float">
            <text:p>10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741908114193" calcext:value-type="float">
            <text:p>10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299671730912" calcext:value-type="float">
            <text:p>10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867036716765" calcext:value-type="float">
            <text:p>10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2.444333058312" calcext:value-type="float">
            <text:p>10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031907580581" calcext:value-type="float">
            <text:p>10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630125096633" calcext:value-type="float">
            <text:p>10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239369656045" calcext:value-type="float">
            <text:p>10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860045902651" calcext:value-type="float">
            <text:p>10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5.49258055313" calcext:value-type="float">
            <text:p>10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137424009515" calcext:value-type="float">
            <text:p>10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795052120344" calcext:value-type="float">
            <text:p>10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7.465968107107" calcext:value-type="float">
            <text:p>10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150704674832" calcext:value-type="float">
            <text:p>10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849826328219" calcext:value-type="float">
            <text:p>10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9.563931917654" calcext:value-type="float">
            <text:p>10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0.293657442866" calcext:value-type="float">
            <text:p>1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039679145944" calcext:value-type="float">
            <text:p>1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802716930097" calcext:value-type="float">
            <text:p>1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2.583538145892" calcext:value-type="float">
            <text:p>1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3.382961793155" calcext:value-type="float">
            <text:p>1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4.201863194099" calcext:value-type="float">
            <text:p>1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041179202178" calcext:value-type="float">
            <text:p>1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901914021552" calcext:value-type="float">
            <text:p>1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6.785145724571" calcext:value-type="float">
            <text:p>1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7.692033569526" calcext:value-type="float">
            <text:p>1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8.623826238721" calcext:value-type="float">
            <text:p>1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9.581871138416" calcext:value-type="float">
            <text:p>1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0.567624928083" calcext:value-type="float">
            <text:p>1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1.582665477894" calcext:value-type="float">
            <text:p>1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2.628705491785" calcext:value-type="float">
            <text:p>1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3.707608080495" calcext:value-type="float">
            <text:p>1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4.821404627001" calcext:value-type="float">
            <text:p>1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5.972315358661" calcext:value-type="float">
            <text:p>1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7.162773129974" calcext:value-type="float">
            <text:p>1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8.395451032228" calcext:value-type="float">
            <text:p>1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9.673294588095" calcext:value-type="float">
            <text:p>1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0.999559469448" calcext:value-type="float">
            <text:p>1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2.377855907335" calcext:value-type="float">
            <text:p>1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3.812201260551" calcext:value-type="float">
            <text:p>1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5.307082596252" calcext:value-type="float">
            <text:p>1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6.867531643718" calcext:value-type="float">
            <text:p>1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8.499215154752" calcext:value-type="float">
            <text:p>1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0.208544603661" calcext:value-type="float">
            <text:p>1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2.002810376019" calcext:value-type="float">
            <text:p>1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3.890347259355" calcext:value-type="float">
            <text:p>1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5.880740354051" calcext:value-type="float">
            <text:p>1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7.985083760064" calcext:value-type="float">
            <text:p>1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0.216309009416" calcext:value-type="float">
            <text:p>15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2.589606898978" calcext:value-type="float">
            <text:p>15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5.122976235362" calcext:value-type="float">
            <text:p>1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7.837947827056" calcext:value-type="float">
            <text:p>1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0.760554839443" calcext:value-type="float">
            <text:p>1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3.922656494281" calcext:value-type="float">
            <text:p>1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7.36378011576" calcext:value-type="float">
            <text:p>1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1.133743307258" calcext:value-type="float">
            <text:p>1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5.296485220319" calcext:value-type="float">
            <text:p>17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9.935836500771" calcext:value-type="float">
            <text:p>17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5.164523997075" calcext:value-type="float">
            <text:p>1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1.138834509991" calcext:value-type="float">
            <text:p>19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8.083762888054" calcext:value-type="float">
            <text:p>1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6.339013153023" calcext:value-type="float">
            <text:p>20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6.450403726818" calcext:value-type="float">
            <text:p>2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9.372734522645" calcext:value-type="float">
            <text:p>2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6.996482196973" calcext:value-type="float">
            <text:p>2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3.894169790442" calcext:value-type="float">
            <text:p>2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6.516067640785" calcext:value-type="float">
            <text:p>3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0111P0" style:volatile="true" number:language="en" number:country="IE">
      <number:text>€</number:text>
      <number:number number:decimal-places="0" number:min-integer-digits="1" number:grouping="true"/>
    </number:number-style>
    <number:number-style style:name="N10111" number:language="en" number:country="IE">
      <number:text>-€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7" number:language="en" number:country="IE">
      <number:day number:style="long"/>
      <number:text>-</number:text>
      <number:month number:textual="true"/>
    </number:date-style>
    <number:date-style style:name="N10118" number:language="en" number:country="IE">
      <number:month number:textual="true"/>
      <number:text>-</number:text>
      <number:year/>
    </number:date-style>
    <number:time-style style:name="N10119" number:language="en" number:country="IE">
      <number:hours/>
      <number:text>:</number:text>
      <number:minutes number:style="long"/>
      <number:text> </number:text>
      <number:am-pm/>
    </number:time-style>
    <number:time-style style:name="N1012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en" number:country="IE">
      <number:number number:decimal-places="0" number:min-integer-digits="1" number:grouping="true"/>
    </number:number-style>
    <number:number-style style:name="N10122" number:language="en" number:country="IE"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0" number:min-integer-digits="1" number:grouping="true"/>
    </number:number-style>
    <number:number-style style:name="N10123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number:min-integer-digits="1" number:grouping="true"/>
    </number:number-style>
    <number:number-style style:name="N10124" number:language="en" number:country="IE"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number:min-integer-digits="1" number:grouping="true"/>
    </number:number-style>
    <number:number-style style:name="N10125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IE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I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9P2" style:volatile="true" number:language="en" number:country="IE">
      <loext:fill-character> </loext:fill-character>
      <number:text>- </number:text>
    </number:number-style>
    <number:text-style style:name="N10129" number:language="en" number:country="I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I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I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0133P2" style:volatile="true" number:language="en" number:country="IE">
      <number:text> €</number:text>
      <loext:fill-character> </loext:fill-character>
      <number:text>- </number:text>
    </number:number-style>
    <number:text-style style:name="N10133" number:language="en" number:country="I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IE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I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7P2" style:volatile="true" number:language="en" number:country="IE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I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I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n" number:country="I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0141P2" style:volatile="true" number:language="en" number:country="I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n" number:country="I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Lucida Sans" fo:font-family="'Lucida Sans'" style:font-family-generic="swiss" fo:font-size="9.5pt" fo:font-style="normal" fo:text-shadow="none" style:text-underline-style="none" fo:font-weight="bold" style:font-size-asian="9.5pt" style:font-style-asian="normal" style:font-weight-asian="bold" style:font-name-complex="Lucida Sans" style:font-family-complex="'Lucida Sans'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4:13:53.242071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Stoker</meta:initial-creator>
    <meta:editing-cycles>9</meta:editing-cycles>
    <meta:creation-date>2007-04-15T21:31:58</meta:creation-date>
    <dc:date>2015-03-13T15:08:47.675022181</dc:date>
    <dc:language>en-US</dc:language>
    <meta:editing-duration>PT1H20M22S</meta:editing-duration>
    <meta:generator>LibreOffice/4.3.6.2$Linux_X86_64 LibreOffice_project/430m0$Build-2</meta:generator>
    <meta:document-statistic meta:table-count="3" meta:cell-count="4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